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table:shapes>
          <draw:frame draw:z-index="0" draw:style-name="gr1" draw:text-style-name="P1" svg:width="6.298in" svg:height="3.5453in" svg:x="5.1165in" svg:y="1.328in">
            <draw:object draw:notify-on-update-of-ranges="Sheet2.A1:Sheet2.A1 Sheet2.A2:Sheet2.A90 Sheet2.B1:Sheet2.B1 Sheet2.B2:Sheet2.B90 Sheet2.A1:Sheet2.A1 Sheet2.A2:Sheet2.A90 Sheet2.C1:Sheet2.C1 Sheet2.C2:Sheet2.C90 Sheet2.A1:Sheet2.A1 Sheet2.A2:Sheet2.A90 Sheet2.D1:Sheet2.D1 Sheet2.D2:Sheet2.D9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Wavelengt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 (r norm)</text:p>
          </table:table-cell>
          <table:table-cell office:value-type="string" calcext:value-type="string">
            <text:p>G (g norm)</text:p>
          </table:table-cell>
          <table:table-cell office:value-type="string" calcext:value-type="string">
            <text:p>B (bnorm)</text:p>
          </table:table-cell>
          <table:table-cell office:value-type="string" calcext:value-type="string">
            <text:p>R (r norm)</text:p>
          </table:table-cell>
          <table:table-cell office:value-type="string" calcext:value-type="string">
            <text:p>G (r norm)</text:p>
          </table:table-cell>
          <table:table-cell office:value-type="string" calcext:value-type="string">
            <text:p>B (rnorm)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.0062" calcext:value-type="float">
            <text:p>0.0062</text:p>
          </table:table-cell>
          <table:table-cell table:formula="of:=[.B2]/MAX([.B$2:.B$90])" office:value-type="float" office:value="0.00047358949262779" calcext:value-type="float">
            <text:p>0.000473589492628</text:p>
          </table:table-cell>
          <table:table-cell table:formula="of:=[.C2]/MAX([.C$2:.C$90])" office:value-type="float" office:value="-0.000380336597889132" calcext:value-type="float">
            <text:p>-0.000380336597889</text:p>
          </table:table-cell>
          <table:table-cell table:formula="of:=[.D2]/MAX([.D$2:.D$90])" office:value-type="float" office:value="0.00618824233955485" calcext:value-type="float">
            <text:p>0.006188242339555</text:p>
          </table:table-cell>
          <table:table-cell table:formula="of:=[.B2]/MAX([.$B$2:.$B$90])" office:value-type="float" office:value="0.00047358949262779" calcext:value-type="float">
            <text:p>0.000473589492628</text:p>
          </table:table-cell>
          <table:table-cell table:formula="of:=[.C2]/MAX([.$B$2:.$B$90])" office:value-type="float" office:value="-0.000126290531367411" calcext:value-type="float">
            <text:p>-0.000126290531367</text:p>
          </table:table-cell>
          <table:table-cell table:formula="of:=[.D2]/MAX([.$B$2:.$B$90])" office:value-type="float" office:value="0.00195750323619487" calcext:value-type="float">
            <text:p>0.00195750323619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038" calcext:value-type="float">
            <text:p>0.003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161" calcext:value-type="float">
            <text:p>0.0161</text:p>
          </table:table-cell>
          <table:table-cell table:formula="of:=[.B3]/MAX([.B$2:.B$90])" office:value-type="float" office:value="0.0011997600479904" calcext:value-type="float">
            <text:p>0.00119976004799</text:p>
          </table:table-cell>
          <table:table-cell table:formula="of:=[.C3]/MAX([.C$2:.C$90])" office:value-type="float" office:value="-0.00095084149472283" calcext:value-type="float">
            <text:p>-0.000950841494723</text:p>
          </table:table-cell>
          <table:table-cell table:formula="of:=[.D3]/MAX([.D$2:.D$90])" office:value-type="float" office:value="0.0160694680107795" calcext:value-type="float">
            <text:p>0.01606946801078</text:p>
          </table:table-cell>
          <table:table-cell table:formula="of:=[.B3]/MAX([.$B$2:.$B$90])" office:value-type="float" office:value="0.0011997600479904" calcext:value-type="float">
            <text:p>0.00119976004799</text:p>
          </table:table-cell>
          <table:table-cell table:formula="of:=[.C3]/MAX([.$B$2:.$B$90])" office:value-type="float" office:value="-0.000315726328418527" calcext:value-type="float">
            <text:p>-0.000315726328419</text:p>
          </table:table-cell>
          <table:table-cell table:formula="of:=[.D3]/MAX([.$B$2:.$B$90])" office:value-type="float" office:value="0.00508319388753828" calcext:value-type="float">
            <text:p>0.00508319388753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89" calcext:value-type="float">
            <text:p>0.0089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0.04" calcext:value-type="float">
            <text:p>0.04</text:p>
          </table:table-cell>
          <table:table-cell table:formula="of:=[.B4]/MAX([.B$2:.B$90])" office:value-type="float" office:value="0.00280996432292489" calcext:value-type="float">
            <text:p>0.002809964322925</text:p>
          </table:table-cell>
          <table:table-cell table:formula="of:=[.C4]/MAX([.C$2:.C$90])" office:value-type="float" office:value="-0.00237710373680707" calcext:value-type="float">
            <text:p>-0.002377103736807</text:p>
          </table:table-cell>
          <table:table-cell table:formula="of:=[.D4]/MAX([.D$2:.D$90])" office:value-type="float" office:value="0.0399241441261603" calcext:value-type="float">
            <text:p>0.03992414412616</text:p>
          </table:table-cell>
          <table:table-cell table:formula="of:=[.B4]/MAX([.$B$2:.$B$90])" office:value-type="float" office:value="0.00280996432292489" calcext:value-type="float">
            <text:p>0.002809964322925</text:p>
          </table:table-cell>
          <table:table-cell table:formula="of:=[.C4]/MAX([.$B$2:.$B$90])" office:value-type="float" office:value="-0.000789315821046317" calcext:value-type="float">
            <text:p>-0.000789315821046</text:p>
          </table:table-cell>
          <table:table-cell table:formula="of:=[.D4]/MAX([.$B$2:.$B$90])" office:value-type="float" office:value="0.0126290531367411" calcext:value-type="float">
            <text:p>0.01262905313674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188" calcext:value-type="float">
            <text:p>0.0188</text:p>
          </table:table-cell>
          <table:table-cell office:value-type="float" office:value="-0.0059" calcext:value-type="float">
            <text:p>-0.0059</text:p>
          </table:table-cell>
          <table:table-cell office:value-type="float" office:value="0.0906" calcext:value-type="float">
            <text:p>0.0906</text:p>
          </table:table-cell>
          <table:table-cell table:formula="of:=[.B5]/MAX([.B$2:.B$90])" office:value-type="float" office:value="0.0059356549742683" calcext:value-type="float">
            <text:p>0.005935654974268</text:p>
          </table:table-cell>
          <table:table-cell table:formula="of:=[.C5]/MAX([.C$2:.C$90])" office:value-type="float" office:value="-0.0056099648188647" calcext:value-type="float">
            <text:p>-0.005609964818865</text:p>
          </table:table-cell>
          <table:table-cell table:formula="of:=[.D5]/MAX([.D$2:.D$90])" office:value-type="float" office:value="0.0904281864457531" calcext:value-type="float">
            <text:p>0.090428186445753</text:p>
          </table:table-cell>
          <table:table-cell table:formula="of:=[.B5]/MAX([.$B$2:.$B$90])" office:value-type="float" office:value="0.0059356549742683" calcext:value-type="float">
            <text:p>0.005935654974268</text:p>
          </table:table-cell>
          <table:table-cell table:formula="of:=[.C5]/MAX([.$B$2:.$B$90])" office:value-type="float" office:value="-0.00186278533766931" calcext:value-type="float">
            <text:p>-0.001862785337669</text:p>
          </table:table-cell>
          <table:table-cell table:formula="of:=[.D5]/MAX([.$B$2:.$B$90])" office:value-type="float" office:value="0.0286048053547185" calcext:value-type="float">
            <text:p>0.02860480535471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35" calcext:value-type="float">
            <text:p>0.035</text:p>
          </table:table-cell>
          <table:table-cell office:value-type="float" office:value="-0.0119" calcext:value-type="float">
            <text:p>-0.0119</text:p>
          </table:table-cell>
          <table:table-cell office:value-type="float" office:value="0.1802" calcext:value-type="float">
            <text:p>0.1802</text:p>
          </table:table-cell>
          <table:table-cell table:formula="of:=[.B6]/MAX([.B$2:.B$90])" office:value-type="float" office:value="0.0110504214946484" calcext:value-type="float">
            <text:p>0.011050421494649</text:p>
          </table:table-cell>
          <table:table-cell table:formula="of:=[.C6]/MAX([.C$2:.C$90])" office:value-type="float" office:value="-0.0113150137872017" calcext:value-type="float">
            <text:p>-0.011315013787202</text:p>
          </table:table-cell>
          <table:table-cell table:formula="of:=[.D6]/MAX([.D$2:.D$90])" office:value-type="float" office:value="0.179858269288352" calcext:value-type="float">
            <text:p>0.179858269288352</text:p>
          </table:table-cell>
          <table:table-cell table:formula="of:=[.B6]/MAX([.$B$2:.$B$90])" office:value-type="float" office:value="0.0110504214946484" calcext:value-type="float">
            <text:p>0.011050421494649</text:p>
          </table:table-cell>
          <table:table-cell table:formula="of:=[.C6]/MAX([.$B$2:.$B$90])" office:value-type="float" office:value="-0.00375714330818047" calcext:value-type="float">
            <text:p>-0.00375714330818</text:p>
          </table:table-cell>
          <table:table-cell table:formula="of:=[.D6]/MAX([.$B$2:.$B$90])" office:value-type="float" office:value="0.0568938843810185" calcext:value-type="float">
            <text:p>0.05689388438101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531" calcext:value-type="float">
            <text:p>0.0531</text:p>
          </table:table-cell>
          <table:table-cell office:value-type="float" office:value="-0.0201" calcext:value-type="float">
            <text:p>-0.0201</text:p>
          </table:table-cell>
          <table:table-cell office:value-type="float" office:value="0.3088" calcext:value-type="float">
            <text:p>0.3088</text:p>
          </table:table-cell>
          <table:table-cell table:formula="of:=[.B7]/MAX([.B$2:.B$90])" office:value-type="float" office:value="0.0167650680390238" calcext:value-type="float">
            <text:p>0.016765068039024</text:p>
          </table:table-cell>
          <table:table-cell table:formula="of:=[.C7]/MAX([.C$2:.C$90])" office:value-type="float" office:value="-0.0191119140439289" calcext:value-type="float">
            <text:p>-0.019111914043929</text:p>
          </table:table-cell>
          <table:table-cell table:formula="of:=[.D7]/MAX([.D$2:.D$90])" office:value-type="float" office:value="0.308214392653957" calcext:value-type="float">
            <text:p>0.308214392653957</text:p>
          </table:table-cell>
          <table:table-cell table:formula="of:=[.B7]/MAX([.$B$2:.$B$90])" office:value-type="float" office:value="0.0167650680390238" calcext:value-type="float">
            <text:p>0.016765068039024</text:p>
          </table:table-cell>
          <table:table-cell table:formula="of:=[.C7]/MAX([.$B$2:.$B$90])" office:value-type="float" office:value="-0.00634609920121239" calcext:value-type="float">
            <text:p>-0.006346099201212</text:p>
          </table:table-cell>
          <table:table-cell table:formula="of:=[.D7]/MAX([.$B$2:.$B$90])" office:value-type="float" office:value="0.0974962902156411" calcext:value-type="float">
            <text:p>0.09749629021564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702" calcext:value-type="float">
            <text:p>0.0702</text:p>
          </table:table-cell>
          <table:table-cell office:value-type="float" office:value="-0.0289" calcext:value-type="float">
            <text:p>-0.0289</text:p>
          </table:table-cell>
          <table:table-cell office:value-type="float" office:value="0.467" calcext:value-type="float">
            <text:p>0.467</text:p>
          </table:table-cell>
          <table:table-cell table:formula="of:=[.B8]/MAX([.B$2:.B$90])" office:value-type="float" office:value="0.0221639882549806" calcext:value-type="float">
            <text:p>0.022163988254981</text:p>
          </table:table-cell>
          <table:table-cell table:formula="of:=[.C8]/MAX([.C$2:.C$90])" office:value-type="float" office:value="-0.0274793191974898" calcext:value-type="float">
            <text:p>-0.02747931919749</text:p>
          </table:table-cell>
          <table:table-cell table:formula="of:=[.D8]/MAX([.D$2:.D$90])" office:value-type="float" office:value="0.466114382672922" calcext:value-type="float">
            <text:p>0.466114382672922</text:p>
          </table:table-cell>
          <table:table-cell table:formula="of:=[.B8]/MAX([.$B$2:.$B$90])" office:value-type="float" office:value="0.0221639882549806" calcext:value-type="float">
            <text:p>0.022163988254981</text:p>
          </table:table-cell>
          <table:table-cell table:formula="of:=[.C8]/MAX([.$B$2:.$B$90])" office:value-type="float" office:value="-0.00912449089129543" calcext:value-type="float">
            <text:p>-0.009124490891295</text:p>
          </table:table-cell>
          <table:table-cell table:formula="of:=[.D8]/MAX([.$B$2:.$B$90])" office:value-type="float" office:value="0.147444195371452" calcext:value-type="float">
            <text:p>0.14744419537145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763" calcext:value-type="float">
            <text:p>0.0763</text:p>
          </table:table-cell>
          <table:table-cell office:value-type="float" office:value="-0.0338" calcext:value-type="float">
            <text:p>-0.0338</text:p>
          </table:table-cell>
          <table:table-cell office:value-type="float" office:value="0.6152" calcext:value-type="float">
            <text:p>0.6152</text:p>
          </table:table-cell>
          <table:table-cell table:formula="of:=[.B9]/MAX([.B$2:.B$90])" office:value-type="float" office:value="0.0240899188583336" calcext:value-type="float">
            <text:p>0.024089918858334</text:p>
          </table:table-cell>
          <table:table-cell table:formula="of:=[.C9]/MAX([.C$2:.C$90])" office:value-type="float" office:value="-0.0321384425216316" calcext:value-type="float">
            <text:p>-0.032138442521632</text:p>
          </table:table-cell>
          <table:table-cell table:formula="of:=[.D9]/MAX([.D$2:.D$90])" office:value-type="float" office:value="0.614033336660345" calcext:value-type="float">
            <text:p>0.614033336660345</text:p>
          </table:table-cell>
          <table:table-cell table:formula="of:=[.B9]/MAX([.$B$2:.$B$90])" office:value-type="float" office:value="0.0240899188583336" calcext:value-type="float">
            <text:p>0.024089918858334</text:p>
          </table:table-cell>
          <table:table-cell table:formula="of:=[.C9]/MAX([.$B$2:.$B$90])" office:value-type="float" office:value="-0.0106715499005462" calcext:value-type="float">
            <text:p>-0.010671549900546</text:p>
          </table:table-cell>
          <table:table-cell table:formula="of:=[.D9]/MAX([.$B$2:.$B$90])" office:value-type="float" office:value="0.194234837243078" calcext:value-type="float">
            <text:p>0.19423483724307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745" calcext:value-type="float">
            <text:p>0.0745</text:p>
          </table:table-cell>
          <table:table-cell office:value-type="float" office:value="-0.0349" calcext:value-type="float">
            <text:p>-0.0349</text:p>
          </table:table-cell>
          <table:table-cell office:value-type="float" office:value="0.7638" calcext:value-type="float">
            <text:p>0.7638</text:p>
          </table:table-cell>
          <table:table-cell table:formula="of:=[.B10]/MAX([.B$2:.B$90])" office:value-type="float" office:value="0.0235216114671802" calcext:value-type="float">
            <text:p>0.02352161146718</text:p>
          </table:table-cell>
          <table:table-cell table:formula="of:=[.C10]/MAX([.C$2:.C$90])" office:value-type="float" office:value="-0.0331843681658268" calcext:value-type="float">
            <text:p>-0.033184368165827</text:p>
          </table:table-cell>
          <table:table-cell table:formula="of:=[.D10]/MAX([.D$2:.D$90])" office:value-type="float" office:value="0.762351532089031" calcext:value-type="float">
            <text:p>0.762351532089031</text:p>
          </table:table-cell>
          <table:table-cell table:formula="of:=[.B10]/MAX([.$B$2:.$B$90])" office:value-type="float" office:value="0.0235216114671802" calcext:value-type="float">
            <text:p>0.02352161146718</text:p>
          </table:table-cell>
          <table:table-cell table:formula="of:=[.C10]/MAX([.$B$2:.$B$90])" office:value-type="float" office:value="-0.0110188488618066" calcext:value-type="float">
            <text:p>-0.011018848861807</text:p>
          </table:table-cell>
          <table:table-cell table:formula="of:=[.D10]/MAX([.$B$2:.$B$90])" office:value-type="float" office:value="0.241151769646071" calcext:value-type="float">
            <text:p>0.24115176964607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561" calcext:value-type="float">
            <text:p>0.0561</text:p>
          </table:table-cell>
          <table:table-cell office:value-type="float" office:value="-0.0276" calcext:value-type="float">
            <text:p>-0.0276</text:p>
          </table:table-cell>
          <table:table-cell office:value-type="float" office:value="0.8778" calcext:value-type="float">
            <text:p>0.8778</text:p>
          </table:table-cell>
          <table:table-cell table:formula="of:=[.B11]/MAX([.B$2:.B$90])" office:value-type="float" office:value="0.0177122470242794" calcext:value-type="float">
            <text:p>0.017712247024279</text:p>
          </table:table-cell>
          <table:table-cell table:formula="of:=[.C11]/MAX([.C$2:.C$90])" office:value-type="float" office:value="-0.0262432252543501" calcext:value-type="float">
            <text:p>-0.02624322525435</text:p>
          </table:table-cell>
          <table:table-cell table:formula="of:=[.D11]/MAX([.D$2:.D$90])" office:value-type="float" office:value="0.876135342848588" calcext:value-type="float">
            <text:p>0.876135342848588</text:p>
          </table:table-cell>
          <table:table-cell table:formula="of:=[.B11]/MAX([.$B$2:.$B$90])" office:value-type="float" office:value="0.0177122470242794" calcext:value-type="float">
            <text:p>0.017712247024279</text:p>
          </table:table-cell>
          <table:table-cell table:formula="of:=[.C11]/MAX([.$B$2:.$B$90])" office:value-type="float" office:value="-0.00871404666435134" calcext:value-type="float">
            <text:p>-0.008714046664351</text:p>
          </table:table-cell>
          <table:table-cell table:formula="of:=[.D11]/MAX([.$B$2:.$B$90])" office:value-type="float" office:value="0.277144571085783" calcext:value-type="float">
            <text:p>0.27714457108578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323" calcext:value-type="float">
            <text:p>0.0323</text:p>
          </table:table-cell>
          <table:table-cell office:value-type="float" office:value="-0.0169" calcext:value-type="float">
            <text:p>-0.0169</text:p>
          </table:table-cell>
          <table:table-cell office:value-type="float" office:value="0.9755" calcext:value-type="float">
            <text:p>0.9755</text:p>
          </table:table-cell>
          <table:table-cell table:formula="of:=[.B12]/MAX([.B$2:.B$90])" office:value-type="float" office:value="0.0101979604079184" calcext:value-type="float">
            <text:p>0.010197960407919</text:p>
          </table:table-cell>
          <table:table-cell table:formula="of:=[.C12]/MAX([.C$2:.C$90])" office:value-type="float" office:value="-0.0160692212608158" calcext:value-type="float">
            <text:p>-0.016069221260816</text:p>
          </table:table-cell>
          <table:table-cell table:formula="of:=[.D12]/MAX([.D$2:.D$90])" office:value-type="float" office:value="0.973650064876734" calcext:value-type="float">
            <text:p>0.973650064876734</text:p>
          </table:table-cell>
          <table:table-cell table:formula="of:=[.B12]/MAX([.$B$2:.$B$90])" office:value-type="float" office:value="0.0101979604079184" calcext:value-type="float">
            <text:p>0.010197960407919</text:p>
          </table:table-cell>
          <table:table-cell table:formula="of:=[.C12]/MAX([.$B$2:.$B$90])" office:value-type="float" office:value="-0.0053357749502731" calcext:value-type="float">
            <text:p>-0.005335774950273</text:p>
          </table:table-cell>
          <table:table-cell table:formula="of:=[.D12]/MAX([.$B$2:.$B$90])" office:value-type="float" office:value="0.307991033372273" calcext:value-type="float">
            <text:p>0.30799103337227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0.0044" calcext:value-type="float">
            <text:p>-0.0044</text:p>
          </table:table-cell>
          <table:table-cell office:value-type="float" office:value="0.0024" calcext:value-type="float">
            <text:p>0.0024</text:p>
          </table:table-cell>
          <table:table-cell office:value-type="float" office:value="1.0019" calcext:value-type="float">
            <text:p>1.0019</text:p>
          </table:table-cell>
          <table:table-cell table:formula="of:=[.B13]/MAX([.B$2:.B$90])" office:value-type="float" office:value="-0.00138919584504152" calcext:value-type="float">
            <text:p>-0.001389195845042</text:p>
          </table:table-cell>
          <table:table-cell table:formula="of:=[.C13]/MAX([.C$2:.C$90])" office:value-type="float" office:value="0.00228201958733479" calcext:value-type="float">
            <text:p>0.002282019587335</text:p>
          </table:table-cell>
          <table:table-cell table:formula="of:=[.D13]/MAX([.D$2:.D$90])" office:value-type="float" office:value="1" calcext:value-type="float">
            <text:p>1</text:p>
          </table:table-cell>
          <table:table-cell table:formula="of:=[.B13]/MAX([.$B$2:.$B$90])" office:value-type="float" office:value="-0.00138919584504152" calcext:value-type="float">
            <text:p>-0.001389195845042</text:p>
          </table:table-cell>
          <table:table-cell table:formula="of:=[.C13]/MAX([.$B$2:.$B$90])" office:value-type="float" office:value="0.000757743188204464" calcext:value-type="float">
            <text:p>0.000757743188204</text:p>
          </table:table-cell>
          <table:table-cell table:formula="of:=[.D13]/MAX([.$B$2:.$B$90])" office:value-type="float" office:value="0.316326208442522" calcext:value-type="float">
            <text:p>0.31632620844252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0.0478" calcext:value-type="float">
            <text:p>-0.0478</text:p>
          </table:table-cell>
          <table:table-cell office:value-type="float" office:value="0.0283" calcext:value-type="float">
            <text:p>0.0283</text:p>
          </table:table-cell>
          <table:table-cell office:value-type="float" office:value="0.9996" calcext:value-type="float">
            <text:p>0.9996</text:p>
          </table:table-cell>
          <table:table-cell table:formula="of:=[.B14]/MAX([.B$2:.B$90])" office:value-type="float" office:value="-0.0150917184984056" calcext:value-type="float">
            <text:p>-0.015091718498406</text:p>
          </table:table-cell>
          <table:table-cell table:formula="of:=[.C14]/MAX([.C$2:.C$90])" office:value-type="float" office:value="0.0269088143006561" calcext:value-type="float">
            <text:p>0.026908814300656</text:p>
          </table:table-cell>
          <table:table-cell table:formula="of:=[.D14]/MAX([.D$2:.D$90])" office:value-type="float" office:value="0.997704361712746" calcext:value-type="float">
            <text:p>0.997704361712746</text:p>
          </table:table-cell>
          <table:table-cell table:formula="of:=[.B14]/MAX([.$B$2:.$B$90])" office:value-type="float" office:value="-0.0150917184984056" calcext:value-type="float">
            <text:p>-0.015091718498406</text:p>
          </table:table-cell>
          <table:table-cell table:formula="of:=[.C14]/MAX([.$B$2:.$B$90])" office:value-type="float" office:value="0.00893505509424431" calcext:value-type="float">
            <text:p>0.008935055094244</text:p>
          </table:table-cell>
          <table:table-cell table:formula="of:=[.D14]/MAX([.$B$2:.$B$90])" office:value-type="float" office:value="0.315600037887159" calcext:value-type="float">
            <text:p>0.31560003788715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0.097" calcext:value-type="float">
            <text:p>-0.097</text:p>
          </table:table-cell>
          <table:table-cell office:value-type="float" office:value="0.0636" calcext:value-type="float">
            <text:p>0.0636</text:p>
          </table:table-cell>
          <table:table-cell office:value-type="float" office:value="0.9139" calcext:value-type="float">
            <text:p>0.9139</text:p>
          </table:table-cell>
          <table:table-cell table:formula="of:=[.B15]/MAX([.B$2:.B$90])" office:value-type="float" office:value="-0.0306254538565971" calcext:value-type="float">
            <text:p>-0.030625453856597</text:p>
          </table:table-cell>
          <table:table-cell table:formula="of:=[.C15]/MAX([.C$2:.C$90])" office:value-type="float" office:value="0.060473519064372" calcext:value-type="float">
            <text:p>0.060473519064372</text:p>
          </table:table-cell>
          <table:table-cell table:formula="of:=[.D15]/MAX([.D$2:.D$90])" office:value-type="float" office:value="0.912166882922447" calcext:value-type="float">
            <text:p>0.912166882922447</text:p>
          </table:table-cell>
          <table:table-cell table:formula="of:=[.B15]/MAX([.$B$2:.$B$90])" office:value-type="float" office:value="-0.0306254538565971" calcext:value-type="float">
            <text:p>-0.030625453856597</text:p>
          </table:table-cell>
          <table:table-cell table:formula="of:=[.C15]/MAX([.$B$2:.$B$90])" office:value-type="float" office:value="0.0200801944874183" calcext:value-type="float">
            <text:p>0.020080194487418</text:p>
          </table:table-cell>
          <table:table-cell table:formula="of:=[.D15]/MAX([.$B$2:.$B$90])" office:value-type="float" office:value="0.288542291541692" calcext:value-type="float">
            <text:p>0.28854229154169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0.1586" calcext:value-type="float">
            <text:p>-0.1586</text:p>
          </table:table-cell>
          <table:table-cell office:value-type="float" office:value="0.1082" calcext:value-type="float">
            <text:p>0.1082</text:p>
          </table:table-cell>
          <table:table-cell office:value-type="float" office:value="0.8297" calcext:value-type="float">
            <text:p>0.8297</text:p>
          </table:table-cell>
          <table:table-cell table:formula="of:=[.B16]/MAX([.B$2:.B$90])" office:value-type="float" office:value="-0.0500741956871784" calcext:value-type="float">
            <text:p>-0.050074195687178</text:p>
          </table:table-cell>
          <table:table-cell table:formula="of:=[.C16]/MAX([.C$2:.C$90])" office:value-type="float" office:value="0.10288104972901" calcext:value-type="float">
            <text:p>0.10288104972901</text:p>
          </table:table-cell>
          <table:table-cell table:formula="of:=[.D16]/MAX([.D$2:.D$90])" office:value-type="float" office:value="0.82812655953688" calcext:value-type="float">
            <text:p>0.82812655953688</text:p>
          </table:table-cell>
          <table:table-cell table:formula="of:=[.B16]/MAX([.$B$2:.$B$90])" office:value-type="float" office:value="-0.0500741956871784" calcext:value-type="float">
            <text:p>-0.050074195687178</text:p>
          </table:table-cell>
          <table:table-cell table:formula="of:=[.C16]/MAX([.$B$2:.$B$90])" office:value-type="float" office:value="0.0341615887348846" calcext:value-type="float">
            <text:p>0.034161588734885</text:p>
          </table:table-cell>
          <table:table-cell table:formula="of:=[.D16]/MAX([.$B$2:.$B$90])" office:value-type="float" office:value="0.261958134688852" calcext:value-type="float">
            <text:p>0.26195813468885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0.2235" calcext:value-type="float">
            <text:p>-0.2235</text:p>
          </table:table-cell>
          <table:table-cell office:value-type="float" office:value="0.1617" calcext:value-type="float">
            <text:p>0.1617</text:p>
          </table:table-cell>
          <table:table-cell office:value-type="float" office:value="0.7417" calcext:value-type="float">
            <text:p>0.7417</text:p>
          </table:table-cell>
          <table:table-cell table:formula="of:=[.B17]/MAX([.B$2:.B$90])" office:value-type="float" office:value="-0.0705648344015408" calcext:value-type="float">
            <text:p>-0.070564834401541</text:p>
          </table:table-cell>
          <table:table-cell table:formula="of:=[.C17]/MAX([.C$2:.C$90])" office:value-type="float" office:value="0.153751069696682" calcext:value-type="float">
            <text:p>0.153751069696682</text:p>
          </table:table-cell>
          <table:table-cell table:formula="of:=[.D17]/MAX([.D$2:.D$90])" office:value-type="float" office:value="0.740293442459327" calcext:value-type="float">
            <text:p>0.740293442459327</text:p>
          </table:table-cell>
          <table:table-cell table:formula="of:=[.B17]/MAX([.$B$2:.$B$90])" office:value-type="float" office:value="-0.0705648344015408" calcext:value-type="float">
            <text:p>-0.070564834401541</text:p>
          </table:table-cell>
          <table:table-cell table:formula="of:=[.C17]/MAX([.$B$2:.$B$90])" office:value-type="float" office:value="0.0510529473052758" calcext:value-type="float">
            <text:p>0.051052947305276</text:p>
          </table:table-cell>
          <table:table-cell table:formula="of:=[.D17]/MAX([.$B$2:.$B$90])" office:value-type="float" office:value="0.234174217788021" calcext:value-type="float">
            <text:p>0.23417421778802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0.2848" calcext:value-type="float">
            <text:p>-0.2848</text:p>
          </table:table-cell>
          <table:table-cell office:value-type="float" office:value="0.2201" calcext:value-type="float">
            <text:p>0.2201</text:p>
          </table:table-cell>
          <table:table-cell office:value-type="float" office:value="0.6134" calcext:value-type="float">
            <text:p>0.6134</text:p>
          </table:table-cell>
          <table:table-cell table:formula="of:=[.B18]/MAX([.B$2:.B$90])" office:value-type="float" office:value="-0.0899188583335964" calcext:value-type="float">
            <text:p>-0.089918858333597</text:p>
          </table:table-cell>
          <table:table-cell table:formula="of:=[.C18]/MAX([.C$2:.C$90])" office:value-type="float" office:value="0.209280212988495" calcext:value-type="float">
            <text:p>0.209280212988495</text:p>
          </table:table-cell>
          <table:table-cell table:formula="of:=[.D18]/MAX([.D$2:.D$90])" office:value-type="float" office:value="0.612236750174668" calcext:value-type="float">
            <text:p>0.612236750174668</text:p>
          </table:table-cell>
          <table:table-cell table:formula="of:=[.B18]/MAX([.$B$2:.$B$90])" office:value-type="float" office:value="-0.0899188583335964" calcext:value-type="float">
            <text:p>-0.089918858333597</text:p>
          </table:table-cell>
          <table:table-cell table:formula="of:=[.C18]/MAX([.$B$2:.$B$90])" office:value-type="float" office:value="0.0694913648849178" calcext:value-type="float">
            <text:p>0.069491364884918</text:p>
          </table:table-cell>
          <table:table-cell table:formula="of:=[.D18]/MAX([.$B$2:.$B$90])" office:value-type="float" office:value="0.193666529851924" calcext:value-type="float">
            <text:p>0.19366652985192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0.3346" calcext:value-type="float">
            <text:p>-0.3346</text:p>
          </table:table-cell>
          <table:table-cell office:value-type="float" office:value="0.2796" calcext:value-type="float">
            <text:p>0.2796</text:p>
          </table:table-cell>
          <table:table-cell office:value-type="float" office:value="0.472" calcext:value-type="float">
            <text:p>0.472</text:p>
          </table:table-cell>
          <table:table-cell table:formula="of:=[.B19]/MAX([.B$2:.B$90])" office:value-type="float" office:value="-0.105642029488839" calcext:value-type="float">
            <text:p>-0.105642029488839</text:p>
          </table:table-cell>
          <table:table-cell table:formula="of:=[.C19]/MAX([.C$2:.C$90])" office:value-type="float" office:value="0.265855281924503" calcext:value-type="float">
            <text:p>0.265855281924503</text:p>
          </table:table-cell>
          <table:table-cell table:formula="of:=[.D19]/MAX([.D$2:.D$90])" office:value-type="float" office:value="0.471104900688691" calcext:value-type="float">
            <text:p>0.471104900688691</text:p>
          </table:table-cell>
          <table:table-cell table:formula="of:=[.B19]/MAX([.$B$2:.$B$90])" office:value-type="float" office:value="-0.105642029488839" calcext:value-type="float">
            <text:p>-0.105642029488839</text:p>
          </table:table-cell>
          <table:table-cell table:formula="of:=[.C19]/MAX([.$B$2:.$B$90])" office:value-type="float" office:value="0.0882770814258201" calcext:value-type="float">
            <text:p>0.08827708142582</text:p>
          </table:table-cell>
          <table:table-cell table:formula="of:=[.D19]/MAX([.$B$2:.$B$90])" office:value-type="float" office:value="0.149022827013545" calcext:value-type="float">
            <text:p>0.14902282701354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0.3776" calcext:value-type="float">
            <text:p>-0.3776</text:p>
          </table:table-cell>
          <table:table-cell office:value-type="float" office:value="0.3428" calcext:value-type="float">
            <text:p>0.3428</text:p>
          </table:table-cell>
          <table:table-cell office:value-type="float" office:value="0.3495" calcext:value-type="float">
            <text:p>0.3495</text:p>
          </table:table-cell>
          <table:table-cell table:formula="of:=[.B20]/MAX([.B$2:.B$90])" office:value-type="float" office:value="-0.119218261610836" calcext:value-type="float">
            <text:p>-0.119218261610836</text:p>
          </table:table-cell>
          <table:table-cell table:formula="of:=[.C20]/MAX([.C$2:.C$90])" office:value-type="float" office:value="0.325948464390986" calcext:value-type="float">
            <text:p>0.325948464390986</text:p>
          </table:table-cell>
          <table:table-cell table:formula="of:=[.D20]/MAX([.D$2:.D$90])" office:value-type="float" office:value="0.348837209302326" calcext:value-type="float">
            <text:p>0.348837209302326</text:p>
          </table:table-cell>
          <table:table-cell table:formula="of:=[.B20]/MAX([.$B$2:.$B$90])" office:value-type="float" office:value="-0.119218261610836" calcext:value-type="float">
            <text:p>-0.119218261610836</text:p>
          </table:table-cell>
          <table:table-cell table:formula="of:=[.C20]/MAX([.$B$2:.$B$90])" office:value-type="float" office:value="0.108230985381871" calcext:value-type="float">
            <text:p>0.108230985381871</text:p>
          </table:table-cell>
          <table:table-cell table:formula="of:=[.D20]/MAX([.$B$2:.$B$90])" office:value-type="float" office:value="0.110346351782275" calcext:value-type="float">
            <text:p>0.11034635178227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0.4136" calcext:value-type="float">
            <text:p>-0.4136</text:p>
          </table:table-cell>
          <table:table-cell office:value-type="float" office:value="0.4086" calcext:value-type="float">
            <text:p>0.4086</text:p>
          </table:table-cell>
          <table:table-cell office:value-type="float" office:value="0.2564" calcext:value-type="float">
            <text:p>0.2564</text:p>
          </table:table-cell>
          <table:table-cell table:formula="of:=[.B21]/MAX([.B$2:.B$90])" office:value-type="float" office:value="-0.130584409433903" calcext:value-type="float">
            <text:p>-0.130584409433903</text:p>
          </table:table-cell>
          <table:table-cell table:formula="of:=[.C21]/MAX([.C$2:.C$90])" office:value-type="float" office:value="0.388513834743748" calcext:value-type="float">
            <text:p>0.388513834743748</text:p>
          </table:table-cell>
          <table:table-cell table:formula="of:=[.D21]/MAX([.D$2:.D$90])" office:value-type="float" office:value="0.255913763848688" calcext:value-type="float">
            <text:p>0.255913763848688</text:p>
          </table:table-cell>
          <table:table-cell table:formula="of:=[.B21]/MAX([.$B$2:.$B$90])" office:value-type="float" office:value="-0.130584409433903" calcext:value-type="float">
            <text:p>-0.130584409433903</text:p>
          </table:table-cell>
          <table:table-cell table:formula="of:=[.C21]/MAX([.$B$2:.$B$90])" office:value-type="float" office:value="0.12900577779181" calcext:value-type="float">
            <text:p>0.12900577779181</text:p>
          </table:table-cell>
          <table:table-cell table:formula="of:=[.D21]/MAX([.$B$2:.$B$90])" office:value-type="float" office:value="0.0809522306065103" calcext:value-type="float">
            <text:p>0.0809522306065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-0.4317" calcext:value-type="float">
            <text:p>-0.4317</text:p>
          </table:table-cell>
          <table:table-cell office:value-type="float" office:value="0.4716" calcext:value-type="float">
            <text:p>0.4716</text:p>
          </table:table-cell>
          <table:table-cell office:value-type="float" office:value="0.1819" calcext:value-type="float">
            <text:p>0.1819</text:p>
          </table:table-cell>
          <table:table-cell table:formula="of:=[.B22]/MAX([.B$2:.B$90])" office:value-type="float" office:value="-0.136299055978278" calcext:value-type="float">
            <text:p>-0.136299055978278</text:p>
          </table:table-cell>
          <table:table-cell table:formula="of:=[.C22]/MAX([.C$2:.C$90])" office:value-type="float" office:value="0.448416848911286" calcext:value-type="float">
            <text:p>0.448416848911286</text:p>
          </table:table-cell>
          <table:table-cell table:formula="of:=[.D22]/MAX([.D$2:.D$90])" office:value-type="float" office:value="0.181555045413714" calcext:value-type="float">
            <text:p>0.181555045413714</text:p>
          </table:table-cell>
          <table:table-cell table:formula="of:=[.B22]/MAX([.$B$2:.$B$90])" office:value-type="float" office:value="-0.136299055978278" calcext:value-type="float">
            <text:p>-0.136299055978278</text:p>
          </table:table-cell>
          <table:table-cell table:formula="of:=[.C22]/MAX([.$B$2:.$B$90])" office:value-type="float" office:value="0.148896536482177" calcext:value-type="float">
            <text:p>0.148896536482177</text:p>
          </table:table-cell>
          <table:table-cell table:formula="of:=[.D22]/MAX([.$B$2:.$B$90])" office:value-type="float" office:value="0.05743061913933" calcext:value-type="float">
            <text:p>0.0574306191393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0.4452" calcext:value-type="float">
            <text:p>-0.4452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1307" calcext:value-type="float">
            <text:p>0.1307</text:p>
          </table:table-cell>
          <table:table-cell table:formula="of:=[.B23]/MAX([.B$2:.B$90])" office:value-type="float" office:value="-0.140561361411928" calcext:value-type="float">
            <text:p>-0.140561361411928</text:p>
          </table:table-cell>
          <table:table-cell table:formula="of:=[.C23]/MAX([.C$2:.C$90])" office:value-type="float" office:value="0.522107064752306" calcext:value-type="float">
            <text:p>0.522107064752306</text:p>
          </table:table-cell>
          <table:table-cell table:formula="of:=[.D23]/MAX([.D$2:.D$90])" office:value-type="float" office:value="0.130452140932229" calcext:value-type="float">
            <text:p>0.130452140932229</text:p>
          </table:table-cell>
          <table:table-cell table:formula="of:=[.B23]/MAX([.$B$2:.$B$90])" office:value-type="float" office:value="-0.140561361411928" calcext:value-type="float">
            <text:p>-0.140561361411928</text:p>
          </table:table-cell>
          <table:table-cell table:formula="of:=[.C23]/MAX([.$B$2:.$B$90])" office:value-type="float" office:value="0.173365326934613" calcext:value-type="float">
            <text:p>0.173365326934613</text:p>
          </table:table-cell>
          <table:table-cell table:formula="of:=[.D23]/MAX([.$B$2:.$B$90])" office:value-type="float" office:value="0.0412654311243015" calcext:value-type="float">
            <text:p>0.0412654311243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0.435" calcext:value-type="float">
            <text:p>-0.435</text:p>
          </table:table-cell>
          <table:table-cell office:value-type="float" office:value="0.626" calcext:value-type="float">
            <text:p>0.626</text:p>
          </table:table-cell>
          <table:table-cell office:value-type="float" office:value="0.091" calcext:value-type="float">
            <text:p>0.091</text:p>
          </table:table-cell>
          <table:table-cell table:formula="of:=[.B24]/MAX([.B$2:.B$90])" office:value-type="float" office:value="-0.137340952862059" calcext:value-type="float">
            <text:p>-0.137340952862059</text:p>
          </table:table-cell>
          <table:table-cell table:formula="of:=[.C24]/MAX([.C$2:.C$90])" office:value-type="float" office:value="0.595226775696491" calcext:value-type="float">
            <text:p>0.595226775696491</text:p>
          </table:table-cell>
          <table:table-cell table:formula="of:=[.D24]/MAX([.D$2:.D$90])" office:value-type="float" office:value="0.0908274278870147" calcext:value-type="float">
            <text:p>0.090827427887015</text:p>
          </table:table-cell>
          <table:table-cell table:formula="of:=[.B24]/MAX([.$B$2:.$B$90])" office:value-type="float" office:value="-0.137340952862059" calcext:value-type="float">
            <text:p>-0.137340952862059</text:p>
          </table:table-cell>
          <table:table-cell table:formula="of:=[.C24]/MAX([.$B$2:.$B$90])" office:value-type="float" office:value="0.197644681589998" calcext:value-type="float">
            <text:p>0.197644681589998</text:p>
          </table:table-cell>
          <table:table-cell table:formula="of:=[.D24]/MAX([.$B$2:.$B$90])" office:value-type="float" office:value="0.0287310958860859" calcext:value-type="float">
            <text:p>0.02873109588608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0.414" calcext:value-type="float">
            <text:p>-0.414</text:p>
          </table:table-cell>
          <table:table-cell office:value-type="float" office:value="0.7097" calcext:value-type="float">
            <text:p>0.7097</text:p>
          </table:table-cell>
          <table:table-cell office:value-type="float" office:value="0.058" calcext:value-type="float">
            <text:p>0.058</text:p>
          </table:table-cell>
          <table:table-cell table:formula="of:=[.B25]/MAX([.B$2:.B$90])" office:value-type="float" office:value="-0.13071069996527" calcext:value-type="float">
            <text:p>-0.13071069996527</text:p>
          </table:table-cell>
          <table:table-cell table:formula="of:=[.C25]/MAX([.C$2:.C$90])" office:value-type="float" office:value="0.674812208804792" calcext:value-type="float">
            <text:p>0.674812208804792</text:p>
          </table:table-cell>
          <table:table-cell table:formula="of:=[.D25]/MAX([.D$2:.D$90])" office:value-type="float" office:value="0.0578900089829324" calcext:value-type="float">
            <text:p>0.057890008982933</text:p>
          </table:table-cell>
          <table:table-cell table:formula="of:=[.B25]/MAX([.$B$2:.$B$90])" office:value-type="float" office:value="-0.13071069996527" calcext:value-type="float">
            <text:p>-0.13071069996527</text:p>
          </table:table-cell>
          <table:table-cell table:formula="of:=[.C25]/MAX([.$B$2:.$B$90])" office:value-type="float" office:value="0.224070975278628" calcext:value-type="float">
            <text:p>0.224070975278628</text:p>
          </table:table-cell>
          <table:table-cell table:formula="of:=[.D25]/MAX([.$B$2:.$B$90])" office:value-type="float" office:value="0.0183121270482746" calcext:value-type="float">
            <text:p>0.01831212704827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-0.3673" calcext:value-type="float">
            <text:p>-0.3673</text:p>
          </table:table-cell>
          <table:table-cell office:value-type="float" office:value="0.7935" calcext:value-type="float">
            <text:p>0.7935</text:p>
          </table:table-cell>
          <table:table-cell office:value-type="float" office:value="0.0357" calcext:value-type="float">
            <text:p>0.0357</text:p>
          </table:table-cell>
          <table:table-cell table:formula="of:=[.B26]/MAX([.B$2:.B$90])" office:value-type="float" office:value="-0.115966280428125" calcext:value-type="float">
            <text:p>-0.115966280428125</text:p>
          </table:table-cell>
          <table:table-cell table:formula="of:=[.C26]/MAX([.C$2:.C$90])" office:value-type="float" office:value="0.754492726062565" calcext:value-type="float">
            <text:p>0.754492726062565</text:p>
          </table:table-cell>
          <table:table-cell table:formula="of:=[.D26]/MAX([.D$2:.D$90])" office:value-type="float" office:value="0.0356322986325981" calcext:value-type="float">
            <text:p>0.035632298632598</text:p>
          </table:table-cell>
          <table:table-cell table:formula="of:=[.B26]/MAX([.$B$2:.$B$90])" office:value-type="float" office:value="-0.115966280428125" calcext:value-type="float">
            <text:p>-0.115966280428125</text:p>
          </table:table-cell>
          <table:table-cell table:formula="of:=[.C26]/MAX([.$B$2:.$B$90])" office:value-type="float" office:value="0.250528841600101" calcext:value-type="float">
            <text:p>0.250528841600101</text:p>
          </table:table-cell>
          <table:table-cell table:formula="of:=[.D26]/MAX([.$B$2:.$B$90])" office:value-type="float" office:value="0.0112714299245414" calcext:value-type="float">
            <text:p>0.01127142992454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0.2845" calcext:value-type="float">
            <text:p>-0.2845</text:p>
          </table:table-cell>
          <table:table-cell office:value-type="float" office:value="0.8715" calcext:value-type="float">
            <text:p>0.8715</text:p>
          </table:table-cell>
          <table:table-cell office:value-type="float" office:value="0.02" calcext:value-type="float">
            <text:p>0.02</text:p>
          </table:table-cell>
          <table:table-cell table:formula="of:=[.B27]/MAX([.B$2:.B$90])" office:value-type="float" office:value="-0.0898241404350709" calcext:value-type="float">
            <text:p>-0.089824140435071</text:p>
          </table:table-cell>
          <table:table-cell table:formula="of:=[.C27]/MAX([.C$2:.C$90])" office:value-type="float" office:value="0.828658362650946" calcext:value-type="float">
            <text:p>0.828658362650946</text:p>
          </table:table-cell>
          <table:table-cell table:formula="of:=[.D27]/MAX([.D$2:.D$90])" office:value-type="float" office:value="0.0199620720630801" calcext:value-type="float">
            <text:p>0.01996207206308</text:p>
          </table:table-cell>
          <table:table-cell table:formula="of:=[.B27]/MAX([.$B$2:.$B$90])" office:value-type="float" office:value="-0.0898241404350709" calcext:value-type="float">
            <text:p>-0.089824140435071</text:p>
          </table:table-cell>
          <table:table-cell table:formula="of:=[.C27]/MAX([.$B$2:.$B$90])" office:value-type="float" office:value="0.275155495216746" calcext:value-type="float">
            <text:p>0.275155495216746</text:p>
          </table:table-cell>
          <table:table-cell table:formula="of:=[.D27]/MAX([.$B$2:.$B$90])" office:value-type="float" office:value="0.00631452656837054" calcext:value-type="float">
            <text:p>0.00631452656837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-0.1855" calcext:value-type="float">
            <text:p>-0.1855</text:p>
          </table:table-cell>
          <table:table-cell office:value-type="float" office:value="0.9477" calcext:value-type="float">
            <text:p>0.9477</text:p>
          </table:table-cell>
          <table:table-cell office:value-type="float" office:value="0.0095" calcext:value-type="float">
            <text:p>0.0095</text:p>
          </table:table-cell>
          <table:table-cell table:formula="of:=[.B28]/MAX([.B$2:.B$90])" office:value-type="float" office:value="-0.0585672339216367" calcext:value-type="float">
            <text:p>-0.058567233921637</text:p>
          </table:table-cell>
          <table:table-cell table:formula="of:=[.C28]/MAX([.C$2:.C$90])" office:value-type="float" office:value="0.901112484548826" calcext:value-type="float">
            <text:p>0.901112484548826</text:p>
          </table:table-cell>
          <table:table-cell table:formula="of:=[.D28]/MAX([.D$2:.D$90])" office:value-type="float" office:value="0.00948198422996307" calcext:value-type="float">
            <text:p>0.009481984229963</text:p>
          </table:table-cell>
          <table:table-cell table:formula="of:=[.B28]/MAX([.$B$2:.$B$90])" office:value-type="float" office:value="-0.0585672339216367" calcext:value-type="float">
            <text:p>-0.058567233921637</text:p>
          </table:table-cell>
          <table:table-cell table:formula="of:=[.C28]/MAX([.$B$2:.$B$90])" office:value-type="float" office:value="0.299213841442238" calcext:value-type="float">
            <text:p>0.299213841442238</text:p>
          </table:table-cell>
          <table:table-cell table:formula="of:=[.D28]/MAX([.$B$2:.$B$90])" office:value-type="float" office:value="0.002999400119976" calcext:value-type="float">
            <text:p>0.00299940011997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0.0435" calcext:value-type="float">
            <text:p>-0.0435</text:p>
          </table:table-cell>
          <table:table-cell office:value-type="float" office:value="0.9945" calcext:value-type="float">
            <text:p>0.9945</text:p>
          </table:table-cell>
          <table:table-cell office:value-type="float" office:value="0.0007" calcext:value-type="float">
            <text:p>0.0007</text:p>
          </table:table-cell>
          <table:table-cell table:formula="of:=[.B29]/MAX([.B$2:.B$90])" office:value-type="float" office:value="-0.0137340952862059" calcext:value-type="float">
            <text:p>-0.013734095286206</text:p>
          </table:table-cell>
          <table:table-cell table:formula="of:=[.C29]/MAX([.C$2:.C$90])" office:value-type="float" office:value="0.945611866501854" calcext:value-type="float">
            <text:p>0.945611866501854</text:p>
          </table:table-cell>
          <table:table-cell table:formula="of:=[.D29]/MAX([.D$2:.D$90])" office:value-type="float" office:value="0.000698672522207805" calcext:value-type="float">
            <text:p>0.000698672522208</text:p>
          </table:table-cell>
          <table:table-cell table:formula="of:=[.B29]/MAX([.$B$2:.$B$90])" office:value-type="float" office:value="-0.0137340952862059" calcext:value-type="float">
            <text:p>-0.013734095286206</text:p>
          </table:table-cell>
          <table:table-cell table:formula="of:=[.C29]/MAX([.$B$2:.$B$90])" office:value-type="float" office:value="0.313989833612225" calcext:value-type="float">
            <text:p>0.313989833612225</text:p>
          </table:table-cell>
          <table:table-cell table:formula="of:=[.D29]/MAX([.$B$2:.$B$90])" office:value-type="float" office:value="0.000221008429892969" calcext:value-type="float">
            <text:p>0.000221008429893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127" calcext:value-type="float">
            <text:p>0.127</text:p>
          </table:table-cell>
          <table:table-cell office:value-type="float" office:value="1.0203" calcext:value-type="float">
            <text:p>1.0203</text:p>
          </table:table-cell>
          <table:table-cell office:value-type="float" office:value="-0.0043" calcext:value-type="float">
            <text:p>-0.0043</text:p>
          </table:table-cell>
          <table:table-cell table:formula="of:=[.B30]/MAX([.B$2:.B$90])" office:value-type="float" office:value="0.0400972437091529" calcext:value-type="float">
            <text:p>0.040097243709153</text:p>
          </table:table-cell>
          <table:table-cell table:formula="of:=[.C30]/MAX([.C$2:.C$90])" office:value-type="float" office:value="0.970143577065703" calcext:value-type="float">
            <text:p>0.970143577065703</text:p>
          </table:table-cell>
          <table:table-cell table:formula="of:=[.D30]/MAX([.D$2:.D$90])" office:value-type="float" office:value="-0.00429184549356223" calcext:value-type="float">
            <text:p>-0.004291845493562</text:p>
          </table:table-cell>
          <table:table-cell table:formula="of:=[.B30]/MAX([.$B$2:.$B$90])" office:value-type="float" office:value="0.0400972437091529" calcext:value-type="float">
            <text:p>0.040097243709153</text:p>
          </table:table-cell>
          <table:table-cell table:formula="of:=[.C30]/MAX([.$B$2:.$B$90])" office:value-type="float" office:value="0.322135572885423" calcext:value-type="float">
            <text:p>0.322135572885423</text:p>
          </table:table-cell>
          <table:table-cell table:formula="of:=[.D30]/MAX([.$B$2:.$B$90])" office:value-type="float" office:value="-0.00135762321219967" calcext:value-type="float">
            <text:p>-0.0013576232122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3129" calcext:value-type="float">
            <text:p>0.3129</text:p>
          </table:table-cell>
          <table:table-cell office:value-type="float" office:value="1.0375" calcext:value-type="float">
            <text:p>1.0375</text:p>
          </table:table-cell>
          <table:table-cell office:value-type="float" office:value="-0.0064" calcext:value-type="float">
            <text:p>-0.0064</text:p>
          </table:table-cell>
          <table:table-cell table:formula="of:=[.B31]/MAX([.B$2:.B$90])" office:value-type="float" office:value="0.098790768162157" calcext:value-type="float">
            <text:p>0.098790768162157</text:p>
          </table:table-cell>
          <table:table-cell table:formula="of:=[.C31]/MAX([.C$2:.C$90])" office:value-type="float" office:value="0.986498050774936" calcext:value-type="float">
            <text:p>0.986498050774936</text:p>
          </table:table-cell>
          <table:table-cell table:formula="of:=[.D31]/MAX([.D$2:.D$90])" office:value-type="float" office:value="-0.00638786306018565" calcext:value-type="float">
            <text:p>-0.006387863060186</text:p>
          </table:table-cell>
          <table:table-cell table:formula="of:=[.B31]/MAX([.$B$2:.$B$90])" office:value-type="float" office:value="0.098790768162157" calcext:value-type="float">
            <text:p>0.098790768162157</text:p>
          </table:table-cell>
          <table:table-cell table:formula="of:=[.C31]/MAX([.$B$2:.$B$90])" office:value-type="float" office:value="0.327566065734222" calcext:value-type="float">
            <text:p>0.327566065734222</text:p>
          </table:table-cell>
          <table:table-cell table:formula="of:=[.D31]/MAX([.$B$2:.$B$90])" office:value-type="float" office:value="-0.00202064850187857" calcext:value-type="float">
            <text:p>-0.00202064850187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5362" calcext:value-type="float">
            <text:p>0.5362</text:p>
          </table:table-cell>
          <table:table-cell office:value-type="float" office:value="1.0517" calcext:value-type="float">
            <text:p>1.0517</text:p>
          </table:table-cell>
          <table:table-cell office:value-type="float" office:value="-0.0082" calcext:value-type="float">
            <text:p>-0.0082</text:p>
          </table:table-cell>
          <table:table-cell table:formula="of:=[.B32]/MAX([.B$2:.B$90])" office:value-type="float" office:value="0.169292457298014" calcext:value-type="float">
            <text:p>0.169292457298014</text:p>
          </table:table-cell>
          <table:table-cell table:formula="of:=[.C32]/MAX([.C$2:.C$90])" office:value-type="float" office:value="1" calcext:value-type="float">
            <text:p>1</text:p>
          </table:table-cell>
          <table:table-cell table:formula="of:=[.D32]/MAX([.D$2:.D$90])" office:value-type="float" office:value="-0.00818444954586286" calcext:value-type="float">
            <text:p>-0.008184449545863</text:p>
          </table:table-cell>
          <table:table-cell table:formula="of:=[.B32]/MAX([.$B$2:.$B$90])" office:value-type="float" office:value="0.169292457298014" calcext:value-type="float">
            <text:p>0.169292457298014</text:p>
          </table:table-cell>
          <table:table-cell table:formula="of:=[.C32]/MAX([.$B$2:.$B$90])" office:value-type="float" office:value="0.332049379597765" calcext:value-type="float">
            <text:p>0.332049379597765</text:p>
          </table:table-cell>
          <table:table-cell table:formula="of:=[.D32]/MAX([.$B$2:.$B$90])" office:value-type="float" office:value="-0.00258895589303192" calcext:value-type="float">
            <text:p>-0.00258895589303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7722" calcext:value-type="float">
            <text:p>0.7722</text:p>
          </table:table-cell>
          <table:table-cell office:value-type="float" office:value="1.039" calcext:value-type="float">
            <text:p>1.039</text:p>
          </table:table-cell>
          <table:table-cell office:value-type="float" office:value="-0.0094" calcext:value-type="float">
            <text:p>-0.0094</text:p>
          </table:table-cell>
          <table:table-cell table:formula="of:=[.B33]/MAX([.B$2:.B$90])" office:value-type="float" office:value="0.243803870804786" calcext:value-type="float">
            <text:p>0.243803870804786</text:p>
          </table:table-cell>
          <table:table-cell table:formula="of:=[.C33]/MAX([.C$2:.C$90])" office:value-type="float" office:value="0.98792431301702" calcext:value-type="float">
            <text:p>0.98792431301702</text:p>
          </table:table-cell>
          <table:table-cell table:formula="of:=[.D33]/MAX([.D$2:.D$90])" office:value-type="float" office:value="-0.00938217386964767" calcext:value-type="float">
            <text:p>-0.009382173869648</text:p>
          </table:table-cell>
          <table:table-cell table:formula="of:=[.B33]/MAX([.$B$2:.$B$90])" office:value-type="float" office:value="0.243803870804786" calcext:value-type="float">
            <text:p>0.243803870804786</text:p>
          </table:table-cell>
          <table:table-cell table:formula="of:=[.C33]/MAX([.$B$2:.$B$90])" office:value-type="float" office:value="0.328039655226849" calcext:value-type="float">
            <text:p>0.328039655226849</text:p>
          </table:table-cell>
          <table:table-cell table:formula="of:=[.D33]/MAX([.$B$2:.$B$90])" office:value-type="float" office:value="-0.00296782748713415" calcext:value-type="float">
            <text:p>-0.00296782748713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0059" calcext:value-type="float">
            <text:p>1.0059</text:p>
          </table:table-cell>
          <table:table-cell office:value-type="float" office:value="1.0029" calcext:value-type="float">
            <text:p>1.0029</text:p>
          </table:table-cell>
          <table:table-cell office:value-type="float" office:value="-0.0097" calcext:value-type="float">
            <text:p>-0.0097</text:p>
          </table:table-cell>
          <table:table-cell table:formula="of:=[.B34]/MAX([.B$2:.B$90])" office:value-type="float" office:value="0.317589113756196" calcext:value-type="float">
            <text:p>0.317589113756196</text:p>
          </table:table-cell>
          <table:table-cell table:formula="of:=[.C34]/MAX([.C$2:.C$90])" office:value-type="float" office:value="0.953598935057526" calcext:value-type="float">
            <text:p>0.953598935057526</text:p>
          </table:table-cell>
          <table:table-cell table:formula="of:=[.D34]/MAX([.D$2:.D$90])" office:value-type="float" office:value="-0.00968160495059387" calcext:value-type="float">
            <text:p>-0.009681604950594</text:p>
          </table:table-cell>
          <table:table-cell table:formula="of:=[.B34]/MAX([.$B$2:.$B$90])" office:value-type="float" office:value="0.317589113756196" calcext:value-type="float">
            <text:p>0.317589113756196</text:p>
          </table:table-cell>
          <table:table-cell table:formula="of:=[.C34]/MAX([.$B$2:.$B$90])" office:value-type="float" office:value="0.31664193477094" calcext:value-type="float">
            <text:p>0.31664193477094</text:p>
          </table:table-cell>
          <table:table-cell table:formula="of:=[.D34]/MAX([.$B$2:.$B$90])" office:value-type="float" office:value="-0.00306254538565971" calcext:value-type="float">
            <text:p>-0.0030625453856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.271" calcext:value-type="float">
            <text:p>1.271</text:p>
          </table:table-cell>
          <table:table-cell office:value-type="float" office:value="0.9698" calcext:value-type="float">
            <text:p>0.9698</text:p>
          </table:table-cell>
          <table:table-cell office:value-type="float" office:value="-0.0097" calcext:value-type="float">
            <text:p>-0.0097</text:p>
          </table:table-cell>
          <table:table-cell table:formula="of:=[.B35]/MAX([.B$2:.B$90])" office:value-type="float" office:value="0.401288163419948" calcext:value-type="float">
            <text:p>0.401288163419948</text:p>
          </table:table-cell>
          <table:table-cell table:formula="of:=[.C35]/MAX([.C$2:.C$90])" office:value-type="float" office:value="0.9221260815822" calcext:value-type="float">
            <text:p>0.9221260815822</text:p>
          </table:table-cell>
          <table:table-cell table:formula="of:=[.D35]/MAX([.D$2:.D$90])" office:value-type="float" office:value="-0.00968160495059387" calcext:value-type="float">
            <text:p>-0.009681604950594</text:p>
          </table:table-cell>
          <table:table-cell table:formula="of:=[.B35]/MAX([.$B$2:.$B$90])" office:value-type="float" office:value="0.401288163419948" calcext:value-type="float">
            <text:p>0.401288163419948</text:p>
          </table:table-cell>
          <table:table-cell table:formula="of:=[.C35]/MAX([.$B$2:.$B$90])" office:value-type="float" office:value="0.306191393300287" calcext:value-type="float">
            <text:p>0.306191393300287</text:p>
          </table:table-cell>
          <table:table-cell table:formula="of:=[.D35]/MAX([.$B$2:.$B$90])" office:value-type="float" office:value="-0.00306254538565971" calcext:value-type="float">
            <text:p>-0.0030625453856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5574" calcext:value-type="float">
            <text:p>1.5574</text:p>
          </table:table-cell>
          <table:table-cell office:value-type="float" office:value="0.9162" calcext:value-type="float">
            <text:p>0.9162</text:p>
          </table:table-cell>
          <table:table-cell office:value-type="float" office:value="-0.0093" calcext:value-type="float">
            <text:p>-0.0093</text:p>
          </table:table-cell>
          <table:table-cell table:formula="of:=[.B36]/MAX([.B$2:.B$90])" office:value-type="float" office:value="0.491712183879014" calcext:value-type="float">
            <text:p>0.491712183879014</text:p>
          </table:table-cell>
          <table:table-cell table:formula="of:=[.C36]/MAX([.C$2:.C$90])" office:value-type="float" office:value="0.871160977465057" calcext:value-type="float">
            <text:p>0.871160977465057</text:p>
          </table:table-cell>
          <table:table-cell table:formula="of:=[.D36]/MAX([.D$2:.D$90])" office:value-type="float" office:value="-0.00928236350933227" calcext:value-type="float">
            <text:p>-0.009282363509332</text:p>
          </table:table-cell>
          <table:table-cell table:formula="of:=[.B36]/MAX([.$B$2:.$B$90])" office:value-type="float" office:value="0.491712183879014" calcext:value-type="float">
            <text:p>0.491712183879014</text:p>
          </table:table-cell>
          <table:table-cell table:formula="of:=[.C36]/MAX([.$B$2:.$B$90])" office:value-type="float" office:value="0.289268462097054" calcext:value-type="float">
            <text:p>0.289268462097054</text:p>
          </table:table-cell>
          <table:table-cell table:formula="of:=[.D36]/MAX([.$B$2:.$B$90])" office:value-type="float" office:value="-0.0029362548542923" calcext:value-type="float">
            <text:p>-0.00293625485429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.8465" calcext:value-type="float">
            <text:p>1.8465</text:p>
          </table:table-cell>
          <table:table-cell office:value-type="float" office:value="0.8571" calcext:value-type="float">
            <text:p>0.8571</text:p>
          </table:table-cell>
          <table:table-cell office:value-type="float" office:value="-0.0087" calcext:value-type="float">
            <text:p>-0.0087</text:p>
          </table:table-cell>
          <table:table-cell table:formula="of:=[.B37]/MAX([.B$2:.B$90])" office:value-type="float" office:value="0.58298866542481" calcext:value-type="float">
            <text:p>0.58298866542481</text:p>
          </table:table-cell>
          <table:table-cell table:formula="of:=[.C37]/MAX([.C$2:.C$90])" office:value-type="float" office:value="0.814966245126937" calcext:value-type="float">
            <text:p>0.814966245126937</text:p>
          </table:table-cell>
          <table:table-cell table:formula="of:=[.D37]/MAX([.D$2:.D$90])" office:value-type="float" office:value="-0.00868350134743986" calcext:value-type="float">
            <text:p>-0.00868350134744</text:p>
          </table:table-cell>
          <table:table-cell table:formula="of:=[.B37]/MAX([.$B$2:.$B$90])" office:value-type="float" office:value="0.58298866542481" calcext:value-type="float">
            <text:p>0.58298866542481</text:p>
          </table:table-cell>
          <table:table-cell table:formula="of:=[.C37]/MAX([.$B$2:.$B$90])" office:value-type="float" office:value="0.270609036087519" calcext:value-type="float">
            <text:p>0.270609036087519</text:p>
          </table:table-cell>
          <table:table-cell table:formula="of:=[.D37]/MAX([.$B$2:.$B$90])" office:value-type="float" office:value="-0.00274681905724118" calcext:value-type="float">
            <text:p>-0.00274681905724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.1511" calcext:value-type="float">
            <text:p>2.1511</text:p>
          </table:table-cell>
          <table:table-cell office:value-type="float" office:value="0.7823" calcext:value-type="float">
            <text:p>0.7823</text:p>
          </table:table-cell>
          <table:table-cell office:value-type="float" office:value="-0.008" calcext:value-type="float">
            <text:p>-0.008</text:p>
          </table:table-cell>
          <table:table-cell table:formula="of:=[.B38]/MAX([.B$2:.B$90])" office:value-type="float" office:value="0.679158905061093" calcext:value-type="float">
            <text:p>0.679158905061093</text:p>
          </table:table-cell>
          <table:table-cell table:formula="of:=[.C38]/MAX([.C$2:.C$90])" office:value-type="float" office:value="0.74384330132167" calcext:value-type="float">
            <text:p>0.74384330132167</text:p>
          </table:table-cell>
          <table:table-cell table:formula="of:=[.D38]/MAX([.D$2:.D$90])" office:value-type="float" office:value="-0.00798482882523206" calcext:value-type="float">
            <text:p>-0.007984828825232</text:p>
          </table:table-cell>
          <table:table-cell table:formula="of:=[.B38]/MAX([.$B$2:.$B$90])" office:value-type="float" office:value="0.679158905061093" calcext:value-type="float">
            <text:p>0.679158905061093</text:p>
          </table:table-cell>
          <table:table-cell table:formula="of:=[.C38]/MAX([.$B$2:.$B$90])" office:value-type="float" office:value="0.246992706721814" calcext:value-type="float">
            <text:p>0.246992706721814</text:p>
          </table:table-cell>
          <table:table-cell table:formula="of:=[.D38]/MAX([.$B$2:.$B$90])" office:value-type="float" office:value="-0.00252581062734821" calcext:value-type="float">
            <text:p>-0.00252581062734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.425" calcext:value-type="float">
            <text:p>2.425</text:p>
          </table:table-cell>
          <table:table-cell office:value-type="float" office:value="0.6953" calcext:value-type="float">
            <text:p>0.6953</text:p>
          </table:table-cell>
          <table:table-cell office:value-type="float" office:value="-0.0073" calcext:value-type="float">
            <text:p>-0.0073</text:p>
          </table:table-cell>
          <table:table-cell table:formula="of:=[.B39]/MAX([.B$2:.B$90])" office:value-type="float" office:value="0.765636346414927" calcext:value-type="float">
            <text:p>0.765636346414927</text:p>
          </table:table-cell>
          <table:table-cell table:formula="of:=[.C39]/MAX([.C$2:.C$90])" office:value-type="float" office:value="0.661120091280783" calcext:value-type="float">
            <text:p>0.661120091280783</text:p>
          </table:table-cell>
          <table:table-cell table:formula="of:=[.D39]/MAX([.D$2:.D$90])" office:value-type="float" office:value="-0.00728615630302425" calcext:value-type="float">
            <text:p>-0.007286156303024</text:p>
          </table:table-cell>
          <table:table-cell table:formula="of:=[.B39]/MAX([.$B$2:.$B$90])" office:value-type="float" office:value="0.765636346414927" calcext:value-type="float">
            <text:p>0.765636346414927</text:p>
          </table:table-cell>
          <table:table-cell table:formula="of:=[.C39]/MAX([.$B$2:.$B$90])" office:value-type="float" office:value="0.219524516149402" calcext:value-type="float">
            <text:p>0.219524516149402</text:p>
          </table:table-cell>
          <table:table-cell table:formula="of:=[.D39]/MAX([.$B$2:.$B$90])" office:value-type="float" office:value="-0.00230480219745525" calcext:value-type="float">
            <text:p>-0.00230480219745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.6574" calcext:value-type="float">
            <text:p>2.6574</text:p>
          </table:table-cell>
          <table:table-cell office:value-type="float" office:value="0.5966" calcext:value-type="float">
            <text:p>0.5966</text:p>
          </table:table-cell>
          <table:table-cell office:value-type="float" office:value="-0.0063" calcext:value-type="float">
            <text:p>-0.0063</text:p>
          </table:table-cell>
          <table:table-cell table:formula="of:=[.B40]/MAX([.B$2:.B$90])" office:value-type="float" office:value="0.839011145139393" calcext:value-type="float">
            <text:p>0.839011145139393</text:p>
          </table:table-cell>
          <table:table-cell table:formula="of:=[.C40]/MAX([.C$2:.C$90])" office:value-type="float" office:value="0.56727203575164" calcext:value-type="float">
            <text:p>0.56727203575164</text:p>
          </table:table-cell>
          <table:table-cell table:formula="of:=[.D40]/MAX([.D$2:.D$90])" office:value-type="float" office:value="-0.00628805269987025" calcext:value-type="float">
            <text:p>-0.00628805269987</text:p>
          </table:table-cell>
          <table:table-cell table:formula="of:=[.B40]/MAX([.$B$2:.$B$90])" office:value-type="float" office:value="0.839011145139393" calcext:value-type="float">
            <text:p>0.839011145139393</text:p>
          </table:table-cell>
          <table:table-cell table:formula="of:=[.C40]/MAX([.$B$2:.$B$90])" office:value-type="float" office:value="0.188362327534493" calcext:value-type="float">
            <text:p>0.188362327534493</text:p>
          </table:table-cell>
          <table:table-cell table:formula="of:=[.D40]/MAX([.$B$2:.$B$90])" office:value-type="float" office:value="-0.00198907586903672" calcext:value-type="float">
            <text:p>-0.00198907586903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.9151" calcext:value-type="float">
            <text:p>2.9151</text:p>
          </table:table-cell>
          <table:table-cell office:value-type="float" office:value="0.5063" calcext:value-type="float">
            <text:p>0.5063</text:p>
          </table:table-cell>
          <table:table-cell office:value-type="float" office:value="-0.00537" calcext:value-type="float">
            <text:p>-0.00537</text:p>
          </table:table-cell>
          <table:table-cell table:formula="of:=[.B41]/MAX([.B$2:.B$90])" office:value-type="float" office:value="0.920373819972848" calcext:value-type="float">
            <text:p>0.920373819972848</text:p>
          </table:table-cell>
          <table:table-cell table:formula="of:=[.C41]/MAX([.C$2:.C$90])" office:value-type="float" office:value="0.481411048778169" calcext:value-type="float">
            <text:p>0.481411048778169</text:p>
          </table:table-cell>
          <table:table-cell table:formula="of:=[.D41]/MAX([.D$2:.D$90])" office:value-type="float" office:value="-0.00535981634893702" calcext:value-type="float">
            <text:p>-0.005359816348937</text:p>
          </table:table-cell>
          <table:table-cell table:formula="of:=[.B41]/MAX([.$B$2:.$B$90])" office:value-type="float" office:value="0.920373819972848" calcext:value-type="float">
            <text:p>0.920373819972848</text:p>
          </table:table-cell>
          <table:table-cell table:formula="of:=[.C41]/MAX([.$B$2:.$B$90])" office:value-type="float" office:value="0.1598522400783" calcext:value-type="float">
            <text:p>0.1598522400783</text:p>
          </table:table-cell>
          <table:table-cell table:formula="of:=[.D41]/MAX([.$B$2:.$B$90])" office:value-type="float" office:value="-0.00169545038360749" calcext:value-type="float">
            <text:p>-0.00169545038360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.0779" calcext:value-type="float">
            <text:p>3.0779</text:p>
          </table:table-cell>
          <table:table-cell office:value-type="float" office:value="0.4203" calcext:value-type="float">
            <text:p>0.4203</text:p>
          </table:table-cell>
          <table:table-cell office:value-type="float" office:value="-0.00445" calcext:value-type="float">
            <text:p>-0.00445</text:p>
          </table:table-cell>
          <table:table-cell table:formula="of:=[.B42]/MAX([.B$2:.B$90])" office:value-type="float" office:value="0.971774066239384" calcext:value-type="float">
            <text:p>0.971774066239384</text:p>
          </table:table-cell>
          <table:table-cell table:formula="of:=[.C42]/MAX([.C$2:.C$90])" office:value-type="float" office:value="0.399638680232005" calcext:value-type="float">
            <text:p>0.399638680232005</text:p>
          </table:table-cell>
          <table:table-cell table:formula="of:=[.D42]/MAX([.D$2:.D$90])" office:value-type="float" office:value="-0.00444156103403533" calcext:value-type="float">
            <text:p>-0.004441561034035</text:p>
          </table:table-cell>
          <table:table-cell table:formula="of:=[.B42]/MAX([.$B$2:.$B$90])" office:value-type="float" office:value="0.971774066239384" calcext:value-type="float">
            <text:p>0.971774066239384</text:p>
          </table:table-cell>
          <table:table-cell table:formula="of:=[.C42]/MAX([.$B$2:.$B$90])" office:value-type="float" office:value="0.132699775834307" calcext:value-type="float">
            <text:p>0.132699775834307</text:p>
          </table:table-cell>
          <table:table-cell table:formula="of:=[.D42]/MAX([.$B$2:.$B$90])" office:value-type="float" office:value="-0.00140498216146244" calcext:value-type="float">
            <text:p>-0.00140498216146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.1613" calcext:value-type="float">
            <text:p>3.1613</text:p>
          </table:table-cell>
          <table:table-cell office:value-type="float" office:value="0.336" calcext:value-type="float">
            <text:p>0.336</text:p>
          </table:table-cell>
          <table:table-cell office:value-type="float" office:value="-0.00357" calcext:value-type="float">
            <text:p>-0.00357</text:p>
          </table:table-cell>
          <table:table-cell table:formula="of:=[.B43]/MAX([.B$2:.B$90])" office:value-type="float" office:value="0.998105642029489" calcext:value-type="float">
            <text:p>0.998105642029489</text:p>
          </table:table-cell>
          <table:table-cell table:formula="of:=[.C43]/MAX([.C$2:.C$90])" office:value-type="float" office:value="0.319482742226871" calcext:value-type="float">
            <text:p>0.319482742226871</text:p>
          </table:table-cell>
          <table:table-cell table:formula="of:=[.D43]/MAX([.D$2:.D$90])" office:value-type="float" office:value="-0.00356322986325981" calcext:value-type="float">
            <text:p>-0.00356322986326</text:p>
          </table:table-cell>
          <table:table-cell table:formula="of:=[.B43]/MAX([.$B$2:.$B$90])" office:value-type="float" office:value="0.998105642029489" calcext:value-type="float">
            <text:p>0.998105642029489</text:p>
          </table:table-cell>
          <table:table-cell table:formula="of:=[.C43]/MAX([.$B$2:.$B$90])" office:value-type="float" office:value="0.106084046348625" calcext:value-type="float">
            <text:p>0.106084046348625</text:p>
          </table:table-cell>
          <table:table-cell table:formula="of:=[.D43]/MAX([.$B$2:.$B$90])" office:value-type="float" office:value="-0.00112714299245414" calcext:value-type="float">
            <text:p>-0.00112714299245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.1673" calcext:value-type="float">
            <text:p>3.1673</text:p>
          </table:table-cell>
          <table:table-cell office:value-type="float" office:value="0.2591" calcext:value-type="float">
            <text:p>0.2591</text:p>
          </table:table-cell>
          <table:table-cell office:value-type="float" office:value="-0.00277" calcext:value-type="float">
            <text:p>-0.00277</text:p>
          </table:table-cell>
          <table:table-cell table:formula="of:=[.B44]/MAX([.B$2:.B$90])" office:value-type="float" office:value="1" calcext:value-type="float">
            <text:p>1</text:p>
          </table:table-cell>
          <table:table-cell table:formula="of:=[.C44]/MAX([.C$2:.C$90])" office:value-type="float" office:value="0.246363031282685" calcext:value-type="float">
            <text:p>0.246363031282685</text:p>
          </table:table-cell>
          <table:table-cell table:formula="of:=[.D44]/MAX([.D$2:.D$90])" office:value-type="float" office:value="-0.0027647469807366" calcext:value-type="float">
            <text:p>-0.002764746980737</text:p>
          </table:table-cell>
          <table:table-cell table:formula="of:=[.B44]/MAX([.$B$2:.$B$90])" office:value-type="float" office:value="1" calcext:value-type="float">
            <text:p>1</text:p>
          </table:table-cell>
          <table:table-cell table:formula="of:=[.C44]/MAX([.$B$2:.$B$90])" office:value-type="float" office:value="0.0818046916932403" calcext:value-type="float">
            <text:p>0.08180469169324</text:p>
          </table:table-cell>
          <table:table-cell table:formula="of:=[.D44]/MAX([.$B$2:.$B$90])" office:value-type="float" office:value="-0.000874561929719319" calcext:value-type="float">
            <text:p>-0.000874561929719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.1048" calcext:value-type="float">
            <text:p>3.1048</text:p>
          </table:table-cell>
          <table:table-cell office:value-type="float" office:value="0.1917" calcext:value-type="float">
            <text:p>0.1917</text:p>
          </table:table-cell>
          <table:table-cell office:value-type="float" office:value="-0.00208" calcext:value-type="float">
            <text:p>-0.00208</text:p>
          </table:table-cell>
          <table:table-cell table:formula="of:=[.B45]/MAX([.B$2:.B$90])" office:value-type="float" office:value="0.980267104473842" calcext:value-type="float">
            <text:p>0.980267104473842</text:p>
          </table:table-cell>
          <table:table-cell table:formula="of:=[.C45]/MAX([.C$2:.C$90])" office:value-type="float" office:value="0.182276314538366" calcext:value-type="float">
            <text:p>0.182276314538366</text:p>
          </table:table-cell>
          <table:table-cell table:formula="of:=[.D45]/MAX([.D$2:.D$90])" office:value-type="float" office:value="-0.00207605549456033" calcext:value-type="float">
            <text:p>-0.00207605549456</text:p>
          </table:table-cell>
          <table:table-cell table:formula="of:=[.B45]/MAX([.$B$2:.$B$90])" office:value-type="float" office:value="0.980267104473842" calcext:value-type="float">
            <text:p>0.980267104473842</text:p>
          </table:table-cell>
          <table:table-cell table:formula="of:=[.C45]/MAX([.$B$2:.$B$90])" office:value-type="float" office:value="0.0605247371578316" calcext:value-type="float">
            <text:p>0.060524737157832</text:p>
          </table:table-cell>
          <table:table-cell table:formula="of:=[.D45]/MAX([.$B$2:.$B$90])" office:value-type="float" office:value="-0.000656710763110536" calcext:value-type="float">
            <text:p>-0.00065671076311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.9462" calcext:value-type="float">
            <text:p>2.9462</text:p>
          </table:table-cell>
          <table:table-cell office:value-type="float" office:value="0.1367" calcext:value-type="float">
            <text:p>0.1367</text:p>
          </table:table-cell>
          <table:table-cell office:value-type="float" office:value="-0.0015" calcext:value-type="float">
            <text:p>-0.0015</text:p>
          </table:table-cell>
          <table:table-cell table:formula="of:=[.B46]/MAX([.B$2:.B$90])" office:value-type="float" office:value="0.930192908786664" calcext:value-type="float">
            <text:p>0.930192908786664</text:p>
          </table:table-cell>
          <table:table-cell table:formula="of:=[.C46]/MAX([.C$2:.C$90])" office:value-type="float" office:value="0.129980032328611" calcext:value-type="float">
            <text:p>0.129980032328611</text:p>
          </table:table-cell>
          <table:table-cell table:formula="of:=[.D46]/MAX([.D$2:.D$90])" office:value-type="float" office:value="-0.00149715540473101" calcext:value-type="float">
            <text:p>-0.001497155404731</text:p>
          </table:table-cell>
          <table:table-cell table:formula="of:=[.B46]/MAX([.$B$2:.$B$90])" office:value-type="float" office:value="0.930192908786664" calcext:value-type="float">
            <text:p>0.930192908786664</text:p>
          </table:table-cell>
          <table:table-cell table:formula="of:=[.C46]/MAX([.$B$2:.$B$90])" office:value-type="float" office:value="0.0431597890948126" calcext:value-type="float">
            <text:p>0.043159789094813</text:p>
          </table:table-cell>
          <table:table-cell table:formula="of:=[.D46]/MAX([.$B$2:.$B$90])" office:value-type="float" office:value="-0.00047358949262779" calcext:value-type="float">
            <text:p>-0.00047358949262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.7194" calcext:value-type="float">
            <text:p>2.7194</text:p>
          </table:table-cell>
          <table:table-cell office:value-type="float" office:value="0.0938" calcext:value-type="float">
            <text:p>0.0938</text:p>
          </table:table-cell>
          <table:table-cell office:value-type="float" office:value="-0.00103" calcext:value-type="float">
            <text:p>-0.00103</text:p>
          </table:table-cell>
          <table:table-cell table:formula="of:=[.B47]/MAX([.B$2:.B$90])" office:value-type="float" office:value="0.858586177501342" calcext:value-type="float">
            <text:p>0.858586177501342</text:p>
          </table:table-cell>
          <table:table-cell table:formula="of:=[.C47]/MAX([.C$2:.C$90])" office:value-type="float" office:value="0.0891889322050014" calcext:value-type="float">
            <text:p>0.089188932205002</text:p>
          </table:table-cell>
          <table:table-cell table:formula="of:=[.D47]/MAX([.D$2:.D$90])" office:value-type="float" office:value="-0.00102804671124863" calcext:value-type="float">
            <text:p>-0.001028046711249</text:p>
          </table:table-cell>
          <table:table-cell table:formula="of:=[.B47]/MAX([.$B$2:.$B$90])" office:value-type="float" office:value="0.858586177501342" calcext:value-type="float">
            <text:p>0.858586177501342</text:p>
          </table:table-cell>
          <table:table-cell table:formula="of:=[.C47]/MAX([.$B$2:.$B$90])" office:value-type="float" office:value="0.0296151296056578" calcext:value-type="float">
            <text:p>0.029615129605658</text:p>
          </table:table-cell>
          <table:table-cell table:formula="of:=[.D47]/MAX([.$B$2:.$B$90])" office:value-type="float" office:value="-0.000325198118271083" calcext:value-type="float">
            <text:p>-0.00032519811827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.4526" calcext:value-type="float">
            <text:p>2.4526</text:p>
          </table:table-cell>
          <table:table-cell office:value-type="float" office:value="0.0611" calcext:value-type="float">
            <text:p>0.0611</text:p>
          </table:table-cell>
          <table:table-cell office:value-type="float" office:value="-0.00068" calcext:value-type="float">
            <text:p>-0.00068</text:p>
          </table:table-cell>
          <table:table-cell table:formula="of:=[.B48]/MAX([.B$2:.B$90])" office:value-type="float" office:value="0.774350393079279" calcext:value-type="float">
            <text:p>0.774350393079279</text:p>
          </table:table-cell>
          <table:table-cell table:formula="of:=[.C48]/MAX([.C$2:.C$90])" office:value-type="float" office:value="0.0580964153275649" calcext:value-type="float">
            <text:p>0.058096415327565</text:p>
          </table:table-cell>
          <table:table-cell table:formula="of:=[.D48]/MAX([.D$2:.D$90])" office:value-type="float" office:value="-0.000678710450144725" calcext:value-type="float">
            <text:p>-0.000678710450145</text:p>
          </table:table-cell>
          <table:table-cell table:formula="of:=[.B48]/MAX([.$B$2:.$B$90])" office:value-type="float" office:value="0.774350393079279" calcext:value-type="float">
            <text:p>0.774350393079279</text:p>
          </table:table-cell>
          <table:table-cell table:formula="of:=[.C48]/MAX([.$B$2:.$B$90])" office:value-type="float" office:value="0.019290878666372" calcext:value-type="float">
            <text:p>0.019290878666372</text:p>
          </table:table-cell>
          <table:table-cell table:formula="of:=[.D48]/MAX([.$B$2:.$B$90])" office:value-type="float" office:value="-0.000214693903324598" calcext:value-type="float">
            <text:p>-0.00021469390332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.17" calcext:value-type="float">
            <text:p>2.17</text:p>
          </table:table-cell>
          <table:table-cell office:value-type="float" office:value="0.0371" calcext:value-type="float">
            <text:p>0.0371</text:p>
          </table:table-cell>
          <table:table-cell office:value-type="float" office:value="-0.000442" calcext:value-type="float">
            <text:p>-0.000442</text:p>
          </table:table-cell>
          <table:table-cell table:formula="of:=[.B49]/MAX([.B$2:.B$90])" office:value-type="float" office:value="0.685126132668203" calcext:value-type="float">
            <text:p>0.685126132668203</text:p>
          </table:table-cell>
          <table:table-cell table:formula="of:=[.C49]/MAX([.C$2:.C$90])" office:value-type="float" office:value="0.035276219454217" calcext:value-type="float">
            <text:p>0.035276219454217</text:p>
          </table:table-cell>
          <table:table-cell table:formula="of:=[.D49]/MAX([.D$2:.D$90])" office:value-type="float" office:value="-0.000441161792594071" calcext:value-type="float">
            <text:p>-0.000441161792594</text:p>
          </table:table-cell>
          <table:table-cell table:formula="of:=[.B49]/MAX([.$B$2:.$B$90])" office:value-type="float" office:value="0.685126132668203" calcext:value-type="float">
            <text:p>0.685126132668203</text:p>
          </table:table-cell>
          <table:table-cell table:formula="of:=[.C49]/MAX([.$B$2:.$B$90])" office:value-type="float" office:value="0.0117134467843273" calcext:value-type="float">
            <text:p>0.011713446784327</text:p>
          </table:table-cell>
          <table:table-cell table:formula="of:=[.D49]/MAX([.$B$2:.$B$90])" office:value-type="float" office:value="-0.000139551037160989" calcext:value-type="float">
            <text:p>-0.00013955103716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.8358" calcext:value-type="float">
            <text:p>1.8358</text:p>
          </table:table-cell>
          <table:table-cell office:value-type="float" office:value="0.0215" calcext:value-type="float">
            <text:p>0.0215</text:p>
          </table:table-cell>
          <table:table-cell office:value-type="float" office:value="-0.000272" calcext:value-type="float">
            <text:p>-0.000272</text:p>
          </table:table-cell>
          <table:table-cell table:formula="of:=[.B50]/MAX([.B$2:.B$90])" office:value-type="float" office:value="0.579610393710732" calcext:value-type="float">
            <text:p>0.579610393710732</text:p>
          </table:table-cell>
          <table:table-cell table:formula="of:=[.C50]/MAX([.C$2:.C$90])" office:value-type="float" office:value="0.0204430921365408" calcext:value-type="float">
            <text:p>0.020443092136541</text:p>
          </table:table-cell>
          <table:table-cell table:formula="of:=[.D50]/MAX([.D$2:.D$90])" office:value-type="float" office:value="-0.00027148418005789" calcext:value-type="float">
            <text:p>-0.000271484180058</text:p>
          </table:table-cell>
          <table:table-cell table:formula="of:=[.B50]/MAX([.$B$2:.$B$90])" office:value-type="float" office:value="0.579610393710732" calcext:value-type="float">
            <text:p>0.579610393710732</text:p>
          </table:table-cell>
          <table:table-cell table:formula="of:=[.C50]/MAX([.$B$2:.$B$90])" office:value-type="float" office:value="0.00678811606099833" calcext:value-type="float">
            <text:p>0.006788116060998</text:p>
          </table:table-cell>
          <table:table-cell table:formula="of:=[.D50]/MAX([.$B$2:.$B$90])" office:value-type="float" office:value="-0.0000858775613298393" calcext:value-type="float">
            <text:p>-8.58775613298393E-0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.5179" calcext:value-type="float">
            <text:p>1.5179</text:p>
          </table:table-cell>
          <table:table-cell office:value-type="float" office:value="0.0112" calcext:value-type="float">
            <text:p>0.0112</text:p>
          </table:table-cell>
          <table:table-cell office:value-type="float" office:value="-0.000141" calcext:value-type="float">
            <text:p>-0.000141</text:p>
          </table:table-cell>
          <table:table-cell table:formula="of:=[.B51]/MAX([.B$2:.B$90])" office:value-type="float" office:value="0.479240993906482" calcext:value-type="float">
            <text:p>0.479240993906482</text:p>
          </table:table-cell>
          <table:table-cell table:formula="of:=[.C51]/MAX([.C$2:.C$90])" office:value-type="float" office:value="0.0106494247408957" calcext:value-type="float">
            <text:p>0.010649424740896</text:p>
          </table:table-cell>
          <table:table-cell table:formula="of:=[.D51]/MAX([.D$2:.D$90])" office:value-type="float" office:value="-0.000140732608044715" calcext:value-type="float">
            <text:p>-0.000140732608045</text:p>
          </table:table-cell>
          <table:table-cell table:formula="of:=[.B51]/MAX([.$B$2:.$B$90])" office:value-type="float" office:value="0.479240993906482" calcext:value-type="float">
            <text:p>0.479240993906482</text:p>
          </table:table-cell>
          <table:table-cell table:formula="of:=[.C51]/MAX([.$B$2:.$B$90])" office:value-type="float" office:value="0.0035361348782875" calcext:value-type="float">
            <text:p>0.003536134878288</text:p>
          </table:table-cell>
          <table:table-cell table:formula="of:=[.D51]/MAX([.$B$2:.$B$90])" office:value-type="float" office:value="-0.0000445174123070123" calcext:value-type="float">
            <text:p>-4.45174123070123E-0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2428" calcext:value-type="float">
            <text:p>1.2428</text:p>
          </table:table-cell>
          <table:table-cell office:value-type="float" office:value="0.0044" calcext:value-type="float">
            <text:p>0.0044</text:p>
          </table:table-cell>
          <table:table-cell table:style-name="ce2" office:value-type="float" office:value="-0.0000549" calcext:value-type="float">
            <text:p>-5.49E-05</text:p>
          </table:table-cell>
          <table:table-cell table:formula="of:=[.B52]/MAX([.B$2:.B$90])" office:value-type="float" office:value="0.392384680958545" calcext:value-type="float">
            <text:p>0.392384680958545</text:p>
          </table:table-cell>
          <table:table-cell table:formula="of:=[.C52]/MAX([.C$2:.C$90])" office:value-type="float" office:value="0.00418370257678045" calcext:value-type="float">
            <text:p>0.00418370257678</text:p>
          </table:table-cell>
          <table:table-cell table:formula="of:=[.D52]/MAX([.D$2:.D$90])" office:value-type="float" office:value="-0.000054795887813155" calcext:value-type="float">
            <text:p>-5.4795887813155E-05</text:p>
          </table:table-cell>
          <table:table-cell table:formula="of:=[.B52]/MAX([.$B$2:.$B$90])" office:value-type="float" office:value="0.392384680958545" calcext:value-type="float">
            <text:p>0.392384680958545</text:p>
          </table:table-cell>
          <table:table-cell table:formula="of:=[.C52]/MAX([.$B$2:.$B$90])" office:value-type="float" office:value="0.00138919584504152" calcext:value-type="float">
            <text:p>0.001389195845042</text:p>
          </table:table-cell>
          <table:table-cell table:formula="of:=[.D52]/MAX([.$B$2:.$B$90])" office:value-type="float" office:value="-0.0000173333754301771" calcext:value-type="float">
            <text:p>-1.73333754301771E-0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.007" calcext:value-type="float">
            <text:p>1.007</text:p>
          </table:table-cell>
          <table:table-cell office:value-type="float" office:value="0.000078" calcext:value-type="float">
            <text:p>7.8E-05</text:p>
          </table:table-cell>
          <table:table-cell table:style-name="ce2" office:value-type="float" office:value="-0.0000022" calcext:value-type="float">
            <text:p>-2.20E-06</text:p>
          </table:table-cell>
          <table:table-cell table:formula="of:=[.B53]/MAX([.B$2:.B$90])" office:value-type="float" office:value="0.317936412717456" calcext:value-type="float">
            <text:p>0.317936412717456</text:p>
          </table:table-cell>
          <table:table-cell table:formula="of:=[.C53]/MAX([.C$2:.C$90])" office:value-type="float" office:value="0.0000741656365883807" calcext:value-type="float">
            <text:p>7.41656365883807E-05</text:p>
          </table:table-cell>
          <table:table-cell table:formula="of:=[.D53]/MAX([.D$2:.D$90])" office:value-type="float" office:value="-0.00000219582792693882" calcext:value-type="float">
            <text:p>-2.19582792693882E-06</text:p>
          </table:table-cell>
          <table:table-cell table:formula="of:=[.B53]/MAX([.$B$2:.$B$90])" office:value-type="float" office:value="0.317936412717456" calcext:value-type="float">
            <text:p>0.317936412717456</text:p>
          </table:table-cell>
          <table:table-cell table:formula="of:=[.C53]/MAX([.$B$2:.$B$90])" office:value-type="float" office:value="0.0000246266536166451" calcext:value-type="float">
            <text:p>2.46266536166451E-05</text:p>
          </table:table-cell>
          <table:table-cell table:formula="of:=[.D53]/MAX([.$B$2:.$B$90])" office:value-type="float" office:value="-0.000000694597922520759" calcext:value-type="float">
            <text:p>-6.94597922520759E-0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7827" calcext:value-type="float">
            <text:p>0.7827</text:p>
          </table:table-cell>
          <table:table-cell office:value-type="float" office:value="-0.001368" calcext:value-type="float">
            <text:p>-0.001368</text:p>
          </table:table-cell>
          <table:table-cell table:style-name="ce2" office:value-type="float" office:value="0.0000237" calcext:value-type="float">
            <text:p>2.37E-05</text:p>
          </table:table-cell>
          <table:table-cell table:formula="of:=[.B54]/MAX([.B$2:.B$90])" office:value-type="float" office:value="0.247118997253181" calcext:value-type="float">
            <text:p>0.247118997253181</text:p>
          </table:table-cell>
          <table:table-cell table:formula="of:=[.C54]/MAX([.C$2:.C$90])" office:value-type="float" office:value="-0.00130075116478083" calcext:value-type="float">
            <text:p>-0.001300751164781</text:p>
          </table:table-cell>
          <table:table-cell table:formula="of:=[.D54]/MAX([.D$2:.D$90])" office:value-type="float" office:value="0.00002365505539475" calcext:value-type="float">
            <text:p>2.365505539475E-05</text:p>
          </table:table-cell>
          <table:table-cell table:formula="of:=[.B54]/MAX([.$B$2:.$B$90])" office:value-type="float" office:value="0.247118997253181" calcext:value-type="float">
            <text:p>0.247118997253181</text:p>
          </table:table-cell>
          <table:table-cell table:formula="of:=[.C54]/MAX([.$B$2:.$B$90])" office:value-type="float" office:value="-0.000431913617276545" calcext:value-type="float">
            <text:p>-0.000431913617277</text:p>
          </table:table-cell>
          <table:table-cell table:formula="of:=[.D54]/MAX([.$B$2:.$B$90])" office:value-type="float" office:value="0.00000748271398351909" calcext:value-type="float">
            <text:p>7.48271398351909E-0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5934" calcext:value-type="float">
            <text:p>0.5934</text:p>
          </table:table-cell>
          <table:table-cell office:value-type="float" office:value="-0.001988" calcext:value-type="float">
            <text:p>-0.001988</text:p>
          </table:table-cell>
          <table:table-cell table:style-name="ce2" office:value-type="float" office:value="0.0000286" calcext:value-type="float">
            <text:p>2.86E-05</text:p>
          </table:table-cell>
          <table:table-cell table:formula="of:=[.B55]/MAX([.B$2:.B$90])" office:value-type="float" office:value="0.187352003283554" calcext:value-type="float">
            <text:p>0.187352003283554</text:p>
          </table:table-cell>
          <table:table-cell table:formula="of:=[.C55]/MAX([.C$2:.C$90])" office:value-type="float" office:value="-0.00189027289150899" calcext:value-type="float">
            <text:p>-0.001890272891509</text:p>
          </table:table-cell>
          <table:table-cell table:formula="of:=[.D55]/MAX([.D$2:.D$90])" office:value-type="float" office:value="0.0000285457630502046" calcext:value-type="float">
            <text:p>2.85457630502046E-05</text:p>
          </table:table-cell>
          <table:table-cell table:formula="of:=[.B55]/MAX([.$B$2:.$B$90])" office:value-type="float" office:value="0.187352003283554" calcext:value-type="float">
            <text:p>0.187352003283554</text:p>
          </table:table-cell>
          <table:table-cell table:formula="of:=[.C55]/MAX([.$B$2:.$B$90])" office:value-type="float" office:value="-0.000627663940896031" calcext:value-type="float">
            <text:p>-0.000627663940896</text:p>
          </table:table-cell>
          <table:table-cell table:formula="of:=[.D55]/MAX([.$B$2:.$B$90])" office:value-type="float" office:value="0.00000902977299276987" calcext:value-type="float">
            <text:p>9.02977299276987E-0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4442" calcext:value-type="float">
            <text:p>0.4442</text:p>
          </table:table-cell>
          <table:table-cell office:value-type="float" office:value="-0.002168" calcext:value-type="float">
            <text:p>-0.002168</text:p>
          </table:table-cell>
          <table:table-cell table:style-name="ce2" office:value-type="float" office:value="0.0000261" calcext:value-type="float">
            <text:p>2.61E-05</text:p>
          </table:table-cell>
          <table:table-cell table:formula="of:=[.B56]/MAX([.B$2:.B$90])" office:value-type="float" office:value="0.14024563508351" calcext:value-type="float">
            <text:p>0.14024563508351</text:p>
          </table:table-cell>
          <table:table-cell table:formula="of:=[.C56]/MAX([.C$2:.C$90])" office:value-type="float" office:value="-0.00206142436055909" calcext:value-type="float">
            <text:p>-0.002061424360559</text:p>
          </table:table-cell>
          <table:table-cell table:formula="of:=[.D56]/MAX([.D$2:.D$90])" office:value-type="float" office:value="0.0000260505040423196" calcext:value-type="float">
            <text:p>2.60505040423196E-05</text:p>
          </table:table-cell>
          <table:table-cell table:formula="of:=[.B56]/MAX([.$B$2:.$B$90])" office:value-type="float" office:value="0.14024563508351" calcext:value-type="float">
            <text:p>0.14024563508351</text:p>
          </table:table-cell>
          <table:table-cell table:formula="of:=[.C56]/MAX([.$B$2:.$B$90])" office:value-type="float" office:value="-0.000684494680011366" calcext:value-type="float">
            <text:p>-0.000684494680011</text:p>
          </table:table-cell>
          <table:table-cell table:formula="of:=[.D56]/MAX([.$B$2:.$B$90])" office:value-type="float" office:value="0.00000824045717172355" calcext:value-type="float">
            <text:p>8.24045717172355E-0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3283" calcext:value-type="float">
            <text:p>0.3283</text:p>
          </table:table-cell>
          <table:table-cell office:value-type="float" office:value="-0.002006" calcext:value-type="float">
            <text:p>-0.002006</text:p>
          </table:table-cell>
          <table:table-cell table:style-name="ce2" office:value-type="float" office:value="0.0000225" calcext:value-type="float">
            <text:p>2.25E-05</text:p>
          </table:table-cell>
          <table:table-cell table:formula="of:=[.B57]/MAX([.B$2:.B$90])" office:value-type="float" office:value="0.103652953619802" calcext:value-type="float">
            <text:p>0.103652953619802</text:p>
          </table:table-cell>
          <table:table-cell table:formula="of:=[.C57]/MAX([.C$2:.C$90])" office:value-type="float" office:value="-0.001907388038414" calcext:value-type="float">
            <text:p>-0.001907388038414</text:p>
          </table:table-cell>
          <table:table-cell table:formula="of:=[.D57]/MAX([.D$2:.D$90])" office:value-type="float" office:value="0.0000224573310709652" calcext:value-type="float">
            <text:p>2.24573310709652E-05</text:p>
          </table:table-cell>
          <table:table-cell table:formula="of:=[.B57]/MAX([.$B$2:.$B$90])" office:value-type="float" office:value="0.103652953619802" calcext:value-type="float">
            <text:p>0.103652953619802</text:p>
          </table:table-cell>
          <table:table-cell table:formula="of:=[.C57]/MAX([.$B$2:.$B$90])" office:value-type="float" office:value="-0.000633347014807565" calcext:value-type="float">
            <text:p>-0.000633347014808</text:p>
          </table:table-cell>
          <table:table-cell table:formula="of:=[.D57]/MAX([.$B$2:.$B$90])" office:value-type="float" office:value="0.00000710384238941685" calcext:value-type="float">
            <text:p>7.10384238941685E-0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2394" calcext:value-type="float">
            <text:p>0.2394</text:p>
          </table:table-cell>
          <table:table-cell office:value-type="float" office:value="-0.001642" calcext:value-type="float">
            <text:p>-0.001642</text:p>
          </table:table-cell>
          <table:table-cell table:style-name="ce2" office:value-type="float" office:value="0.0000182" calcext:value-type="float">
            <text:p>1.82E-05</text:p>
          </table:table-cell>
          <table:table-cell table:formula="of:=[.B58]/MAX([.B$2:.B$90])" office:value-type="float" office:value="0.0755848830233953" calcext:value-type="float">
            <text:p>0.075584883023395</text:p>
          </table:table-cell>
          <table:table-cell table:formula="of:=[.C58]/MAX([.C$2:.C$90])" office:value-type="float" office:value="-0.00156128173433489" calcext:value-type="float">
            <text:p>-0.001561281734335</text:p>
          </table:table-cell>
          <table:table-cell table:formula="of:=[.D58]/MAX([.D$2:.D$90])" office:value-type="float" office:value="0.0000181654855774029" calcext:value-type="float">
            <text:p>1.81654855774029E-05</text:p>
          </table:table-cell>
          <table:table-cell table:formula="of:=[.B58]/MAX([.$B$2:.$B$90])" office:value-type="float" office:value="0.0755848830233953" calcext:value-type="float">
            <text:p>0.075584883023395</text:p>
          </table:table-cell>
          <table:table-cell table:formula="of:=[.C58]/MAX([.$B$2:.$B$90])" office:value-type="float" office:value="-0.000518422631263221" calcext:value-type="float">
            <text:p>-0.000518422631263</text:p>
          </table:table-cell>
          <table:table-cell table:formula="of:=[.D58]/MAX([.$B$2:.$B$90])" office:value-type="float" office:value="0.00000574621917721719" calcext:value-type="float">
            <text:p>5.74621917721719E-0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1722" calcext:value-type="float">
            <text:p>0.1722</text:p>
          </table:table-cell>
          <table:table-cell office:value-type="float" office:value="-0.001272" calcext:value-type="float">
            <text:p>-0.001272</text:p>
          </table:table-cell>
          <table:table-cell table:style-name="ce2" office:value-type="float" office:value="0.0000139" calcext:value-type="float">
            <text:p>1.39E-05</text:p>
          </table:table-cell>
          <table:table-cell table:formula="of:=[.B59]/MAX([.B$2:.B$90])" office:value-type="float" office:value="0.0543680737536703" calcext:value-type="float">
            <text:p>0.05436807375367</text:p>
          </table:table-cell>
          <table:table-cell table:formula="of:=[.C59]/MAX([.C$2:.C$90])" office:value-type="float" office:value="-0.00120947038128744" calcext:value-type="float">
            <text:p>-0.001209470381287</text:p>
          </table:table-cell>
          <table:table-cell table:formula="of:=[.D59]/MAX([.D$2:.D$90])" office:value-type="float" office:value="0.0000138736400838407" calcext:value-type="float">
            <text:p>1.38736400838407E-05</text:p>
          </table:table-cell>
          <table:table-cell table:formula="of:=[.B59]/MAX([.$B$2:.$B$90])" office:value-type="float" office:value="0.0543680737536703" calcext:value-type="float">
            <text:p>0.05436807375367</text:p>
          </table:table-cell>
          <table:table-cell table:formula="of:=[.C59]/MAX([.$B$2:.$B$90])" office:value-type="float" office:value="-0.000401603889748366" calcext:value-type="float">
            <text:p>-0.000401603889748</text:p>
          </table:table-cell>
          <table:table-cell table:formula="of:=[.D59]/MAX([.$B$2:.$B$90])" office:value-type="float" office:value="0.00000438859596501752" calcext:value-type="float">
            <text:p>4.38859596501752E-0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1221" calcext:value-type="float">
            <text:p>0.1221</text:p>
          </table:table-cell>
          <table:table-cell office:value-type="float" office:value="-0.000947" calcext:value-type="float">
            <text:p>-0.000947</text:p>
          </table:table-cell>
          <table:table-cell table:style-name="ce2" office:value-type="float" office:value="0.0000103" calcext:value-type="float">
            <text:p>1.03E-05</text:p>
          </table:table-cell>
          <table:table-cell table:formula="of:=[.B60]/MAX([.B$2:.B$90])" office:value-type="float" office:value="0.0385501846999021" calcext:value-type="float">
            <text:p>0.038550184699902</text:p>
          </table:table-cell>
          <table:table-cell table:formula="of:=[.C60]/MAX([.C$2:.C$90])" office:value-type="float" office:value="-0.00090044689550252" calcext:value-type="float">
            <text:p>-0.000900446895503</text:p>
          </table:table-cell>
          <table:table-cell table:formula="of:=[.D60]/MAX([.D$2:.D$90])" office:value-type="float" office:value="0.0000102804671124863" calcext:value-type="float">
            <text:p>1.02804671124863E-05</text:p>
          </table:table-cell>
          <table:table-cell table:formula="of:=[.B60]/MAX([.$B$2:.$B$90])" office:value-type="float" office:value="0.0385501846999021" calcext:value-type="float">
            <text:p>0.038550184699902</text:p>
          </table:table-cell>
          <table:table-cell table:formula="of:=[.C60]/MAX([.$B$2:.$B$90])" office:value-type="float" office:value="-0.000298992833012345" calcext:value-type="float">
            <text:p>-0.000298992833012</text:p>
          </table:table-cell>
          <table:table-cell table:formula="of:=[.D60]/MAX([.$B$2:.$B$90])" office:value-type="float" office:value="0.00000325198118271083" calcext:value-type="float">
            <text:p>3.25198118271083E-0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0853" calcext:value-type="float">
            <text:p>0.0853</text:p>
          </table:table-cell>
          <table:table-cell office:value-type="float" office:value="-0.000683" calcext:value-type="float">
            <text:p>-0.000683</text:p>
          </table:table-cell>
          <table:table-cell table:style-name="ce2" office:value-type="float" office:value="0.00000738" calcext:value-type="float">
            <text:p>7.38E-06</text:p>
          </table:table-cell>
          <table:table-cell table:formula="of:=[.B61]/MAX([.B$2:.B$90])" office:value-type="float" office:value="0.0269314558141003" calcext:value-type="float">
            <text:p>0.0269314558141</text:p>
          </table:table-cell>
          <table:table-cell table:formula="of:=[.C61]/MAX([.C$2:.C$90])" office:value-type="float" office:value="-0.000649424740895693" calcext:value-type="float">
            <text:p>-0.000649424740896</text:p>
          </table:table-cell>
          <table:table-cell table:formula="of:=[.D61]/MAX([.D$2:.D$90])" office:value-type="float" office:value="0.00000736600459127657" calcext:value-type="float">
            <text:p>7.36600459127657E-06</text:p>
          </table:table-cell>
          <table:table-cell table:formula="of:=[.B61]/MAX([.$B$2:.$B$90])" office:value-type="float" office:value="0.0269314558141003" calcext:value-type="float">
            <text:p>0.0269314558141</text:p>
          </table:table-cell>
          <table:table-cell table:formula="of:=[.C61]/MAX([.$B$2:.$B$90])" office:value-type="float" office:value="-0.000215641082309854" calcext:value-type="float">
            <text:p>-0.00021564108231</text:p>
          </table:table-cell>
          <table:table-cell table:formula="of:=[.D61]/MAX([.$B$2:.$B$90])" office:value-type="float" office:value="0.00000233006030372873" calcext:value-type="float">
            <text:p>2.33006030372873E-0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0586" calcext:value-type="float">
            <text:p>0.0586</text:p>
          </table:table-cell>
          <table:table-cell office:value-type="float" office:value="-0.000478" calcext:value-type="float">
            <text:p>-0.000478</text:p>
          </table:table-cell>
          <table:table-cell table:style-name="ce2" office:value-type="float" office:value="0.00000522" calcext:value-type="float">
            <text:p>5.22E-06</text:p>
          </table:table-cell>
          <table:table-cell table:formula="of:=[.B62]/MAX([.B$2:.B$90])" office:value-type="float" office:value="0.0185015628453257" calcext:value-type="float">
            <text:p>0.018501562845326</text:p>
          </table:table-cell>
          <table:table-cell table:formula="of:=[.C62]/MAX([.C$2:.C$90])" office:value-type="float" office:value="-0.000454502234477513" calcext:value-type="float">
            <text:p>-0.000454502234478</text:p>
          </table:table-cell>
          <table:table-cell table:formula="of:=[.D62]/MAX([.D$2:.D$90])" office:value-type="float" office:value="0.00000521010080846392" calcext:value-type="float">
            <text:p>5.21010080846392E-06</text:p>
          </table:table-cell>
          <table:table-cell table:formula="of:=[.B62]/MAX([.$B$2:.$B$90])" office:value-type="float" office:value="0.0185015628453257" calcext:value-type="float">
            <text:p>0.018501562845326</text:p>
          </table:table-cell>
          <table:table-cell table:formula="of:=[.C62]/MAX([.$B$2:.$B$90])" office:value-type="float" office:value="-0.000150917184984056" calcext:value-type="float">
            <text:p>-0.000150917184984</text:p>
          </table:table-cell>
          <table:table-cell table:formula="of:=[.D62]/MAX([.$B$2:.$B$90])" office:value-type="float" office:value="0.00000164809143434471" calcext:value-type="float">
            <text:p>1.64809143434471E-0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0408" calcext:value-type="float">
            <text:p>0.0408</text:p>
          </table:table-cell>
          <table:table-cell office:value-type="float" office:value="-0.000337" calcext:value-type="float">
            <text:p>-0.000337</text:p>
          </table:table-cell>
          <table:table-cell table:style-name="ce2" office:value-type="float" office:value="0.00000367" calcext:value-type="float">
            <text:p>3.67E-06</text:p>
          </table:table-cell>
          <table:table-cell table:formula="of:=[.B63]/MAX([.B$2:.B$90])" office:value-type="float" office:value="0.0128816341994759" calcext:value-type="float">
            <text:p>0.012881634199476</text:p>
          </table:table-cell>
          <table:table-cell table:formula="of:=[.C63]/MAX([.C$2:.C$90])" office:value-type="float" office:value="-0.000320433583721594" calcext:value-type="float">
            <text:p>-0.000320433583722</text:p>
          </table:table-cell>
          <table:table-cell table:formula="of:=[.D63]/MAX([.D$2:.D$90])" office:value-type="float" office:value="0.00000366304022357521" calcext:value-type="float">
            <text:p>3.66304022357521E-06</text:p>
          </table:table-cell>
          <table:table-cell table:formula="of:=[.B63]/MAX([.$B$2:.$B$90])" office:value-type="float" office:value="0.0128816341994759" calcext:value-type="float">
            <text:p>0.012881634199476</text:p>
          </table:table-cell>
          <table:table-cell table:formula="of:=[.C63]/MAX([.$B$2:.$B$90])" office:value-type="float" office:value="-0.000106399772677044" calcext:value-type="float">
            <text:p>-0.000106399772677</text:p>
          </table:table-cell>
          <table:table-cell table:formula="of:=[.D63]/MAX([.$B$2:.$B$90])" office:value-type="float" office:value="0.00000115871562529599" calcext:value-type="float">
            <text:p>1.15871562529599E-0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284" calcext:value-type="float">
            <text:p>0.0284</text:p>
          </table:table-cell>
          <table:table-cell office:value-type="float" office:value="-0.000235" calcext:value-type="float">
            <text:p>-0.000235</text:p>
          </table:table-cell>
          <table:table-cell table:style-name="ce2" office:value-type="float" office:value="0.00000256" calcext:value-type="float">
            <text:p>2.56E-06</text:p>
          </table:table-cell>
          <table:table-cell table:formula="of:=[.B64]/MAX([.B$2:.B$90])" office:value-type="float" office:value="0.00896662772708616" calcext:value-type="float">
            <text:p>0.008966627727086</text:p>
          </table:table-cell>
          <table:table-cell table:formula="of:=[.C64]/MAX([.C$2:.C$90])" office:value-type="float" office:value="-0.000223447751259865" calcext:value-type="float">
            <text:p>-0.00022344775126</text:p>
          </table:table-cell>
          <table:table-cell table:formula="of:=[.D64]/MAX([.D$2:.D$90])" office:value-type="float" office:value="0.00000255514522407426" calcext:value-type="float">
            <text:p>2.55514522407426E-06</text:p>
          </table:table-cell>
          <table:table-cell table:formula="of:=[.B64]/MAX([.$B$2:.$B$90])" office:value-type="float" office:value="0.00896662772708616" calcext:value-type="float">
            <text:p>0.008966627727086</text:p>
          </table:table-cell>
          <table:table-cell table:formula="of:=[.C64]/MAX([.$B$2:.$B$90])" office:value-type="float" office:value="-0.0000741956871783538" calcext:value-type="float">
            <text:p>-7.41956871783538E-05</text:p>
          </table:table-cell>
          <table:table-cell table:formula="of:=[.D64]/MAX([.$B$2:.$B$90])" office:value-type="float" office:value="0.000000808259400751429" calcext:value-type="float">
            <text:p>8.08259400751429E-07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0197" calcext:value-type="float">
            <text:p>0.0197</text:p>
          </table:table-cell>
          <table:table-cell office:value-type="float" office:value="-0.000163" calcext:value-type="float">
            <text:p>-0.000163</text:p>
          </table:table-cell>
          <table:table-cell table:style-name="ce2" office:value-type="float" office:value="0.00000176" calcext:value-type="float">
            <text:p>1.76E-06</text:p>
          </table:table-cell>
          <table:table-cell table:formula="of:=[.B65]/MAX([.B$2:.B$90])" office:value-type="float" office:value="0.00621980866984498" calcext:value-type="float">
            <text:p>0.006219808669845</text:p>
          </table:table-cell>
          <table:table-cell table:formula="of:=[.C65]/MAX([.C$2:.C$90])" office:value-type="float" office:value="-0.000154987163639821" calcext:value-type="float">
            <text:p>-0.00015498716364</text:p>
          </table:table-cell>
          <table:table-cell table:formula="of:=[.D65]/MAX([.D$2:.D$90])" office:value-type="float" office:value="0.00000175666234155105" calcext:value-type="float">
            <text:p>1.75666234155105E-06</text:p>
          </table:table-cell>
          <table:table-cell table:formula="of:=[.B65]/MAX([.$B$2:.$B$90])" office:value-type="float" office:value="0.00621980866984498" calcext:value-type="float">
            <text:p>0.006219808669845</text:p>
          </table:table-cell>
          <table:table-cell table:formula="of:=[.C65]/MAX([.$B$2:.$B$90])" office:value-type="float" office:value="-0.0000514633915322199" calcext:value-type="float">
            <text:p>-5.14633915322199E-05</text:p>
          </table:table-cell>
          <table:table-cell table:formula="of:=[.D65]/MAX([.$B$2:.$B$90])" office:value-type="float" office:value="0.000000555678338016607" calcext:value-type="float">
            <text:p>5.55678338016607E-0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135" calcext:value-type="float">
            <text:p>0.0135</text:p>
          </table:table-cell>
          <table:table-cell office:value-type="float" office:value="-0.000111" calcext:value-type="float">
            <text:p>-0.000111</text:p>
          </table:table-cell>
          <table:table-cell table:style-name="ce2" office:value-type="float" office:value="0.0000012" calcext:value-type="float">
            <text:p>1.20E-06</text:p>
          </table:table-cell>
          <table:table-cell table:formula="of:=[.B66]/MAX([.B$2:.B$90])" office:value-type="float" office:value="0.00426230543365011" calcext:value-type="float">
            <text:p>0.00426230543365</text:p>
          </table:table-cell>
          <table:table-cell table:formula="of:=[.C66]/MAX([.C$2:.C$90])" office:value-type="float" office:value="-0.000105543405914234" calcext:value-type="float">
            <text:p>-0.000105543405914</text:p>
          </table:table-cell>
          <table:table-cell table:formula="of:=[.D66]/MAX([.D$2:.D$90])" office:value-type="float" office:value="0.00000119772432378481" calcext:value-type="float">
            <text:p>1.19772432378481E-06</text:p>
          </table:table-cell>
          <table:table-cell table:formula="of:=[.B66]/MAX([.$B$2:.$B$90])" office:value-type="float" office:value="0.00426230543365011" calcext:value-type="float">
            <text:p>0.00426230543365</text:p>
          </table:table-cell>
          <table:table-cell table:formula="of:=[.C66]/MAX([.$B$2:.$B$90])" office:value-type="float" office:value="-0.0000350456224544565" calcext:value-type="float">
            <text:p>-3.50456224544565E-05</text:p>
          </table:table-cell>
          <table:table-cell table:formula="of:=[.D66]/MAX([.$B$2:.$B$90])" office:value-type="float" office:value="0.000000378871594102232" calcext:value-type="float">
            <text:p>3.78871594102232E-0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00924" calcext:value-type="float">
            <text:p>0.00924</text:p>
          </table:table-cell>
          <table:table-cell table:style-name="ce2" office:value-type="float" office:value="-0.0000748" calcext:value-type="float">
            <text:p>-7.48E-05</text:p>
          </table:table-cell>
          <table:table-cell table:style-name="ce2" office:value-type="float" office:value="0.000000817" calcext:value-type="float">
            <text:p>8.17E-07</text:p>
          </table:table-cell>
          <table:table-cell table:formula="of:=[.B67]/MAX([.B$2:.B$90])" office:value-type="float" office:value="0.00291731127458719" calcext:value-type="float">
            <text:p>0.002917311274587</text:p>
          </table:table-cell>
          <table:table-cell table:formula="of:=[.C67]/MAX([.C$2:.C$90])" office:value-type="float" office:value="-0.0000711229438052677" calcext:value-type="float">
            <text:p>-7.11229438052677E-05</text:p>
          </table:table-cell>
          <table:table-cell table:formula="of:=[.D67]/MAX([.D$2:.D$90])" office:value-type="float" office:value="0.000000815450643776824" calcext:value-type="float">
            <text:p>8.15450643776824E-07</text:p>
          </table:table-cell>
          <table:table-cell table:formula="of:=[.B67]/MAX([.$B$2:.$B$90])" office:value-type="float" office:value="0.00291731127458719" calcext:value-type="float">
            <text:p>0.002917311274587</text:p>
          </table:table-cell>
          <table:table-cell table:formula="of:=[.C67]/MAX([.$B$2:.$B$90])" office:value-type="float" office:value="-0.0000236163293657058" calcext:value-type="float">
            <text:p>-2.36163293657058E-05</text:p>
          </table:table-cell>
          <table:table-cell table:formula="of:=[.D67]/MAX([.$B$2:.$B$90])" office:value-type="float" office:value="0.000000257948410317936" calcext:value-type="float">
            <text:p>2.57948410317936E-0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0638" calcext:value-type="float">
            <text:p>0.00638</text:p>
          </table:table-cell>
          <table:table-cell table:style-name="ce2" office:value-type="float" office:value="-0.0000508" calcext:value-type="float">
            <text:p>-5.08E-05</text:p>
          </table:table-cell>
          <table:table-cell table:style-name="ce2" office:value-type="float" office:value="0.000000555" calcext:value-type="float">
            <text:p>5.55E-07</text:p>
          </table:table-cell>
          <table:table-cell table:formula="of:=[.B68]/MAX([.B$2:.B$90])" office:value-type="float" office:value="0.0020143339753102" calcext:value-type="float">
            <text:p>0.00201433397531</text:p>
          </table:table-cell>
          <table:table-cell table:formula="of:=[.C68]/MAX([.C$2:.C$90])" office:value-type="float" office:value="-0.0000483027479319197" calcext:value-type="float">
            <text:p>-4.83027479319197E-05</text:p>
          </table:table-cell>
          <table:table-cell table:formula="of:=[.D68]/MAX([.D$2:.D$90])" office:value-type="float" office:value="0.000000553947499750474" calcext:value-type="float">
            <text:p>5.53947499750474E-07</text:p>
          </table:table-cell>
          <table:table-cell table:formula="of:=[.B68]/MAX([.$B$2:.$B$90])" office:value-type="float" office:value="0.0020143339753102" calcext:value-type="float">
            <text:p>0.00201433397531</text:p>
          </table:table-cell>
          <table:table-cell table:formula="of:=[.C68]/MAX([.$B$2:.$B$90])" office:value-type="float" office:value="-0.0000160388974836612" calcext:value-type="float">
            <text:p>-1.60388974836612E-05</text:p>
          </table:table-cell>
          <table:table-cell table:formula="of:=[.D68]/MAX([.$B$2:.$B$90])" office:value-type="float" office:value="0.000000175228112272282" calcext:value-type="float">
            <text:p>1.75228112272282E-07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0441" calcext:value-type="float">
            <text:p>0.00441</text:p>
          </table:table-cell>
          <table:table-cell table:style-name="ce2" office:value-type="float" office:value="-0.0000344" calcext:value-type="float">
            <text:p>-3.44E-05</text:p>
          </table:table-cell>
          <table:table-cell table:style-name="ce2" office:value-type="float" office:value="0.000000375" calcext:value-type="float">
            <text:p>3.75E-07</text:p>
          </table:table-cell>
          <table:table-cell table:formula="of:=[.B69]/MAX([.B$2:.B$90])" office:value-type="float" office:value="0.0013923531083257" calcext:value-type="float">
            <text:p>0.001392353108326</text:p>
          </table:table-cell>
          <table:table-cell table:formula="of:=[.C69]/MAX([.C$2:.C$90])" office:value-type="float" office:value="-0.0000327089474184653" calcext:value-type="float">
            <text:p>-3.27089474184653E-05</text:p>
          </table:table-cell>
          <table:table-cell table:formula="of:=[.D69]/MAX([.D$2:.D$90])" office:value-type="float" office:value="0.000000374288851182753" calcext:value-type="float">
            <text:p>3.74288851182753E-07</text:p>
          </table:table-cell>
          <table:table-cell table:formula="of:=[.B69]/MAX([.$B$2:.$B$90])" office:value-type="float" office:value="0.0013923531083257" calcext:value-type="float">
            <text:p>0.001392353108326</text:p>
          </table:table-cell>
          <table:table-cell table:formula="of:=[.C69]/MAX([.$B$2:.$B$90])" office:value-type="float" office:value="-0.0000108609856975973" calcext:value-type="float">
            <text:p>-1.08609856975973E-05</text:p>
          </table:table-cell>
          <table:table-cell table:formula="of:=[.D69]/MAX([.$B$2:.$B$90])" office:value-type="float" office:value="0.000000118397373156948" calcext:value-type="float">
            <text:p>1.18397373156948E-0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00307" calcext:value-type="float">
            <text:p>0.00307</text:p>
          </table:table-cell>
          <table:table-cell table:style-name="ce2" office:value-type="float" office:value="-0.0000234" calcext:value-type="float">
            <text:p>-2.34E-05</text:p>
          </table:table-cell>
          <table:table-cell table:style-name="ce2" office:value-type="float" office:value="0.000000254" calcext:value-type="float">
            <text:p>2.54E-07</text:p>
          </table:table-cell>
          <table:table-cell table:formula="of:=[.B70]/MAX([.B$2:.B$90])" office:value-type="float" office:value="0.000969279828244877" calcext:value-type="float">
            <text:p>0.000969279828245</text:p>
          </table:table-cell>
          <table:table-cell table:formula="of:=[.C70]/MAX([.C$2:.C$90])" office:value-type="float" office:value="-0.0000222496909765142" calcext:value-type="float">
            <text:p>-2.22496909765142E-05</text:p>
          </table:table-cell>
          <table:table-cell table:formula="of:=[.D70]/MAX([.D$2:.D$90])" office:value-type="float" office:value="0.000000253518315201118" calcext:value-type="float">
            <text:p>2.53518315201118E-07</text:p>
          </table:table-cell>
          <table:table-cell table:formula="of:=[.B70]/MAX([.$B$2:.$B$90])" office:value-type="float" office:value="0.000969279828244877" calcext:value-type="float">
            <text:p>0.000969279828245</text:p>
          </table:table-cell>
          <table:table-cell table:formula="of:=[.C70]/MAX([.$B$2:.$B$90])" office:value-type="float" office:value="-0.00000738799608499353" calcext:value-type="float">
            <text:p>-7.38799608499353E-06</text:p>
          </table:table-cell>
          <table:table-cell table:formula="of:=[.D70]/MAX([.$B$2:.$B$90])" office:value-type="float" office:value="0.0000000801944874183058" calcext:value-type="float">
            <text:p>8.01944874183058E-0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00214" calcext:value-type="float">
            <text:p>0.00214</text:p>
          </table:table-cell>
          <table:table-cell table:style-name="ce2" office:value-type="float" office:value="-0.0000159" calcext:value-type="float">
            <text:p>-1.59E-05</text:p>
          </table:table-cell>
          <table:table-cell table:style-name="ce2" office:value-type="float" office:value="0.000000171" calcext:value-type="float">
            <text:p>1.71E-07</text:p>
          </table:table-cell>
          <table:table-cell table:formula="of:=[.B71]/MAX([.B$2:.B$90])" office:value-type="float" office:value="0.000675654342815647" calcext:value-type="float">
            <text:p>0.000675654342816</text:p>
          </table:table-cell>
          <table:table-cell table:formula="of:=[.C71]/MAX([.C$2:.C$90])" office:value-type="float" office:value="-0.000015118379766093" calcext:value-type="float">
            <text:p>-1.5118379766093E-05</text:p>
          </table:table-cell>
          <table:table-cell table:formula="of:=[.D71]/MAX([.D$2:.D$90])" office:value-type="float" office:value="0.000000170675716139335" calcext:value-type="float">
            <text:p>1.70675716139335E-07</text:p>
          </table:table-cell>
          <table:table-cell table:formula="of:=[.B71]/MAX([.$B$2:.$B$90])" office:value-type="float" office:value="0.000675654342815647" calcext:value-type="float">
            <text:p>0.000675654342816</text:p>
          </table:table-cell>
          <table:table-cell table:formula="of:=[.C71]/MAX([.$B$2:.$B$90])" office:value-type="float" office:value="-0.00000502004862185458" calcext:value-type="float">
            <text:p>-5.02004862185458E-06</text:p>
          </table:table-cell>
          <table:table-cell table:formula="of:=[.D71]/MAX([.$B$2:.$B$90])" office:value-type="float" office:value="0.0000000539892021595681" calcext:value-type="float">
            <text:p>5.39892021595681E-0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0149" calcext:value-type="float">
            <text:p>0.00149</text:p>
          </table:table-cell>
          <table:table-cell table:style-name="ce2" office:value-type="float" office:value="-0.0000107" calcext:value-type="float">
            <text:p>-1.07E-05</text:p>
          </table:table-cell>
          <table:table-cell table:style-name="ce2" office:value-type="float" office:value="0.000000116" calcext:value-type="float">
            <text:p>1.16E-07</text:p>
          </table:table-cell>
          <table:table-cell table:formula="of:=[.B72]/MAX([.B$2:.B$90])" office:value-type="float" office:value="0.000470432229343605" calcext:value-type="float">
            <text:p>0.000470432229344</text:p>
          </table:table-cell>
          <table:table-cell table:formula="of:=[.C72]/MAX([.C$2:.C$90])" office:value-type="float" office:value="-0.0000101740039935343" calcext:value-type="float">
            <text:p>-1.01740039935343E-05</text:p>
          </table:table-cell>
          <table:table-cell table:formula="of:=[.D72]/MAX([.D$2:.D$90])" office:value-type="float" office:value="0.000000115780017965865" calcext:value-type="float">
            <text:p>1.15780017965865E-07</text:p>
          </table:table-cell>
          <table:table-cell table:formula="of:=[.B72]/MAX([.$B$2:.$B$90])" office:value-type="float" office:value="0.000470432229343605" calcext:value-type="float">
            <text:p>0.000470432229344</text:p>
          </table:table-cell>
          <table:table-cell table:formula="of:=[.C72]/MAX([.$B$2:.$B$90])" office:value-type="float" office:value="-0.00000337827171407824" calcext:value-type="float">
            <text:p>-3.37827171407824E-06</text:p>
          </table:table-cell>
          <table:table-cell table:formula="of:=[.D72]/MAX([.$B$2:.$B$90])" office:value-type="float" office:value="0.0000000366242540965491" calcext:value-type="float">
            <text:p>3.66242540965491E-0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00105" calcext:value-type="float">
            <text:p>0.00105</text:p>
          </table:table-cell>
          <table:table-cell table:style-name="ce2" office:value-type="float" office:value="-0.00000723" calcext:value-type="float">
            <text:p>-7.23E-06</text:p>
          </table:table-cell>
          <table:table-cell table:style-name="ce2" office:value-type="float" office:value="0.0000000785" calcext:value-type="float">
            <text:p>7.85E-08</text:p>
          </table:table-cell>
          <table:table-cell table:formula="of:=[.B73]/MAX([.B$2:.B$90])" office:value-type="float" office:value="0.000331512644839453" calcext:value-type="float">
            <text:p>0.000331512644839</text:p>
          </table:table-cell>
          <table:table-cell table:formula="of:=[.C73]/MAX([.C$2:.C$90])" office:value-type="float" office:value="-0.00000687458400684606" calcext:value-type="float">
            <text:p>-6.87458400684606E-06</text:p>
          </table:table-cell>
          <table:table-cell table:formula="of:=[.D73]/MAX([.D$2:.D$90])" office:value-type="float" office:value="0.0000000783511328475896" calcext:value-type="float">
            <text:p>7.83511328475896E-08</text:p>
          </table:table-cell>
          <table:table-cell table:formula="of:=[.B73]/MAX([.$B$2:.$B$90])" office:value-type="float" office:value="0.000331512644839453" calcext:value-type="float">
            <text:p>0.000331512644839</text:p>
          </table:table-cell>
          <table:table-cell table:formula="of:=[.C73]/MAX([.$B$2:.$B$90])" office:value-type="float" office:value="-0.00000228270135446595" calcext:value-type="float">
            <text:p>-2.28270135446595E-06</text:p>
          </table:table-cell>
          <table:table-cell table:formula="of:=[.D73]/MAX([.$B$2:.$B$90])" office:value-type="float" office:value="0.0000000247845167808543" calcext:value-type="float">
            <text:p>2.47845167808543E-0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739" calcext:value-type="float">
            <text:p>0.000739</text:p>
          </table:table-cell>
          <table:table-cell table:style-name="ce2" office:value-type="float" office:value="-0.00000487" calcext:value-type="float">
            <text:p>-4.87E-06</text:p>
          </table:table-cell>
          <table:table-cell table:style-name="ce2" office:value-type="float" office:value="0.0000000531" calcext:value-type="float">
            <text:p>5.31E-08</text:p>
          </table:table-cell>
          <table:table-cell table:formula="of:=[.B74]/MAX([.B$2:.B$90])" office:value-type="float" office:value="0.000233321756701291" calcext:value-type="float">
            <text:p>0.000233321756701</text:p>
          </table:table-cell>
          <table:table-cell table:formula="of:=[.C74]/MAX([.C$2:.C$90])" office:value-type="float" office:value="-0.00000463059807930018" calcext:value-type="float">
            <text:p>-4.63059807930018E-06</text:p>
          </table:table-cell>
          <table:table-cell table:formula="of:=[.D74]/MAX([.D$2:.D$90])" office:value-type="float" office:value="0.0000000529993013274778" calcext:value-type="float">
            <text:p>5.29993013274778E-08</text:p>
          </table:table-cell>
          <table:table-cell table:formula="of:=[.B74]/MAX([.$B$2:.$B$90])" office:value-type="float" office:value="0.000233321756701291" calcext:value-type="float">
            <text:p>0.000233321756701</text:p>
          </table:table-cell>
          <table:table-cell table:formula="of:=[.C74]/MAX([.$B$2:.$B$90])" office:value-type="float" office:value="-0.00000153758721939823" calcext:value-type="float">
            <text:p>-1.53758721939823E-06</text:p>
          </table:table-cell>
          <table:table-cell table:formula="of:=[.D74]/MAX([.$B$2:.$B$90])" office:value-type="float" office:value="0.0000000167650680390238" calcext:value-type="float">
            <text:p>1.67650680390238E-08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000523" calcext:value-type="float">
            <text:p>0.000523</text:p>
          </table:table-cell>
          <table:table-cell table:style-name="ce2" office:value-type="float" office:value="-0.00000329" calcext:value-type="float">
            <text:p>-3.29E-06</text:p>
          </table:table-cell>
          <table:table-cell table:style-name="ce2" office:value-type="float" office:value="0.000000036" calcext:value-type="float">
            <text:p>3.60E-08</text:p>
          </table:table-cell>
          <table:table-cell table:formula="of:=[.B75]/MAX([.B$2:.B$90])" office:value-type="float" office:value="0.00016512486976289" calcext:value-type="float">
            <text:p>0.000165124869763</text:p>
          </table:table-cell>
          <table:table-cell table:formula="of:=[.C75]/MAX([.C$2:.C$90])" office:value-type="float" office:value="-0.00000312826851763811" calcext:value-type="float">
            <text:p>-3.12826851763811E-06</text:p>
          </table:table-cell>
          <table:table-cell table:formula="of:=[.D75]/MAX([.D$2:.D$90])" office:value-type="float" office:value="0.0000000359317297135443" calcext:value-type="float">
            <text:p>3.59317297135443E-08</text:p>
          </table:table-cell>
          <table:table-cell table:formula="of:=[.B75]/MAX([.$B$2:.$B$90])" office:value-type="float" office:value="0.00016512486976289" calcext:value-type="float">
            <text:p>0.000165124869763</text:p>
          </table:table-cell>
          <table:table-cell table:formula="of:=[.C75]/MAX([.$B$2:.$B$90])" office:value-type="float" office:value="-0.00000103873962049695" calcext:value-type="float">
            <text:p>-1.03873962049695E-06</text:p>
          </table:table-cell>
          <table:table-cell table:formula="of:=[.D75]/MAX([.$B$2:.$B$90])" office:value-type="float" office:value="0.000000011366147823067" calcext:value-type="float">
            <text:p>1.1366147823067E-0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00372" calcext:value-type="float">
            <text:p>0.000372</text:p>
          </table:table-cell>
          <table:table-cell table:style-name="ce2" office:value-type="float" office:value="-0.00000222" calcext:value-type="float">
            <text:p>-2.22E-06</text:p>
          </table:table-cell>
          <table:table-cell table:style-name="ce2" office:value-type="float" office:value="0.0000000244" calcext:value-type="float">
            <text:p>2.44E-08</text:p>
          </table:table-cell>
          <table:table-cell table:formula="of:=[.B76]/MAX([.B$2:.B$90])" office:value-type="float" office:value="0.000117450194171692" calcext:value-type="float">
            <text:p>0.000117450194172</text:p>
          </table:table-cell>
          <table:table-cell table:formula="of:=[.C76]/MAX([.C$2:.C$90])" office:value-type="float" office:value="-0.00000211086811828468" calcext:value-type="float">
            <text:p>-2.11086811828468E-06</text:p>
          </table:table-cell>
          <table:table-cell table:formula="of:=[.D76]/MAX([.D$2:.D$90])" office:value-type="float" office:value="0.0000000243537279169578" calcext:value-type="float">
            <text:p>2.43537279169578E-08</text:p>
          </table:table-cell>
          <table:table-cell table:formula="of:=[.B76]/MAX([.$B$2:.$B$90])" office:value-type="float" office:value="0.000117450194171692" calcext:value-type="float">
            <text:p>0.000117450194172</text:p>
          </table:table-cell>
          <table:table-cell table:formula="of:=[.C76]/MAX([.$B$2:.$B$90])" office:value-type="float" office:value="-0.00000070091244908913" calcext:value-type="float">
            <text:p>-7.0091244908913E-07</text:p>
          </table:table-cell>
          <table:table-cell table:formula="of:=[.D76]/MAX([.$B$2:.$B$90])" office:value-type="float" office:value="0.00000000770372241341206" calcext:value-type="float">
            <text:p>7.70372241341206E-09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000265" calcext:value-type="float">
            <text:p>0.000265</text:p>
          </table:table-cell>
          <table:table-cell table:style-name="ce2" office:value-type="float" office:value="-0.0000015" calcext:value-type="float">
            <text:p>-1.50E-06</text:p>
          </table:table-cell>
          <table:table-cell table:style-name="ce2" office:value-type="float" office:value="0.0000000165" calcext:value-type="float">
            <text:p>1.65E-08</text:p>
          </table:table-cell>
          <table:table-cell table:formula="of:=[.B77]/MAX([.B$2:.B$90])" office:value-type="float" office:value="0.0000836674770309096" calcext:value-type="float">
            <text:p>8.36674770309096E-05</text:p>
          </table:table-cell>
          <table:table-cell table:formula="of:=[.C77]/MAX([.C$2:.C$90])" office:value-type="float" office:value="-0.00000142626224208424" calcext:value-type="float">
            <text:p>-1.42626224208424E-06</text:p>
          </table:table-cell>
          <table:table-cell table:formula="of:=[.D77]/MAX([.D$2:.D$90])" office:value-type="float" office:value="0.0000000164687094520411" calcext:value-type="float">
            <text:p>1.64687094520411E-08</text:p>
          </table:table-cell>
          <table:table-cell table:formula="of:=[.B77]/MAX([.$B$2:.$B$90])" office:value-type="float" office:value="0.0000836674770309096" calcext:value-type="float">
            <text:p>8.36674770309096E-05</text:p>
          </table:table-cell>
          <table:table-cell table:formula="of:=[.C77]/MAX([.$B$2:.$B$90])" office:value-type="float" office:value="-0.00000047358949262779" calcext:value-type="float">
            <text:p>-4.7358949262779E-07</text:p>
          </table:table-cell>
          <table:table-cell table:formula="of:=[.D77]/MAX([.$B$2:.$B$90])" office:value-type="float" office:value="0.00000000520948441890569" calcext:value-type="float">
            <text:p>5.20948441890569E-0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0019" calcext:value-type="float">
            <text:p>0.00019</text:p>
          </table:table-cell>
          <table:table-cell table:style-name="ce2" office:value-type="float" office:value="-0.00000102" calcext:value-type="float">
            <text:p>-1.02E-06</text:p>
          </table:table-cell>
          <table:table-cell table:style-name="ce2" office:value-type="float" office:value="0.0000000112" calcext:value-type="float">
            <text:p>1.12E-08</text:p>
          </table:table-cell>
          <table:table-cell table:formula="of:=[.B78]/MAX([.B$2:.B$90])" office:value-type="float" office:value="0.0000599880023995201" calcext:value-type="float">
            <text:p>5.99880023995201E-05</text:p>
          </table:table-cell>
          <table:table-cell table:formula="of:=[.C78]/MAX([.C$2:.C$90])" office:value-type="float" office:value="-0.000000969858324617286" calcext:value-type="float">
            <text:p>-9.69858324617286E-07</text:p>
          </table:table-cell>
          <table:table-cell table:formula="of:=[.D78]/MAX([.D$2:.D$90])" office:value-type="float" office:value="0.0000000111787603553249" calcext:value-type="float">
            <text:p>1.11787603553249E-08</text:p>
          </table:table-cell>
          <table:table-cell table:formula="of:=[.B78]/MAX([.$B$2:.$B$90])" office:value-type="float" office:value="0.0000599880023995201" calcext:value-type="float">
            <text:p>5.99880023995201E-05</text:p>
          </table:table-cell>
          <table:table-cell table:formula="of:=[.C78]/MAX([.$B$2:.$B$90])" office:value-type="float" office:value="-0.000000322040854986897" calcext:value-type="float">
            <text:p>-3.22040854986897E-07</text:p>
          </table:table-cell>
          <table:table-cell table:formula="of:=[.D78]/MAX([.$B$2:.$B$90])" office:value-type="float" office:value="0.0000000035361348782875" calcext:value-type="float">
            <text:p>3.5361348782875E-09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00136" calcext:value-type="float">
            <text:p>0.000136</text:p>
          </table:table-cell>
          <table:table-cell table:style-name="ce2" office:value-type="float" office:value="-0.000000688" calcext:value-type="float">
            <text:p>-6.88E-07</text:p>
          </table:table-cell>
          <table:table-cell table:style-name="ce2" office:value-type="float" office:value="0.00000000753" calcext:value-type="float">
            <text:p>7.53E-09</text:p>
          </table:table-cell>
          <table:table-cell table:formula="of:=[.B79]/MAX([.B$2:.B$90])" office:value-type="float" office:value="0.0000429387806649196" calcext:value-type="float">
            <text:p>4.29387806649196E-05</text:p>
          </table:table-cell>
          <table:table-cell table:formula="of:=[.C79]/MAX([.C$2:.C$90])" office:value-type="float" office:value="-0.000000654178948369307" calcext:value-type="float">
            <text:p>-6.54178948369307E-07</text:p>
          </table:table-cell>
          <table:table-cell table:formula="of:=[.D79]/MAX([.D$2:.D$90])" office:value-type="float" office:value="0.00000000751572013174968" calcext:value-type="float">
            <text:p>7.51572013174968E-09</text:p>
          </table:table-cell>
          <table:table-cell table:formula="of:=[.B79]/MAX([.$B$2:.$B$90])" office:value-type="float" office:value="0.0000429387806649196" calcext:value-type="float">
            <text:p>4.29387806649196E-05</text:p>
          </table:table-cell>
          <table:table-cell table:formula="of:=[.C79]/MAX([.$B$2:.$B$90])" office:value-type="float" office:value="-0.000000217219713951946" calcext:value-type="float">
            <text:p>-2.17219713951946E-07</text:p>
          </table:table-cell>
          <table:table-cell table:formula="of:=[.D79]/MAX([.$B$2:.$B$90])" office:value-type="float" office:value="0.00000000237741925299151" calcext:value-type="float">
            <text:p>2.37741925299151E-09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style-name="ce2" office:value-type="float" office:value="0.0000984" calcext:value-type="float">
            <text:p>9.84E-05</text:p>
          </table:table-cell>
          <table:table-cell table:style-name="ce2" office:value-type="float" office:value="-0.000000465" calcext:value-type="float">
            <text:p>-4.65E-07</text:p>
          </table:table-cell>
          <table:table-cell table:style-name="ce2" office:value-type="float" office:value="0.00000000507" calcext:value-type="float">
            <text:p>5.07E-09</text:p>
          </table:table-cell>
          <table:table-cell table:formula="of:=[.B80]/MAX([.B$2:.B$90])" office:value-type="float" office:value="0.000031067470716383" calcext:value-type="float">
            <text:p>3.1067470716383E-05</text:p>
          </table:table-cell>
          <table:table-cell table:formula="of:=[.C80]/MAX([.C$2:.C$90])" office:value-type="float" office:value="-0.000000442141295046116" calcext:value-type="float">
            <text:p>-4.42141295046116E-07</text:p>
          </table:table-cell>
          <table:table-cell table:formula="of:=[.D80]/MAX([.D$2:.D$90])" office:value-type="float" office:value="0.00000000506038526799082" calcext:value-type="float">
            <text:p>5.06038526799082E-09</text:p>
          </table:table-cell>
          <table:table-cell table:formula="of:=[.B80]/MAX([.$B$2:.$B$90])" office:value-type="float" office:value="0.000031067470716383" calcext:value-type="float">
            <text:p>3.1067470716383E-05</text:p>
          </table:table-cell>
          <table:table-cell table:formula="of:=[.C80]/MAX([.$B$2:.$B$90])" office:value-type="float" office:value="-0.000000146812742714615" calcext:value-type="float">
            <text:p>-1.46812742714615E-07</text:p>
          </table:table-cell>
          <table:table-cell table:formula="of:=[.D80]/MAX([.$B$2:.$B$90])" office:value-type="float" office:value="0.00000000160073248508193" calcext:value-type="float">
            <text:p>1.60073248508193E-09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table:style-name="ce2" office:value-type="float" office:value="0.0000713" calcext:value-type="float">
            <text:p>7.13E-05</text:p>
          </table:table-cell>
          <table:table-cell table:style-name="ce2" office:value-type="float" office:value="-0.000000312" calcext:value-type="float">
            <text:p>-3.12E-07</text:p>
          </table:table-cell>
          <table:table-cell table:style-name="ce2" office:value-type="float" office:value="0.0000000034" calcext:value-type="float">
            <text:p>3.40E-09</text:p>
          </table:table-cell>
          <table:table-cell table:formula="of:=[.B81]/MAX([.B$2:.B$90])" office:value-type="float" office:value="0.000022511287216241" calcext:value-type="float">
            <text:p>2.2511287216241E-05</text:p>
          </table:table-cell>
          <table:table-cell table:formula="of:=[.C81]/MAX([.C$2:.C$90])" office:value-type="float" office:value="-0.000000296662546353523" calcext:value-type="float">
            <text:p>-2.96662546353523E-07</text:p>
          </table:table-cell>
          <table:table-cell table:formula="of:=[.D81]/MAX([.D$2:.D$90])" office:value-type="float" office:value="0.00000000339355225072362" calcext:value-type="float">
            <text:p>3.39355225072362E-09</text:p>
          </table:table-cell>
          <table:table-cell table:formula="of:=[.B81]/MAX([.$B$2:.$B$90])" office:value-type="float" office:value="0.000022511287216241" calcext:value-type="float">
            <text:p>2.2511287216241E-05</text:p>
          </table:table-cell>
          <table:table-cell table:formula="of:=[.C81]/MAX([.$B$2:.$B$90])" office:value-type="float" office:value="-0.0000000985066144665804" calcext:value-type="float">
            <text:p>-9.85066144665804E-08</text:p>
          </table:table-cell>
          <table:table-cell table:formula="of:=[.D81]/MAX([.$B$2:.$B$90])" office:value-type="float" office:value="0.00000000107346951662299" calcext:value-type="float">
            <text:p>1.07346951662299E-09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style-name="ce2" office:value-type="float" office:value="0.0000518" calcext:value-type="float">
            <text:p>5.18E-05</text:p>
          </table:table-cell>
          <table:table-cell table:style-name="ce2" office:value-type="float" office:value="-0.000000208" calcext:value-type="float">
            <text:p>-2.08E-07</text:p>
          </table:table-cell>
          <table:table-cell table:style-name="ce2" office:value-type="float" office:value="0.00000000227" calcext:value-type="float">
            <text:p>2.27E-09</text:p>
          </table:table-cell>
          <table:table-cell table:formula="of:=[.B82]/MAX([.B$2:.B$90])" office:value-type="float" office:value="0.0000163546238120797" calcext:value-type="float">
            <text:p>1.63546238120797E-05</text:p>
          </table:table-cell>
          <table:table-cell table:formula="of:=[.C82]/MAX([.C$2:.C$90])" office:value-type="float" office:value="-0.000000197775030902349" calcext:value-type="float">
            <text:p>-1.97775030902349E-07</text:p>
          </table:table-cell>
          <table:table-cell table:formula="of:=[.D82]/MAX([.D$2:.D$90])" office:value-type="float" office:value="0.0000000022656951791596" calcext:value-type="float">
            <text:p>2.2656951791596E-09</text:p>
          </table:table-cell>
          <table:table-cell table:formula="of:=[.B82]/MAX([.$B$2:.$B$90])" office:value-type="float" office:value="0.0000163546238120797" calcext:value-type="float">
            <text:p>1.63546238120797E-05</text:p>
          </table:table-cell>
          <table:table-cell table:formula="of:=[.C82]/MAX([.$B$2:.$B$90])" office:value-type="float" office:value="-0.0000000656710763110536" calcext:value-type="float">
            <text:p>-6.56710763110536E-08</text:p>
          </table:table-cell>
          <table:table-cell table:formula="of:=[.D82]/MAX([.$B$2:.$B$90])" office:value-type="float" office:value="0.000000000716698765510056" calcext:value-type="float">
            <text:p>7.16698765510056E-1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style-name="ce2" office:value-type="float" office:value="0.0000377" calcext:value-type="float">
            <text:p>3.77E-05</text:p>
          </table:table-cell>
          <table:table-cell table:style-name="ce2" office:value-type="float" office:value="-0.000000137" calcext:value-type="float">
            <text:p>-1.37E-07</text:p>
          </table:table-cell>
          <table:table-cell table:style-name="ce2" office:value-type="float" office:value="0.0000000015" calcext:value-type="float">
            <text:p>1.50E-09</text:p>
          </table:table-cell>
          <table:table-cell table:formula="of:=[.B83]/MAX([.B$2:.B$90])" office:value-type="float" office:value="0.0000119028825813785" calcext:value-type="float">
            <text:p>1.19028825813785E-05</text:p>
          </table:table-cell>
          <table:table-cell table:formula="of:=[.C83]/MAX([.C$2:.C$90])" office:value-type="float" office:value="-0.000000130265284777028" calcext:value-type="float">
            <text:p>-1.30265284777028E-07</text:p>
          </table:table-cell>
          <table:table-cell table:formula="of:=[.D83]/MAX([.D$2:.D$90])" office:value-type="float" office:value="0.00000000149715540473101" calcext:value-type="float">
            <text:p>1.49715540473101E-09</text:p>
          </table:table-cell>
          <table:table-cell table:formula="of:=[.B83]/MAX([.$B$2:.$B$90])" office:value-type="float" office:value="0.0000119028825813785" calcext:value-type="float">
            <text:p>1.19028825813785E-05</text:p>
          </table:table-cell>
          <table:table-cell table:formula="of:=[.C83]/MAX([.$B$2:.$B$90])" office:value-type="float" office:value="-0.0000000432545069933382" calcext:value-type="float">
            <text:p>-4.32545069933382E-08</text:p>
          </table:table-cell>
          <table:table-cell table:formula="of:=[.D83]/MAX([.$B$2:.$B$90])" office:value-type="float" office:value="0.00000000047358949262779" calcext:value-type="float">
            <text:p>4.7358949262779E-1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2" office:value-type="float" office:value="0.0000276" calcext:value-type="float">
            <text:p>2.76E-05</text:p>
          </table:table-cell>
          <table:table-cell table:style-name="ce2" office:value-type="float" office:value="-0.000000088" calcext:value-type="float">
            <text:p>-8.80E-08</text:p>
          </table:table-cell>
          <table:table-cell table:style-name="ce2" office:value-type="float" office:value="0.000000000986" calcext:value-type="float">
            <text:p>9.86E-10</text:p>
          </table:table-cell>
          <table:table-cell table:formula="of:=[.B84]/MAX([.B$2:.B$90])" office:value-type="float" office:value="0.00000871404666435134" calcext:value-type="float">
            <text:p>8.71404666435134E-06</text:p>
          </table:table-cell>
          <table:table-cell table:formula="of:=[.C84]/MAX([.C$2:.C$90])" office:value-type="float" office:value="-0.000000083674051535609" calcext:value-type="float">
            <text:p>-8.3674051535609E-08</text:p>
          </table:table-cell>
          <table:table-cell table:formula="of:=[.D84]/MAX([.D$2:.D$90])" office:value-type="float" office:value="0.000000000984130152709851" calcext:value-type="float">
            <text:p>9.84130152709851E-10</text:p>
          </table:table-cell>
          <table:table-cell table:formula="of:=[.B84]/MAX([.$B$2:.$B$90])" office:value-type="float" office:value="0.00000871404666435134" calcext:value-type="float">
            <text:p>8.71404666435134E-06</text:p>
          </table:table-cell>
          <table:table-cell table:formula="of:=[.C84]/MAX([.$B$2:.$B$90])" office:value-type="float" office:value="-0.0000000277839169008304" calcext:value-type="float">
            <text:p>-2.77839169008304E-08</text:p>
          </table:table-cell>
          <table:table-cell table:formula="of:=[.D84]/MAX([.$B$2:.$B$90])" office:value-type="float" office:value="0.000000000311306159820667" calcext:value-type="float">
            <text:p>3.11306159820667E-1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style-name="ce2" office:value-type="float" office:value="0.0000203" calcext:value-type="float">
            <text:p>2.03E-05</text:p>
          </table:table-cell>
          <table:table-cell table:style-name="ce2" office:value-type="float" office:value="-0.0000000553" calcext:value-type="float">
            <text:p>-5.53E-08</text:p>
          </table:table-cell>
          <table:table-cell table:style-name="ce2" office:value-type="float" office:value="0.000000000639" calcext:value-type="float">
            <text:p>6.39E-10</text:p>
          </table:table-cell>
          <table:table-cell table:formula="of:=[.B85]/MAX([.B$2:.B$90])" office:value-type="float" office:value="0.00000640924446689609" calcext:value-type="float">
            <text:p>6.40924446689609E-06</text:p>
          </table:table-cell>
          <table:table-cell table:formula="of:=[.C85]/MAX([.C$2:.C$90])" office:value-type="float" office:value="-0.0000000525815346581725" calcext:value-type="float">
            <text:p>-5.25815346581725E-08</text:p>
          </table:table-cell>
          <table:table-cell table:formula="of:=[.D85]/MAX([.D$2:.D$90])" office:value-type="float" office:value="0.000000000637788202415411" calcext:value-type="float">
            <text:p>6.37788202415411E-10</text:p>
          </table:table-cell>
          <table:table-cell table:formula="of:=[.B85]/MAX([.$B$2:.$B$90])" office:value-type="float" office:value="0.00000640924446689609" calcext:value-type="float">
            <text:p>6.40924446689609E-06</text:p>
          </table:table-cell>
          <table:table-cell table:formula="of:=[.C85]/MAX([.$B$2:.$B$90])" office:value-type="float" office:value="-0.0000000174596659615445" calcext:value-type="float">
            <text:p>-1.74596659615445E-08</text:p>
          </table:table-cell>
          <table:table-cell table:formula="of:=[.D85]/MAX([.$B$2:.$B$90])" office:value-type="float" office:value="0.000000000201749123859439" calcext:value-type="float">
            <text:p>2.01749123859439E-1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style-name="ce2" office:value-type="float" office:value="0.0000149" calcext:value-type="float">
            <text:p>1.49E-05</text:p>
          </table:table-cell>
          <table:table-cell table:style-name="ce2" office:value-type="float" office:value="-0.0000000336" calcext:value-type="float">
            <text:p>-3.36E-08</text:p>
          </table:table-cell>
          <table:table-cell table:style-name="ce2" office:value-type="float" office:value="0.000000000407" calcext:value-type="float">
            <text:p>4.07E-10</text:p>
          </table:table-cell>
          <table:table-cell table:formula="of:=[.B86]/MAX([.B$2:.B$90])" office:value-type="float" office:value="0.00000470432229343605" calcext:value-type="float">
            <text:p>4.70432229343605E-06</text:p>
          </table:table-cell>
          <table:table-cell table:formula="of:=[.C86]/MAX([.C$2:.C$90])" office:value-type="float" office:value="-0.0000000319482742226871" calcext:value-type="float">
            <text:p>-3.19482742226871E-08</text:p>
          </table:table-cell>
          <table:table-cell table:formula="of:=[.D86]/MAX([.D$2:.D$90])" office:value-type="float" office:value="0.000000000406228166483681" calcext:value-type="float">
            <text:p>4.06228166483681E-10</text:p>
          </table:table-cell>
          <table:table-cell table:formula="of:=[.B86]/MAX([.$B$2:.$B$90])" office:value-type="float" office:value="0.00000470432229343605" calcext:value-type="float">
            <text:p>4.70432229343605E-06</text:p>
          </table:table-cell>
          <table:table-cell table:formula="of:=[.C86]/MAX([.$B$2:.$B$90])" office:value-type="float" office:value="-0.0000000106084046348625" calcext:value-type="float">
            <text:p>-1.06084046348625E-08</text:p>
          </table:table-cell>
          <table:table-cell table:formula="of:=[.D86]/MAX([.$B$2:.$B$90])" office:value-type="float" office:value="0.00000000012850061566634" calcext:value-type="float">
            <text:p>1.2850061566634E-1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table:style-name="ce2" office:value-type="float" office:value="0.000011" calcext:value-type="float">
            <text:p>1.10E-05</text:p>
          </table:table-cell>
          <table:table-cell table:style-name="ce2" office:value-type="float" office:value="-0.0000000196" calcext:value-type="float">
            <text:p>-1.96E-08</text:p>
          </table:table-cell>
          <table:table-cell table:style-name="ce2" office:value-type="float" office:value="0.000000000253" calcext:value-type="float">
            <text:p>2.53E-10</text:p>
          </table:table-cell>
          <table:table-cell table:formula="of:=[.B87]/MAX([.B$2:.B$90])" office:value-type="float" office:value="0.00000347298961260379" calcext:value-type="float">
            <text:p>3.47298961260379E-06</text:p>
          </table:table-cell>
          <table:table-cell table:formula="of:=[.C87]/MAX([.C$2:.C$90])" office:value-type="float" office:value="-0.0000000186364932965675" calcext:value-type="float">
            <text:p>-1.86364932965675E-08</text:p>
          </table:table-cell>
          <table:table-cell table:formula="of:=[.D87]/MAX([.D$2:.D$90])" office:value-type="float" office:value="0.000000000252520211597964" calcext:value-type="float">
            <text:p>2.52520211597964E-10</text:p>
          </table:table-cell>
          <table:table-cell table:formula="of:=[.B87]/MAX([.$B$2:.$B$90])" office:value-type="float" office:value="0.00000347298961260379" calcext:value-type="float">
            <text:p>3.47298961260379E-06</text:p>
          </table:table-cell>
          <table:table-cell table:formula="of:=[.C87]/MAX([.$B$2:.$B$90])" office:value-type="float" office:value="-0.00000000618823603700313" calcext:value-type="float">
            <text:p>-6.18823603700313E-09</text:p>
          </table:table-cell>
          <table:table-cell table:formula="of:=[.D87]/MAX([.$B$2:.$B$90])" office:value-type="float" office:value="0.0000000000798787610898873" calcext:value-type="float">
            <text:p>7.98787610898873E-1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style-name="ce2" office:value-type="float" office:value="0.00000818" calcext:value-type="float">
            <text:p>8.18E-06</text:p>
          </table:table-cell>
          <table:table-cell table:style-name="ce2" office:value-type="float" office:value="-0.0000000109" calcext:value-type="float">
            <text:p>-1.09E-08</text:p>
          </table:table-cell>
          <table:table-cell table:style-name="ce2" office:value-type="float" office:value="0.000000000152" calcext:value-type="float">
            <text:p>1.52E-10</text:p>
          </table:table-cell>
          <table:table-cell table:formula="of:=[.B88]/MAX([.B$2:.B$90])" office:value-type="float" office:value="0.00000258264136646355" calcext:value-type="float">
            <text:p>2.58264136646355E-06</text:p>
          </table:table-cell>
          <table:table-cell table:formula="of:=[.C88]/MAX([.C$2:.C$90])" office:value-type="float" office:value="-0.0000000103641722924788" calcext:value-type="float">
            <text:p>-1.03641722924788E-08</text:p>
          </table:table-cell>
          <table:table-cell table:formula="of:=[.D88]/MAX([.D$2:.D$90])" office:value-type="float" office:value="0.000000000151711747679409" calcext:value-type="float">
            <text:p>1.51711747679409E-10</text:p>
          </table:table-cell>
          <table:table-cell table:formula="of:=[.B88]/MAX([.$B$2:.$B$90])" office:value-type="float" office:value="0.00000258264136646355" calcext:value-type="float">
            <text:p>2.58264136646355E-06</text:p>
          </table:table-cell>
          <table:table-cell table:formula="of:=[.C88]/MAX([.$B$2:.$B$90])" office:value-type="float" office:value="-0.00000000344141697976194" calcext:value-type="float">
            <text:p>-3.44141697976194E-09</text:p>
          </table:table-cell>
          <table:table-cell table:formula="of:=[.D88]/MAX([.$B$2:.$B$90])" office:value-type="float" office:value="0.0000000000479904019196161" calcext:value-type="float">
            <text:p>4.79904019196161E-1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style-name="ce2" office:value-type="float" office:value="0.00000609" calcext:value-type="float">
            <text:p>6.09E-06</text:p>
          </table:table-cell>
          <table:table-cell table:style-name="ce2" office:value-type="float" office:value="-0.0000000057" calcext:value-type="float">
            <text:p>-5.70E-09</text:p>
          </table:table-cell>
          <table:table-cell table:style-name="ce2" office:value-type="float" office:value="0.0000000000864" calcext:value-type="float">
            <text:p>8.64E-11</text:p>
          </table:table-cell>
          <table:table-cell table:formula="of:=[.B89]/MAX([.B$2:.B$90])" office:value-type="float" office:value="0.00000192277334006883" calcext:value-type="float">
            <text:p>1.92277334006883E-06</text:p>
          </table:table-cell>
          <table:table-cell table:formula="of:=[.C89]/MAX([.C$2:.C$90])" office:value-type="float" office:value="-0.00000000541979651992013" calcext:value-type="float">
            <text:p>-5.41979651992013E-09</text:p>
          </table:table-cell>
          <table:table-cell table:formula="of:=[.D89]/MAX([.D$2:.D$90])" office:value-type="float" office:value="0.0000000000862361513125062" calcext:value-type="float">
            <text:p>8.62361513125062E-11</text:p>
          </table:table-cell>
          <table:table-cell table:formula="of:=[.B89]/MAX([.$B$2:.$B$90])" office:value-type="float" office:value="0.00000192277334006883" calcext:value-type="float">
            <text:p>1.92277334006883E-06</text:p>
          </table:table-cell>
          <table:table-cell table:formula="of:=[.C89]/MAX([.$B$2:.$B$90])" office:value-type="float" office:value="-0.0000000017996400719856" calcext:value-type="float">
            <text:p>-1.7996400719856E-09</text:p>
          </table:table-cell>
          <table:table-cell table:formula="of:=[.D89]/MAX([.$B$2:.$B$90])" office:value-type="float" office:value="0.0000000000272787547753607" calcext:value-type="float">
            <text:p>2.72787547753607E-1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style-name="ce2" office:value-type="float" office:value="0.00000455" calcext:value-type="float">
            <text:p>4.55E-06</text:p>
          </table:table-cell>
          <table:table-cell table:style-name="ce2" office:value-type="float" office:value="-0.00000000277" calcext:value-type="float">
            <text:p>-2.77E-09</text:p>
          </table:table-cell>
          <table:table-cell table:style-name="ce2" office:value-type="float" office:value="0.0000000000442" calcext:value-type="float">
            <text:p>4.42E-11</text:p>
          </table:table-cell>
          <table:table-cell table:formula="of:=[.B90]/MAX([.B$2:.B$90])" office:value-type="float" office:value="0.0000014365547943043" calcext:value-type="float">
            <text:p>1.4365547943043E-06</text:p>
          </table:table-cell>
          <table:table-cell table:formula="of:=[.C90]/MAX([.C$2:.C$90])" office:value-type="float" office:value="-0.00000000263383094038224" calcext:value-type="float">
            <text:p>-2.63383094038224E-09</text:p>
          </table:table-cell>
          <table:table-cell table:formula="of:=[.D90]/MAX([.D$2:.D$90])" office:value-type="float" office:value="0.0000000000441161792594071" calcext:value-type="float">
            <text:p>4.41161792594071E-11</text:p>
          </table:table-cell>
          <table:table-cell table:formula="of:=[.B90]/MAX([.$B$2:.$B$90])" office:value-type="float" office:value="0.0000014365547943043" calcext:value-type="float">
            <text:p>1.4365547943043E-06</text:p>
          </table:table-cell>
          <table:table-cell table:formula="of:=[.C90]/MAX([.$B$2:.$B$90])" office:value-type="float" office:value="-0.000000000874561929719319" calcext:value-type="float">
            <text:p>-8.74561929719319E-10</text:p>
          </table:table-cell>
          <table:table-cell table:formula="of:=[.D90]/MAX([.$B$2:.$B$90])" office:value-type="float" office:value="0.0000000000139551037160989" calcext:value-type="float">
            <text:p>1.39551037160989E-11</text:p>
          </table:table-cell>
        </table:table-row>
        <table:table-row table:style-name="ro1">
          <table:table-cell table:number-columns-repeated="10"/>
        </table:table-row>
      </table:table>
      <table:table table:name="r-g-b norm" table:style-name="ta1">
        <table:shapes>
          <draw:frame draw:z-index="0" draw:style-name="gr1" draw:text-style-name="P1" svg:width="6.2988in" svg:height="3.5429in" svg:x="2.9886in" svg:y="0.1965in">
            <draw:object draw:notify-on-update-of-ranges="'r-g-b norm'.A1:'r-g-b norm'.A1 'r-g-b norm'.A2:'r-g-b norm'.A90 'r-g-b norm'.D1:'r-g-b norm'.D1 'r-g-b norm'.D2:'r-g-b norm'.D90 'r-g-b norm'.A1:'r-g-b norm'.A1 'r-g-b norm'.A2:'r-g-b norm'.A90 'r-g-b norm'.E1:'r-g-b norm'.E1 'r-g-b norm'.E2:'r-g-b norm'.E90 'r-g-b norm'.A1:'r-g-b norm'.A1 'r-g-b norm'.A2:'r-g-b norm'.A90 'r-g-b norm'.F1:'r-g-b norm'.F1 'r-g-b norm'.F2:'r-g-b norm'.F9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3.5268in" svg:y="8.4579in">
            <draw:object draw:notify-on-update-of-ranges="'r-g-b norm'.A1:'r-g-b norm'.A1 'r-g-b norm'.A2:'r-g-b norm'.A90 'r-g-b norm'.O1:'r-g-b norm'.O1 'r-g-b norm'.O2:'r-g-b norm'.O90 'r-g-b norm'.A1:'r-g-b norm'.A1 'r-g-b norm'.A2:'r-g-b norm'.A90 'r-g-b norm'.P1:'r-g-b norm'.P1 'r-g-b norm'.P2:'r-g-b norm'.P90 'r-g-b norm'.A1:'r-g-b norm'.A1 'r-g-b norm'.A2:'r-g-b norm'.A90 'r-g-b norm'.Q1:'r-g-b norm'.Q1 'r-g-b norm'.Q2:'r-g-b norm'.Q90 'r-g-b norm'.A1:'r-g-b norm'.A1 'r-g-b norm'.A2:'r-g-b norm'.A90 'r-g-b norm'.R1:'r-g-b norm'.R1 'r-g-b norm'.R2:'r-g-b norm'.R9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6.2988in" svg:height="3.5429in" svg:x="3.0854in" svg:y="3.8768in">
            <draw:object draw:notify-on-update-of-ranges="'r-g-b norm'.A1:'r-g-b norm'.A1 'r-g-b norm'.A2:'r-g-b norm'.A90 'r-g-b norm'.D1:'r-g-b norm'.D1 'r-g-b norm'.D2:'r-g-b norm'.D90 'r-g-b norm'.A1:'r-g-b norm'.A1 'r-g-b norm'.A2:'r-g-b norm'.A90 'r-g-b norm'.E1:'r-g-b norm'.E1 'r-g-b norm'.E2:'r-g-b norm'.E90 'r-g-b norm'.A1:'r-g-b norm'.A1 'r-g-b norm'.A2:'r-g-b norm'.A90 'r-g-b norm'.F1:'r-g-b norm'.F1 'r-g-b norm'.F2:'r-g-b norm'.F9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Wavelength (nm)</text:p>
          </table:table-cell>
          <table:table-cell office:value-type="string" calcext:value-type="string">
            <text:p>Lambda^2</text:p>
          </table:table-cell>
          <table:table-cell office:value-type="string" calcext:value-type="string">
            <text:p>Lambda^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N (R1)</text:p>
          </table:table-cell>
          <table:table-cell office:value-type="string" calcext:value-type="string">
            <text:p>LN (R2)</text:p>
          </table:table-cell>
          <table:table-cell office:value-type="string" calcext:value-type="string">
            <text:p>LN (G)</text:p>
          </table:table-cell>
          <table:table-cell office:value-type="string" calcext:value-type="string">
            <text:p>LN (B)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(X - mur)^2</text:p>
          </table:table-cell>
        </table:table-row>
        <table:table-row table:style-name="ro1">
          <table:table-cell table:formula="of:=[$Sheet2.A2]" office:value-type="float" office:value="390" calcext:value-type="float">
            <text:p>390</text:p>
          </table:table-cell>
          <table:table-cell table:formula="of:=[.A2]^2" office:value-type="float" office:value="152100" calcext:value-type="float">
            <text:p>152100</text:p>
          </table:table-cell>
          <table:table-cell table:formula="of:=[.A2]^3" office:value-type="float" office:value="59319000" calcext:value-type="float">
            <text:p>59319000</text:p>
          </table:table-cell>
          <table:table-cell table:formula="of:=IF([$Sheet2.E2]&gt;0;[$Sheet2.E2];0)" office:value-type="float" office:value="0.00047358949262779" calcext:value-type="float">
            <text:p>0.000473589492628</text:p>
          </table:table-cell>
          <table:table-cell table:formula="of:=IF([$Sheet2.F2]&gt;0;[$Sheet2.F2];0)" office:value-type="float" office:value="0" calcext:value-type="float">
            <text:p>0</text:p>
          </table:table-cell>
          <table:table-cell table:formula="of:=IF([$Sheet2.G2]&gt;0;[$Sheet2.G2];0)" office:value-type="float" office:value="0.00618824233955485" calcext:value-type="float">
            <text:p>0.006188242339555</text:p>
          </table:table-cell>
          <table:table-cell table:formula="of:=IF([.A2]&lt;490;[.D2];0)" office:value-type="float" office:value="0.00047358949262779" calcext:value-type="float">
            <text:p>0.000473589492628</text:p>
          </table:table-cell>
          <table:table-cell table:formula="of:=IF([.A2]&gt;=490;[.D2];0)" office:value-type="float" office:value="0" calcext:value-type="float">
            <text:p>0</text:p>
          </table:table-cell>
          <table:table-cell table:formula="of:=[.E2]" office:value-type="float" office:value="0" calcext:value-type="float">
            <text:p>0</text:p>
          </table:table-cell>
          <table:table-cell table:formula="of:=[.F2]" office:value-type="float" office:value="0.00618824233955485" calcext:value-type="float">
            <text:p>0.006188242339555</text:p>
          </table:table-cell>
          <table:table-cell table:formula="of:=LN([.G2])" office:value-type="float" office:value="-7.65516966081503" calcext:value-type="float">
            <text:p>-7.65516966081503</text:p>
          </table:table-cell>
          <table:table-cell table:number-columns-repeated="2"/>
          <table:table-cell table:formula="of:=LN([.J2])" office:value-type="float" office:value="-5.08510418421417" calcext:value-type="float">
            <text:p>-5.08510418421417</text:p>
          </table:table-cell>
          <table:table-cell table:formula="of:=EXP([.$C2]*[.K$92]+[.$B2]*[.K$93]+[.$A2]*[.K$94]+[.K$95])*[.K$96]" office:value-type="float" office:value="0.000451842159423894" calcext:value-type="float">
            <text:p>0.000451842159424</text:p>
          </table:table-cell>
          <table:table-cell table:formula="of:=EXP([.$C2]*[.L$92]+[.$B2]*[.L$93]+[.$A2]*[.L$94]+[.L$95])*[.L$96]" office:value-type="float" office:value="3.17232618500613E-016" calcext:value-type="float">
            <text:p>3.17232618500613E-16</text:p>
          </table:table-cell>
          <table:table-cell table:formula="of:=EXP([.$C2]*[.M$92]+[.$B2]*[.M$93]+[.$A2]*[.M$94]+[.M$95])*[.M$96]" office:value-type="float" office:value="0.000131996241706367" calcext:value-type="float">
            <text:p>0.000131996241706</text:p>
          </table:table-cell>
          <table:table-cell table:formula="of:=EXP([.$C2]*[.N$92]+[.$B2]*[.N$93]+[.$A2]*[.N$94]+[.N$95])*[.N$96]" office:value-type="float" office:value="0.00746773288296936" calcext:value-type="float">
            <text:p>0.007467732882969</text:p>
          </table:table-cell>
          <table:table-cell table:formula="of:=([.A2]-[.L$98])^2" office:value-type="float" office:value="152100" calcext:value-type="float">
            <text:p>152100</text:p>
          </table:table-cell>
        </table:table-row>
        <table:table-row table:style-name="ro1">
          <table:table-cell table:formula="of:=[$Sheet2.A3]" office:value-type="float" office:value="395" calcext:value-type="float">
            <text:p>395</text:p>
          </table:table-cell>
          <table:table-cell table:formula="of:=[.A3]^2" office:value-type="float" office:value="156025" calcext:value-type="float">
            <text:p>156025</text:p>
          </table:table-cell>
          <table:table-cell table:formula="of:=[.A3]^3" office:value-type="float" office:value="61629875" calcext:value-type="float">
            <text:p>61629875</text:p>
          </table:table-cell>
          <table:table-cell table:formula="of:=IF([$Sheet2.E3]&gt;0;[$Sheet2.E3];0)" office:value-type="float" office:value="0.0011997600479904" calcext:value-type="float">
            <text:p>0.00119976004799</text:p>
          </table:table-cell>
          <table:table-cell table:formula="of:=IF([$Sheet2.F3]&gt;0;[$Sheet2.F3];0)" office:value-type="float" office:value="0" calcext:value-type="float">
            <text:p>0</text:p>
          </table:table-cell>
          <table:table-cell table:formula="of:=IF([$Sheet2.G3]&gt;0;[$Sheet2.G3];0)" office:value-type="float" office:value="0.0160694680107795" calcext:value-type="float">
            <text:p>0.01606946801078</text:p>
          </table:table-cell>
          <table:table-cell table:formula="of:=IF([.A3]&lt;490;[.D3];0)" office:value-type="float" office:value="0.0011997600479904" calcext:value-type="float">
            <text:p>0.00119976004799</text:p>
          </table:table-cell>
          <table:table-cell table:formula="of:=IF([.A3]&gt;=490;[.D3];0)" office:value-type="float" office:value="0" calcext:value-type="float">
            <text:p>0</text:p>
          </table:table-cell>
          <table:table-cell table:formula="of:=[.E3]" office:value-type="float" office:value="0" calcext:value-type="float">
            <text:p>0</text:p>
          </table:table-cell>
          <table:table-cell table:formula="of:=[.F3]" office:value-type="float" office:value="0.0160694680107795" calcext:value-type="float">
            <text:p>0.01606946801078</text:p>
          </table:table-cell>
          <table:table-cell table:formula="of:=LN([.G3])" office:value-type="float" office:value="-6.72563370219085" calcext:value-type="float">
            <text:p>-6.72563370219085</text:p>
          </table:table-cell>
          <table:table-cell table:number-columns-repeated="2"/>
          <table:table-cell table:formula="of:=LN([.J3])" office:value-type="float" office:value="-4.1308342042748" calcext:value-type="float">
            <text:p>-4.1308342042748</text:p>
          </table:table-cell>
          <table:table-cell table:formula="of:=EXP([.$C3]*[.K$92]+[.$B3]*[.K$93]+[.$A3]*[.K$94]+[.K$95])*[.K$96]" office:value-type="float" office:value="0.00116974265743398" calcext:value-type="float">
            <text:p>0.001169742657434</text:p>
          </table:table-cell>
          <table:table-cell table:formula="of:=EXP([.$C3]*[.L$92]+[.$B3]*[.L$93]+[.$A3]*[.L$94]+[.L$95])*[.L$96]" office:value-type="float" office:value="2.33430127404188E-015" calcext:value-type="float">
            <text:p>2.33430127404188E-15</text:p>
          </table:table-cell>
          <table:table-cell table:formula="of:=EXP([.$C3]*[.M$92]+[.$B3]*[.M$93]+[.$A3]*[.M$94]+[.M$95])*[.M$96]" office:value-type="float" office:value="0.000205617202260242" calcext:value-type="float">
            <text:p>0.00020561720226</text:p>
          </table:table-cell>
          <table:table-cell table:formula="of:=EXP([.$C3]*[.N$92]+[.$B3]*[.N$93]+[.$A3]*[.N$94]+[.N$95])*[.N$96]" office:value-type="float" office:value="0.016710448494778" calcext:value-type="float">
            <text:p>0.016710448494778</text:p>
          </table:table-cell>
          <table:table-cell table:formula="of:=([.A3]-[.L$98])^2" office:value-type="float" office:value="156025" calcext:value-type="float">
            <text:p>156025</text:p>
          </table:table-cell>
        </table:table-row>
        <table:table-row table:style-name="ro1">
          <table:table-cell table:formula="of:=[$Sheet2.A4]" office:value-type="float" office:value="400" calcext:value-type="float">
            <text:p>400</text:p>
          </table:table-cell>
          <table:table-cell table:formula="of:=[.A4]^2" office:value-type="float" office:value="160000" calcext:value-type="float">
            <text:p>160000</text:p>
          </table:table-cell>
          <table:table-cell table:formula="of:=[.A4]^3" office:value-type="float" office:value="64000000" calcext:value-type="float">
            <text:p>64000000</text:p>
          </table:table-cell>
          <table:table-cell table:formula="of:=IF([$Sheet2.E4]&gt;0;[$Sheet2.E4];0)" office:value-type="float" office:value="0.00280996432292489" calcext:value-type="float">
            <text:p>0.002809964322925</text:p>
          </table:table-cell>
          <table:table-cell table:formula="of:=IF([$Sheet2.F4]&gt;0;[$Sheet2.F4];0)" office:value-type="float" office:value="0" calcext:value-type="float">
            <text:p>0</text:p>
          </table:table-cell>
          <table:table-cell table:formula="of:=IF([$Sheet2.G4]&gt;0;[$Sheet2.G4];0)" office:value-type="float" office:value="0.0399241441261603" calcext:value-type="float">
            <text:p>0.03992414412616</text:p>
          </table:table-cell>
          <table:table-cell table:formula="of:=IF([.A4]&lt;490;[.D4];0)" office:value-type="float" office:value="0.00280996432292489" calcext:value-type="float">
            <text:p>0.002809964322925</text:p>
          </table:table-cell>
          <table:table-cell table:formula="of:=IF([.A4]&gt;=490;[.D4];0)" office:value-type="float" office:value="0" calcext:value-type="float">
            <text:p>0</text:p>
          </table:table-cell>
          <table:table-cell table:formula="of:=[.E4]" office:value-type="float" office:value="0" calcext:value-type="float">
            <text:p>0</text:p>
          </table:table-cell>
          <table:table-cell table:formula="of:=[.F4]" office:value-type="float" office:value="0.0399241441261603" calcext:value-type="float">
            <text:p>0.03992414412616</text:p>
          </table:table-cell>
          <table:table-cell table:formula="of:=LN([.G4])" office:value-type="float" office:value="-5.8745834921851" calcext:value-type="float">
            <text:p>-5.8745834921851</text:p>
          </table:table-cell>
          <table:table-cell table:number-columns-repeated="2"/>
          <table:table-cell table:formula="of:=LN([.J4])" office:value-type="float" office:value="-3.22077402215128" calcext:value-type="float">
            <text:p>-3.22077402215128</text:p>
          </table:table-cell>
          <table:table-cell table:formula="of:=EXP([.$C4]*[.K$92]+[.$B4]*[.K$93]+[.$A4]*[.K$94]+[.K$95])*[.K$96]" office:value-type="float" office:value="0.00273201778654903" calcext:value-type="float">
            <text:p>0.002732017786549</text:p>
          </table:table-cell>
          <table:table-cell table:formula="of:=EXP([.$C4]*[.L$92]+[.$B4]*[.L$93]+[.$A4]*[.L$94]+[.L$95])*[.L$96]" office:value-type="float" office:value="0.0000000000000160190118461895" calcext:value-type="float">
            <text:p>1.60190118461895E-14</text:p>
          </table:table-cell>
          <table:table-cell table:formula="of:=EXP([.$C4]*[.M$92]+[.$B4]*[.M$93]+[.$A4]*[.M$94]+[.M$95])*[.M$96]" office:value-type="float" office:value="0.000319722550735315" calcext:value-type="float">
            <text:p>0.000319722550735</text:p>
          </table:table-cell>
          <table:table-cell table:formula="of:=EXP([.$C4]*[.N$92]+[.$B4]*[.N$93]+[.$A4]*[.N$94]+[.N$95])*[.N$96]" office:value-type="float" office:value="0.0346256417913781" calcext:value-type="float">
            <text:p>0.034625641791378</text:p>
          </table:table-cell>
          <table:table-cell table:formula="of:=([.A4]-[.L$98])^2" office:value-type="float" office:value="160000" calcext:value-type="float">
            <text:p>160000</text:p>
          </table:table-cell>
        </table:table-row>
        <table:table-row table:style-name="ro1">
          <table:table-cell table:formula="of:=[$Sheet2.A5]" office:value-type="float" office:value="405" calcext:value-type="float">
            <text:p>405</text:p>
          </table:table-cell>
          <table:table-cell table:formula="of:=[.A5]^2" office:value-type="float" office:value="164025" calcext:value-type="float">
            <text:p>164025</text:p>
          </table:table-cell>
          <table:table-cell table:formula="of:=[.A5]^3" office:value-type="float" office:value="66430125" calcext:value-type="float">
            <text:p>66430125</text:p>
          </table:table-cell>
          <table:table-cell table:formula="of:=IF([$Sheet2.E5]&gt;0;[$Sheet2.E5];0)" office:value-type="float" office:value="0.0059356549742683" calcext:value-type="float">
            <text:p>0.005935654974268</text:p>
          </table:table-cell>
          <table:table-cell table:formula="of:=IF([$Sheet2.F5]&gt;0;[$Sheet2.F5];0)" office:value-type="float" office:value="0" calcext:value-type="float">
            <text:p>0</text:p>
          </table:table-cell>
          <table:table-cell table:formula="of:=IF([$Sheet2.G5]&gt;0;[$Sheet2.G5];0)" office:value-type="float" office:value="0.0904281864457531" calcext:value-type="float">
            <text:p>0.090428186445753</text:p>
          </table:table-cell>
          <table:table-cell table:formula="of:=IF([.A5]&lt;490;[.D5];0)" office:value-type="float" office:value="0.0059356549742683" calcext:value-type="float">
            <text:p>0.005935654974268</text:p>
          </table:table-cell>
          <table:table-cell table:formula="of:=IF([.A5]&gt;=490;[.D5];0)" office:value-type="float" office:value="0" calcext:value-type="float">
            <text:p>0</text:p>
          </table:table-cell>
          <table:table-cell table:formula="of:=[.E5]" office:value-type="float" office:value="0" calcext:value-type="float">
            <text:p>0</text:p>
          </table:table-cell>
          <table:table-cell table:formula="of:=[.F5]" office:value-type="float" office:value="0.0904281864457531" calcext:value-type="float">
            <text:p>0.090428186445753</text:p>
          </table:table-cell>
          <table:table-cell table:formula="of:=LN([.G5])" office:value-type="float" office:value="-5.12677789908729" calcext:value-type="float">
            <text:p>-5.12677789908729</text:p>
          </table:table-cell>
          <table:table-cell table:number-columns-repeated="2"/>
          <table:table-cell table:formula="of:=LN([.J5])" office:value-type="float" office:value="-2.40319926321628" calcext:value-type="float">
            <text:p>-2.40319926321628</text:p>
          </table:table-cell>
          <table:table-cell table:formula="of:=EXP([.$C5]*[.K$92]+[.$B5]*[.K$93]+[.$A5]*[.K$94]+[.K$95])*[.K$96]" office:value-type="float" office:value="0.00567154702126782" calcext:value-type="float">
            <text:p>0.005671547021268</text:p>
          </table:table-cell>
          <table:table-cell table:formula="of:=EXP([.$C5]*[.L$92]+[.$B5]*[.L$93]+[.$A5]*[.L$94]+[.L$95])*[.L$96]" office:value-type="float" office:value="0.000000000000102627845061487" calcext:value-type="float">
            <text:p>1.02627845061487E-13</text:p>
          </table:table-cell>
          <table:table-cell table:formula="of:=EXP([.$C5]*[.M$92]+[.$B5]*[.M$93]+[.$A5]*[.M$94]+[.M$95])*[.M$96]" office:value-type="float" office:value="0.000495814802920867" calcext:value-type="float">
            <text:p>0.000495814802921</text:p>
          </table:table-cell>
          <table:table-cell table:formula="of:=EXP([.$C5]*[.N$92]+[.$B5]*[.N$93]+[.$A5]*[.N$94]+[.N$95])*[.N$96]" office:value-type="float" office:value="0.0665306496220787" calcext:value-type="float">
            <text:p>0.066530649622079</text:p>
          </table:table-cell>
          <table:table-cell table:formula="of:=([.A5]-[.L$98])^2" office:value-type="float" office:value="164025" calcext:value-type="float">
            <text:p>164025</text:p>
          </table:table-cell>
        </table:table-row>
        <table:table-row table:style-name="ro1">
          <table:table-cell table:formula="of:=[$Sheet2.A6]" office:value-type="float" office:value="410" calcext:value-type="float">
            <text:p>410</text:p>
          </table:table-cell>
          <table:table-cell table:formula="of:=[.A6]^2" office:value-type="float" office:value="168100" calcext:value-type="float">
            <text:p>168100</text:p>
          </table:table-cell>
          <table:table-cell table:formula="of:=[.A6]^3" office:value-type="float" office:value="68921000" calcext:value-type="float">
            <text:p>68921000</text:p>
          </table:table-cell>
          <table:table-cell table:formula="of:=IF([$Sheet2.E6]&gt;0;[$Sheet2.E6];0)" office:value-type="float" office:value="0.0110504214946484" calcext:value-type="float">
            <text:p>0.011050421494649</text:p>
          </table:table-cell>
          <table:table-cell table:formula="of:=IF([$Sheet2.F6]&gt;0;[$Sheet2.F6];0)" office:value-type="float" office:value="0" calcext:value-type="float">
            <text:p>0</text:p>
          </table:table-cell>
          <table:table-cell table:formula="of:=IF([$Sheet2.G6]&gt;0;[$Sheet2.G6];0)" office:value-type="float" office:value="0.179858269288352" calcext:value-type="float">
            <text:p>0.179858269288352</text:p>
          </table:table-cell>
          <table:table-cell table:formula="of:=IF([.A6]&lt;490;[.D6];0)" office:value-type="float" office:value="0.0110504214946484" calcext:value-type="float">
            <text:p>0.011050421494649</text:p>
          </table:table-cell>
          <table:table-cell table:formula="of:=IF([.A6]&gt;=490;[.D6];0)" office:value-type="float" office:value="0" calcext:value-type="float">
            <text:p>0</text:p>
          </table:table-cell>
          <table:table-cell table:formula="of:=[.E6]" office:value-type="float" office:value="0" calcext:value-type="float">
            <text:p>0</text:p>
          </table:table-cell>
          <table:table-cell table:formula="of:=[.F6]" office:value-type="float" office:value="0.179858269288352" calcext:value-type="float">
            <text:p>0.179858269288352</text:p>
          </table:table-cell>
          <table:table-cell table:formula="of:=LN([.G6])" office:value-type="float" office:value="-4.50528670743377" calcext:value-type="float">
            <text:p>-4.50528670743377</text:p>
          </table:table-cell>
          <table:table-cell table:number-columns-repeated="2"/>
          <table:table-cell table:formula="of:=LN([.J6])" office:value-type="float" office:value="-1.71558613109098" calcext:value-type="float">
            <text:p>-1.71558613109098</text:p>
          </table:table-cell>
          <table:table-cell table:formula="of:=EXP([.$C6]*[.K$92]+[.$B6]*[.K$93]+[.$A6]*[.K$94]+[.K$95])*[.K$96]" office:value-type="float" office:value="0.0103104963771197" calcext:value-type="float">
            <text:p>0.01031049637712</text:p>
          </table:table-cell>
          <table:table-cell table:formula="of:=EXP([.$C6]*[.L$92]+[.$B6]*[.L$93]+[.$A6]*[.L$94]+[.L$95])*[.L$96]" office:value-type="float" office:value="0.00000000000061446379168359" calcext:value-type="float">
            <text:p>6.1446379168359E-13</text:p>
          </table:table-cell>
          <table:table-cell table:formula="of:=EXP([.$C6]*[.M$92]+[.$B6]*[.M$93]+[.$A6]*[.M$94]+[.M$95])*[.M$96]" office:value-type="float" office:value="0.000766151325446559" calcext:value-type="float">
            <text:p>0.000766151325447</text:p>
          </table:table-cell>
          <table:table-cell table:formula="of:=EXP([.$C6]*[.N$92]+[.$B6]*[.N$93]+[.$A6]*[.N$94]+[.N$95])*[.N$96]" office:value-type="float" office:value="0.118703551962552" calcext:value-type="float">
            <text:p>0.118703551962552</text:p>
          </table:table-cell>
          <table:table-cell table:formula="of:=([.A6]-[.L$98])^2" office:value-type="float" office:value="168100" calcext:value-type="float">
            <text:p>168100</text:p>
          </table:table-cell>
        </table:table-row>
        <table:table-row table:style-name="ro1">
          <table:table-cell table:formula="of:=[$Sheet2.A7]" office:value-type="float" office:value="415" calcext:value-type="float">
            <text:p>415</text:p>
          </table:table-cell>
          <table:table-cell table:formula="of:=[.A7]^2" office:value-type="float" office:value="172225" calcext:value-type="float">
            <text:p>172225</text:p>
          </table:table-cell>
          <table:table-cell table:formula="of:=[.A7]^3" office:value-type="float" office:value="71473375" calcext:value-type="float">
            <text:p>71473375</text:p>
          </table:table-cell>
          <table:table-cell table:formula="of:=IF([$Sheet2.E7]&gt;0;[$Sheet2.E7];0)" office:value-type="float" office:value="0.0167650680390238" calcext:value-type="float">
            <text:p>0.016765068039024</text:p>
          </table:table-cell>
          <table:table-cell table:formula="of:=IF([$Sheet2.F7]&gt;0;[$Sheet2.F7];0)" office:value-type="float" office:value="0" calcext:value-type="float">
            <text:p>0</text:p>
          </table:table-cell>
          <table:table-cell table:formula="of:=IF([$Sheet2.G7]&gt;0;[$Sheet2.G7];0)" office:value-type="float" office:value="0.308214392653957" calcext:value-type="float">
            <text:p>0.308214392653957</text:p>
          </table:table-cell>
          <table:table-cell table:formula="of:=IF([.A7]&lt;490;[.D7];0)" office:value-type="float" office:value="0.0167650680390238" calcext:value-type="float">
            <text:p>0.016765068039024</text:p>
          </table:table-cell>
          <table:table-cell table:formula="of:=IF([.A7]&gt;=490;[.D7];0)" office:value-type="float" office:value="0" calcext:value-type="float">
            <text:p>0</text:p>
          </table:table-cell>
          <table:table-cell table:formula="of:=[.E7]" office:value-type="float" office:value="0" calcext:value-type="float">
            <text:p>0</text:p>
          </table:table-cell>
          <table:table-cell table:formula="of:=[.F7]" office:value-type="float" office:value="0.308214392653957" calcext:value-type="float">
            <text:p>0.308214392653957</text:p>
          </table:table-cell>
          <table:table-cell table:formula="of:=LN([.G7])" office:value-type="float" office:value="-4.0884578406753" calcext:value-type="float">
            <text:p>-4.0884578406753</text:p>
          </table:table-cell>
          <table:table-cell table:number-columns-repeated="2"/>
          <table:table-cell table:formula="of:=LN([.J7])" office:value-type="float" office:value="-1.1769596581146" calcext:value-type="float">
            <text:p>-1.1769596581146</text:p>
          </table:table-cell>
          <table:table-cell table:formula="of:=EXP([.$C7]*[.K$92]+[.$B7]*[.K$93]+[.$A7]*[.K$94]+[.K$95])*[.K$96]" office:value-type="float" office:value="0.0161715942284346" calcext:value-type="float">
            <text:p>0.016171594228435</text:p>
          </table:table-cell>
          <table:table-cell table:formula="of:=EXP([.$C7]*[.L$92]+[.$B7]*[.L$93]+[.$A7]*[.L$94]+[.L$95])*[.L$96]" office:value-type="float" office:value="0.0000000000034417546650154" calcext:value-type="float">
            <text:p>3.4417546650154E-12</text:p>
          </table:table-cell>
          <table:table-cell table:formula="of:=EXP([.$C7]*[.M$92]+[.$B7]*[.M$93]+[.$A7]*[.M$94]+[.M$95])*[.M$96]" office:value-type="float" office:value="0.00117862304105732" calcext:value-type="float">
            <text:p>0.001178623041057</text:p>
          </table:table-cell>
          <table:table-cell table:formula="of:=EXP([.$C7]*[.N$92]+[.$B7]*[.N$93]+[.$A7]*[.N$94]+[.N$95])*[.N$96]" office:value-type="float" office:value="0.19693708041313" calcext:value-type="float">
            <text:p>0.19693708041313</text:p>
          </table:table-cell>
          <table:table-cell table:formula="of:=([.A7]-[.L$98])^2" office:value-type="float" office:value="172225" calcext:value-type="float">
            <text:p>172225</text:p>
          </table:table-cell>
        </table:table-row>
        <table:table-row table:style-name="ro1">
          <table:table-cell table:formula="of:=[$Sheet2.A8]" office:value-type="float" office:value="420" calcext:value-type="float">
            <text:p>420</text:p>
          </table:table-cell>
          <table:table-cell table:formula="of:=[.A8]^2" office:value-type="float" office:value="176400" calcext:value-type="float">
            <text:p>176400</text:p>
          </table:table-cell>
          <table:table-cell table:formula="of:=[.A8]^3" office:value-type="float" office:value="74088000" calcext:value-type="float">
            <text:p>74088000</text:p>
          </table:table-cell>
          <table:table-cell table:formula="of:=IF([$Sheet2.E8]&gt;0;[$Sheet2.E8];0)" office:value-type="float" office:value="0.0221639882549806" calcext:value-type="float">
            <text:p>0.022163988254981</text:p>
          </table:table-cell>
          <table:table-cell table:formula="of:=IF([$Sheet2.F8]&gt;0;[$Sheet2.F8];0)" office:value-type="float" office:value="0" calcext:value-type="float">
            <text:p>0</text:p>
          </table:table-cell>
          <table:table-cell table:formula="of:=IF([$Sheet2.G8]&gt;0;[$Sheet2.G8];0)" office:value-type="float" office:value="0.466114382672922" calcext:value-type="float">
            <text:p>0.466114382672922</text:p>
          </table:table-cell>
          <table:table-cell table:formula="of:=IF([.A8]&lt;490;[.D8];0)" office:value-type="float" office:value="0.0221639882549806" calcext:value-type="float">
            <text:p>0.022163988254981</text:p>
          </table:table-cell>
          <table:table-cell table:formula="of:=IF([.A8]&gt;=490;[.D8];0)" office:value-type="float" office:value="0" calcext:value-type="float">
            <text:p>0</text:p>
          </table:table-cell>
          <table:table-cell table:formula="of:=[.E8]" office:value-type="float" office:value="0" calcext:value-type="float">
            <text:p>0</text:p>
          </table:table-cell>
          <table:table-cell table:formula="of:=[.F8]" office:value-type="float" office:value="0.466114382672922" calcext:value-type="float">
            <text:p>0.466114382672922</text:p>
          </table:table-cell>
          <table:table-cell table:formula="of:=LN([.G8])" office:value-type="float" office:value="-3.80928645789142" calcext:value-type="float">
            <text:p>-3.80928645789142</text:p>
          </table:table-cell>
          <table:table-cell table:number-columns-repeated="2"/>
          <table:table-cell table:formula="of:=LN([.J8])" office:value-type="float" office:value="-0.76332421859632" calcext:value-type="float">
            <text:p>-0.76332421859632</text:p>
          </table:table-cell>
          <table:table-cell table:formula="of:=EXP([.$C8]*[.K$92]+[.$B8]*[.K$93]+[.$A8]*[.K$94]+[.K$95])*[.K$96]" office:value-type="float" office:value="0.0215603856331304" calcext:value-type="float">
            <text:p>0.021560385633131</text:p>
          </table:table-cell>
          <table:table-cell table:formula="of:=EXP([.$C8]*[.L$92]+[.$B8]*[.L$93]+[.$A8]*[.L$94]+[.L$95])*[.L$96]" office:value-type="float" office:value="0.0000000000180537314153024" calcext:value-type="float">
            <text:p>1.80537314153024E-11</text:p>
          </table:table-cell>
          <table:table-cell table:formula="of:=EXP([.$C8]*[.M$92]+[.$B8]*[.M$93]+[.$A8]*[.M$94]+[.M$95])*[.M$96]" office:value-type="float" office:value="0.00180350375270737" calcext:value-type="float">
            <text:p>0.001803503752707</text:p>
          </table:table-cell>
          <table:table-cell table:formula="of:=EXP([.$C8]*[.N$92]+[.$B8]*[.N$93]+[.$A8]*[.N$94]+[.N$95])*[.N$96]" office:value-type="float" office:value="0.304240424235491" calcext:value-type="float">
            <text:p>0.304240424235491</text:p>
          </table:table-cell>
          <table:table-cell table:formula="of:=([.A8]-[.L$98])^2" office:value-type="float" office:value="176400" calcext:value-type="float">
            <text:p>176400</text:p>
          </table:table-cell>
        </table:table-row>
        <table:table-row table:style-name="ro1">
          <table:table-cell table:formula="of:=[$Sheet2.A9]" office:value-type="float" office:value="425" calcext:value-type="float">
            <text:p>425</text:p>
          </table:table-cell>
          <table:table-cell table:formula="of:=[.A9]^2" office:value-type="float" office:value="180625" calcext:value-type="float">
            <text:p>180625</text:p>
          </table:table-cell>
          <table:table-cell table:formula="of:=[.A9]^3" office:value-type="float" office:value="76765625" calcext:value-type="float">
            <text:p>76765625</text:p>
          </table:table-cell>
          <table:table-cell table:formula="of:=IF([$Sheet2.E9]&gt;0;[$Sheet2.E9];0)" office:value-type="float" office:value="0.0240899188583336" calcext:value-type="float">
            <text:p>0.024089918858334</text:p>
          </table:table-cell>
          <table:table-cell table:formula="of:=IF([$Sheet2.F9]&gt;0;[$Sheet2.F9];0)" office:value-type="float" office:value="0" calcext:value-type="float">
            <text:p>0</text:p>
          </table:table-cell>
          <table:table-cell table:formula="of:=IF([$Sheet2.G9]&gt;0;[$Sheet2.G9];0)" office:value-type="float" office:value="0.614033336660345" calcext:value-type="float">
            <text:p>0.614033336660345</text:p>
          </table:table-cell>
          <table:table-cell table:formula="of:=IF([.A9]&lt;490;[.D9];0)" office:value-type="float" office:value="0.0240899188583336" calcext:value-type="float">
            <text:p>0.024089918858334</text:p>
          </table:table-cell>
          <table:table-cell table:formula="of:=IF([.A9]&gt;=490;[.D9];0)" office:value-type="float" office:value="0" calcext:value-type="float">
            <text:p>0</text:p>
          </table:table-cell>
          <table:table-cell table:formula="of:=[.E9]" office:value-type="float" office:value="0" calcext:value-type="float">
            <text:p>0</text:p>
          </table:table-cell>
          <table:table-cell table:formula="of:=[.F9]" office:value-type="float" office:value="0.614033336660345" calcext:value-type="float">
            <text:p>0.614033336660345</text:p>
          </table:table-cell>
          <table:table-cell table:formula="of:=LN([.G9])" office:value-type="float" office:value="-3.72596183063278" calcext:value-type="float">
            <text:p>-3.72596183063278</text:p>
          </table:table-cell>
          <table:table-cell table:number-columns-repeated="2"/>
          <table:table-cell table:formula="of:=LN([.J9])" office:value-type="float" office:value="-0.487706058073783" calcext:value-type="float">
            <text:p>-0.487706058073783</text:p>
          </table:table-cell>
          <table:table-cell table:formula="of:=EXP([.$C9]*[.K$92]+[.$B9]*[.K$93]+[.$A9]*[.K$94]+[.K$95])*[.K$96]" office:value-type="float" office:value="0.0240727576047157" calcext:value-type="float">
            <text:p>0.024072757604716</text:p>
          </table:table-cell>
          <table:table-cell table:formula="of:=EXP([.$C9]*[.L$92]+[.$B9]*[.L$93]+[.$A9]*[.L$94]+[.L$95])*[.L$96]" office:value-type="float" office:value="0.0000000000887786274187168" calcext:value-type="float">
            <text:p>8.87786274187168E-11</text:p>
          </table:table-cell>
          <table:table-cell table:formula="of:=EXP([.$C9]*[.M$92]+[.$B9]*[.M$93]+[.$A9]*[.M$94]+[.M$95])*[.M$96]" office:value-type="float" office:value="0.00274256784578041" calcext:value-type="float">
            <text:p>0.00274256784578</text:p>
          </table:table-cell>
          <table:table-cell table:formula="of:=EXP([.$C9]*[.N$92]+[.$B9]*[.N$93]+[.$A9]*[.N$94]+[.N$95])*[.N$96]" office:value-type="float" office:value="0.43826399645952" calcext:value-type="float">
            <text:p>0.43826399645952</text:p>
          </table:table-cell>
          <table:table-cell table:formula="of:=([.A9]-[.L$98])^2" office:value-type="float" office:value="180625" calcext:value-type="float">
            <text:p>180625</text:p>
          </table:table-cell>
        </table:table-row>
        <table:table-row table:style-name="ro1">
          <table:table-cell table:formula="of:=[$Sheet2.A10]" office:value-type="float" office:value="430" calcext:value-type="float">
            <text:p>430</text:p>
          </table:table-cell>
          <table:table-cell table:formula="of:=[.A10]^2" office:value-type="float" office:value="184900" calcext:value-type="float">
            <text:p>184900</text:p>
          </table:table-cell>
          <table:table-cell table:formula="of:=[.A10]^3" office:value-type="float" office:value="79507000" calcext:value-type="float">
            <text:p>79507000</text:p>
          </table:table-cell>
          <table:table-cell table:formula="of:=IF([$Sheet2.E10]&gt;0;[$Sheet2.E10];0)" office:value-type="float" office:value="0.0235216114671802" calcext:value-type="float">
            <text:p>0.02352161146718</text:p>
          </table:table-cell>
          <table:table-cell table:formula="of:=IF([$Sheet2.F10]&gt;0;[$Sheet2.F10];0)" office:value-type="float" office:value="0" calcext:value-type="float">
            <text:p>0</text:p>
          </table:table-cell>
          <table:table-cell table:formula="of:=IF([$Sheet2.G10]&gt;0;[$Sheet2.G10];0)" office:value-type="float" office:value="0.762351532089031" calcext:value-type="float">
            <text:p>0.762351532089031</text:p>
          </table:table-cell>
          <table:table-cell table:formula="of:=IF([.A10]&lt;490;[.D10];0)" office:value-type="float" office:value="0.0235216114671802" calcext:value-type="float">
            <text:p>0.02352161146718</text:p>
          </table:table-cell>
          <table:table-cell table:formula="of:=IF([.A10]&gt;=490;[.D10];0)" office:value-type="float" office:value="0" calcext:value-type="float">
            <text:p>0</text:p>
          </table:table-cell>
          <table:table-cell table:formula="of:=[.E10]" office:value-type="float" office:value="0" calcext:value-type="float">
            <text:p>0</text:p>
          </table:table-cell>
          <table:table-cell table:formula="of:=[.F10]" office:value-type="float" office:value="0.762351532089031" calcext:value-type="float">
            <text:p>0.762351532089031</text:p>
          </table:table-cell>
          <table:table-cell table:formula="of:=LN([.G10])" office:value-type="float" office:value="-3.74983564353768" calcext:value-type="float">
            <text:p>-3.74983564353768</text:p>
          </table:table-cell>
          <table:table-cell table:number-columns-repeated="2"/>
          <table:table-cell table:formula="of:=LN([.J10])" office:value-type="float" office:value="-0.271347501473801" calcext:value-type="float">
            <text:p>-0.271347501473801</text:p>
          </table:table-cell>
          <table:table-cell table:formula="of:=EXP([.$C10]*[.K$92]+[.$B10]*[.K$93]+[.$A10]*[.K$94]+[.K$95])*[.K$96]" office:value-type="float" office:value="0.0221766525953468" calcext:value-type="float">
            <text:p>0.022176652595347</text:p>
          </table:table-cell>
          <table:table-cell table:formula="of:=EXP([.$C10]*[.L$92]+[.$B10]*[.L$93]+[.$A10]*[.L$94]+[.L$95])*[.L$96]" office:value-type="float" office:value="0.000000000409689830956147" calcext:value-type="float">
            <text:p>4.09689830956147E-10</text:p>
          </table:table-cell>
          <table:table-cell table:formula="of:=EXP([.$C10]*[.M$92]+[.$B10]*[.M$93]+[.$A10]*[.M$94]+[.M$95])*[.M$96]" office:value-type="float" office:value="0.00414106806018769" calcext:value-type="float">
            <text:p>0.004141068060188</text:p>
          </table:table-cell>
          <table:table-cell table:formula="of:=EXP([.$C10]*[.N$92]+[.$B10]*[.N$93]+[.$A10]*[.N$94]+[.N$95])*[.N$96]" office:value-type="float" office:value="0.589505602892435" calcext:value-type="float">
            <text:p>0.589505602892435</text:p>
          </table:table-cell>
          <table:table-cell table:formula="of:=([.A10]-[.L$98])^2" office:value-type="float" office:value="184900" calcext:value-type="float">
            <text:p>184900</text:p>
          </table:table-cell>
        </table:table-row>
        <table:table-row table:style-name="ro1">
          <table:table-cell table:formula="of:=[$Sheet2.A11]" office:value-type="float" office:value="435" calcext:value-type="float">
            <text:p>435</text:p>
          </table:table-cell>
          <table:table-cell table:formula="of:=[.A11]^2" office:value-type="float" office:value="189225" calcext:value-type="float">
            <text:p>189225</text:p>
          </table:table-cell>
          <table:table-cell table:formula="of:=[.A11]^3" office:value-type="float" office:value="82312875" calcext:value-type="float">
            <text:p>82312875</text:p>
          </table:table-cell>
          <table:table-cell table:formula="of:=IF([$Sheet2.E11]&gt;0;[$Sheet2.E11];0)" office:value-type="float" office:value="0.0177122470242794" calcext:value-type="float">
            <text:p>0.017712247024279</text:p>
          </table:table-cell>
          <table:table-cell table:formula="of:=IF([$Sheet2.F11]&gt;0;[$Sheet2.F11];0)" office:value-type="float" office:value="0" calcext:value-type="float">
            <text:p>0</text:p>
          </table:table-cell>
          <table:table-cell table:formula="of:=IF([$Sheet2.G11]&gt;0;[$Sheet2.G11];0)" office:value-type="float" office:value="0.876135342848588" calcext:value-type="float">
            <text:p>0.876135342848588</text:p>
          </table:table-cell>
          <table:table-cell table:formula="of:=IF([.A11]&lt;490;[.D11];0)" office:value-type="float" office:value="0.0177122470242794" calcext:value-type="float">
            <text:p>0.017712247024279</text:p>
          </table:table-cell>
          <table:table-cell table:formula="of:=IF([.A11]&gt;=490;[.D11];0)" office:value-type="float" office:value="0" calcext:value-type="float">
            <text:p>0</text:p>
          </table:table-cell>
          <table:table-cell table:formula="of:=[.E11]" office:value-type="float" office:value="0" calcext:value-type="float">
            <text:p>0</text:p>
          </table:table-cell>
          <table:table-cell table:formula="of:=[.F11]" office:value-type="float" office:value="0.876135342848588" calcext:value-type="float">
            <text:p>0.876135342848588</text:p>
          </table:table-cell>
          <table:table-cell table:formula="of:=LN([.G11])" office:value-type="float" office:value="-4.03349895639454" calcext:value-type="float">
            <text:p>-4.03349895639454</text:p>
          </table:table-cell>
          <table:table-cell table:number-columns-repeated="2"/>
          <table:table-cell table:formula="of:=LN([.J11])" office:value-type="float" office:value="-0.132234699011084" calcext:value-type="float">
            <text:p>-0.132234699011084</text:p>
          </table:table-cell>
          <table:table-cell table:formula="of:=EXP([.$C11]*[.K$92]+[.$B11]*[.K$93]+[.$A11]*[.K$94]+[.K$95])*[.K$96]" office:value-type="float" office:value="0.0166074203367192" calcext:value-type="float">
            <text:p>0.016607420336719</text:p>
          </table:table-cell>
          <table:table-cell table:formula="of:=EXP([.$C11]*[.L$92]+[.$B11]*[.L$93]+[.$A11]*[.L$94]+[.L$95])*[.L$96]" office:value-type="float" office:value="0.00000000177606223117874" calcext:value-type="float">
            <text:p>1.77606223117874E-09</text:p>
          </table:table-cell>
          <table:table-cell table:formula="of:=EXP([.$C11]*[.M$92]+[.$B11]*[.M$93]+[.$A11]*[.M$94]+[.M$95])*[.M$96]" office:value-type="float" office:value="0.00620295267871607" calcext:value-type="float">
            <text:p>0.006202952678716</text:p>
          </table:table-cell>
          <table:table-cell table:formula="of:=EXP([.$C11]*[.N$92]+[.$B11]*[.N$93]+[.$A11]*[.N$94]+[.N$95])*[.N$96]" office:value-type="float" office:value="0.74144195509148" calcext:value-type="float">
            <text:p>0.74144195509148</text:p>
          </table:table-cell>
          <table:table-cell table:formula="of:=([.A11]-[.L$98])^2" office:value-type="float" office:value="189225" calcext:value-type="float">
            <text:p>189225</text:p>
          </table:table-cell>
        </table:table-row>
        <table:table-row table:style-name="ro1">
          <table:table-cell table:formula="of:=[$Sheet2.A12]" office:value-type="float" office:value="440" calcext:value-type="float">
            <text:p>440</text:p>
          </table:table-cell>
          <table:table-cell table:formula="of:=[.A12]^2" office:value-type="float" office:value="193600" calcext:value-type="float">
            <text:p>193600</text:p>
          </table:table-cell>
          <table:table-cell table:formula="of:=[.A12]^3" office:value-type="float" office:value="85184000" calcext:value-type="float">
            <text:p>85184000</text:p>
          </table:table-cell>
          <table:table-cell table:formula="of:=IF([$Sheet2.E12]&gt;0;[$Sheet2.E12];0)" office:value-type="float" office:value="0.0101979604079184" calcext:value-type="float">
            <text:p>0.010197960407919</text:p>
          </table:table-cell>
          <table:table-cell table:formula="of:=IF([$Sheet2.F12]&gt;0;[$Sheet2.F12];0)" office:value-type="float" office:value="0" calcext:value-type="float">
            <text:p>0</text:p>
          </table:table-cell>
          <table:table-cell table:formula="of:=IF([$Sheet2.G12]&gt;0;[$Sheet2.G12];0)" office:value-type="float" office:value="0.973650064876734" calcext:value-type="float">
            <text:p>0.973650064876734</text:p>
          </table:table-cell>
          <table:table-cell table:formula="of:=IF([.A12]&lt;490;[.D12];0)" office:value-type="float" office:value="0.0101979604079184" calcext:value-type="float">
            <text:p>0.010197960407919</text:p>
          </table:table-cell>
          <table:table-cell table:formula="of:=IF([.A12]&gt;=490;[.D12];0)" office:value-type="float" office:value="0" calcext:value-type="float">
            <text:p>0</text:p>
          </table:table-cell>
          <table:table-cell table:formula="of:=[.E12]" office:value-type="float" office:value="0" calcext:value-type="float">
            <text:p>0</text:p>
          </table:table-cell>
          <table:table-cell table:formula="of:=[.F12]" office:value-type="float" office:value="0.973650064876734" calcext:value-type="float">
            <text:p>0.973650064876734</text:p>
          </table:table-cell>
          <table:table-cell table:formula="of:=LN([.G12])" office:value-type="float" office:value="-4.58556753869458" calcext:value-type="float">
            <text:p>-4.58556753869458</text:p>
          </table:table-cell>
          <table:table-cell table:number-columns-repeated="2"/>
          <table:table-cell table:formula="of:=LN([.J12])" office:value-type="float" office:value="-0.0267033162020514" calcext:value-type="float">
            <text:p>-0.026703316202051</text:p>
          </table:table-cell>
          <table:table-cell table:formula="of:=EXP([.$C12]*[.K$92]+[.$B12]*[.K$93]+[.$A12]*[.K$94]+[.K$95])*[.K$96]" office:value-type="float" office:value="0.009960464670271" calcext:value-type="float">
            <text:p>0.009960464670271</text:p>
          </table:table-cell>
          <table:table-cell table:formula="of:=EXP([.$C12]*[.L$92]+[.$B12]*[.L$93]+[.$A12]*[.L$94]+[.L$95])*[.L$96]" office:value-type="float" office:value="0.00000000724049632385945" calcext:value-type="float">
            <text:p>7.24049632385945E-09</text:p>
          </table:table-cell>
          <table:table-cell table:formula="of:=EXP([.$C12]*[.M$92]+[.$B12]*[.M$93]+[.$A12]*[.M$94]+[.M$95])*[.M$96]" office:value-type="float" office:value="0.00920941685713664" calcext:value-type="float">
            <text:p>0.009209416857137</text:p>
          </table:table-cell>
          <table:table-cell table:formula="of:=EXP([.$C12]*[.N$92]+[.$B12]*[.N$93]+[.$A12]*[.N$94]+[.N$95])*[.N$96]" office:value-type="float" office:value="0.873187011336383" calcext:value-type="float">
            <text:p>0.873187011336383</text:p>
          </table:table-cell>
          <table:table-cell table:formula="of:=([.A12]-[.L$98])^2" office:value-type="float" office:value="193600" calcext:value-type="float">
            <text:p>193600</text:p>
          </table:table-cell>
        </table:table-row>
        <table:table-row table:style-name="ro1">
          <table:table-cell table:formula="of:=[$Sheet2.A13]" office:value-type="float" office:value="445" calcext:value-type="float">
            <text:p>445</text:p>
          </table:table-cell>
          <table:table-cell table:formula="of:=[.A13]^2" office:value-type="float" office:value="198025" calcext:value-type="float">
            <text:p>198025</text:p>
          </table:table-cell>
          <table:table-cell table:formula="of:=[.A13]^3" office:value-type="float" office:value="88121125" calcext:value-type="float">
            <text:p>88121125</text:p>
          </table:table-cell>
          <table:table-cell table:formula="of:=IF([$Sheet2.E13]&gt;0;[$Sheet2.E13];0)" office:value-type="float" office:value="0" calcext:value-type="float">
            <text:p>0</text:p>
          </table:table-cell>
          <table:table-cell table:formula="of:=IF([$Sheet2.F13]&gt;0;[$Sheet2.F13];0)" office:value-type="float" office:value="0.00228201958733479" calcext:value-type="float">
            <text:p>0.002282019587335</text:p>
          </table:table-cell>
          <table:table-cell table:formula="of:=IF([$Sheet2.G13]&gt;0;[$Sheet2.G13];0)" office:value-type="float" office:value="1" calcext:value-type="float">
            <text:p>1</text:p>
          </table:table-cell>
          <table:table-cell table:formula="of:=IF([.A13]&lt;490;[.D13];0)" office:value-type="float" office:value="0" calcext:value-type="float">
            <text:p>0</text:p>
          </table:table-cell>
          <table:table-cell table:formula="of:=IF([.A13]&gt;=490;[.D13];0)" office:value-type="float" office:value="0" calcext:value-type="float">
            <text:p>0</text:p>
          </table:table-cell>
          <table:table-cell table:formula="of:=[.E13]" office:value-type="float" office:value="0.00228201958733479" calcext:value-type="float">
            <text:p>0.002282019587335</text:p>
          </table:table-cell>
          <table:table-cell table:formula="of:=[.F13]" office:value-type="float" office:value="1" calcext:value-type="float">
            <text:p>1</text:p>
          </table:table-cell>
          <table:table-cell table:number-columns-repeated="2"/>
          <table:table-cell table:formula="of:=LN([.I13])" office:value-type="float" office:value="-6.08269444417208" calcext:value-type="float">
            <text:p>-6.08269444417208</text:p>
          </table:table-cell>
          <table:table-cell table:formula="of:=LN([.J13])" office:value-type="float" office:value="0" calcext:value-type="float">
            <text:p>0</text:p>
          </table:table-cell>
          <table:table-cell table:formula="of:=EXP([.$C13]*[.K$92]+[.$B13]*[.K$93]+[.$A13]*[.K$94]+[.K$95])*[.K$96]" office:value-type="float" office:value="0.00471371651229527" calcext:value-type="float">
            <text:p>0.004713716512295</text:p>
          </table:table-cell>
          <table:table-cell table:formula="of:=EXP([.$C13]*[.L$92]+[.$B13]*[.L$93]+[.$A13]*[.L$94]+[.L$95])*[.L$96]" office:value-type="float" office:value="0.0000000277866753672912" calcext:value-type="float">
            <text:p>2.77866753672912E-08</text:p>
          </table:table-cell>
          <table:table-cell table:formula="of:=EXP([.$C13]*[.M$92]+[.$B13]*[.M$93]+[.$A13]*[.M$94]+[.M$95])*[.M$96]" office:value-type="float" office:value="0.0135403475261171" calcext:value-type="float">
            <text:p>0.013540347526117</text:p>
          </table:table-cell>
          <table:table-cell table:formula="of:=EXP([.$C13]*[.N$92]+[.$B13]*[.N$93]+[.$A13]*[.N$94]+[.N$95])*[.N$96]" office:value-type="float" office:value="0.964233193738381" calcext:value-type="float">
            <text:p>0.964233193738381</text:p>
          </table:table-cell>
          <table:table-cell table:formula="of:=([.A13]-[.L$98])^2" office:value-type="float" office:value="198025" calcext:value-type="float">
            <text:p>198025</text:p>
          </table:table-cell>
        </table:table-row>
        <table:table-row table:style-name="ro1">
          <table:table-cell table:formula="of:=[$Sheet2.A14]" office:value-type="float" office:value="450" calcext:value-type="float">
            <text:p>450</text:p>
          </table:table-cell>
          <table:table-cell table:formula="of:=[.A14]^2" office:value-type="float" office:value="202500" calcext:value-type="float">
            <text:p>202500</text:p>
          </table:table-cell>
          <table:table-cell table:formula="of:=[.A14]^3" office:value-type="float" office:value="91125000" calcext:value-type="float">
            <text:p>91125000</text:p>
          </table:table-cell>
          <table:table-cell table:formula="of:=IF([$Sheet2.E14]&gt;0;[$Sheet2.E14];0)" office:value-type="float" office:value="0" calcext:value-type="float">
            <text:p>0</text:p>
          </table:table-cell>
          <table:table-cell table:formula="of:=IF([$Sheet2.F14]&gt;0;[$Sheet2.F14];0)" office:value-type="float" office:value="0.0269088143006561" calcext:value-type="float">
            <text:p>0.026908814300656</text:p>
          </table:table-cell>
          <table:table-cell table:formula="of:=IF([$Sheet2.G14]&gt;0;[$Sheet2.G14];0)" office:value-type="float" office:value="0.997704361712746" calcext:value-type="float">
            <text:p>0.997704361712746</text:p>
          </table:table-cell>
          <table:table-cell table:formula="of:=IF([.A14]&lt;490;[.D14];0)" office:value-type="float" office:value="0" calcext:value-type="float">
            <text:p>0</text:p>
          </table:table-cell>
          <table:table-cell table:formula="of:=IF([.A14]&gt;=490;[.D14];0)" office:value-type="float" office:value="0" calcext:value-type="float">
            <text:p>0</text:p>
          </table:table-cell>
          <table:table-cell table:formula="of:=[.E14]" office:value-type="float" office:value="0.0269088143006561" calcext:value-type="float">
            <text:p>0.026908814300656</text:p>
          </table:table-cell>
          <table:table-cell table:formula="of:=[.F14]" office:value-type="float" office:value="0.997704361712746" calcext:value-type="float">
            <text:p>0.997704361712746</text:p>
          </table:table-cell>
          <table:table-cell table:number-columns-repeated="2"/>
          <table:table-cell table:formula="of:=LN([.I14])" office:value-type="float" office:value="-3.61530137687679" calcext:value-type="float">
            <text:p>-3.61530137687679</text:p>
          </table:table-cell>
          <table:table-cell table:formula="of:=LN([.J14])" office:value-type="float" office:value="-0.00229827730441998" calcext:value-type="float">
            <text:p>-0.00229827730442</text:p>
          </table:table-cell>
          <table:table-cell table:formula="of:=EXP([.$C14]*[.K$92]+[.$B14]*[.K$93]+[.$A14]*[.K$94]+[.K$95])*[.K$96]" office:value-type="float" office:value="0.00173415919243661" calcext:value-type="float">
            <text:p>0.001734159192437</text:p>
          </table:table-cell>
          <table:table-cell table:formula="of:=EXP([.$C14]*[.L$92]+[.$B14]*[.L$93]+[.$A14]*[.L$94]+[.L$95])*[.L$96]" office:value-type="float" office:value="0.000000100487919773339" calcext:value-type="float">
            <text:p>1.00487919773339E-07</text:p>
          </table:table-cell>
          <table:table-cell table:formula="of:=EXP([.$C14]*[.M$92]+[.$B14]*[.M$93]+[.$A14]*[.M$94]+[.M$95])*[.M$96]" office:value-type="float" office:value="0.0196973571478563" calcext:value-type="float">
            <text:p>0.019697357147856</text:p>
          </table:table-cell>
          <table:table-cell table:formula="of:=EXP([.$C14]*[.N$92]+[.$B14]*[.N$93]+[.$A14]*[.N$94]+[.N$95])*[.N$96]" office:value-type="float" office:value="0.999782204452139" calcext:value-type="float">
            <text:p>0.999782204452139</text:p>
          </table:table-cell>
          <table:table-cell table:formula="of:=([.A14]-[.L$98])^2" office:value-type="float" office:value="202500" calcext:value-type="float">
            <text:p>202500</text:p>
          </table:table-cell>
        </table:table-row>
        <table:table-row table:style-name="ro1">
          <table:table-cell table:formula="of:=[$Sheet2.A15]" office:value-type="float" office:value="455" calcext:value-type="float">
            <text:p>455</text:p>
          </table:table-cell>
          <table:table-cell table:formula="of:=[.A15]^2" office:value-type="float" office:value="207025" calcext:value-type="float">
            <text:p>207025</text:p>
          </table:table-cell>
          <table:table-cell table:formula="of:=[.A15]^3" office:value-type="float" office:value="94196375" calcext:value-type="float">
            <text:p>94196375</text:p>
          </table:table-cell>
          <table:table-cell table:formula="of:=IF([$Sheet2.E15]&gt;0;[$Sheet2.E15];0)" office:value-type="float" office:value="0" calcext:value-type="float">
            <text:p>0</text:p>
          </table:table-cell>
          <table:table-cell table:formula="of:=IF([$Sheet2.F15]&gt;0;[$Sheet2.F15];0)" office:value-type="float" office:value="0.060473519064372" calcext:value-type="float">
            <text:p>0.060473519064372</text:p>
          </table:table-cell>
          <table:table-cell table:formula="of:=IF([$Sheet2.G15]&gt;0;[$Sheet2.G15];0)" office:value-type="float" office:value="0.912166882922447" calcext:value-type="float">
            <text:p>0.912166882922447</text:p>
          </table:table-cell>
          <table:table-cell table:formula="of:=IF([.A15]&lt;490;[.D15];0)" office:value-type="float" office:value="0" calcext:value-type="float">
            <text:p>0</text:p>
          </table:table-cell>
          <table:table-cell table:formula="of:=IF([.A15]&gt;=490;[.D15];0)" office:value-type="float" office:value="0" calcext:value-type="float">
            <text:p>0</text:p>
          </table:table-cell>
          <table:table-cell table:formula="of:=[.E15]" office:value-type="float" office:value="0.060473519064372" calcext:value-type="float">
            <text:p>0.060473519064372</text:p>
          </table:table-cell>
          <table:table-cell table:formula="of:=[.F15]" office:value-type="float" office:value="0.912166882922447" calcext:value-type="float">
            <text:p>0.912166882922447</text:p>
          </table:table-cell>
          <table:table-cell table:number-columns-repeated="2"/>
          <table:table-cell table:formula="of:=LN([.I15])" office:value-type="float" office:value="-2.80554971117991" calcext:value-type="float">
            <text:p>-2.80554971117991</text:p>
          </table:table-cell>
          <table:table-cell table:formula="of:=LN([.J15])" office:value-type="float" office:value="-0.0919323199870613" calcext:value-type="float">
            <text:p>-0.091932319987061</text:p>
          </table:table-cell>
          <table:table-cell table:formula="of:=EXP([.$C15]*[.K$92]+[.$B15]*[.K$93]+[.$A15]*[.K$94]+[.K$95])*[.K$96]" office:value-type="float" office:value="0.000488642580269059" calcext:value-type="float">
            <text:p>0.000488642580269</text:p>
          </table:table-cell>
          <table:table-cell table:formula="of:=EXP([.$C15]*[.L$92]+[.$B15]*[.L$93]+[.$A15]*[.L$94]+[.L$95])*[.L$96]" office:value-type="float" office:value="0.000000342808096624724" calcext:value-type="float">
            <text:p>3.42808096624724E-07</text:p>
          </table:table-cell>
          <table:table-cell table:formula="of:=EXP([.$C15]*[.M$92]+[.$B15]*[.M$93]+[.$A15]*[.M$94]+[.M$95])*[.M$96]" office:value-type="float" office:value="0.028325855100164" calcext:value-type="float">
            <text:p>0.028325855100164</text:p>
          </table:table-cell>
          <table:table-cell table:formula="of:=EXP([.$C15]*[.N$92]+[.$B15]*[.N$93]+[.$A15]*[.N$94]+[.N$95])*[.N$96]" office:value-type="float" office:value="0.974722635769045" calcext:value-type="float">
            <text:p>0.974722635769045</text:p>
          </table:table-cell>
          <table:table-cell table:formula="of:=([.A15]-[.L$98])^2" office:value-type="float" office:value="207025" calcext:value-type="float">
            <text:p>207025</text:p>
          </table:table-cell>
        </table:table-row>
        <table:table-row table:style-name="ro1">
          <table:table-cell table:formula="of:=[$Sheet2.A16]" office:value-type="float" office:value="460" calcext:value-type="float">
            <text:p>460</text:p>
          </table:table-cell>
          <table:table-cell table:formula="of:=[.A16]^2" office:value-type="float" office:value="211600" calcext:value-type="float">
            <text:p>211600</text:p>
          </table:table-cell>
          <table:table-cell table:formula="of:=[.A16]^3" office:value-type="float" office:value="97336000" calcext:value-type="float">
            <text:p>97336000</text:p>
          </table:table-cell>
          <table:table-cell table:formula="of:=IF([$Sheet2.E16]&gt;0;[$Sheet2.E16];0)" office:value-type="float" office:value="0" calcext:value-type="float">
            <text:p>0</text:p>
          </table:table-cell>
          <table:table-cell table:formula="of:=IF([$Sheet2.F16]&gt;0;[$Sheet2.F16];0)" office:value-type="float" office:value="0.10288104972901" calcext:value-type="float">
            <text:p>0.10288104972901</text:p>
          </table:table-cell>
          <table:table-cell table:formula="of:=IF([$Sheet2.G16]&gt;0;[$Sheet2.G16];0)" office:value-type="float" office:value="0.82812655953688" calcext:value-type="float">
            <text:p>0.82812655953688</text:p>
          </table:table-cell>
          <table:table-cell table:formula="of:=IF([.A16]&lt;490;[.D16];0)" office:value-type="float" office:value="0" calcext:value-type="float">
            <text:p>0</text:p>
          </table:table-cell>
          <table:table-cell table:formula="of:=IF([.A16]&gt;=490;[.D16];0)" office:value-type="float" office:value="0" calcext:value-type="float">
            <text:p>0</text:p>
          </table:table-cell>
          <table:table-cell table:formula="of:=[.E16]" office:value-type="float" office:value="0.10288104972901" calcext:value-type="float">
            <text:p>0.10288104972901</text:p>
          </table:table-cell>
          <table:table-cell table:formula="of:=[.F16]" office:value-type="float" office:value="0.82812655953688" calcext:value-type="float">
            <text:p>0.82812655953688</text:p>
          </table:table-cell>
          <table:table-cell table:number-columns-repeated="2"/>
          <table:table-cell table:formula="of:=LN([.I16])" office:value-type="float" office:value="-2.2741818151136" calcext:value-type="float">
            <text:p>-2.2741818151136</text:p>
          </table:table-cell>
          <table:table-cell table:formula="of:=LN([.J16])" office:value-type="float" office:value="-0.188589286594978" calcext:value-type="float">
            <text:p>-0.188589286594978</text:p>
          </table:table-cell>
          <table:table-cell table:formula="of:=EXP([.$C16]*[.K$92]+[.$B16]*[.K$93]+[.$A16]*[.K$94]+[.K$95])*[.K$96]" office:value-type="float" office:value="0.000103897644445912" calcext:value-type="float">
            <text:p>0.000103897644446</text:p>
          </table:table-cell>
          <table:table-cell table:formula="of:=EXP([.$C16]*[.L$92]+[.$B16]*[.L$93]+[.$A16]*[.L$94]+[.L$95])*[.L$96]" office:value-type="float" office:value="0.00000110433073506071" calcext:value-type="float">
            <text:p>1.10433073506071E-06</text:p>
          </table:table-cell>
          <table:table-cell table:formula="of:=EXP([.$C16]*[.M$92]+[.$B16]*[.M$93]+[.$A16]*[.M$94]+[.M$95])*[.M$96]" office:value-type="float" office:value="0.0402319861101651" calcext:value-type="float">
            <text:p>0.040231986110165</text:p>
          </table:table-cell>
          <table:table-cell table:formula="of:=EXP([.$C16]*[.N$92]+[.$B16]*[.N$93]+[.$A16]*[.N$94]+[.N$95])*[.N$96]" office:value-type="float" office:value="0.894772932884442" calcext:value-type="float">
            <text:p>0.894772932884442</text:p>
          </table:table-cell>
          <table:table-cell table:formula="of:=([.A16]-[.L$98])^2" office:value-type="float" office:value="211600" calcext:value-type="float">
            <text:p>211600</text:p>
          </table:table-cell>
        </table:table-row>
        <table:table-row table:style-name="ro1">
          <table:table-cell table:formula="of:=[$Sheet2.A17]" office:value-type="float" office:value="465" calcext:value-type="float">
            <text:p>465</text:p>
          </table:table-cell>
          <table:table-cell table:formula="of:=[.A17]^2" office:value-type="float" office:value="216225" calcext:value-type="float">
            <text:p>216225</text:p>
          </table:table-cell>
          <table:table-cell table:formula="of:=[.A17]^3" office:value-type="float" office:value="100544625" calcext:value-type="float">
            <text:p>100544625</text:p>
          </table:table-cell>
          <table:table-cell table:formula="of:=IF([$Sheet2.E17]&gt;0;[$Sheet2.E17];0)" office:value-type="float" office:value="0" calcext:value-type="float">
            <text:p>0</text:p>
          </table:table-cell>
          <table:table-cell table:formula="of:=IF([$Sheet2.F17]&gt;0;[$Sheet2.F17];0)" office:value-type="float" office:value="0.153751069696682" calcext:value-type="float">
            <text:p>0.153751069696682</text:p>
          </table:table-cell>
          <table:table-cell table:formula="of:=IF([$Sheet2.G17]&gt;0;[$Sheet2.G17];0)" office:value-type="float" office:value="0.740293442459327" calcext:value-type="float">
            <text:p>0.740293442459327</text:p>
          </table:table-cell>
          <table:table-cell table:formula="of:=IF([.A17]&lt;490;[.D17];0)" office:value-type="float" office:value="0" calcext:value-type="float">
            <text:p>0</text:p>
          </table:table-cell>
          <table:table-cell table:formula="of:=IF([.A17]&gt;=490;[.D17];0)" office:value-type="float" office:value="0" calcext:value-type="float">
            <text:p>0</text:p>
          </table:table-cell>
          <table:table-cell table:formula="of:=[.E17]" office:value-type="float" office:value="0.153751069696682" calcext:value-type="float">
            <text:p>0.153751069696682</text:p>
          </table:table-cell>
          <table:table-cell table:formula="of:=[.F17]" office:value-type="float" office:value="0.740293442459327" calcext:value-type="float">
            <text:p>0.740293442459327</text:p>
          </table:table-cell>
          <table:table-cell table:number-columns-repeated="2"/>
          <table:table-cell table:formula="of:=LN([.I17])" office:value-type="float" office:value="-1.87242041494292" calcext:value-type="float">
            <text:p>-1.87242041494292</text:p>
          </table:table-cell>
          <table:table-cell table:formula="of:=LN([.J17])" office:value-type="float" office:value="-0.300708627522705" calcext:value-type="float">
            <text:p>-0.300708627522705</text:p>
          </table:table-cell>
          <table:table-cell table:formula="of:=EXP([.$C17]*[.K$92]+[.$B17]*[.K$93]+[.$A17]*[.K$94]+[.K$95])*[.K$96]" office:value-type="float" office:value="0.000016423561570733" calcext:value-type="float">
            <text:p>1.6423561570733E-05</text:p>
          </table:table-cell>
          <table:table-cell table:formula="of:=EXP([.$C17]*[.L$92]+[.$B17]*[.L$93]+[.$A17]*[.L$94]+[.L$95])*[.L$96]" office:value-type="float" office:value="0.00000336286202554242" calcext:value-type="float">
            <text:p>3.36286202554242E-06</text:p>
          </table:table-cell>
          <table:table-cell table:formula="of:=EXP([.$C17]*[.M$92]+[.$B17]*[.M$93]+[.$A17]*[.M$94]+[.M$95])*[.M$96]" office:value-type="float" office:value="0.0563883961839474" calcext:value-type="float">
            <text:p>0.056388396183947</text:p>
          </table:table-cell>
          <table:table-cell table:formula="of:=EXP([.$C17]*[.N$92]+[.$B17]*[.N$93]+[.$A17]*[.N$94]+[.N$95])*[.N$96]" office:value-type="float" office:value="0.77446995332288" calcext:value-type="float">
            <text:p>0.77446995332288</text:p>
          </table:table-cell>
          <table:table-cell table:formula="of:=([.A17]-[.L$98])^2" office:value-type="float" office:value="216225" calcext:value-type="float">
            <text:p>216225</text:p>
          </table:table-cell>
        </table:table-row>
        <table:table-row table:style-name="ro1">
          <table:table-cell table:formula="of:=[$Sheet2.A18]" office:value-type="float" office:value="470" calcext:value-type="float">
            <text:p>470</text:p>
          </table:table-cell>
          <table:table-cell table:formula="of:=[.A18]^2" office:value-type="float" office:value="220900" calcext:value-type="float">
            <text:p>220900</text:p>
          </table:table-cell>
          <table:table-cell table:formula="of:=[.A18]^3" office:value-type="float" office:value="103823000" calcext:value-type="float">
            <text:p>103823000</text:p>
          </table:table-cell>
          <table:table-cell table:formula="of:=IF([$Sheet2.E18]&gt;0;[$Sheet2.E18];0)" office:value-type="float" office:value="0" calcext:value-type="float">
            <text:p>0</text:p>
          </table:table-cell>
          <table:table-cell table:formula="of:=IF([$Sheet2.F18]&gt;0;[$Sheet2.F18];0)" office:value-type="float" office:value="0.209280212988495" calcext:value-type="float">
            <text:p>0.209280212988495</text:p>
          </table:table-cell>
          <table:table-cell table:formula="of:=IF([$Sheet2.G18]&gt;0;[$Sheet2.G18];0)" office:value-type="float" office:value="0.612236750174668" calcext:value-type="float">
            <text:p>0.612236750174668</text:p>
          </table:table-cell>
          <table:table-cell table:formula="of:=IF([.A18]&lt;490;[.D18];0)" office:value-type="float" office:value="0" calcext:value-type="float">
            <text:p>0</text:p>
          </table:table-cell>
          <table:table-cell table:formula="of:=IF([.A18]&gt;=490;[.D18];0)" office:value-type="float" office:value="0" calcext:value-type="float">
            <text:p>0</text:p>
          </table:table-cell>
          <table:table-cell table:formula="of:=[.E18]" office:value-type="float" office:value="0.209280212988495" calcext:value-type="float">
            <text:p>0.209280212988495</text:p>
          </table:table-cell>
          <table:table-cell table:formula="of:=[.F18]" office:value-type="float" office:value="0.612236750174668" calcext:value-type="float">
            <text:p>0.612236750174668</text:p>
          </table:table-cell>
          <table:table-cell table:number-columns-repeated="2"/>
          <table:table-cell table:formula="of:=LN([.I18])" office:value-type="float" office:value="-1.56408119299357" calcext:value-type="float">
            <text:p>-1.56408119299357</text:p>
          </table:table-cell>
          <table:table-cell table:formula="of:=LN([.J18])" office:value-type="float" office:value="-0.490636224585066" calcext:value-type="float">
            <text:p>-0.490636224585066</text:p>
          </table:table-cell>
          <table:table-cell table:formula="of:=EXP([.$C18]*[.K$92]+[.$B18]*[.K$93]+[.$A18]*[.K$94]+[.K$95])*[.K$96]" office:value-type="float" office:value="0.0000019015661408528" calcext:value-type="float">
            <text:p>1.9015661408528E-06</text:p>
          </table:table-cell>
          <table:table-cell table:formula="of:=EXP([.$C18]*[.L$92]+[.$B18]*[.L$93]+[.$A18]*[.L$94]+[.L$95])*[.L$96]" office:value-type="float" office:value="0.00000969017605021159" calcext:value-type="float">
            <text:p>9.69017605021159E-06</text:p>
          </table:table-cell>
          <table:table-cell table:formula="of:=EXP([.$C18]*[.M$92]+[.$B18]*[.M$93]+[.$A18]*[.M$94]+[.M$95])*[.M$96]" office:value-type="float" office:value="0.0779209593676077" calcext:value-type="float">
            <text:p>0.077920959367608</text:p>
          </table:table-cell>
          <table:table-cell table:formula="of:=EXP([.$C18]*[.N$92]+[.$B18]*[.N$93]+[.$A18]*[.N$94]+[.N$95])*[.N$96]" office:value-type="float" office:value="0.632936395254521" calcext:value-type="float">
            <text:p>0.632936395254521</text:p>
          </table:table-cell>
          <table:table-cell table:formula="of:=([.A18]-[.L$98])^2" office:value-type="float" office:value="220900" calcext:value-type="float">
            <text:p>220900</text:p>
          </table:table-cell>
        </table:table-row>
        <table:table-row table:style-name="ro1">
          <table:table-cell table:formula="of:=[$Sheet2.A19]" office:value-type="float" office:value="475" calcext:value-type="float">
            <text:p>475</text:p>
          </table:table-cell>
          <table:table-cell table:formula="of:=[.A19]^2" office:value-type="float" office:value="225625" calcext:value-type="float">
            <text:p>225625</text:p>
          </table:table-cell>
          <table:table-cell table:formula="of:=[.A19]^3" office:value-type="float" office:value="107171875" calcext:value-type="float">
            <text:p>107171875</text:p>
          </table:table-cell>
          <table:table-cell table:formula="of:=IF([$Sheet2.E19]&gt;0;[$Sheet2.E19];0)" office:value-type="float" office:value="0" calcext:value-type="float">
            <text:p>0</text:p>
          </table:table-cell>
          <table:table-cell table:formula="of:=IF([$Sheet2.F19]&gt;0;[$Sheet2.F19];0)" office:value-type="float" office:value="0.265855281924503" calcext:value-type="float">
            <text:p>0.265855281924503</text:p>
          </table:table-cell>
          <table:table-cell table:formula="of:=IF([$Sheet2.G19]&gt;0;[$Sheet2.G19];0)" office:value-type="float" office:value="0.471104900688691" calcext:value-type="float">
            <text:p>0.471104900688691</text:p>
          </table:table-cell>
          <table:table-cell table:formula="of:=IF([.A19]&lt;490;[.D19];0)" office:value-type="float" office:value="0" calcext:value-type="float">
            <text:p>0</text:p>
          </table:table-cell>
          <table:table-cell table:formula="of:=IF([.A19]&gt;=490;[.D19];0)" office:value-type="float" office:value="0" calcext:value-type="float">
            <text:p>0</text:p>
          </table:table-cell>
          <table:table-cell table:formula="of:=[.E19]" office:value-type="float" office:value="0.265855281924503" calcext:value-type="float">
            <text:p>0.265855281924503</text:p>
          </table:table-cell>
          <table:table-cell table:formula="of:=[.F19]" office:value-type="float" office:value="0.471104900688691" calcext:value-type="float">
            <text:p>0.471104900688691</text:p>
          </table:table-cell>
          <table:table-cell table:number-columns-repeated="2"/>
          <table:table-cell table:formula="of:=LN([.I19])" office:value-type="float" office:value="-1.32480317116633" calcext:value-type="float">
            <text:p>-1.32480317116633</text:p>
          </table:table-cell>
          <table:table-cell table:formula="of:=LN([.J19])" office:value-type="float" office:value="-0.752674490679662" calcext:value-type="float">
            <text:p>-0.752674490679662</text:p>
          </table:table-cell>
          <table:table-cell table:formula="of:=EXP([.$C19]*[.K$92]+[.$B19]*[.K$93]+[.$A19]*[.K$94]+[.K$95])*[.K$96]" office:value-type="float" office:value="0.000000158881445449217" calcext:value-type="float">
            <text:p>1.58881445449217E-07</text:p>
          </table:table-cell>
          <table:table-cell table:formula="of:=EXP([.$C19]*[.L$92]+[.$B19]*[.L$93]+[.$A19]*[.L$94]+[.L$95])*[.L$96]" office:value-type="float" office:value="0.0000264495289325693" calcext:value-type="float">
            <text:p>2.64495289325693E-05</text:p>
          </table:table-cell>
          <table:table-cell table:formula="of:=EXP([.$C19]*[.M$92]+[.$B19]*[.M$93]+[.$A19]*[.M$94]+[.M$95])*[.M$96]" office:value-type="float" office:value="0.106067313920119" calcext:value-type="float">
            <text:p>0.106067313920119</text:p>
          </table:table-cell>
          <table:table-cell table:formula="of:=EXP([.$C19]*[.N$92]+[.$B19]*[.N$93]+[.$A19]*[.N$94]+[.N$95])*[.N$96]" office:value-type="float" office:value="0.489083642300818" calcext:value-type="float">
            <text:p>0.489083642300818</text:p>
          </table:table-cell>
          <table:table-cell table:formula="of:=([.A19]-[.L$98])^2" office:value-type="float" office:value="225625" calcext:value-type="float">
            <text:p>225625</text:p>
          </table:table-cell>
        </table:table-row>
        <table:table-row table:style-name="ro1">
          <table:table-cell table:formula="of:=[$Sheet2.A20]" office:value-type="float" office:value="480" calcext:value-type="float">
            <text:p>480</text:p>
          </table:table-cell>
          <table:table-cell table:formula="of:=[.A20]^2" office:value-type="float" office:value="230400" calcext:value-type="float">
            <text:p>230400</text:p>
          </table:table-cell>
          <table:table-cell table:formula="of:=[.A20]^3" office:value-type="float" office:value="110592000" calcext:value-type="float">
            <text:p>110592000</text:p>
          </table:table-cell>
          <table:table-cell table:formula="of:=IF([$Sheet2.E20]&gt;0;[$Sheet2.E20];0)" office:value-type="float" office:value="0" calcext:value-type="float">
            <text:p>0</text:p>
          </table:table-cell>
          <table:table-cell table:formula="of:=IF([$Sheet2.F20]&gt;0;[$Sheet2.F20];0)" office:value-type="float" office:value="0.325948464390986" calcext:value-type="float">
            <text:p>0.325948464390986</text:p>
          </table:table-cell>
          <table:table-cell table:formula="of:=IF([$Sheet2.G20]&gt;0;[$Sheet2.G20];0)" office:value-type="float" office:value="0.348837209302326" calcext:value-type="float">
            <text:p>0.348837209302326</text:p>
          </table:table-cell>
          <table:table-cell table:formula="of:=IF([.A20]&lt;490;[.D20];0)" office:value-type="float" office:value="0" calcext:value-type="float">
            <text:p>0</text:p>
          </table:table-cell>
          <table:table-cell table:formula="of:=IF([.A20]&gt;=490;[.D20];0)" office:value-type="float" office:value="0" calcext:value-type="float">
            <text:p>0</text:p>
          </table:table-cell>
          <table:table-cell table:formula="of:=[.E20]" office:value-type="float" office:value="0.325948464390986" calcext:value-type="float">
            <text:p>0.325948464390986</text:p>
          </table:table-cell>
          <table:table-cell table:formula="of:=[.F20]" office:value-type="float" office:value="0.348837209302326" calcext:value-type="float">
            <text:p>0.348837209302326</text:p>
          </table:table-cell>
          <table:table-cell table:number-columns-repeated="2"/>
          <table:table-cell table:formula="of:=LN([.I20])" office:value-type="float" office:value="-1.12101599480236" calcext:value-type="float">
            <text:p>-1.12101599480236</text:p>
          </table:table-cell>
          <table:table-cell table:formula="of:=LN([.J20])" office:value-type="float" office:value="-1.05314991459135" calcext:value-type="float">
            <text:p>-1.05314991459135</text:p>
          </table:table-cell>
          <table:table-cell table:formula="of:=EXP([.$C20]*[.K$92]+[.$B20]*[.K$93]+[.$A20]*[.K$94]+[.K$95])*[.K$96]" office:value-type="float" office:value="0.00000000943816976481414" calcext:value-type="float">
            <text:p>9.43816976481414E-09</text:p>
          </table:table-cell>
          <table:table-cell table:formula="of:=EXP([.$C20]*[.L$92]+[.$B20]*[.L$93]+[.$A20]*[.L$94]+[.L$95])*[.L$96]" office:value-type="float" office:value="0.000068457147587284" calcext:value-type="float">
            <text:p>6.8457147587284E-05</text:p>
          </table:table-cell>
          <table:table-cell table:formula="of:=EXP([.$C20]*[.M$92]+[.$B20]*[.M$93]+[.$A20]*[.M$94]+[.M$95])*[.M$96]" office:value-type="float" office:value="0.142098022590923" calcext:value-type="float">
            <text:p>0.142098022590923</text:p>
          </table:table-cell>
          <table:table-cell table:formula="of:=EXP([.$C20]*[.N$92]+[.$B20]*[.N$93]+[.$A20]*[.N$94]+[.N$95])*[.N$96]" office:value-type="float" office:value="0.357830694041551" calcext:value-type="float">
            <text:p>0.357830694041551</text:p>
          </table:table-cell>
          <table:table-cell table:formula="of:=([.A20]-[.L$98])^2" office:value-type="float" office:value="230400" calcext:value-type="float">
            <text:p>230400</text:p>
          </table:table-cell>
        </table:table-row>
        <table:table-row table:style-name="ro1">
          <table:table-cell table:formula="of:=[$Sheet2.A21]" office:value-type="float" office:value="485" calcext:value-type="float">
            <text:p>485</text:p>
          </table:table-cell>
          <table:table-cell table:formula="of:=[.A21]^2" office:value-type="float" office:value="235225" calcext:value-type="float">
            <text:p>235225</text:p>
          </table:table-cell>
          <table:table-cell table:formula="of:=[.A21]^3" office:value-type="float" office:value="114084125" calcext:value-type="float">
            <text:p>114084125</text:p>
          </table:table-cell>
          <table:table-cell table:formula="of:=IF([$Sheet2.E21]&gt;0;[$Sheet2.E21];0)" office:value-type="float" office:value="0" calcext:value-type="float">
            <text:p>0</text:p>
          </table:table-cell>
          <table:table-cell table:formula="of:=IF([$Sheet2.F21]&gt;0;[$Sheet2.F21];0)" office:value-type="float" office:value="0.388513834743748" calcext:value-type="float">
            <text:p>0.388513834743748</text:p>
          </table:table-cell>
          <table:table-cell table:formula="of:=IF([$Sheet2.G21]&gt;0;[$Sheet2.G21];0)" office:value-type="float" office:value="0.255913763848688" calcext:value-type="float">
            <text:p>0.255913763848688</text:p>
          </table:table-cell>
          <table:table-cell table:formula="of:=IF([.A21]&lt;490;[.D21];0)" office:value-type="float" office:value="0" calcext:value-type="float">
            <text:p>0</text:p>
          </table:table-cell>
          <table:table-cell table:formula="of:=IF([.A21]&gt;=490;[.D21];0)" office:value-type="float" office:value="0" calcext:value-type="float">
            <text:p>0</text:p>
          </table:table-cell>
          <table:table-cell table:formula="of:=[.E21]" office:value-type="float" office:value="0.388513834743748" calcext:value-type="float">
            <text:p>0.388513834743748</text:p>
          </table:table-cell>
          <table:table-cell table:formula="of:=[.F21]" office:value-type="float" office:value="0.255913763848688" calcext:value-type="float">
            <text:p>0.255913763848688</text:p>
          </table:table-cell>
          <table:table-cell table:number-columns-repeated="2"/>
          <table:table-cell table:formula="of:=LN([.I21])" office:value-type="float" office:value="-0.945426499142461" calcext:value-type="float">
            <text:p>-0.945426499142461</text:p>
          </table:table-cell>
          <table:table-cell table:formula="of:=LN([.J21])" office:value-type="float" office:value="-1.3629147512187" calcext:value-type="float">
            <text:p>-1.3629147512187</text:p>
          </table:table-cell>
          <table:table-cell table:formula="of:=EXP([.$C21]*[.K$92]+[.$B21]*[.K$93]+[.$A21]*[.K$94]+[.K$95])*[.K$96]" office:value-type="float" office:value="0.000000000392726715765311" calcext:value-type="float">
            <text:p>3.92726715765311E-10</text:p>
          </table:table-cell>
          <table:table-cell table:formula="of:=EXP([.$C21]*[.L$92]+[.$B21]*[.L$93]+[.$A21]*[.L$94]+[.L$95])*[.L$96]" office:value-type="float" office:value="0.000168184190031802" calcext:value-type="float">
            <text:p>0.000168184190032</text:p>
          </table:table-cell>
          <table:table-cell table:formula="of:=EXP([.$C21]*[.M$92]+[.$B21]*[.M$93]+[.$A21]*[.M$94]+[.M$95])*[.M$96]" office:value-type="float" office:value="0.187193228391147" calcext:value-type="float">
            <text:p>0.187193228391147</text:p>
          </table:table-cell>
          <table:table-cell table:formula="of:=EXP([.$C21]*[.N$92]+[.$B21]*[.N$93]+[.$A21]*[.N$94]+[.N$95])*[.N$96]" office:value-type="float" office:value="0.248225983481925" calcext:value-type="float">
            <text:p>0.248225983481925</text:p>
          </table:table-cell>
          <table:table-cell table:formula="of:=([.A21]-[.L$98])^2" office:value-type="float" office:value="235225" calcext:value-type="float">
            <text:p>235225</text:p>
          </table:table-cell>
        </table:table-row>
        <table:table-row table:style-name="ro1">
          <table:table-cell table:formula="of:=[$Sheet2.A22]" office:value-type="float" office:value="490" calcext:value-type="float">
            <text:p>490</text:p>
          </table:table-cell>
          <table:table-cell table:formula="of:=[.A22]^2" office:value-type="float" office:value="240100" calcext:value-type="float">
            <text:p>240100</text:p>
          </table:table-cell>
          <table:table-cell table:formula="of:=[.A22]^3" office:value-type="float" office:value="117649000" calcext:value-type="float">
            <text:p>117649000</text:p>
          </table:table-cell>
          <table:table-cell table:formula="of:=IF([$Sheet2.E22]&gt;0;[$Sheet2.E22];0)" office:value-type="float" office:value="0" calcext:value-type="float">
            <text:p>0</text:p>
          </table:table-cell>
          <table:table-cell table:formula="of:=IF([$Sheet2.F22]&gt;0;[$Sheet2.F22];0)" office:value-type="float" office:value="0.448416848911286" calcext:value-type="float">
            <text:p>0.448416848911286</text:p>
          </table:table-cell>
          <table:table-cell table:formula="of:=IF([$Sheet2.G22]&gt;0;[$Sheet2.G22];0)" office:value-type="float" office:value="0.181555045413714" calcext:value-type="float">
            <text:p>0.181555045413714</text:p>
          </table:table-cell>
          <table:table-cell table:formula="of:=IF([.A22]&lt;490;[.D22];0)" office:value-type="float" office:value="0" calcext:value-type="float">
            <text:p>0</text:p>
          </table:table-cell>
          <table:table-cell table:formula="of:=IF([.A22]&gt;=490;[.D22];0)" office:value-type="float" office:value="0" calcext:value-type="float">
            <text:p>0</text:p>
          </table:table-cell>
          <table:table-cell table:formula="of:=[.E22]" office:value-type="float" office:value="0.448416848911286" calcext:value-type="float">
            <text:p>0.448416848911286</text:p>
          </table:table-cell>
          <table:table-cell table:formula="of:=[.F22]" office:value-type="float" office:value="0.181555045413714" calcext:value-type="float">
            <text:p>0.181555045413714</text:p>
          </table:table-cell>
          <table:table-cell table:number-columns-repeated="2"/>
          <table:table-cell table:formula="of:=LN([.I22])" office:value-type="float" office:value="-0.802032012862767" calcext:value-type="float">
            <text:p>-0.802032012862767</text:p>
          </table:table-cell>
          <table:table-cell table:formula="of:=LN([.J22])" office:value-type="float" office:value="-1.70619639074114" calcext:value-type="float">
            <text:p>-1.70619639074114</text:p>
          </table:table-cell>
          <table:table-cell table:formula="of:=EXP([.$C22]*[.K$92]+[.$B22]*[.K$93]+[.$A22]*[.K$94]+[.K$95])*[.K$96]" office:value-type="float" office:value="0.0000000000112775917132417" calcext:value-type="float">
            <text:p>1.12775917132417E-11</text:p>
          </table:table-cell>
          <table:table-cell table:formula="of:=EXP([.$C22]*[.L$92]+[.$B22]*[.L$93]+[.$A22]*[.L$94]+[.L$95])*[.L$96]" office:value-type="float" office:value="0.000392615982697343" calcext:value-type="float">
            <text:p>0.000392615982697</text:p>
          </table:table-cell>
          <table:table-cell table:formula="of:=EXP([.$C22]*[.M$92]+[.$B22]*[.M$93]+[.$A22]*[.M$94]+[.M$95])*[.M$96]" office:value-type="float" office:value="0.242272612828597" calcext:value-type="float">
            <text:p>0.242272612828597</text:p>
          </table:table-cell>
          <table:table-cell table:formula="of:=EXP([.$C22]*[.N$92]+[.$B22]*[.N$93]+[.$A22]*[.N$94]+[.N$95])*[.N$96]" office:value-type="float" office:value="0.163491770707706" calcext:value-type="float">
            <text:p>0.163491770707706</text:p>
          </table:table-cell>
          <table:table-cell table:formula="of:=([.A22]-[.L$98])^2" office:value-type="float" office:value="240100" calcext:value-type="float">
            <text:p>240100</text:p>
          </table:table-cell>
        </table:table-row>
        <table:table-row table:style-name="ro1">
          <table:table-cell table:formula="of:=[$Sheet2.A23]" office:value-type="float" office:value="495" calcext:value-type="float">
            <text:p>495</text:p>
          </table:table-cell>
          <table:table-cell table:formula="of:=[.A23]^2" office:value-type="float" office:value="245025" calcext:value-type="float">
            <text:p>245025</text:p>
          </table:table-cell>
          <table:table-cell table:formula="of:=[.A23]^3" office:value-type="float" office:value="121287375" calcext:value-type="float">
            <text:p>121287375</text:p>
          </table:table-cell>
          <table:table-cell table:formula="of:=IF([$Sheet2.E23]&gt;0;[$Sheet2.E23];0)" office:value-type="float" office:value="0" calcext:value-type="float">
            <text:p>0</text:p>
          </table:table-cell>
          <table:table-cell table:formula="of:=IF([$Sheet2.F23]&gt;0;[$Sheet2.F23];0)" office:value-type="float" office:value="0.522107064752306" calcext:value-type="float">
            <text:p>0.522107064752306</text:p>
          </table:table-cell>
          <table:table-cell table:formula="of:=IF([$Sheet2.G23]&gt;0;[$Sheet2.G23];0)" office:value-type="float" office:value="0.130452140932229" calcext:value-type="float">
            <text:p>0.130452140932229</text:p>
          </table:table-cell>
          <table:table-cell table:formula="of:=IF([.A23]&lt;490;[.D23];0)" office:value-type="float" office:value="0" calcext:value-type="float">
            <text:p>0</text:p>
          </table:table-cell>
          <table:table-cell table:formula="of:=IF([.A23]&gt;=490;[.D23];0)" office:value-type="float" office:value="0" calcext:value-type="float">
            <text:p>0</text:p>
          </table:table-cell>
          <table:table-cell table:formula="of:=[.E23]" office:value-type="float" office:value="0.522107064752306" calcext:value-type="float">
            <text:p>0.522107064752306</text:p>
          </table:table-cell>
          <table:table-cell table:formula="of:=[.F23]" office:value-type="float" office:value="0.130452140932229" calcext:value-type="float">
            <text:p>0.130452140932229</text:p>
          </table:table-cell>
          <table:table-cell table:number-columns-repeated="2"/>
          <table:table-cell table:formula="of:=LN([.I23])" office:value-type="float" office:value="-0.649882607241156" calcext:value-type="float">
            <text:p>-0.649882607241156</text:p>
          </table:table-cell>
          <table:table-cell table:formula="of:=LN([.J23])" office:value-type="float" office:value="-2.03674885563504" calcext:value-type="float">
            <text:p>-2.03674885563504</text:p>
          </table:table-cell>
          <table:table-cell table:formula="of:=EXP([.$C23]*[.K$92]+[.$B23]*[.K$93]+[.$A23]*[.K$94]+[.K$95])*[.K$96]" office:value-type="float" office:value="0.000000000000220191602813295" calcext:value-type="float">
            <text:p>2.20191602813295E-13</text:p>
          </table:table-cell>
          <table:table-cell table:formula="of:=EXP([.$C23]*[.L$92]+[.$B23]*[.L$93]+[.$A23]*[.L$94]+[.L$95])*[.L$96]" office:value-type="float" office:value="0.000871802575573946" calcext:value-type="float">
            <text:p>0.000871802575574</text:p>
          </table:table-cell>
          <table:table-cell table:formula="of:=EXP([.$C23]*[.M$92]+[.$B23]*[.M$93]+[.$A23]*[.M$94]+[.M$95])*[.M$96]" office:value-type="float" office:value="0.307784718330324" calcext:value-type="float">
            <text:p>0.307784718330324</text:p>
          </table:table-cell>
          <table:table-cell table:formula="of:=EXP([.$C23]*[.N$92]+[.$B23]*[.N$93]+[.$A23]*[.N$94]+[.N$95])*[.N$96]" office:value-type="float" office:value="0.102382887786255" calcext:value-type="float">
            <text:p>0.102382887786255</text:p>
          </table:table-cell>
          <table:table-cell table:formula="of:=([.A23]-[.L$98])^2" office:value-type="float" office:value="245025" calcext:value-type="float">
            <text:p>245025</text:p>
          </table:table-cell>
        </table:table-row>
        <table:table-row table:style-name="ro1">
          <table:table-cell table:formula="of:=[$Sheet2.A24]" office:value-type="float" office:value="500" calcext:value-type="float">
            <text:p>500</text:p>
          </table:table-cell>
          <table:table-cell table:formula="of:=[.A24]^2" office:value-type="float" office:value="250000" calcext:value-type="float">
            <text:p>250000</text:p>
          </table:table-cell>
          <table:table-cell table:formula="of:=[.A24]^3" office:value-type="float" office:value="125000000" calcext:value-type="float">
            <text:p>125000000</text:p>
          </table:table-cell>
          <table:table-cell table:formula="of:=IF([$Sheet2.E24]&gt;0;[$Sheet2.E24];0)" office:value-type="float" office:value="0" calcext:value-type="float">
            <text:p>0</text:p>
          </table:table-cell>
          <table:table-cell table:formula="of:=IF([$Sheet2.F24]&gt;0;[$Sheet2.F24];0)" office:value-type="float" office:value="0.595226775696491" calcext:value-type="float">
            <text:p>0.595226775696491</text:p>
          </table:table-cell>
          <table:table-cell table:formula="of:=IF([$Sheet2.G24]&gt;0;[$Sheet2.G24];0)" office:value-type="float" office:value="0.0908274278870147" calcext:value-type="float">
            <text:p>0.090827427887015</text:p>
          </table:table-cell>
          <table:table-cell table:formula="of:=IF([.A24]&lt;490;[.D24];0)" office:value-type="float" office:value="0" calcext:value-type="float">
            <text:p>0</text:p>
          </table:table-cell>
          <table:table-cell table:formula="of:=IF([.A24]&gt;=490;[.D24];0)" office:value-type="float" office:value="0" calcext:value-type="float">
            <text:p>0</text:p>
          </table:table-cell>
          <table:table-cell table:formula="of:=[.E24]" office:value-type="float" office:value="0.595226775696491" calcext:value-type="float">
            <text:p>0.595226775696491</text:p>
          </table:table-cell>
          <table:table-cell table:formula="of:=[.F24]" office:value-type="float" office:value="0.0908274278870147" calcext:value-type="float">
            <text:p>0.090827427887015</text:p>
          </table:table-cell>
          <table:table-cell table:number-columns-repeated="2"/>
          <table:table-cell table:formula="of:=LN([.I24])" office:value-type="float" office:value="-0.518812810425884" calcext:value-type="float">
            <text:p>-0.518812810425884</text:p>
          </table:table-cell>
          <table:table-cell table:formula="of:=LN([.J24])" office:value-type="float" office:value="-2.39879396974837" calcext:value-type="float">
            <text:p>-2.39879396974837</text:p>
          </table:table-cell>
          <table:table-cell table:formula="of:=EXP([.$C24]*[.K$92]+[.$B24]*[.K$93]+[.$A24]*[.K$94]+[.K$95])*[.K$96]" office:value-type="float" office:value="2.87990925592469E-015" calcext:value-type="float">
            <text:p>2.87990925592469E-15</text:p>
          </table:table-cell>
          <table:table-cell table:formula="of:=EXP([.$C24]*[.L$92]+[.$B24]*[.L$93]+[.$A24]*[.L$94]+[.L$95])*[.L$96]" office:value-type="float" office:value="0.00184326006358916" calcext:value-type="float">
            <text:p>0.001843260063589</text:p>
          </table:table-cell>
          <table:table-cell table:formula="of:=EXP([.$C24]*[.M$92]+[.$B24]*[.M$93]+[.$A24]*[.M$94]+[.M$95])*[.M$96]" office:value-type="float" office:value="0.383472987521344" calcext:value-type="float">
            <text:p>0.383472987521344</text:p>
          </table:table-cell>
          <table:table-cell table:formula="of:=EXP([.$C24]*[.N$92]+[.$B24]*[.N$93]+[.$A24]*[.N$94]+[.N$95])*[.N$96]" office:value-type="float" office:value="0.0610443514955685" calcext:value-type="float">
            <text:p>0.061044351495569</text:p>
          </table:table-cell>
          <table:table-cell table:formula="of:=([.A24]-[.L$98])^2" office:value-type="float" office:value="250000" calcext:value-type="float">
            <text:p>250000</text:p>
          </table:table-cell>
        </table:table-row>
        <table:table-row table:style-name="ro1">
          <table:table-cell table:formula="of:=[$Sheet2.A25]" office:value-type="float" office:value="505" calcext:value-type="float">
            <text:p>505</text:p>
          </table:table-cell>
          <table:table-cell table:formula="of:=[.A25]^2" office:value-type="float" office:value="255025" calcext:value-type="float">
            <text:p>255025</text:p>
          </table:table-cell>
          <table:table-cell table:formula="of:=[.A25]^3" office:value-type="float" office:value="128787625" calcext:value-type="float">
            <text:p>128787625</text:p>
          </table:table-cell>
          <table:table-cell table:formula="of:=IF([$Sheet2.E25]&gt;0;[$Sheet2.E25];0)" office:value-type="float" office:value="0" calcext:value-type="float">
            <text:p>0</text:p>
          </table:table-cell>
          <table:table-cell table:formula="of:=IF([$Sheet2.F25]&gt;0;[$Sheet2.F25];0)" office:value-type="float" office:value="0.674812208804792" calcext:value-type="float">
            <text:p>0.674812208804792</text:p>
          </table:table-cell>
          <table:table-cell table:formula="of:=IF([$Sheet2.G25]&gt;0;[$Sheet2.G25];0)" office:value-type="float" office:value="0.0578900089829324" calcext:value-type="float">
            <text:p>0.057890008982933</text:p>
          </table:table-cell>
          <table:table-cell table:formula="of:=IF([.A25]&lt;490;[.D25];0)" office:value-type="float" office:value="0" calcext:value-type="float">
            <text:p>0</text:p>
          </table:table-cell>
          <table:table-cell table:formula="of:=IF([.A25]&gt;=490;[.D25];0)" office:value-type="float" office:value="0" calcext:value-type="float">
            <text:p>0</text:p>
          </table:table-cell>
          <table:table-cell table:formula="of:=[.E25]" office:value-type="float" office:value="0.674812208804792" calcext:value-type="float">
            <text:p>0.674812208804792</text:p>
          </table:table-cell>
          <table:table-cell table:formula="of:=[.F25]" office:value-type="float" office:value="0.0578900089829324" calcext:value-type="float">
            <text:p>0.057890008982933</text:p>
          </table:table-cell>
          <table:table-cell table:number-columns-repeated="2"/>
          <table:table-cell table:formula="of:=LN([.I25])" office:value-type="float" office:value="-0.393320835995046" calcext:value-type="float">
            <text:p>-0.393320835995046</text:p>
          </table:table-cell>
          <table:table-cell table:formula="of:=LN([.J25])" office:value-type="float" office:value="-2.8492104657188" calcext:value-type="float">
            <text:p>-2.8492104657188</text:p>
          </table:table-cell>
          <table:table-cell table:formula="of:=EXP([.$C25]*[.K$92]+[.$B25]*[.K$93]+[.$A25]*[.K$94]+[.K$95])*[.K$96]" office:value-type="float" office:value="2.48591183874374E-017" calcext:value-type="float">
            <text:p>2.48591183874374E-17</text:p>
          </table:table-cell>
          <table:table-cell table:formula="of:=EXP([.$C25]*[.L$92]+[.$B25]*[.L$93]+[.$A25]*[.L$94]+[.L$95])*[.L$96]" office:value-type="float" office:value="0.00371470474297848" calcext:value-type="float">
            <text:p>0.003714704742978</text:p>
          </table:table-cell>
          <table:table-cell table:formula="of:=EXP([.$C25]*[.M$92]+[.$B25]*[.M$93]+[.$A25]*[.M$94]+[.M$95])*[.M$96]" office:value-type="float" office:value="0.468148835138144" calcext:value-type="float">
            <text:p>0.468148835138144</text:p>
          </table:table-cell>
          <table:table-cell table:formula="of:=EXP([.$C25]*[.N$92]+[.$B25]*[.N$93]+[.$A25]*[.N$94]+[.N$95])*[.N$96]" office:value-type="float" office:value="0.0347019626098482" calcext:value-type="float">
            <text:p>0.034701962609848</text:p>
          </table:table-cell>
          <table:table-cell table:formula="of:=([.A25]-[.L$98])^2" office:value-type="float" office:value="255025" calcext:value-type="float">
            <text:p>255025</text:p>
          </table:table-cell>
        </table:table-row>
        <table:table-row table:style-name="ro1">
          <table:table-cell table:formula="of:=[$Sheet2.A26]" office:value-type="float" office:value="510" calcext:value-type="float">
            <text:p>510</text:p>
          </table:table-cell>
          <table:table-cell table:formula="of:=[.A26]^2" office:value-type="float" office:value="260100" calcext:value-type="float">
            <text:p>260100</text:p>
          </table:table-cell>
          <table:table-cell table:formula="of:=[.A26]^3" office:value-type="float" office:value="132651000" calcext:value-type="float">
            <text:p>132651000</text:p>
          </table:table-cell>
          <table:table-cell table:formula="of:=IF([$Sheet2.E26]&gt;0;[$Sheet2.E26];0)" office:value-type="float" office:value="0" calcext:value-type="float">
            <text:p>0</text:p>
          </table:table-cell>
          <table:table-cell table:formula="of:=IF([$Sheet2.F26]&gt;0;[$Sheet2.F26];0)" office:value-type="float" office:value="0.754492726062565" calcext:value-type="float">
            <text:p>0.754492726062565</text:p>
          </table:table-cell>
          <table:table-cell table:formula="of:=IF([$Sheet2.G26]&gt;0;[$Sheet2.G26];0)" office:value-type="float" office:value="0.0356322986325981" calcext:value-type="float">
            <text:p>0.035632298632598</text:p>
          </table:table-cell>
          <table:table-cell table:formula="of:=IF([.A26]&lt;490;[.D26];0)" office:value-type="float" office:value="0" calcext:value-type="float">
            <text:p>0</text:p>
          </table:table-cell>
          <table:table-cell table:formula="of:=IF([.A26]&gt;=490;[.D26];0)" office:value-type="float" office:value="0" calcext:value-type="float">
            <text:p>0</text:p>
          </table:table-cell>
          <table:table-cell table:formula="of:=[.E26]" office:value-type="float" office:value="0.754492726062565" calcext:value-type="float">
            <text:p>0.754492726062565</text:p>
          </table:table-cell>
          <table:table-cell table:formula="of:=[.F26]" office:value-type="float" office:value="0.0356322986325981" calcext:value-type="float">
            <text:p>0.035632298632598</text:p>
          </table:table-cell>
          <table:table-cell table:number-columns-repeated="2"/>
          <table:table-cell table:formula="of:=LN([.I26])" office:value-type="float" office:value="-0.281709641559519" calcext:value-type="float">
            <text:p>-0.281709641559519</text:p>
          </table:table-cell>
          <table:table-cell table:formula="of:=LN([.J26])" office:value-type="float" office:value="-3.33450278747962" calcext:value-type="float">
            <text:p>-3.33450278747962</text:p>
          </table:table-cell>
          <table:table-cell table:formula="of:=EXP([.$C26]*[.K$92]+[.$B26]*[.K$93]+[.$A26]*[.K$94]+[.K$95])*[.K$96]" office:value-type="float" office:value="1.3952650383367E-019" calcext:value-type="float">
            <text:p>1.3952650383367E-19</text:p>
          </table:table-cell>
          <table:table-cell table:formula="of:=EXP([.$C26]*[.L$92]+[.$B26]*[.L$93]+[.$A26]*[.L$94]+[.L$95])*[.L$96]" office:value-type="float" office:value="0.0071430244227728" calcext:value-type="float">
            <text:p>0.007143024422773</text:p>
          </table:table-cell>
          <table:table-cell table:formula="of:=EXP([.$C26]*[.M$92]+[.$B26]*[.M$93]+[.$A26]*[.M$94]+[.M$95])*[.M$96]" office:value-type="float" office:value="0.559514075101071" calcext:value-type="float">
            <text:p>0.559514075101071</text:p>
          </table:table-cell>
          <table:table-cell table:formula="of:=EXP([.$C26]*[.N$92]+[.$B26]*[.N$93]+[.$A26]*[.N$94]+[.N$95])*[.N$96]" office:value-type="float" office:value="0.0188346192983034" calcext:value-type="float">
            <text:p>0.018834619298303</text:p>
          </table:table-cell>
          <table:table-cell table:formula="of:=([.A26]-[.L$98])^2" office:value-type="float" office:value="260100" calcext:value-type="float">
            <text:p>260100</text:p>
          </table:table-cell>
        </table:table-row>
        <table:table-row table:style-name="ro1">
          <table:table-cell table:formula="of:=[$Sheet2.A27]" office:value-type="float" office:value="515" calcext:value-type="float">
            <text:p>515</text:p>
          </table:table-cell>
          <table:table-cell table:formula="of:=[.A27]^2" office:value-type="float" office:value="265225" calcext:value-type="float">
            <text:p>265225</text:p>
          </table:table-cell>
          <table:table-cell table:formula="of:=[.A27]^3" office:value-type="float" office:value="136590875" calcext:value-type="float">
            <text:p>136590875</text:p>
          </table:table-cell>
          <table:table-cell table:formula="of:=IF([$Sheet2.E27]&gt;0;[$Sheet2.E27];0)" office:value-type="float" office:value="0" calcext:value-type="float">
            <text:p>0</text:p>
          </table:table-cell>
          <table:table-cell table:formula="of:=IF([$Sheet2.F27]&gt;0;[$Sheet2.F27];0)" office:value-type="float" office:value="0.828658362650946" calcext:value-type="float">
            <text:p>0.828658362650946</text:p>
          </table:table-cell>
          <table:table-cell table:formula="of:=IF([$Sheet2.G27]&gt;0;[$Sheet2.G27];0)" office:value-type="float" office:value="0.0199620720630801" calcext:value-type="float">
            <text:p>0.01996207206308</text:p>
          </table:table-cell>
          <table:table-cell table:formula="of:=IF([.A27]&lt;490;[.D27];0)" office:value-type="float" office:value="0" calcext:value-type="float">
            <text:p>0</text:p>
          </table:table-cell>
          <table:table-cell table:formula="of:=IF([.A27]&gt;=490;[.D27];0)" office:value-type="float" office:value="0" calcext:value-type="float">
            <text:p>0</text:p>
          </table:table-cell>
          <table:table-cell table:formula="of:=[.E27]" office:value-type="float" office:value="0.828658362650946" calcext:value-type="float">
            <text:p>0.828658362650946</text:p>
          </table:table-cell>
          <table:table-cell table:formula="of:=[.F27]" office:value-type="float" office:value="0.0199620720630801" calcext:value-type="float">
            <text:p>0.01996207206308</text:p>
          </table:table-cell>
          <table:table-cell table:number-columns-repeated="2"/>
          <table:table-cell table:formula="of:=LN([.I27])" office:value-type="float" office:value="-0.187947316565907" calcext:value-type="float">
            <text:p>-0.187947316565907</text:p>
          </table:table-cell>
          <table:table-cell table:formula="of:=LN([.J27])" office:value-type="float" office:value="-3.91392120271123" calcext:value-type="float">
            <text:p>-3.91392120271123</text:p>
          </table:table-cell>
          <table:table-cell table:formula="of:=EXP([.$C27]*[.K$92]+[.$B27]*[.K$93]+[.$A27]*[.K$94]+[.K$95])*[.K$96]" office:value-type="float" office:value="5.01680215714509E-022" calcext:value-type="float">
            <text:p>5.01680215714509E-22</text:p>
          </table:table-cell>
          <table:table-cell table:formula="of:=EXP([.$C27]*[.L$92]+[.$B27]*[.L$93]+[.$A27]*[.L$94]+[.L$95])*[.L$96]" office:value-type="float" office:value="0.0131193115415965" calcext:value-type="float">
            <text:p>0.013119311541597</text:p>
          </table:table-cell>
          <table:table-cell table:formula="of:=EXP([.$C27]*[.M$92]+[.$B27]*[.M$93]+[.$A27]*[.M$94]+[.M$95])*[.M$96]" office:value-type="float" office:value="0.654082359452815" calcext:value-type="float">
            <text:p>0.654082359452815</text:p>
          </table:table-cell>
          <table:table-cell table:formula="of:=EXP([.$C27]*[.N$92]+[.$B27]*[.N$93]+[.$A27]*[.N$94]+[.N$95])*[.N$96]" office:value-type="float" office:value="0.00977367115269719" calcext:value-type="float">
            <text:p>0.009773671152697</text:p>
          </table:table-cell>
          <table:table-cell table:formula="of:=([.A27]-[.L$98])^2" office:value-type="float" office:value="265225" calcext:value-type="float">
            <text:p>265225</text:p>
          </table:table-cell>
        </table:table-row>
        <table:table-row table:style-name="ro1">
          <table:table-cell table:formula="of:=[$Sheet2.A28]" office:value-type="float" office:value="520" calcext:value-type="float">
            <text:p>520</text:p>
          </table:table-cell>
          <table:table-cell table:formula="of:=[.A28]^2" office:value-type="float" office:value="270400" calcext:value-type="float">
            <text:p>270400</text:p>
          </table:table-cell>
          <table:table-cell table:formula="of:=[.A28]^3" office:value-type="float" office:value="140608000" calcext:value-type="float">
            <text:p>140608000</text:p>
          </table:table-cell>
          <table:table-cell table:formula="of:=IF([$Sheet2.E28]&gt;0;[$Sheet2.E28];0)" office:value-type="float" office:value="0" calcext:value-type="float">
            <text:p>0</text:p>
          </table:table-cell>
          <table:table-cell table:formula="of:=IF([$Sheet2.F28]&gt;0;[$Sheet2.F28];0)" office:value-type="float" office:value="0.901112484548826" calcext:value-type="float">
            <text:p>0.901112484548826</text:p>
          </table:table-cell>
          <table:table-cell table:formula="of:=IF([$Sheet2.G28]&gt;0;[$Sheet2.G28];0)" office:value-type="float" office:value="0.00948198422996307" calcext:value-type="float">
            <text:p>0.009481984229963</text:p>
          </table:table-cell>
          <table:table-cell table:formula="of:=IF([.A28]&lt;490;[.D28];0)" office:value-type="float" office:value="0" calcext:value-type="float">
            <text:p>0</text:p>
          </table:table-cell>
          <table:table-cell table:formula="of:=IF([.A28]&gt;=490;[.D28];0)" office:value-type="float" office:value="0" calcext:value-type="float">
            <text:p>0</text:p>
          </table:table-cell>
          <table:table-cell table:formula="of:=[.E28]" office:value-type="float" office:value="0.901112484548826" calcext:value-type="float">
            <text:p>0.901112484548826</text:p>
          </table:table-cell>
          <table:table-cell table:formula="of:=[.F28]" office:value-type="float" office:value="0.00948198422996307" calcext:value-type="float">
            <text:p>0.009481984229963</text:p>
          </table:table-cell>
          <table:table-cell table:number-columns-repeated="2"/>
          <table:table-cell table:formula="of:=LN([.I28])" office:value-type="float" office:value="-0.104125185049834" calcext:value-type="float">
            <text:p>-0.104125185049834</text:p>
          </table:table-cell>
          <table:table-cell table:formula="of:=LN([.J28])" office:value-type="float" office:value="-4.65836167765872" calcext:value-type="float">
            <text:p>-4.65836167765872</text:p>
          </table:table-cell>
          <table:table-cell table:formula="of:=EXP([.$C28]*[.K$92]+[.$B28]*[.K$93]+[.$A28]*[.K$94]+[.K$95])*[.K$96]" office:value-type="float" office:value="1.13849653257726E-024" calcext:value-type="float">
            <text:p>1.13849653257726E-24</text:p>
          </table:table-cell>
          <table:table-cell table:formula="of:=EXP([.$C28]*[.L$92]+[.$B28]*[.L$93]+[.$A28]*[.L$94]+[.L$95])*[.L$96]" office:value-type="float" office:value="0.023038911608352" calcext:value-type="float">
            <text:p>0.023038911608352</text:p>
          </table:table-cell>
          <table:table-cell table:formula="of:=EXP([.$C28]*[.M$92]+[.$B28]*[.M$93]+[.$A28]*[.M$94]+[.M$95])*[.M$96]" office:value-type="float" office:value="0.747247826605963" calcext:value-type="float">
            <text:p>0.747247826605963</text:p>
          </table:table-cell>
          <table:table-cell table:formula="of:=EXP([.$C28]*[.N$92]+[.$B28]*[.N$93]+[.$A28]*[.N$94]+[.N$95])*[.N$96]" office:value-type="float" office:value="0.00485579650501957" calcext:value-type="float">
            <text:p>0.00485579650502</text:p>
          </table:table-cell>
          <table:table-cell table:formula="of:=([.A28]-[.L$98])^2" office:value-type="float" office:value="270400" calcext:value-type="float">
            <text:p>270400</text:p>
          </table:table-cell>
        </table:table-row>
        <table:table-row table:style-name="ro1">
          <table:table-cell table:formula="of:=[$Sheet2.A29]" office:value-type="float" office:value="525" calcext:value-type="float">
            <text:p>525</text:p>
          </table:table-cell>
          <table:table-cell table:formula="of:=[.A29]^2" office:value-type="float" office:value="275625" calcext:value-type="float">
            <text:p>275625</text:p>
          </table:table-cell>
          <table:table-cell table:formula="of:=[.A29]^3" office:value-type="float" office:value="144703125" calcext:value-type="float">
            <text:p>144703125</text:p>
          </table:table-cell>
          <table:table-cell table:formula="of:=IF([$Sheet2.E29]&gt;0;[$Sheet2.E29];0)" office:value-type="float" office:value="0" calcext:value-type="float">
            <text:p>0</text:p>
          </table:table-cell>
          <table:table-cell table:formula="of:=IF([$Sheet2.F29]&gt;0;[$Sheet2.F29];0)" office:value-type="float" office:value="0.945611866501854" calcext:value-type="float">
            <text:p>0.945611866501854</text:p>
          </table:table-cell>
          <table:table-cell table:formula="of:=IF([$Sheet2.G29]&gt;0;[$Sheet2.G29];0)" office:value-type="float" office:value="0.000698672522207805" calcext:value-type="float">
            <text:p>0.000698672522208</text:p>
          </table:table-cell>
          <table:table-cell table:formula="of:=IF([.A29]&lt;490;[.D29];0)" office:value-type="float" office:value="0" calcext:value-type="float">
            <text:p>0</text:p>
          </table:table-cell>
          <table:table-cell table:formula="of:=IF([.A29]&gt;=490;[.D29];0)" office:value-type="float" office:value="0" calcext:value-type="float">
            <text:p>0</text:p>
          </table:table-cell>
          <table:table-cell table:formula="of:=[.E29]" office:value-type="float" office:value="0.945611866501854" calcext:value-type="float">
            <text:p>0.945611866501854</text:p>
          </table:table-cell>
          <table:table-cell table:formula="of:=[.F29]" office:value-type="float" office:value="0.000698672522207805" calcext:value-type="float">
            <text:p>0.000698672522208</text:p>
          </table:table-cell>
          <table:table-cell table:number-columns-repeated="2"/>
          <table:table-cell table:formula="of:=LN([.I29])" office:value-type="float" office:value="-0.0559230832319559" calcext:value-type="float">
            <text:p>-0.055923083231956</text:p>
          </table:table-cell>
          <table:table-cell table:formula="of:=LN([.J29])" office:value-type="float" office:value="-7.26632842020395" calcext:value-type="float">
            <text:p>-7.26632842020395</text:p>
          </table:table-cell>
          <table:table-cell table:formula="of:=EXP([.$C29]*[.K$92]+[.$B29]*[.K$93]+[.$A29]*[.K$94]+[.K$95])*[.K$96]" office:value-type="float" office:value="1.60659395208126E-027" calcext:value-type="float">
            <text:p>1.60659395208126E-27</text:p>
          </table:table-cell>
          <table:table-cell table:formula="of:=EXP([.$C29]*[.L$92]+[.$B29]*[.L$93]+[.$A29]*[.L$94]+[.L$95])*[.L$96]" office:value-type="float" office:value="0.0387244985042224" calcext:value-type="float">
            <text:p>0.038724498504222</text:p>
          </table:table-cell>
          <table:table-cell table:formula="of:=EXP([.$C29]*[.M$92]+[.$B29]*[.M$93]+[.$A29]*[.M$94]+[.M$95])*[.M$96]" office:value-type="float" office:value="0.833535576822392" calcext:value-type="float">
            <text:p>0.833535576822392</text:p>
          </table:table-cell>
          <table:table-cell table:formula="of:=EXP([.$C29]*[.N$92]+[.$B29]*[.N$93]+[.$A29]*[.N$94]+[.N$95])*[.N$96]" office:value-type="float" office:value="0.00231296427574293" calcext:value-type="float">
            <text:p>0.002312964275743</text:p>
          </table:table-cell>
          <table:table-cell table:formula="of:=([.A29]-[.L$98])^2" office:value-type="float" office:value="275625" calcext:value-type="float">
            <text:p>275625</text:p>
          </table:table-cell>
        </table:table-row>
        <table:table-row table:style-name="ro1">
          <table:table-cell table:formula="of:=[$Sheet2.A30]" office:value-type="float" office:value="530" calcext:value-type="float">
            <text:p>530</text:p>
          </table:table-cell>
          <table:table-cell table:formula="of:=[.A30]^2" office:value-type="float" office:value="280900" calcext:value-type="float">
            <text:p>280900</text:p>
          </table:table-cell>
          <table:table-cell table:formula="of:=[.A30]^3" office:value-type="float" office:value="148877000" calcext:value-type="float">
            <text:p>148877000</text:p>
          </table:table-cell>
          <table:table-cell table:formula="of:=IF([$Sheet2.E30]&gt;0;[$Sheet2.E30];0)" office:value-type="float" office:value="0.0400972437091529" calcext:value-type="float">
            <text:p>0.040097243709153</text:p>
          </table:table-cell>
          <table:table-cell table:formula="of:=IF([$Sheet2.F30]&gt;0;[$Sheet2.F30];0)" office:value-type="float" office:value="0.970143577065703" calcext:value-type="float">
            <text:p>0.970143577065703</text:p>
          </table:table-cell>
          <table:table-cell table:formula="of:=IF([$Sheet2.G30]&gt;0;[$Sheet2.G30];0)" office:value-type="float" office:value="0" calcext:value-type="float">
            <text:p>0</text:p>
          </table:table-cell>
          <table:table-cell table:formula="of:=IF([.A30]&lt;490;[.D30];0)" office:value-type="float" office:value="0" calcext:value-type="float">
            <text:p>0</text:p>
          </table:table-cell>
          <table:table-cell table:formula="of:=IF([.A30]&gt;=490;[.D30];0)" office:value-type="float" office:value="0.0400972437091529" calcext:value-type="float">
            <text:p>0.040097243709153</text:p>
          </table:table-cell>
          <table:table-cell table:formula="of:=[.E30]" office:value-type="float" office:value="0.970143577065703" calcext:value-type="float">
            <text:p>0.970143577065703</text:p>
          </table:table-cell>
          <table:table-cell table:formula="of:=[.F30]" office:value-type="float" office:value="0" calcext:value-type="float">
            <text:p>0</text:p>
          </table:table-cell>
          <table:table-cell/>
          <table:table-cell table:formula="of:=LN([.H30])" office:value-type="float" office:value="-3.2164476824646" calcext:value-type="float">
            <text:p>-3.2164476824646</text:p>
          </table:table-cell>
          <table:table-cell table:formula="of:=LN([.I30])" office:value-type="float" office:value="-0.0303112008447233" calcext:value-type="float">
            <text:p>-0.030311200844723</text:p>
          </table:table-cell>
          <table:table-cell/>
          <table:table-cell table:formula="of:=EXP([.$C30]*[.K$92]+[.$B30]*[.K$93]+[.$A30]*[.K$94]+[.K$95])*[.K$96]" office:value-type="float" office:value="1.38894619835218E-030" calcext:value-type="float">
            <text:p>1.38894619835218E-30</text:p>
          </table:table-cell>
          <table:table-cell table:formula="of:=EXP([.$C30]*[.L$92]+[.$B30]*[.L$93]+[.$A30]*[.L$94]+[.L$95])*[.L$96]" office:value-type="float" office:value="0.0623639340691578" calcext:value-type="float">
            <text:p>0.062363934069158</text:p>
          </table:table-cell>
          <table:table-cell table:formula="of:=EXP([.$C30]*[.M$92]+[.$B30]*[.M$93]+[.$A30]*[.M$94]+[.M$95])*[.M$96]" office:value-type="float" office:value="0.907041860316735" calcext:value-type="float">
            <text:p>0.907041860316735</text:p>
          </table:table-cell>
          <table:table-cell table:formula="of:=EXP([.$C30]*[.N$92]+[.$B30]*[.N$93]+[.$A30]*[.N$94]+[.N$95])*[.N$96]" office:value-type="float" office:value="0.00105775935499298" calcext:value-type="float">
            <text:p>0.001057759354993</text:p>
          </table:table-cell>
          <table:table-cell table:formula="of:=([.A30]-[.L$98])^2" office:value-type="float" office:value="280900" calcext:value-type="float">
            <text:p>280900</text:p>
          </table:table-cell>
        </table:table-row>
        <table:table-row table:style-name="ro1">
          <table:table-cell table:formula="of:=[$Sheet2.A31]" office:value-type="float" office:value="535" calcext:value-type="float">
            <text:p>535</text:p>
          </table:table-cell>
          <table:table-cell table:formula="of:=[.A31]^2" office:value-type="float" office:value="286225" calcext:value-type="float">
            <text:p>286225</text:p>
          </table:table-cell>
          <table:table-cell table:formula="of:=[.A31]^3" office:value-type="float" office:value="153130375" calcext:value-type="float">
            <text:p>153130375</text:p>
          </table:table-cell>
          <table:table-cell table:formula="of:=IF([$Sheet2.E31]&gt;0;[$Sheet2.E31];0)" office:value-type="float" office:value="0.098790768162157" calcext:value-type="float">
            <text:p>0.098790768162157</text:p>
          </table:table-cell>
          <table:table-cell table:formula="of:=IF([$Sheet2.F31]&gt;0;[$Sheet2.F31];0)" office:value-type="float" office:value="0.986498050774936" calcext:value-type="float">
            <text:p>0.986498050774936</text:p>
          </table:table-cell>
          <table:table-cell table:formula="of:=IF([$Sheet2.G31]&gt;0;[$Sheet2.G31];0)" office:value-type="float" office:value="0" calcext:value-type="float">
            <text:p>0</text:p>
          </table:table-cell>
          <table:table-cell table:formula="of:=IF([.A31]&lt;490;[.D31];0)" office:value-type="float" office:value="0" calcext:value-type="float">
            <text:p>0</text:p>
          </table:table-cell>
          <table:table-cell table:formula="of:=IF([.A31]&gt;=490;[.D31];0)" office:value-type="float" office:value="0.098790768162157" calcext:value-type="float">
            <text:p>0.098790768162157</text:p>
          </table:table-cell>
          <table:table-cell table:formula="of:=[.E31]" office:value-type="float" office:value="0.986498050774936" calcext:value-type="float">
            <text:p>0.986498050774936</text:p>
          </table:table-cell>
          <table:table-cell table:formula="of:=[.F31]" office:value-type="float" office:value="0" calcext:value-type="float">
            <text:p>0</text:p>
          </table:table-cell>
          <table:table-cell/>
          <table:table-cell table:formula="of:=LN([.H31])" office:value-type="float" office:value="-2.31475111824835" calcext:value-type="float">
            <text:p>-2.31475111824835</text:p>
          </table:table-cell>
          <table:table-cell table:formula="of:=LN([.I31])" office:value-type="float" office:value="-0.0135939294211294" calcext:value-type="float">
            <text:p>-0.013593929421129</text:p>
          </table:table-cell>
          <table:table-cell/>
          <table:table-cell table:formula="of:=EXP([.$C31]*[.K$92]+[.$B31]*[.K$93]+[.$A31]*[.K$94]+[.K$95])*[.K$96]" office:value-type="float" office:value="7.24777665209597E-034" calcext:value-type="float">
            <text:p>7.24777665209597E-34</text:p>
          </table:table-cell>
          <table:table-cell table:formula="of:=EXP([.$C31]*[.L$92]+[.$B31]*[.L$93]+[.$A31]*[.L$94]+[.L$95])*[.L$96]" office:value-type="float" office:value="0.0963287646019345" calcext:value-type="float">
            <text:p>0.096328764601935</text:p>
          </table:table-cell>
          <table:table-cell table:formula="of:=EXP([.$C31]*[.M$92]+[.$B31]*[.M$93]+[.$A31]*[.M$94]+[.M$95])*[.M$96]" office:value-type="float" office:value="0.962034575944074" calcext:value-type="float">
            <text:p>0.962034575944074</text:p>
          </table:table-cell>
          <table:table-cell table:formula="of:=EXP([.$C31]*[.N$92]+[.$B31]*[.N$93]+[.$A31]*[.N$94]+[.N$95])*[.N$96]" office:value-type="float" office:value="0.000465069801092992" calcext:value-type="float">
            <text:p>0.000465069801093</text:p>
          </table:table-cell>
          <table:table-cell table:formula="of:=([.A31]-[.L$98])^2" office:value-type="float" office:value="286225" calcext:value-type="float">
            <text:p>286225</text:p>
          </table:table-cell>
        </table:table-row>
        <table:table-row table:style-name="ro1">
          <table:table-cell table:formula="of:=[$Sheet2.A32]" office:value-type="float" office:value="540" calcext:value-type="float">
            <text:p>540</text:p>
          </table:table-cell>
          <table:table-cell table:formula="of:=[.A32]^2" office:value-type="float" office:value="291600" calcext:value-type="float">
            <text:p>291600</text:p>
          </table:table-cell>
          <table:table-cell table:formula="of:=[.A32]^3" office:value-type="float" office:value="157464000" calcext:value-type="float">
            <text:p>157464000</text:p>
          </table:table-cell>
          <table:table-cell table:formula="of:=IF([$Sheet2.E32]&gt;0;[$Sheet2.E32];0)" office:value-type="float" office:value="0.169292457298014" calcext:value-type="float">
            <text:p>0.169292457298014</text:p>
          </table:table-cell>
          <table:table-cell table:formula="of:=IF([$Sheet2.F32]&gt;0;[$Sheet2.F32];0)" office:value-type="float" office:value="1" calcext:value-type="float">
            <text:p>1</text:p>
          </table:table-cell>
          <table:table-cell table:formula="of:=IF([$Sheet2.G32]&gt;0;[$Sheet2.G32];0)" office:value-type="float" office:value="0" calcext:value-type="float">
            <text:p>0</text:p>
          </table:table-cell>
          <table:table-cell table:formula="of:=IF([.A32]&lt;490;[.D32];0)" office:value-type="float" office:value="0" calcext:value-type="float">
            <text:p>0</text:p>
          </table:table-cell>
          <table:table-cell table:formula="of:=IF([.A32]&gt;=490;[.D32];0)" office:value-type="float" office:value="0.169292457298014" calcext:value-type="float">
            <text:p>0.169292457298014</text:p>
          </table:table-cell>
          <table:table-cell table:formula="of:=[.E32]" office:value-type="float" office:value="1" calcext:value-type="float">
            <text:p>1</text:p>
          </table:table-cell>
          <table:table-cell table:formula="of:=[.F32]" office:value-type="float" office:value="0" calcext:value-type="float">
            <text:p>0</text:p>
          </table:table-cell>
          <table:table-cell/>
          <table:table-cell table:formula="of:=LN([.H32])" office:value-type="float" office:value="-1.77612754312133" calcext:value-type="float">
            <text:p>-1.77612754312133</text:p>
          </table:table-cell>
          <table:table-cell table:formula="of:=LN([.I32])" office:value-type="float" office:value="0" calcext:value-type="float">
            <text:p>0</text:p>
          </table:table-cell>
          <table:table-cell/>
          <table:table-cell table:formula="of:=EXP([.$C32]*[.K$92]+[.$B32]*[.K$93]+[.$A32]*[.K$94]+[.K$95])*[.K$96]" office:value-type="float" office:value="2.24905183436493E-037" calcext:value-type="float">
            <text:p>2.24905183436493E-37</text:p>
          </table:table-cell>
          <table:table-cell table:formula="of:=EXP([.$C32]*[.L$92]+[.$B32]*[.L$93]+[.$A32]*[.L$94]+[.L$95])*[.L$96]" office:value-type="float" office:value="0.142857876456546" calcext:value-type="float">
            <text:p>0.142857876456546</text:p>
          </table:table-cell>
          <table:table-cell table:formula="of:=EXP([.$C32]*[.M$92]+[.$B32]*[.M$93]+[.$A32]*[.M$94]+[.M$95])*[.M$96]" office:value-type="float" office:value="0.993643613644908" calcext:value-type="float">
            <text:p>0.993643613644908</text:p>
          </table:table-cell>
          <table:table-cell table:formula="of:=EXP([.$C32]*[.N$92]+[.$B32]*[.N$93]+[.$A32]*[.N$94]+[.N$95])*[.N$96]" office:value-type="float" office:value="0.000196864102668707" calcext:value-type="float">
            <text:p>0.000196864102669</text:p>
          </table:table-cell>
          <table:table-cell table:formula="of:=([.A32]-[.L$98])^2" office:value-type="float" office:value="291600" calcext:value-type="float">
            <text:p>291600</text:p>
          </table:table-cell>
        </table:table-row>
        <table:table-row table:style-name="ro1">
          <table:table-cell table:formula="of:=[$Sheet2.A33]" office:value-type="float" office:value="545" calcext:value-type="float">
            <text:p>545</text:p>
          </table:table-cell>
          <table:table-cell table:formula="of:=[.A33]^2" office:value-type="float" office:value="297025" calcext:value-type="float">
            <text:p>297025</text:p>
          </table:table-cell>
          <table:table-cell table:formula="of:=[.A33]^3" office:value-type="float" office:value="161878625" calcext:value-type="float">
            <text:p>161878625</text:p>
          </table:table-cell>
          <table:table-cell table:formula="of:=IF([$Sheet2.E33]&gt;0;[$Sheet2.E33];0)" office:value-type="float" office:value="0.243803870804786" calcext:value-type="float">
            <text:p>0.243803870804786</text:p>
          </table:table-cell>
          <table:table-cell table:formula="of:=IF([$Sheet2.F33]&gt;0;[$Sheet2.F33];0)" office:value-type="float" office:value="0.98792431301702" calcext:value-type="float">
            <text:p>0.98792431301702</text:p>
          </table:table-cell>
          <table:table-cell table:formula="of:=IF([$Sheet2.G33]&gt;0;[$Sheet2.G33];0)" office:value-type="float" office:value="0" calcext:value-type="float">
            <text:p>0</text:p>
          </table:table-cell>
          <table:table-cell table:formula="of:=IF([.A33]&lt;490;[.D33];0)" office:value-type="float" office:value="0" calcext:value-type="float">
            <text:p>0</text:p>
          </table:table-cell>
          <table:table-cell table:formula="of:=IF([.A33]&gt;=490;[.D33];0)" office:value-type="float" office:value="0.243803870804786" calcext:value-type="float">
            <text:p>0.243803870804786</text:p>
          </table:table-cell>
          <table:table-cell table:formula="of:=[.E33]" office:value-type="float" office:value="0.98792431301702" calcext:value-type="float">
            <text:p>0.98792431301702</text:p>
          </table:table-cell>
          <table:table-cell table:formula="of:=[.F33]" office:value-type="float" office:value="0" calcext:value-type="float">
            <text:p>0</text:p>
          </table:table-cell>
          <table:table-cell/>
          <table:table-cell table:formula="of:=LN([.H33])" office:value-type="float" office:value="-1.41139118509305" calcext:value-type="float">
            <text:p>-1.41139118509305</text:p>
          </table:table-cell>
          <table:table-cell table:formula="of:=LN([.I33])" office:value-type="float" office:value="-0.0121491904267555" calcext:value-type="float">
            <text:p>-0.012149190426756</text:p>
          </table:table-cell>
          <table:table-cell/>
          <table:table-cell table:formula="of:=EXP([.$C33]*[.K$92]+[.$B33]*[.K$93]+[.$A33]*[.K$94]+[.K$95])*[.K$96]" office:value-type="float" office:value="4.08888235648642E-041" calcext:value-type="float">
            <text:p>4.08888235648642E-41</text:p>
          </table:table-cell>
          <table:table-cell table:formula="of:=EXP([.$C33]*[.L$92]+[.$B33]*[.L$93]+[.$A33]*[.L$94]+[.L$95])*[.L$96]" office:value-type="float" office:value="0.203624030686982" calcext:value-type="float">
            <text:p>0.203624030686982</text:p>
          </table:table-cell>
          <table:table-cell table:formula="of:=EXP([.$C33]*[.M$92]+[.$B33]*[.M$93]+[.$A33]*[.M$94]+[.M$95])*[.M$96]" office:value-type="float" office:value="0.998535883797114" calcext:value-type="float">
            <text:p>0.998535883797114</text:p>
          </table:table-cell>
          <table:table-cell table:formula="of:=EXP([.$C33]*[.N$92]+[.$B33]*[.N$93]+[.$A33]*[.N$94]+[.N$95])*[.N$96]" office:value-type="float" office:value="0.0000803407463653306" calcext:value-type="float">
            <text:p>8.03407463653306E-05</text:p>
          </table:table-cell>
          <table:table-cell table:formula="of:=([.A33]-[.L$98])^2" office:value-type="float" office:value="297025" calcext:value-type="float">
            <text:p>297025</text:p>
          </table:table-cell>
        </table:table-row>
        <table:table-row table:style-name="ro1">
          <table:table-cell table:formula="of:=[$Sheet2.A34]" office:value-type="float" office:value="550" calcext:value-type="float">
            <text:p>550</text:p>
          </table:table-cell>
          <table:table-cell table:formula="of:=[.A34]^2" office:value-type="float" office:value="302500" calcext:value-type="float">
            <text:p>302500</text:p>
          </table:table-cell>
          <table:table-cell table:formula="of:=[.A34]^3" office:value-type="float" office:value="166375000" calcext:value-type="float">
            <text:p>166375000</text:p>
          </table:table-cell>
          <table:table-cell table:formula="of:=IF([$Sheet2.E34]&gt;0;[$Sheet2.E34];0)" office:value-type="float" office:value="0.317589113756196" calcext:value-type="float">
            <text:p>0.317589113756196</text:p>
          </table:table-cell>
          <table:table-cell table:formula="of:=IF([$Sheet2.F34]&gt;0;[$Sheet2.F34];0)" office:value-type="float" office:value="0.953598935057526" calcext:value-type="float">
            <text:p>0.953598935057526</text:p>
          </table:table-cell>
          <table:table-cell table:formula="of:=IF([$Sheet2.G34]&gt;0;[$Sheet2.G34];0)" office:value-type="float" office:value="0" calcext:value-type="float">
            <text:p>0</text:p>
          </table:table-cell>
          <table:table-cell table:formula="of:=IF([.A34]&lt;490;[.D34];0)" office:value-type="float" office:value="0" calcext:value-type="float">
            <text:p>0</text:p>
          </table:table-cell>
          <table:table-cell table:formula="of:=IF([.A34]&gt;=490;[.D34];0)" office:value-type="float" office:value="0.317589113756196" calcext:value-type="float">
            <text:p>0.317589113756196</text:p>
          </table:table-cell>
          <table:table-cell table:formula="of:=[.E34]" office:value-type="float" office:value="0.953598935057526" calcext:value-type="float">
            <text:p>0.953598935057526</text:p>
          </table:table-cell>
          <table:table-cell table:formula="of:=[.F34]" office:value-type="float" office:value="0" calcext:value-type="float">
            <text:p>0</text:p>
          </table:table-cell>
          <table:table-cell/>
          <table:table-cell table:formula="of:=LN([.H34])" office:value-type="float" office:value="-1.1469968267829" calcext:value-type="float">
            <text:p>-1.1469968267829</text:p>
          </table:table-cell>
          <table:table-cell table:formula="of:=LN([.I34])" office:value-type="float" office:value="-0.0475120994318202" calcext:value-type="float">
            <text:p>-0.04751209943182</text:p>
          </table:table-cell>
          <table:table-cell/>
          <table:table-cell table:formula="of:=EXP([.$C34]*[.K$92]+[.$B34]*[.K$93]+[.$A34]*[.K$94]+[.K$95])*[.K$96]" office:value-type="float" office:value="4.29096977841912E-045" calcext:value-type="float">
            <text:p>4.29096977841912E-45</text:p>
          </table:table-cell>
          <table:table-cell table:formula="of:=EXP([.$C34]*[.L$92]+[.$B34]*[.L$93]+[.$A34]*[.L$94]+[.L$95])*[.L$96]" office:value-type="float" office:value="0.279242448469191" calcext:value-type="float">
            <text:p>0.279242448469191</text:p>
          </table:table-cell>
          <table:table-cell table:formula="of:=EXP([.$C34]*[.M$92]+[.$B34]*[.M$93]+[.$A34]*[.M$94]+[.M$95])*[.M$96]" office:value-type="float" office:value="0.975452724830633" calcext:value-type="float">
            <text:p>0.975452724830633</text:p>
          </table:table-cell>
          <table:table-cell table:formula="of:=EXP([.$C34]*[.N$92]+[.$B34]*[.N$93]+[.$A34]*[.N$94]+[.N$95])*[.N$96]" office:value-type="float" office:value="0.0000316540980272393" calcext:value-type="float">
            <text:p>3.16540980272393E-05</text:p>
          </table:table-cell>
          <table:table-cell table:formula="of:=([.A34]-[.L$98])^2" office:value-type="float" office:value="302500" calcext:value-type="float">
            <text:p>302500</text:p>
          </table:table-cell>
        </table:table-row>
        <table:table-row table:style-name="ro1">
          <table:table-cell table:formula="of:=[$Sheet2.A35]" office:value-type="float" office:value="555" calcext:value-type="float">
            <text:p>555</text:p>
          </table:table-cell>
          <table:table-cell table:formula="of:=[.A35]^2" office:value-type="float" office:value="308025" calcext:value-type="float">
            <text:p>308025</text:p>
          </table:table-cell>
          <table:table-cell table:formula="of:=[.A35]^3" office:value-type="float" office:value="170953875" calcext:value-type="float">
            <text:p>170953875</text:p>
          </table:table-cell>
          <table:table-cell table:formula="of:=IF([$Sheet2.E35]&gt;0;[$Sheet2.E35];0)" office:value-type="float" office:value="0.401288163419948" calcext:value-type="float">
            <text:p>0.401288163419948</text:p>
          </table:table-cell>
          <table:table-cell table:formula="of:=IF([$Sheet2.F35]&gt;0;[$Sheet2.F35];0)" office:value-type="float" office:value="0.9221260815822" calcext:value-type="float">
            <text:p>0.9221260815822</text:p>
          </table:table-cell>
          <table:table-cell table:formula="of:=IF([$Sheet2.G35]&gt;0;[$Sheet2.G35];0)" office:value-type="float" office:value="0" calcext:value-type="float">
            <text:p>0</text:p>
          </table:table-cell>
          <table:table-cell table:formula="of:=IF([.A35]&lt;490;[.D35];0)" office:value-type="float" office:value="0" calcext:value-type="float">
            <text:p>0</text:p>
          </table:table-cell>
          <table:table-cell table:formula="of:=IF([.A35]&gt;=490;[.D35];0)" office:value-type="float" office:value="0.401288163419948" calcext:value-type="float">
            <text:p>0.401288163419948</text:p>
          </table:table-cell>
          <table:table-cell table:formula="of:=[.E35]" office:value-type="float" office:value="0.9221260815822" calcext:value-type="float">
            <text:p>0.9221260815822</text:p>
          </table:table-cell>
          <table:table-cell table:formula="of:=[.F35]" office:value-type="float" office:value="0" calcext:value-type="float">
            <text:p>0</text:p>
          </table:table-cell>
          <table:table-cell/>
          <table:table-cell table:formula="of:=LN([.H35])" office:value-type="float" office:value="-0.913075497733735" calcext:value-type="float">
            <text:p>-0.913075497733735</text:p>
          </table:table-cell>
          <table:table-cell table:formula="of:=LN([.I35])" office:value-type="float" office:value="-0.0810733168547309" calcext:value-type="float">
            <text:p>-0.081073316854731</text:p>
          </table:table-cell>
          <table:table-cell/>
          <table:table-cell table:formula="of:=EXP([.$C35]*[.K$92]+[.$B35]*[.K$93]+[.$A35]*[.K$94]+[.K$95])*[.K$96]" office:value-type="float" office:value="2.56086797069147E-049" calcext:value-type="float">
            <text:p>2.56086797069147E-49</text:p>
          </table:table-cell>
          <table:table-cell table:formula="of:=EXP([.$C35]*[.L$92]+[.$B35]*[.L$93]+[.$A35]*[.L$94]+[.L$95])*[.L$96]" office:value-type="float" office:value="0.368818196503384" calcext:value-type="float">
            <text:p>0.368818196503384</text:p>
          </table:table-cell>
          <table:table-cell table:formula="of:=EXP([.$C35]*[.M$92]+[.$B35]*[.M$93]+[.$A35]*[.M$94]+[.M$95])*[.M$96]" office:value-type="float" office:value="0.925496428919516" calcext:value-type="float">
            <text:p>0.925496428919516</text:p>
          </table:table-cell>
          <table:table-cell table:formula="of:=EXP([.$C35]*[.N$92]+[.$B35]*[.N$93]+[.$A35]*[.N$94]+[.N$95])*[.N$96]" office:value-type="float" office:value="0.000012057369949382" calcext:value-type="float">
            <text:p>1.2057369949382E-05</text:p>
          </table:table-cell>
          <table:table-cell table:formula="of:=([.A35]-[.L$98])^2" office:value-type="float" office:value="308025" calcext:value-type="float">
            <text:p>308025</text:p>
          </table:table-cell>
        </table:table-row>
        <table:table-row table:style-name="ro1">
          <table:table-cell table:formula="of:=[$Sheet2.A36]" office:value-type="float" office:value="560" calcext:value-type="float">
            <text:p>560</text:p>
          </table:table-cell>
          <table:table-cell table:formula="of:=[.A36]^2" office:value-type="float" office:value="313600" calcext:value-type="float">
            <text:p>313600</text:p>
          </table:table-cell>
          <table:table-cell table:formula="of:=[.A36]^3" office:value-type="float" office:value="175616000" calcext:value-type="float">
            <text:p>175616000</text:p>
          </table:table-cell>
          <table:table-cell table:formula="of:=IF([$Sheet2.E36]&gt;0;[$Sheet2.E36];0)" office:value-type="float" office:value="0.491712183879014" calcext:value-type="float">
            <text:p>0.491712183879014</text:p>
          </table:table-cell>
          <table:table-cell table:formula="of:=IF([$Sheet2.F36]&gt;0;[$Sheet2.F36];0)" office:value-type="float" office:value="0.871160977465057" calcext:value-type="float">
            <text:p>0.871160977465057</text:p>
          </table:table-cell>
          <table:table-cell table:formula="of:=IF([$Sheet2.G36]&gt;0;[$Sheet2.G36];0)" office:value-type="float" office:value="0" calcext:value-type="float">
            <text:p>0</text:p>
          </table:table-cell>
          <table:table-cell table:formula="of:=IF([.A36]&lt;490;[.D36];0)" office:value-type="float" office:value="0" calcext:value-type="float">
            <text:p>0</text:p>
          </table:table-cell>
          <table:table-cell table:formula="of:=IF([.A36]&gt;=490;[.D36];0)" office:value-type="float" office:value="0.491712183879014" calcext:value-type="float">
            <text:p>0.491712183879014</text:p>
          </table:table-cell>
          <table:table-cell table:formula="of:=[.E36]" office:value-type="float" office:value="0.871160977465057" calcext:value-type="float">
            <text:p>0.871160977465057</text:p>
          </table:table-cell>
          <table:table-cell table:formula="of:=[.F36]" office:value-type="float" office:value="0" calcext:value-type="float">
            <text:p>0</text:p>
          </table:table-cell>
          <table:table-cell/>
          <table:table-cell table:formula="of:=LN([.H36])" office:value-type="float" office:value="-0.709861725780303" calcext:value-type="float">
            <text:p>-0.709861725780303</text:p>
          </table:table-cell>
          <table:table-cell table:formula="of:=LN([.I36])" office:value-type="float" office:value="-0.137928500073341" calcext:value-type="float">
            <text:p>-0.137928500073341</text:p>
          </table:table-cell>
          <table:table-cell/>
          <table:table-cell table:formula="of:=EXP([.$C36]*[.K$92]+[.$B36]*[.K$93]+[.$A36]*[.K$94]+[.K$95])*[.K$96]" office:value-type="float" office:value="8.56317886543984E-054" calcext:value-type="float">
            <text:p>8.56317886543984E-54</text:p>
          </table:table-cell>
          <table:table-cell table:formula="of:=EXP([.$C36]*[.L$92]+[.$B36]*[.L$93]+[.$A36]*[.L$94]+[.L$95])*[.L$96]" office:value-type="float" office:value="0.469648202876635" calcext:value-type="float">
            <text:p>0.469648202876635</text:p>
          </table:table-cell>
          <table:table-cell table:formula="of:=EXP([.$C36]*[.M$92]+[.$B36]*[.M$93]+[.$A36]*[.M$94]+[.M$95])*[.M$96]" office:value-type="float" office:value="0.8520904391197" calcext:value-type="float">
            <text:p>0.8520904391197</text:p>
          </table:table-cell>
          <table:table-cell table:formula="of:=EXP([.$C36]*[.N$92]+[.$B36]*[.N$93]+[.$A36]*[.N$94]+[.N$95])*[.N$96]" office:value-type="float" office:value="0.00000444639052490815" calcext:value-type="float">
            <text:p>4.44639052490815E-06</text:p>
          </table:table-cell>
          <table:table-cell table:formula="of:=([.A36]-[.L$98])^2" office:value-type="float" office:value="313600" calcext:value-type="float">
            <text:p>313600</text:p>
          </table:table-cell>
        </table:table-row>
        <table:table-row table:style-name="ro1">
          <table:table-cell table:formula="of:=[$Sheet2.A37]" office:value-type="float" office:value="565" calcext:value-type="float">
            <text:p>565</text:p>
          </table:table-cell>
          <table:table-cell table:formula="of:=[.A37]^2" office:value-type="float" office:value="319225" calcext:value-type="float">
            <text:p>319225</text:p>
          </table:table-cell>
          <table:table-cell table:formula="of:=[.A37]^3" office:value-type="float" office:value="180362125" calcext:value-type="float">
            <text:p>180362125</text:p>
          </table:table-cell>
          <table:table-cell table:formula="of:=IF([$Sheet2.E37]&gt;0;[$Sheet2.E37];0)" office:value-type="float" office:value="0.58298866542481" calcext:value-type="float">
            <text:p>0.58298866542481</text:p>
          </table:table-cell>
          <table:table-cell table:formula="of:=IF([$Sheet2.F37]&gt;0;[$Sheet2.F37];0)" office:value-type="float" office:value="0.814966245126937" calcext:value-type="float">
            <text:p>0.814966245126937</text:p>
          </table:table-cell>
          <table:table-cell table:formula="of:=IF([$Sheet2.G37]&gt;0;[$Sheet2.G37];0)" office:value-type="float" office:value="0" calcext:value-type="float">
            <text:p>0</text:p>
          </table:table-cell>
          <table:table-cell table:formula="of:=IF([.A37]&lt;490;[.D37];0)" office:value-type="float" office:value="0" calcext:value-type="float">
            <text:p>0</text:p>
          </table:table-cell>
          <table:table-cell table:formula="of:=IF([.A37]&gt;=490;[.D37];0)" office:value-type="float" office:value="0.58298866542481" calcext:value-type="float">
            <text:p>0.58298866542481</text:p>
          </table:table-cell>
          <table:table-cell table:formula="of:=[.E37]" office:value-type="float" office:value="0.814966245126937" calcext:value-type="float">
            <text:p>0.814966245126937</text:p>
          </table:table-cell>
          <table:table-cell table:formula="of:=[.F37]" office:value-type="float" office:value="0" calcext:value-type="float">
            <text:p>0</text:p>
          </table:table-cell>
          <table:table-cell/>
          <table:table-cell table:formula="of:=LN([.H37])" office:value-type="float" office:value="-0.539587534630571" calcext:value-type="float">
            <text:p>-0.539587534630571</text:p>
          </table:table-cell>
          <table:table-cell table:formula="of:=LN([.I37])" office:value-type="float" office:value="-0.204608583621146" calcext:value-type="float">
            <text:p>-0.204608583621146</text:p>
          </table:table-cell>
          <table:table-cell/>
          <table:table-cell table:formula="of:=EXP([.$C37]*[.K$92]+[.$B37]*[.K$93]+[.$A37]*[.K$94]+[.K$95])*[.K$96]" office:value-type="float" office:value="1.58064426437083E-058" calcext:value-type="float">
            <text:p>1.58064426437083E-58</text:p>
          </table:table-cell>
          <table:table-cell table:formula="of:=EXP([.$C37]*[.L$92]+[.$B37]*[.L$93]+[.$A37]*[.L$94]+[.L$95])*[.L$96]" office:value-type="float" office:value="0.577182745658275" calcext:value-type="float">
            <text:p>0.577182745658275</text:p>
          </table:table-cell>
          <table:table-cell table:formula="of:=EXP([.$C37]*[.M$92]+[.$B37]*[.M$93]+[.$A37]*[.M$94]+[.M$95])*[.M$96]" office:value-type="float" office:value="0.760598586006844" calcext:value-type="float">
            <text:p>0.760598586006844</text:p>
          </table:table-cell>
          <table:table-cell table:formula="of:=EXP([.$C37]*[.N$92]+[.$B37]*[.N$93]+[.$A37]*[.N$94]+[.N$95])*[.N$96]" office:value-type="float" office:value="0.00000158964009295456" calcext:value-type="float">
            <text:p>1.58964009295456E-06</text:p>
          </table:table-cell>
          <table:table-cell table:formula="of:=([.A37]-[.L$98])^2" office:value-type="float" office:value="319225" calcext:value-type="float">
            <text:p>319225</text:p>
          </table:table-cell>
        </table:table-row>
        <table:table-row table:style-name="ro1">
          <table:table-cell table:formula="of:=[$Sheet2.A38]" office:value-type="float" office:value="570" calcext:value-type="float">
            <text:p>570</text:p>
          </table:table-cell>
          <table:table-cell table:formula="of:=[.A38]^2" office:value-type="float" office:value="324900" calcext:value-type="float">
            <text:p>324900</text:p>
          </table:table-cell>
          <table:table-cell table:formula="of:=[.A38]^3" office:value-type="float" office:value="185193000" calcext:value-type="float">
            <text:p>185193000</text:p>
          </table:table-cell>
          <table:table-cell table:formula="of:=IF([$Sheet2.E38]&gt;0;[$Sheet2.E38];0)" office:value-type="float" office:value="0.679158905061093" calcext:value-type="float">
            <text:p>0.679158905061093</text:p>
          </table:table-cell>
          <table:table-cell table:formula="of:=IF([$Sheet2.F38]&gt;0;[$Sheet2.F38];0)" office:value-type="float" office:value="0.74384330132167" calcext:value-type="float">
            <text:p>0.74384330132167</text:p>
          </table:table-cell>
          <table:table-cell table:formula="of:=IF([$Sheet2.G38]&gt;0;[$Sheet2.G38];0)" office:value-type="float" office:value="0" calcext:value-type="float">
            <text:p>0</text:p>
          </table:table-cell>
          <table:table-cell table:formula="of:=IF([.A38]&lt;490;[.D38];0)" office:value-type="float" office:value="0" calcext:value-type="float">
            <text:p>0</text:p>
          </table:table-cell>
          <table:table-cell table:formula="of:=IF([.A38]&gt;=490;[.D38];0)" office:value-type="float" office:value="0.679158905061093" calcext:value-type="float">
            <text:p>0.679158905061093</text:p>
          </table:table-cell>
          <table:table-cell table:formula="of:=[.E38]" office:value-type="float" office:value="0.74384330132167" calcext:value-type="float">
            <text:p>0.74384330132167</text:p>
          </table:table-cell>
          <table:table-cell table:formula="of:=[.F38]" office:value-type="float" office:value="0" calcext:value-type="float">
            <text:p>0</text:p>
          </table:table-cell>
          <table:table-cell/>
          <table:table-cell table:formula="of:=LN([.H38])" office:value-type="float" office:value="-0.386900150731437" calcext:value-type="float">
            <text:p>-0.386900150731437</text:p>
          </table:table-cell>
          <table:table-cell table:formula="of:=LN([.I38])" office:value-type="float" office:value="-0.295924882834948" calcext:value-type="float">
            <text:p>-0.295924882834948</text:p>
          </table:table-cell>
          <table:table-cell/>
          <table:table-cell table:formula="of:=EXP([.$C38]*[.K$92]+[.$B38]*[.K$93]+[.$A38]*[.K$94]+[.K$95])*[.K$96]" office:value-type="float" office:value="1.58679112727982E-063" calcext:value-type="float">
            <text:p>1.58679112727982E-63</text:p>
          </table:table-cell>
          <table:table-cell table:formula="of:=EXP([.$C38]*[.L$92]+[.$B38]*[.L$93]+[.$A38]*[.L$94]+[.L$95])*[.L$96]" office:value-type="float" office:value="0.685307196040884" calcext:value-type="float">
            <text:p>0.685307196040884</text:p>
          </table:table-cell>
          <table:table-cell table:formula="of:=EXP([.$C38]*[.M$92]+[.$B38]*[.M$93]+[.$A38]*[.M$94]+[.M$95])*[.M$96]" office:value-type="float" office:value="0.657658842782392" calcext:value-type="float">
            <text:p>0.657658842782392</text:p>
          </table:table-cell>
          <table:table-cell table:formula="of:=EXP([.$C38]*[.N$92]+[.$B38]*[.N$93]+[.$A38]*[.N$94]+[.N$95])*[.N$96]" office:value-type="float" office:value="0.0000005517343326592" calcext:value-type="float">
            <text:p>5.517343326592E-07</text:p>
          </table:table-cell>
          <table:table-cell table:formula="of:=([.A38]-[.L$98])^2" office:value-type="float" office:value="324900" calcext:value-type="float">
            <text:p>324900</text:p>
          </table:table-cell>
        </table:table-row>
        <table:table-row table:style-name="ro1">
          <table:table-cell table:formula="of:=[$Sheet2.A39]" office:value-type="float" office:value="575" calcext:value-type="float">
            <text:p>575</text:p>
          </table:table-cell>
          <table:table-cell table:formula="of:=[.A39]^2" office:value-type="float" office:value="330625" calcext:value-type="float">
            <text:p>330625</text:p>
          </table:table-cell>
          <table:table-cell table:formula="of:=[.A39]^3" office:value-type="float" office:value="190109375" calcext:value-type="float">
            <text:p>190109375</text:p>
          </table:table-cell>
          <table:table-cell table:formula="of:=IF([$Sheet2.E39]&gt;0;[$Sheet2.E39];0)" office:value-type="float" office:value="0.765636346414927" calcext:value-type="float">
            <text:p>0.765636346414927</text:p>
          </table:table-cell>
          <table:table-cell table:formula="of:=IF([$Sheet2.F39]&gt;0;[$Sheet2.F39];0)" office:value-type="float" office:value="0.661120091280783" calcext:value-type="float">
            <text:p>0.661120091280783</text:p>
          </table:table-cell>
          <table:table-cell table:formula="of:=IF([$Sheet2.G39]&gt;0;[$Sheet2.G39];0)" office:value-type="float" office:value="0" calcext:value-type="float">
            <text:p>0</text:p>
          </table:table-cell>
          <table:table-cell table:formula="of:=IF([.A39]&lt;490;[.D39];0)" office:value-type="float" office:value="0" calcext:value-type="float">
            <text:p>0</text:p>
          </table:table-cell>
          <table:table-cell table:formula="of:=IF([.A39]&gt;=490;[.D39];0)" office:value-type="float" office:value="0.765636346414927" calcext:value-type="float">
            <text:p>0.765636346414927</text:p>
          </table:table-cell>
          <table:table-cell table:formula="of:=[.E39]" office:value-type="float" office:value="0.661120091280783" calcext:value-type="float">
            <text:p>0.661120091280783</text:p>
          </table:table-cell>
          <table:table-cell table:formula="of:=[.F39]" office:value-type="float" office:value="0" calcext:value-type="float">
            <text:p>0</text:p>
          </table:table-cell>
          <table:table-cell/>
          <table:table-cell table:formula="of:=LN([.H39])" office:value-type="float" office:value="-0.267047965551605" calcext:value-type="float">
            <text:p>-0.267047965551605</text:p>
          </table:table-cell>
          <table:table-cell table:formula="of:=LN([.I39])" office:value-type="float" office:value="-0.413819774421011" calcext:value-type="float">
            <text:p>-0.413819774421011</text:p>
          </table:table-cell>
          <table:table-cell/>
          <table:table-cell table:formula="of:=EXP([.$C39]*[.K$92]+[.$B39]*[.K$93]+[.$A39]*[.K$94]+[.K$95])*[.K$96]" office:value-type="float" office:value="8.53546309453259E-069" calcext:value-type="float">
            <text:p>8.53546309453259E-69</text:p>
          </table:table-cell>
          <table:table-cell table:formula="of:=EXP([.$C39]*[.L$92]+[.$B39]*[.L$93]+[.$A39]*[.L$94]+[.L$95])*[.L$96]" office:value-type="float" office:value="0.786936064983436" calcext:value-type="float">
            <text:p>0.786936064983436</text:p>
          </table:table-cell>
          <table:table-cell table:formula="of:=EXP([.$C39]*[.M$92]+[.$B39]*[.M$93]+[.$A39]*[.M$94]+[.M$95])*[.M$96]" office:value-type="float" office:value="0.550348257276284" calcext:value-type="float">
            <text:p>0.550348257276284</text:p>
          </table:table-cell>
          <table:table-cell table:formula="of:=EXP([.$C39]*[.N$92]+[.$B39]*[.N$93]+[.$A39]*[.N$94]+[.N$95])*[.N$96]" office:value-type="float" office:value="0.000000186167994884185" calcext:value-type="float">
            <text:p>1.86167994884185E-07</text:p>
          </table:table-cell>
          <table:table-cell table:formula="of:=([.A39]-[.L$98])^2" office:value-type="float" office:value="330625" calcext:value-type="float">
            <text:p>330625</text:p>
          </table:table-cell>
        </table:table-row>
        <table:table-row table:style-name="ro1">
          <table:table-cell table:formula="of:=[$Sheet2.A40]" office:value-type="float" office:value="580" calcext:value-type="float">
            <text:p>580</text:p>
          </table:table-cell>
          <table:table-cell table:formula="of:=[.A40]^2" office:value-type="float" office:value="336400" calcext:value-type="float">
            <text:p>336400</text:p>
          </table:table-cell>
          <table:table-cell table:formula="of:=[.A40]^3" office:value-type="float" office:value="195112000" calcext:value-type="float">
            <text:p>195112000</text:p>
          </table:table-cell>
          <table:table-cell table:formula="of:=IF([$Sheet2.E40]&gt;0;[$Sheet2.E40];0)" office:value-type="float" office:value="0.839011145139393" calcext:value-type="float">
            <text:p>0.839011145139393</text:p>
          </table:table-cell>
          <table:table-cell table:formula="of:=IF([$Sheet2.F40]&gt;0;[$Sheet2.F40];0)" office:value-type="float" office:value="0.56727203575164" calcext:value-type="float">
            <text:p>0.56727203575164</text:p>
          </table:table-cell>
          <table:table-cell table:formula="of:=IF([$Sheet2.G40]&gt;0;[$Sheet2.G40];0)" office:value-type="float" office:value="0" calcext:value-type="float">
            <text:p>0</text:p>
          </table:table-cell>
          <table:table-cell table:formula="of:=IF([.A40]&lt;490;[.D40];0)" office:value-type="float" office:value="0" calcext:value-type="float">
            <text:p>0</text:p>
          </table:table-cell>
          <table:table-cell table:formula="of:=IF([.A40]&gt;=490;[.D40];0)" office:value-type="float" office:value="0.839011145139393" calcext:value-type="float">
            <text:p>0.839011145139393</text:p>
          </table:table-cell>
          <table:table-cell table:formula="of:=[.E40]" office:value-type="float" office:value="0.56727203575164" calcext:value-type="float">
            <text:p>0.56727203575164</text:p>
          </table:table-cell>
          <table:table-cell table:formula="of:=[.F40]" office:value-type="float" office:value="0" calcext:value-type="float">
            <text:p>0</text:p>
          </table:table-cell>
          <table:table-cell/>
          <table:table-cell table:formula="of:=LN([.H40])" office:value-type="float" office:value="-0.175531288765981" calcext:value-type="float">
            <text:p>-0.175531288765981</text:p>
          </table:table-cell>
          <table:table-cell table:formula="of:=LN([.I40])" office:value-type="float" office:value="-0.566916309445335" calcext:value-type="float">
            <text:p>-0.566916309445335</text:p>
          </table:table-cell>
          <table:table-cell/>
          <table:table-cell table:formula="of:=EXP([.$C40]*[.K$92]+[.$B40]*[.K$93]+[.$A40]*[.K$94]+[.K$95])*[.K$96]" office:value-type="float" office:value="2.4237695138814E-074" calcext:value-type="float">
            <text:p>2.4237695138814E-74</text:p>
          </table:table-cell>
          <table:table-cell table:formula="of:=EXP([.$C40]*[.L$92]+[.$B40]*[.L$93]+[.$A40]*[.L$94]+[.L$95])*[.L$96]" office:value-type="float" office:value="0.874836186500823" calcext:value-type="float">
            <text:p>0.874836186500823</text:p>
          </table:table-cell>
          <table:table-cell table:formula="of:=EXP([.$C40]*[.M$92]+[.$B40]*[.M$93]+[.$A40]*[.M$94]+[.M$95])*[.M$96]" office:value-type="float" office:value="0.445330828952997" calcext:value-type="float">
            <text:p>0.445330828952997</text:p>
          </table:table-cell>
          <table:table-cell table:formula="of:=EXP([.$C40]*[.N$92]+[.$B40]*[.N$93]+[.$A40]*[.N$94]+[.N$95])*[.N$96]" office:value-type="float" office:value="0.0000000611543922643202" calcext:value-type="float">
            <text:p>6.11543922643202E-08</text:p>
          </table:table-cell>
          <table:table-cell table:formula="of:=([.A40]-[.L$98])^2" office:value-type="float" office:value="336400" calcext:value-type="float">
            <text:p>336400</text:p>
          </table:table-cell>
        </table:table-row>
        <table:table-row table:style-name="ro1">
          <table:table-cell table:formula="of:=[$Sheet2.A41]" office:value-type="float" office:value="585" calcext:value-type="float">
            <text:p>585</text:p>
          </table:table-cell>
          <table:table-cell table:formula="of:=[.A41]^2" office:value-type="float" office:value="342225" calcext:value-type="float">
            <text:p>342225</text:p>
          </table:table-cell>
          <table:table-cell table:formula="of:=[.A41]^3" office:value-type="float" office:value="200201625" calcext:value-type="float">
            <text:p>200201625</text:p>
          </table:table-cell>
          <table:table-cell table:formula="of:=IF([$Sheet2.E41]&gt;0;[$Sheet2.E41];0)" office:value-type="float" office:value="0.920373819972848" calcext:value-type="float">
            <text:p>0.920373819972848</text:p>
          </table:table-cell>
          <table:table-cell table:formula="of:=IF([$Sheet2.F41]&gt;0;[$Sheet2.F41];0)" office:value-type="float" office:value="0.481411048778169" calcext:value-type="float">
            <text:p>0.481411048778169</text:p>
          </table:table-cell>
          <table:table-cell table:formula="of:=IF([$Sheet2.G41]&gt;0;[$Sheet2.G41];0)" office:value-type="float" office:value="0" calcext:value-type="float">
            <text:p>0</text:p>
          </table:table-cell>
          <table:table-cell table:formula="of:=IF([.A41]&lt;490;[.D41];0)" office:value-type="float" office:value="0" calcext:value-type="float">
            <text:p>0</text:p>
          </table:table-cell>
          <table:table-cell table:formula="of:=IF([.A41]&gt;=490;[.D41];0)" office:value-type="float" office:value="0.920373819972848" calcext:value-type="float">
            <text:p>0.920373819972848</text:p>
          </table:table-cell>
          <table:table-cell table:formula="of:=[.E41]" office:value-type="float" office:value="0.481411048778169" calcext:value-type="float">
            <text:p>0.481411048778169</text:p>
          </table:table-cell>
          <table:table-cell table:formula="of:=[.F41]" office:value-type="float" office:value="0" calcext:value-type="float">
            <text:p>0</text:p>
          </table:table-cell>
          <table:table-cell/>
          <table:table-cell table:formula="of:=LN([.H41])" office:value-type="float" office:value="-0.0829753654096858" calcext:value-type="float">
            <text:p>-0.082975365409686</text:p>
          </table:table-cell>
          <table:table-cell table:formula="of:=LN([.I41])" office:value-type="float" office:value="-0.731033802550119" calcext:value-type="float">
            <text:p>-0.731033802550119</text:p>
          </table:table-cell>
          <table:table-cell/>
          <table:table-cell table:formula="of:=EXP([.$C41]*[.K$92]+[.$B41]*[.K$93]+[.$A41]*[.K$94]+[.K$95])*[.K$96]" office:value-type="float" office:value="3.57970843459763E-080" calcext:value-type="float">
            <text:p>3.57970843459763E-80</text:p>
          </table:table-cell>
          <table:table-cell table:formula="of:=EXP([.$C41]*[.L$92]+[.$B41]*[.L$93]+[.$A41]*[.L$94]+[.L$95])*[.L$96]" office:value-type="float" office:value="0.942536305945241" calcext:value-type="float">
            <text:p>0.942536305945241</text:p>
          </table:table-cell>
          <table:table-cell table:formula="of:=EXP([.$C41]*[.M$92]+[.$B41]*[.M$93]+[.$A41]*[.M$94]+[.M$95])*[.M$96]" office:value-type="float" office:value="0.348138948314452" calcext:value-type="float">
            <text:p>0.348138948314452</text:p>
          </table:table-cell>
          <table:table-cell table:formula="of:=EXP([.$C41]*[.N$92]+[.$B41]*[.N$93]+[.$A41]*[.N$94]+[.N$95])*[.N$96]" office:value-type="float" office:value="0.0000000195840144829819" calcext:value-type="float">
            <text:p>1.95840144829819E-08</text:p>
          </table:table-cell>
          <table:table-cell table:formula="of:=([.A41]-[.L$98])^2" office:value-type="float" office:value="342225" calcext:value-type="float">
            <text:p>342225</text:p>
          </table:table-cell>
        </table:table-row>
        <table:table-row table:style-name="ro1">
          <table:table-cell table:formula="of:=[$Sheet2.A42]" office:value-type="float" office:value="590" calcext:value-type="float">
            <text:p>590</text:p>
          </table:table-cell>
          <table:table-cell table:formula="of:=[.A42]^2" office:value-type="float" office:value="348100" calcext:value-type="float">
            <text:p>348100</text:p>
          </table:table-cell>
          <table:table-cell table:formula="of:=[.A42]^3" office:value-type="float" office:value="205379000" calcext:value-type="float">
            <text:p>205379000</text:p>
          </table:table-cell>
          <table:table-cell table:formula="of:=IF([$Sheet2.E42]&gt;0;[$Sheet2.E42];0)" office:value-type="float" office:value="0.971774066239384" calcext:value-type="float">
            <text:p>0.971774066239384</text:p>
          </table:table-cell>
          <table:table-cell table:formula="of:=IF([$Sheet2.F42]&gt;0;[$Sheet2.F42];0)" office:value-type="float" office:value="0.399638680232005" calcext:value-type="float">
            <text:p>0.399638680232005</text:p>
          </table:table-cell>
          <table:table-cell table:formula="of:=IF([$Sheet2.G42]&gt;0;[$Sheet2.G42];0)" office:value-type="float" office:value="0" calcext:value-type="float">
            <text:p>0</text:p>
          </table:table-cell>
          <table:table-cell table:formula="of:=IF([.A42]&lt;490;[.D42];0)" office:value-type="float" office:value="0" calcext:value-type="float">
            <text:p>0</text:p>
          </table:table-cell>
          <table:table-cell table:formula="of:=IF([.A42]&gt;=490;[.D42];0)" office:value-type="float" office:value="0.971774066239384" calcext:value-type="float">
            <text:p>0.971774066239384</text:p>
          </table:table-cell>
          <table:table-cell table:formula="of:=[.E42]" office:value-type="float" office:value="0.399638680232005" calcext:value-type="float">
            <text:p>0.399638680232005</text:p>
          </table:table-cell>
          <table:table-cell table:formula="of:=[.F42]" office:value-type="float" office:value="0" calcext:value-type="float">
            <text:p>0</text:p>
          </table:table-cell>
          <table:table-cell/>
          <table:table-cell table:formula="of:=LN([.H42])" office:value-type="float" office:value="-0.0286319436811111" calcext:value-type="float">
            <text:p>-0.028631943681111</text:p>
          </table:table-cell>
          <table:table-cell table:formula="of:=LN([.I42])" office:value-type="float" office:value="-0.917194439514912" calcext:value-type="float">
            <text:p>-0.917194439514912</text:p>
          </table:table-cell>
          <table:table-cell/>
          <table:table-cell table:formula="of:=EXP([.$C42]*[.K$92]+[.$B42]*[.K$93]+[.$A42]*[.K$94]+[.K$95])*[.K$96]" office:value-type="float" office:value="2.70913907601237E-086" calcext:value-type="float">
            <text:p>2.70913907601237E-86</text:p>
          </table:table-cell>
          <table:table-cell table:formula="of:=EXP([.$C42]*[.L$92]+[.$B42]*[.L$93]+[.$A42]*[.L$94]+[.L$95])*[.L$96]" office:value-type="float" office:value="0.985154678881946" calcext:value-type="float">
            <text:p>0.985154678881946</text:p>
          </table:table-cell>
          <table:table-cell table:formula="of:=EXP([.$C42]*[.M$92]+[.$B42]*[.M$93]+[.$A42]*[.M$94]+[.M$95])*[.M$96]" office:value-type="float" office:value="0.262702135915566" calcext:value-type="float">
            <text:p>0.262702135915566</text:p>
          </table:table-cell>
          <table:table-cell table:formula="of:=EXP([.$C42]*[.N$92]+[.$B42]*[.N$93]+[.$A42]*[.N$94]+[.N$95])*[.N$96]" office:value-type="float" office:value="0.00000000612253158318898" calcext:value-type="float">
            <text:p>6.12253158318898E-09</text:p>
          </table:table-cell>
          <table:table-cell table:formula="of:=([.A42]-[.L$98])^2" office:value-type="float" office:value="348100" calcext:value-type="float">
            <text:p>348100</text:p>
          </table:table-cell>
        </table:table-row>
        <table:table-row table:style-name="ro1">
          <table:table-cell table:formula="of:=[$Sheet2.A43]" office:value-type="float" office:value="595" calcext:value-type="float">
            <text:p>595</text:p>
          </table:table-cell>
          <table:table-cell table:formula="of:=[.A43]^2" office:value-type="float" office:value="354025" calcext:value-type="float">
            <text:p>354025</text:p>
          </table:table-cell>
          <table:table-cell table:formula="of:=[.A43]^3" office:value-type="float" office:value="210644875" calcext:value-type="float">
            <text:p>210644875</text:p>
          </table:table-cell>
          <table:table-cell table:formula="of:=IF([$Sheet2.E43]&gt;0;[$Sheet2.E43];0)" office:value-type="float" office:value="0.998105642029489" calcext:value-type="float">
            <text:p>0.998105642029489</text:p>
          </table:table-cell>
          <table:table-cell table:formula="of:=IF([$Sheet2.F43]&gt;0;[$Sheet2.F43];0)" office:value-type="float" office:value="0.319482742226871" calcext:value-type="float">
            <text:p>0.319482742226871</text:p>
          </table:table-cell>
          <table:table-cell table:formula="of:=IF([$Sheet2.G43]&gt;0;[$Sheet2.G43];0)" office:value-type="float" office:value="0" calcext:value-type="float">
            <text:p>0</text:p>
          </table:table-cell>
          <table:table-cell table:formula="of:=IF([.A43]&lt;490;[.D43];0)" office:value-type="float" office:value="0" calcext:value-type="float">
            <text:p>0</text:p>
          </table:table-cell>
          <table:table-cell table:formula="of:=IF([.A43]&gt;=490;[.D43];0)" office:value-type="float" office:value="0.998105642029489" calcext:value-type="float">
            <text:p>0.998105642029489</text:p>
          </table:table-cell>
          <table:table-cell table:formula="of:=[.E43]" office:value-type="float" office:value="0.319482742226871" calcext:value-type="float">
            <text:p>0.319482742226871</text:p>
          </table:table-cell>
          <table:table-cell table:formula="of:=[.F43]" office:value-type="float" office:value="0" calcext:value-type="float">
            <text:p>0</text:p>
          </table:table-cell>
          <table:table-cell/>
          <table:table-cell table:formula="of:=LN([.H43])" office:value-type="float" office:value="-0.00189615453582171" calcext:value-type="float">
            <text:p>-0.001896154535822</text:p>
          </table:table-cell>
          <table:table-cell table:formula="of:=LN([.I43])" office:value-type="float" office:value="-1.14105202156278" calcext:value-type="float">
            <text:p>-1.14105202156278</text:p>
          </table:table-cell>
          <table:table-cell/>
          <table:table-cell table:formula="of:=EXP([.$C43]*[.K$92]+[.$B43]*[.K$93]+[.$A43]*[.K$94]+[.K$95])*[.K$96]" office:value-type="float" office:value="1.03508843781019E-092" calcext:value-type="float">
            <text:p>1.03508843781019E-92</text:p>
          </table:table-cell>
          <table:table-cell table:formula="of:=EXP([.$C43]*[.L$92]+[.$B43]*[.L$93]+[.$A43]*[.L$94]+[.L$95])*[.L$96]" office:value-type="float" office:value="0.999992344547394" calcext:value-type="float">
            <text:p>0.999992344547394</text:p>
          </table:table-cell>
          <table:table-cell table:formula="of:=EXP([.$C43]*[.M$92]+[.$B43]*[.M$93]+[.$A43]*[.M$94]+[.M$95])*[.M$96]" office:value-type="float" office:value="0.191175478594323" calcext:value-type="float">
            <text:p>0.191175478594323</text:p>
          </table:table-cell>
          <table:table-cell table:formula="of:=EXP([.$C43]*[.N$92]+[.$B43]*[.N$93]+[.$A43]*[.N$94]+[.N$95])*[.N$96]" office:value-type="float" office:value="0.0000000018711965321374" calcext:value-type="float">
            <text:p>1.8711965321374E-09</text:p>
          </table:table-cell>
          <table:table-cell table:formula="of:=([.A43]-[.L$98])^2" office:value-type="float" office:value="354025" calcext:value-type="float">
            <text:p>354025</text:p>
          </table:table-cell>
        </table:table-row>
        <table:table-row table:style-name="ro1">
          <table:table-cell table:formula="of:=[$Sheet2.A44]" office:value-type="float" office:value="600" calcext:value-type="float">
            <text:p>600</text:p>
          </table:table-cell>
          <table:table-cell table:formula="of:=[.A44]^2" office:value-type="float" office:value="360000" calcext:value-type="float">
            <text:p>360000</text:p>
          </table:table-cell>
          <table:table-cell table:formula="of:=[.A44]^3" office:value-type="float" office:value="216000000" calcext:value-type="float">
            <text:p>216000000</text:p>
          </table:table-cell>
          <table:table-cell table:formula="of:=IF([$Sheet2.E44]&gt;0;[$Sheet2.E44];0)" office:value-type="float" office:value="1" calcext:value-type="float">
            <text:p>1</text:p>
          </table:table-cell>
          <table:table-cell table:formula="of:=IF([$Sheet2.F44]&gt;0;[$Sheet2.F44];0)" office:value-type="float" office:value="0.246363031282685" calcext:value-type="float">
            <text:p>0.246363031282685</text:p>
          </table:table-cell>
          <table:table-cell table:formula="of:=IF([$Sheet2.G44]&gt;0;[$Sheet2.G44];0)" office:value-type="float" office:value="0" calcext:value-type="float">
            <text:p>0</text:p>
          </table:table-cell>
          <table:table-cell table:formula="of:=IF([.A44]&lt;490;[.D44];0)" office:value-type="float" office:value="0" calcext:value-type="float">
            <text:p>0</text:p>
          </table:table-cell>
          <table:table-cell table:formula="of:=IF([.A44]&gt;=490;[.D44];0)" office:value-type="float" office:value="1" calcext:value-type="float">
            <text:p>1</text:p>
          </table:table-cell>
          <table:table-cell table:formula="of:=[.E44]" office:value-type="float" office:value="0.246363031282685" calcext:value-type="float">
            <text:p>0.246363031282685</text:p>
          </table:table-cell>
          <table:table-cell table:formula="of:=[.F44]" office:value-type="float" office:value="0" calcext:value-type="float">
            <text:p>0</text:p>
          </table:table-cell>
          <table:table-cell/>
          <table:table-cell table:formula="of:=LN([.H44])" office:value-type="float" office:value="0" calcext:value-type="float">
            <text:p>0</text:p>
          </table:table-cell>
          <table:table-cell table:formula="of:=LN([.I44])" office:value-type="float" office:value="-1.40094909395792" calcext:value-type="float">
            <text:p>-1.40094909395792</text:p>
          </table:table-cell>
          <table:table-cell/>
          <table:table-cell table:formula="of:=EXP([.$C44]*[.K$92]+[.$B44]*[.K$93]+[.$A44]*[.K$94]+[.K$95])*[.K$96]" office:value-type="float" office:value="1.96707685431227E-099" calcext:value-type="float">
            <text:p>1.96707685431227E-99</text:p>
          </table:table-cell>
          <table:table-cell table:formula="of:=EXP([.$C44]*[.L$92]+[.$B44]*[.L$93]+[.$A44]*[.L$94]+[.L$95])*[.L$96]" office:value-type="float" office:value="0.9867923369387" calcext:value-type="float">
            <text:p>0.9867923369387</text:p>
          </table:table-cell>
          <table:table-cell table:formula="of:=EXP([.$C44]*[.M$92]+[.$B44]*[.M$93]+[.$A44]*[.M$94]+[.M$95])*[.M$96]" office:value-type="float" office:value="0.134052467435141" calcext:value-type="float">
            <text:p>0.134052467435141</text:p>
          </table:table-cell>
          <table:table-cell table:formula="of:=EXP([.$C44]*[.N$92]+[.$B44]*[.N$93]+[.$A44]*[.N$94]+[.N$95])*[.N$96]" office:value-type="float" office:value="0.000000000559848659843875" calcext:value-type="float">
            <text:p>5.59848659843875E-10</text:p>
          </table:table-cell>
          <table:table-cell table:formula="of:=([.A44]-[.L$98])^2" office:value-type="float" office:value="360000" calcext:value-type="float">
            <text:p>360000</text:p>
          </table:table-cell>
        </table:table-row>
        <table:table-row table:style-name="ro1">
          <table:table-cell table:formula="of:=[$Sheet2.A45]" office:value-type="float" office:value="605" calcext:value-type="float">
            <text:p>605</text:p>
          </table:table-cell>
          <table:table-cell table:formula="of:=[.A45]^2" office:value-type="float" office:value="366025" calcext:value-type="float">
            <text:p>366025</text:p>
          </table:table-cell>
          <table:table-cell table:formula="of:=[.A45]^3" office:value-type="float" office:value="221445125" calcext:value-type="float">
            <text:p>221445125</text:p>
          </table:table-cell>
          <table:table-cell table:formula="of:=IF([$Sheet2.E45]&gt;0;[$Sheet2.E45];0)" office:value-type="float" office:value="0.980267104473842" calcext:value-type="float">
            <text:p>0.980267104473842</text:p>
          </table:table-cell>
          <table:table-cell table:formula="of:=IF([$Sheet2.F45]&gt;0;[$Sheet2.F45];0)" office:value-type="float" office:value="0.182276314538366" calcext:value-type="float">
            <text:p>0.182276314538366</text:p>
          </table:table-cell>
          <table:table-cell table:formula="of:=IF([$Sheet2.G45]&gt;0;[$Sheet2.G45];0)" office:value-type="float" office:value="0" calcext:value-type="float">
            <text:p>0</text:p>
          </table:table-cell>
          <table:table-cell table:formula="of:=IF([.A45]&lt;490;[.D45];0)" office:value-type="float" office:value="0" calcext:value-type="float">
            <text:p>0</text:p>
          </table:table-cell>
          <table:table-cell table:formula="of:=IF([.A45]&gt;=490;[.D45];0)" office:value-type="float" office:value="0.980267104473842" calcext:value-type="float">
            <text:p>0.980267104473842</text:p>
          </table:table-cell>
          <table:table-cell table:formula="of:=[.E45]" office:value-type="float" office:value="0.182276314538366" calcext:value-type="float">
            <text:p>0.182276314538366</text:p>
          </table:table-cell>
          <table:table-cell table:formula="of:=[.F45]" office:value-type="float" office:value="0" calcext:value-type="float">
            <text:p>0</text:p>
          </table:table-cell>
          <table:table-cell/>
          <table:table-cell table:formula="of:=LN([.H45])" office:value-type="float" office:value="-0.0199301888684923" calcext:value-type="float">
            <text:p>-0.019930188868492</text:p>
          </table:table-cell>
          <table:table-cell table:formula="of:=LN([.I45])" office:value-type="float" office:value="-1.70223153147438" calcext:value-type="float">
            <text:p>-1.70223153147438</text:p>
          </table:table-cell>
          <table:table-cell/>
          <table:table-cell table:formula="of:=EXP([.$C45]*[.K$92]+[.$B45]*[.K$93]+[.$A45]*[.K$94]+[.K$95])*[.K$96]" office:value-type="float" office:value="1.83188461559152E-106" calcext:value-type="float">
            <text:p>1.83188461559152E-106</text:p>
          </table:table-cell>
          <table:table-cell table:formula="of:=EXP([.$C45]*[.L$92]+[.$B45]*[.L$93]+[.$A45]*[.L$94]+[.L$95])*[.L$96]" office:value-type="float" office:value="0.947638356246507" calcext:value-type="float">
            <text:p>0.947638356246507</text:p>
          </table:table-cell>
          <table:table-cell table:formula="of:=EXP([.$C45]*[.M$92]+[.$B45]*[.M$93]+[.$A45]*[.M$94]+[.M$95])*[.M$96]" office:value-type="float" office:value="0.0904915307514596" calcext:value-type="float">
            <text:p>0.09049153075146</text:p>
          </table:table-cell>
          <table:table-cell table:formula="of:=EXP([.$C45]*[.N$92]+[.$B45]*[.N$93]+[.$A45]*[.N$94]+[.N$95])*[.N$96]" office:value-type="float" office:value="0.000000000164205826471144" calcext:value-type="float">
            <text:p>1.64205826471144E-10</text:p>
          </table:table-cell>
          <table:table-cell table:formula="of:=([.A45]-[.L$98])^2" office:value-type="float" office:value="366025" calcext:value-type="float">
            <text:p>366025</text:p>
          </table:table-cell>
        </table:table-row>
        <table:table-row table:style-name="ro1">
          <table:table-cell table:formula="of:=[$Sheet2.A46]" office:value-type="float" office:value="610" calcext:value-type="float">
            <text:p>610</text:p>
          </table:table-cell>
          <table:table-cell table:formula="of:=[.A46]^2" office:value-type="float" office:value="372100" calcext:value-type="float">
            <text:p>372100</text:p>
          </table:table-cell>
          <table:table-cell table:formula="of:=[.A46]^3" office:value-type="float" office:value="226981000" calcext:value-type="float">
            <text:p>226981000</text:p>
          </table:table-cell>
          <table:table-cell table:formula="of:=IF([$Sheet2.E46]&gt;0;[$Sheet2.E46];0)" office:value-type="float" office:value="0.930192908786664" calcext:value-type="float">
            <text:p>0.930192908786664</text:p>
          </table:table-cell>
          <table:table-cell table:formula="of:=IF([$Sheet2.F46]&gt;0;[$Sheet2.F46];0)" office:value-type="float" office:value="0.129980032328611" calcext:value-type="float">
            <text:p>0.129980032328611</text:p>
          </table:table-cell>
          <table:table-cell table:formula="of:=IF([$Sheet2.G46]&gt;0;[$Sheet2.G46];0)" office:value-type="float" office:value="0" calcext:value-type="float">
            <text:p>0</text:p>
          </table:table-cell>
          <table:table-cell table:formula="of:=IF([.A46]&lt;490;[.D46];0)" office:value-type="float" office:value="0" calcext:value-type="float">
            <text:p>0</text:p>
          </table:table-cell>
          <table:table-cell table:formula="of:=IF([.A46]&gt;=490;[.D46];0)" office:value-type="float" office:value="0.930192908786664" calcext:value-type="float">
            <text:p>0.930192908786664</text:p>
          </table:table-cell>
          <table:table-cell table:formula="of:=[.E46]" office:value-type="float" office:value="0.129980032328611" calcext:value-type="float">
            <text:p>0.129980032328611</text:p>
          </table:table-cell>
          <table:table-cell table:formula="of:=[.F46]" office:value-type="float" office:value="0" calcext:value-type="float">
            <text:p>0</text:p>
          </table:table-cell>
          <table:table-cell/>
          <table:table-cell table:formula="of:=LN([.H46])" office:value-type="float" office:value="-0.0723632855423508" calcext:value-type="float">
            <text:p>-0.072363285542351</text:p>
          </table:table-cell>
          <table:table-cell table:formula="of:=LN([.I46])" office:value-type="float" office:value="-2.04037443779608" calcext:value-type="float">
            <text:p>-2.04037443779608</text:p>
          </table:table-cell>
          <table:table-cell/>
          <table:table-cell table:formula="of:=EXP([.$C46]*[.K$92]+[.$B46]*[.K$93]+[.$A46]*[.K$94]+[.K$95])*[.K$96]" office:value-type="float" office:value="8.23650604012013E-114" calcext:value-type="float">
            <text:p>8.23650604012013E-114</text:p>
          </table:table-cell>
          <table:table-cell table:formula="of:=EXP([.$C46]*[.L$92]+[.$B46]*[.L$93]+[.$A46]*[.L$94]+[.L$95])*[.L$96]" office:value-type="float" office:value="0.886539703479233" calcext:value-type="float">
            <text:p>0.886539703479233</text:p>
          </table:table-cell>
          <table:table-cell table:formula="of:=EXP([.$C46]*[.M$92]+[.$B46]*[.M$93]+[.$A46]*[.M$94]+[.M$95])*[.M$96]" office:value-type="float" office:value="0.0587554296312726" calcext:value-type="float">
            <text:p>0.058755429631273</text:p>
          </table:table-cell>
          <table:table-cell table:formula="of:=EXP([.$C46]*[.N$92]+[.$B46]*[.N$93]+[.$A46]*[.N$94]+[.N$95])*[.N$96]" office:value-type="float" office:value="0.0000000000472799464527806" calcext:value-type="float">
            <text:p>4.72799464527806E-11</text:p>
          </table:table-cell>
          <table:table-cell table:formula="of:=([.A46]-[.L$98])^2" office:value-type="float" office:value="372100" calcext:value-type="float">
            <text:p>372100</text:p>
          </table:table-cell>
        </table:table-row>
        <table:table-row table:style-name="ro1">
          <table:table-cell table:formula="of:=[$Sheet2.A47]" office:value-type="float" office:value="615" calcext:value-type="float">
            <text:p>615</text:p>
          </table:table-cell>
          <table:table-cell table:formula="of:=[.A47]^2" office:value-type="float" office:value="378225" calcext:value-type="float">
            <text:p>378225</text:p>
          </table:table-cell>
          <table:table-cell table:formula="of:=[.A47]^3" office:value-type="float" office:value="232608375" calcext:value-type="float">
            <text:p>232608375</text:p>
          </table:table-cell>
          <table:table-cell table:formula="of:=IF([$Sheet2.E47]&gt;0;[$Sheet2.E47];0)" office:value-type="float" office:value="0.858586177501342" calcext:value-type="float">
            <text:p>0.858586177501342</text:p>
          </table:table-cell>
          <table:table-cell table:formula="of:=IF([$Sheet2.F47]&gt;0;[$Sheet2.F47];0)" office:value-type="float" office:value="0.0891889322050014" calcext:value-type="float">
            <text:p>0.089188932205002</text:p>
          </table:table-cell>
          <table:table-cell table:formula="of:=IF([$Sheet2.G47]&gt;0;[$Sheet2.G47];0)" office:value-type="float" office:value="0" calcext:value-type="float">
            <text:p>0</text:p>
          </table:table-cell>
          <table:table-cell table:formula="of:=IF([.A47]&lt;490;[.D47];0)" office:value-type="float" office:value="0" calcext:value-type="float">
            <text:p>0</text:p>
          </table:table-cell>
          <table:table-cell table:formula="of:=IF([.A47]&gt;=490;[.D47];0)" office:value-type="float" office:value="0.858586177501342" calcext:value-type="float">
            <text:p>0.858586177501342</text:p>
          </table:table-cell>
          <table:table-cell table:formula="of:=[.E47]" office:value-type="float" office:value="0.0891889322050014" calcext:value-type="float">
            <text:p>0.089188932205002</text:p>
          </table:table-cell>
          <table:table-cell table:formula="of:=[.F47]" office:value-type="float" office:value="0" calcext:value-type="float">
            <text:p>0</text:p>
          </table:table-cell>
          <table:table-cell/>
          <table:table-cell table:formula="of:=LN([.H47])" office:value-type="float" office:value="-0.152468222201603" calcext:value-type="float">
            <text:p>-0.152468222201603</text:p>
          </table:table-cell>
          <table:table-cell table:formula="of:=LN([.I47])" office:value-type="float" office:value="-2.4169983255138" calcext:value-type="float">
            <text:p>-2.4169983255138</text:p>
          </table:table-cell>
          <table:table-cell/>
          <table:table-cell table:formula="of:=EXP([.$C47]*[.K$92]+[.$B47]*[.K$93]+[.$A47]*[.K$94]+[.K$95])*[.K$96]" office:value-type="float" office:value="1.76153488478062E-121" calcext:value-type="float">
            <text:p>1.76153488478062E-121</text:p>
          </table:table-cell>
          <table:table-cell table:formula="of:=EXP([.$C47]*[.L$92]+[.$B47]*[.L$93]+[.$A47]*[.L$94]+[.L$95])*[.L$96]" office:value-type="float" office:value="0.808804155516953" calcext:value-type="float">
            <text:p>0.808804155516953</text:p>
          </table:table-cell>
          <table:table-cell table:formula="of:=EXP([.$C47]*[.M$92]+[.$B47]*[.M$93]+[.$A47]*[.M$94]+[.M$95])*[.M$96]" office:value-type="float" office:value="0.0366616054426069" calcext:value-type="float">
            <text:p>0.036661605442607</text:p>
          </table:table-cell>
          <table:table-cell table:formula="of:=EXP([.$C47]*[.N$92]+[.$B47]*[.N$93]+[.$A47]*[.N$94]+[.N$95])*[.N$96]" office:value-type="float" office:value="0.0000000000133825752410342" calcext:value-type="float">
            <text:p>1.33825752410342E-11</text:p>
          </table:table-cell>
          <table:table-cell table:formula="of:=([.A47]-[.L$98])^2" office:value-type="float" office:value="378225" calcext:value-type="float">
            <text:p>378225</text:p>
          </table:table-cell>
        </table:table-row>
        <table:table-row table:style-name="ro1">
          <table:table-cell table:formula="of:=[$Sheet2.A48]" office:value-type="float" office:value="620" calcext:value-type="float">
            <text:p>620</text:p>
          </table:table-cell>
          <table:table-cell table:formula="of:=[.A48]^2" office:value-type="float" office:value="384400" calcext:value-type="float">
            <text:p>384400</text:p>
          </table:table-cell>
          <table:table-cell table:formula="of:=[.A48]^3" office:value-type="float" office:value="238328000" calcext:value-type="float">
            <text:p>238328000</text:p>
          </table:table-cell>
          <table:table-cell table:formula="of:=IF([$Sheet2.E48]&gt;0;[$Sheet2.E48];0)" office:value-type="float" office:value="0.774350393079279" calcext:value-type="float">
            <text:p>0.774350393079279</text:p>
          </table:table-cell>
          <table:table-cell table:formula="of:=IF([$Sheet2.F48]&gt;0;[$Sheet2.F48];0)" office:value-type="float" office:value="0.0580964153275649" calcext:value-type="float">
            <text:p>0.058096415327565</text:p>
          </table:table-cell>
          <table:table-cell table:formula="of:=IF([$Sheet2.G48]&gt;0;[$Sheet2.G48];0)" office:value-type="float" office:value="0" calcext:value-type="float">
            <text:p>0</text:p>
          </table:table-cell>
          <table:table-cell table:formula="of:=IF([.A48]&lt;490;[.D48];0)" office:value-type="float" office:value="0" calcext:value-type="float">
            <text:p>0</text:p>
          </table:table-cell>
          <table:table-cell table:formula="of:=IF([.A48]&gt;=490;[.D48];0)" office:value-type="float" office:value="0.774350393079279" calcext:value-type="float">
            <text:p>0.774350393079279</text:p>
          </table:table-cell>
          <table:table-cell table:formula="of:=[.E48]" office:value-type="float" office:value="0.0580964153275649" calcext:value-type="float">
            <text:p>0.058096415327565</text:p>
          </table:table-cell>
          <table:table-cell table:formula="of:=[.F48]" office:value-type="float" office:value="0" calcext:value-type="float">
            <text:p>0</text:p>
          </table:table-cell>
          <table:table-cell/>
          <table:table-cell table:formula="of:=LN([.H48])" office:value-type="float" office:value="-0.255730803595263" calcext:value-type="float">
            <text:p>-0.255730803595263</text:p>
          </table:table-cell>
          <table:table-cell table:formula="of:=LN([.I48])" office:value-type="float" office:value="-2.84565131534843" calcext:value-type="float">
            <text:p>-2.84565131534843</text:p>
          </table:table-cell>
          <table:table-cell/>
          <table:table-cell table:formula="of:=EXP([.$C48]*[.K$92]+[.$B48]*[.K$93]+[.$A48]*[.K$94]+[.K$95])*[.K$96]" office:value-type="float" office:value="1.76554177786814E-129" calcext:value-type="float">
            <text:p>1.76554177786814E-129</text:p>
          </table:table-cell>
          <table:table-cell table:formula="of:=EXP([.$C48]*[.L$92]+[.$B48]*[.L$93]+[.$A48]*[.L$94]+[.L$95])*[.L$96]" office:value-type="float" office:value="0.720326031015649" calcext:value-type="float">
            <text:p>0.720326031015649</text:p>
          </table:table-cell>
          <table:table-cell table:formula="of:=EXP([.$C48]*[.M$92]+[.$B48]*[.M$93]+[.$A48]*[.M$94]+[.M$95])*[.M$96]" office:value-type="float" office:value="0.0219641704834752" calcext:value-type="float">
            <text:p>0.021964170483475</text:p>
          </table:table-cell>
          <table:table-cell table:formula="of:=EXP([.$C48]*[.N$92]+[.$B48]*[.N$93]+[.$A48]*[.N$94]+[.N$95])*[.N$96]" office:value-type="float" office:value="0.00000000000372889820938446" calcext:value-type="float">
            <text:p>3.72889820938446E-12</text:p>
          </table:table-cell>
          <table:table-cell table:formula="of:=([.A48]-[.L$98])^2" office:value-type="float" office:value="384400" calcext:value-type="float">
            <text:p>384400</text:p>
          </table:table-cell>
        </table:table-row>
        <table:table-row table:style-name="ro1">
          <table:table-cell table:formula="of:=[$Sheet2.A49]" office:value-type="float" office:value="625" calcext:value-type="float">
            <text:p>625</text:p>
          </table:table-cell>
          <table:table-cell table:formula="of:=[.A49]^2" office:value-type="float" office:value="390625" calcext:value-type="float">
            <text:p>390625</text:p>
          </table:table-cell>
          <table:table-cell table:formula="of:=[.A49]^3" office:value-type="float" office:value="244140625" calcext:value-type="float">
            <text:p>244140625</text:p>
          </table:table-cell>
          <table:table-cell table:formula="of:=IF([$Sheet2.E49]&gt;0;[$Sheet2.E49];0)" office:value-type="float" office:value="0.685126132668203" calcext:value-type="float">
            <text:p>0.685126132668203</text:p>
          </table:table-cell>
          <table:table-cell table:formula="of:=IF([$Sheet2.F49]&gt;0;[$Sheet2.F49];0)" office:value-type="float" office:value="0.035276219454217" calcext:value-type="float">
            <text:p>0.035276219454217</text:p>
          </table:table-cell>
          <table:table-cell table:formula="of:=IF([$Sheet2.G49]&gt;0;[$Sheet2.G49];0)" office:value-type="float" office:value="0" calcext:value-type="float">
            <text:p>0</text:p>
          </table:table-cell>
          <table:table-cell table:formula="of:=IF([.A49]&lt;490;[.D49];0)" office:value-type="float" office:value="0" calcext:value-type="float">
            <text:p>0</text:p>
          </table:table-cell>
          <table:table-cell table:formula="of:=IF([.A49]&gt;=490;[.D49];0)" office:value-type="float" office:value="0.685126132668203" calcext:value-type="float">
            <text:p>0.685126132668203</text:p>
          </table:table-cell>
          <table:table-cell table:formula="of:=[.E49]" office:value-type="float" office:value="0.035276219454217" calcext:value-type="float">
            <text:p>0.035276219454217</text:p>
          </table:table-cell>
          <table:table-cell table:formula="of:=[.F49]" office:value-type="float" office:value="0" calcext:value-type="float">
            <text:p>0</text:p>
          </table:table-cell>
          <table:table-cell/>
          <table:table-cell table:formula="of:=LN([.H49])" office:value-type="float" office:value="-0.378152322388683" calcext:value-type="float">
            <text:p>-0.378152322388683</text:p>
          </table:table-cell>
          <table:table-cell table:formula="of:=LN([.I49])" office:value-type="float" office:value="-3.34454621191259" calcext:value-type="float">
            <text:p>-3.34454621191259</text:p>
          </table:table-cell>
          <table:table-cell/>
          <table:table-cell table:formula="of:=EXP([.$C49]*[.K$92]+[.$B49]*[.K$93]+[.$A49]*[.K$94]+[.K$95])*[.K$96]" office:value-type="float" office:value="8.17030887422801E-138" calcext:value-type="float">
            <text:p>8.17030887422801E-138</text:p>
          </table:table-cell>
          <table:table-cell table:formula="of:=EXP([.$C49]*[.L$92]+[.$B49]*[.L$93]+[.$A49]*[.L$94]+[.L$95])*[.L$96]" office:value-type="float" office:value="0.626911626729724" calcext:value-type="float">
            <text:p>0.626911626729724</text:p>
          </table:table-cell>
          <table:table-cell table:formula="of:=EXP([.$C49]*[.M$92]+[.$B49]*[.M$93]+[.$A49]*[.M$94]+[.M$95])*[.M$96]" office:value-type="float" office:value="0.0126233446361351" calcext:value-type="float">
            <text:p>0.012623344636135</text:p>
          </table:table-cell>
          <table:table-cell table:formula="of:=EXP([.$C49]*[.N$92]+[.$B49]*[.N$93]+[.$A49]*[.N$94]+[.N$95])*[.N$96]" office:value-type="float" office:value="0.00000000000102424367613748" calcext:value-type="float">
            <text:p>1.02424367613748E-12</text:p>
          </table:table-cell>
          <table:table-cell table:formula="of:=([.A49]-[.L$98])^2" office:value-type="float" office:value="390625" calcext:value-type="float">
            <text:p>390625</text:p>
          </table:table-cell>
        </table:table-row>
        <table:table-row table:style-name="ro1">
          <table:table-cell table:formula="of:=[$Sheet2.A50]" office:value-type="float" office:value="630" calcext:value-type="float">
            <text:p>630</text:p>
          </table:table-cell>
          <table:table-cell table:formula="of:=[.A50]^2" office:value-type="float" office:value="396900" calcext:value-type="float">
            <text:p>396900</text:p>
          </table:table-cell>
          <table:table-cell table:formula="of:=[.A50]^3" office:value-type="float" office:value="250047000" calcext:value-type="float">
            <text:p>250047000</text:p>
          </table:table-cell>
          <table:table-cell table:formula="of:=IF([$Sheet2.E50]&gt;0;[$Sheet2.E50];0)" office:value-type="float" office:value="0.579610393710732" calcext:value-type="float">
            <text:p>0.579610393710732</text:p>
          </table:table-cell>
          <table:table-cell table:formula="of:=IF([$Sheet2.F50]&gt;0;[$Sheet2.F50];0)" office:value-type="float" office:value="0.0204430921365408" calcext:value-type="float">
            <text:p>0.020443092136541</text:p>
          </table:table-cell>
          <table:table-cell table:formula="of:=IF([$Sheet2.G50]&gt;0;[$Sheet2.G50];0)" office:value-type="float" office:value="0" calcext:value-type="float">
            <text:p>0</text:p>
          </table:table-cell>
          <table:table-cell table:formula="of:=IF([.A50]&lt;490;[.D50];0)" office:value-type="float" office:value="0" calcext:value-type="float">
            <text:p>0</text:p>
          </table:table-cell>
          <table:table-cell table:formula="of:=IF([.A50]&gt;=490;[.D50];0)" office:value-type="float" office:value="0.579610393710732" calcext:value-type="float">
            <text:p>0.579610393710732</text:p>
          </table:table-cell>
          <table:table-cell table:formula="of:=[.E50]" office:value-type="float" office:value="0.0204430921365408" calcext:value-type="float">
            <text:p>0.020443092136541</text:p>
          </table:table-cell>
          <table:table-cell table:formula="of:=[.F50]" office:value-type="float" office:value="0" calcext:value-type="float">
            <text:p>0</text:p>
          </table:table-cell>
          <table:table-cell/>
          <table:table-cell table:formula="of:=LN([.H50])" office:value-type="float" office:value="-0.545399136138198" calcext:value-type="float">
            <text:p>-0.545399136138198</text:p>
          </table:table-cell>
          <table:table-cell table:formula="of:=LN([.I50])" office:value-type="float" office:value="-3.89011024639237" calcext:value-type="float">
            <text:p>-3.89011024639237</text:p>
          </table:table-cell>
          <table:table-cell/>
          <table:table-cell table:formula="of:=EXP([.$C50]*[.K$92]+[.$B50]*[.K$93]+[.$A50]*[.K$94]+[.K$95])*[.K$96]" office:value-type="float" office:value="1.71991854734165E-146" calcext:value-type="float">
            <text:p>1.71991854734165E-146</text:p>
          </table:table-cell>
          <table:table-cell table:formula="of:=EXP([.$C50]*[.L$92]+[.$B50]*[.L$93]+[.$A50]*[.L$94]+[.L$95])*[.L$96]" office:value-type="float" office:value="0.533735323250922" calcext:value-type="float">
            <text:p>0.533735323250922</text:p>
          </table:table-cell>
          <table:table-cell table:formula="of:=EXP([.$C50]*[.M$92]+[.$B50]*[.M$93]+[.$A50]*[.M$94]+[.M$95])*[.M$96]" office:value-type="float" office:value="0.00695355399710152" calcext:value-type="float">
            <text:p>0.006953553997102</text:p>
          </table:table-cell>
          <table:table-cell table:formula="of:=EXP([.$C50]*[.N$92]+[.$B50]*[.N$93]+[.$A50]*[.N$94]+[.N$95])*[.N$96]" office:value-type="float" office:value="0.00000000000027772296589316" calcext:value-type="float">
            <text:p>2.7772296589316E-13</text:p>
          </table:table-cell>
          <table:table-cell table:formula="of:=([.A50]-[.L$98])^2" office:value-type="float" office:value="396900" calcext:value-type="float">
            <text:p>396900</text:p>
          </table:table-cell>
        </table:table-row>
        <table:table-row table:style-name="ro1">
          <table:table-cell table:formula="of:=[$Sheet2.A51]" office:value-type="float" office:value="635" calcext:value-type="float">
            <text:p>635</text:p>
          </table:table-cell>
          <table:table-cell table:formula="of:=[.A51]^2" office:value-type="float" office:value="403225" calcext:value-type="float">
            <text:p>403225</text:p>
          </table:table-cell>
          <table:table-cell table:formula="of:=[.A51]^3" office:value-type="float" office:value="256047875" calcext:value-type="float">
            <text:p>256047875</text:p>
          </table:table-cell>
          <table:table-cell table:formula="of:=IF([$Sheet2.E51]&gt;0;[$Sheet2.E51];0)" office:value-type="float" office:value="0.479240993906482" calcext:value-type="float">
            <text:p>0.479240993906482</text:p>
          </table:table-cell>
          <table:table-cell table:formula="of:=IF([$Sheet2.F51]&gt;0;[$Sheet2.F51];0)" office:value-type="float" office:value="0.0106494247408957" calcext:value-type="float">
            <text:p>0.010649424740896</text:p>
          </table:table-cell>
          <table:table-cell table:formula="of:=IF([$Sheet2.G51]&gt;0;[$Sheet2.G51];0)" office:value-type="float" office:value="0" calcext:value-type="float">
            <text:p>0</text:p>
          </table:table-cell>
          <table:table-cell table:formula="of:=IF([.A51]&lt;490;[.D51];0)" office:value-type="float" office:value="0" calcext:value-type="float">
            <text:p>0</text:p>
          </table:table-cell>
          <table:table-cell table:formula="of:=IF([.A51]&gt;=490;[.D51];0)" office:value-type="float" office:value="0.479240993906482" calcext:value-type="float">
            <text:p>0.479240993906482</text:p>
          </table:table-cell>
          <table:table-cell table:formula="of:=[.E51]" office:value-type="float" office:value="0.0106494247408957" calcext:value-type="float">
            <text:p>0.010649424740896</text:p>
          </table:table-cell>
          <table:table-cell table:formula="of:=[.F51]" office:value-type="float" office:value="0" calcext:value-type="float">
            <text:p>0</text:p>
          </table:table-cell>
          <table:table-cell/>
          <table:table-cell table:formula="of:=LN([.H51])" office:value-type="float" office:value="-0.735551689290375" calcext:value-type="float">
            <text:p>-0.735551689290375</text:p>
          </table:table-cell>
          <table:table-cell table:formula="of:=LN([.I51])" office:value-type="float" office:value="-4.54224940322493" calcext:value-type="float">
            <text:p>-4.54224940322493</text:p>
          </table:table-cell>
          <table:table-cell/>
          <table:table-cell table:formula="of:=EXP([.$C51]*[.K$92]+[.$B51]*[.K$93]+[.$A51]*[.K$94]+[.K$95])*[.K$96]" office:value-type="float" office:value="1.62263715207726E-155" calcext:value-type="float">
            <text:p>1.62263715207726E-155</text:p>
          </table:table-cell>
          <table:table-cell table:formula="of:=EXP([.$C51]*[.L$92]+[.$B51]*[.L$93]+[.$A51]*[.L$94]+[.L$95])*[.L$96]" office:value-type="float" office:value="0.4449783707468" calcext:value-type="float">
            <text:p>0.4449783707468</text:p>
          </table:table-cell>
          <table:table-cell table:formula="of:=EXP([.$C51]*[.M$92]+[.$B51]*[.M$93]+[.$A51]*[.M$94]+[.M$95])*[.M$96]" office:value-type="float" office:value="0.00366799246733589" calcext:value-type="float">
            <text:p>0.003667992467336</text:p>
          </table:table-cell>
          <table:table-cell table:formula="of:=EXP([.$C51]*[.N$92]+[.$B51]*[.N$93]+[.$A51]*[.N$94]+[.N$95])*[.N$96]" office:value-type="float" office:value="0.000000000000074440597472196" calcext:value-type="float">
            <text:p>7.4440597472196E-14</text:p>
          </table:table-cell>
          <table:table-cell table:formula="of:=([.A51]-[.L$98])^2" office:value-type="float" office:value="403225" calcext:value-type="float">
            <text:p>403225</text:p>
          </table:table-cell>
        </table:table-row>
        <table:table-row table:style-name="ro1">
          <table:table-cell table:formula="of:=[$Sheet2.A52]" office:value-type="float" office:value="640" calcext:value-type="float">
            <text:p>640</text:p>
          </table:table-cell>
          <table:table-cell table:formula="of:=[.A52]^2" office:value-type="float" office:value="409600" calcext:value-type="float">
            <text:p>409600</text:p>
          </table:table-cell>
          <table:table-cell table:formula="of:=[.A52]^3" office:value-type="float" office:value="262144000" calcext:value-type="float">
            <text:p>262144000</text:p>
          </table:table-cell>
          <table:table-cell table:formula="of:=IF([$Sheet2.E52]&gt;0;[$Sheet2.E52];0)" office:value-type="float" office:value="0.392384680958545" calcext:value-type="float">
            <text:p>0.392384680958545</text:p>
          </table:table-cell>
          <table:table-cell table:formula="of:=IF([$Sheet2.F52]&gt;0;[$Sheet2.F52];0)" office:value-type="float" office:value="0.00418370257678045" calcext:value-type="float">
            <text:p>0.00418370257678</text:p>
          </table:table-cell>
          <table:table-cell table:formula="of:=IF([$Sheet2.G52]&gt;0;[$Sheet2.G52];0)" office:value-type="float" office:value="0" calcext:value-type="float">
            <text:p>0</text:p>
          </table:table-cell>
          <table:table-cell table:formula="of:=IF([.A52]&lt;490;[.D52];0)" office:value-type="float" office:value="0" calcext:value-type="float">
            <text:p>0</text:p>
          </table:table-cell>
          <table:table-cell table:formula="of:=IF([.A52]&gt;=490;[.D52];0)" office:value-type="float" office:value="0.392384680958545" calcext:value-type="float">
            <text:p>0.392384680958545</text:p>
          </table:table-cell>
          <table:table-cell table:formula="of:=[.E52]" office:value-type="float" office:value="0.00418370257678045" calcext:value-type="float">
            <text:p>0.00418370257678</text:p>
          </table:table-cell>
          <table:table-cell table:formula="of:=[.F52]" office:value-type="float" office:value="0" calcext:value-type="float">
            <text:p>0</text:p>
          </table:table-cell>
          <table:table-cell/>
          <table:table-cell table:formula="of:=LN([.H52])" office:value-type="float" office:value="-0.935512591404296" calcext:value-type="float">
            <text:p>-0.935512591404296</text:p>
          </table:table-cell>
          <table:table-cell table:formula="of:=LN([.I52])" office:value-type="float" office:value="-5.47655864060177" calcext:value-type="float">
            <text:p>-5.47655864060177</text:p>
          </table:table-cell>
          <table:table-cell/>
          <table:table-cell table:formula="of:=EXP([.$C52]*[.K$92]+[.$B52]*[.K$93]+[.$A52]*[.K$94]+[.K$95])*[.K$96]" office:value-type="float" office:value="6.75949551307441E-165" calcext:value-type="float">
            <text:p>6.75949551307441E-165</text:p>
          </table:table-cell>
          <table:table-cell table:formula="of:=EXP([.$C52]*[.L$92]+[.$B52]*[.L$93]+[.$A52]*[.L$94]+[.L$95])*[.L$96]" office:value-type="float" office:value="0.3636604893576" calcext:value-type="float">
            <text:p>0.3636604893576</text:p>
          </table:table-cell>
          <table:table-cell table:formula="of:=EXP([.$C52]*[.M$92]+[.$B52]*[.M$93]+[.$A52]*[.M$94]+[.M$95])*[.M$96]" office:value-type="float" office:value="0.00185121006439473" calcext:value-type="float">
            <text:p>0.001851210064395</text:p>
          </table:table-cell>
          <table:table-cell table:formula="of:=EXP([.$C52]*[.N$92]+[.$B52]*[.N$93]+[.$A52]*[.N$94]+[.N$95])*[.N$96]" office:value-type="float" office:value="0.0000000000000197515539758736" calcext:value-type="float">
            <text:p>1.97515539758736E-14</text:p>
          </table:table-cell>
          <table:table-cell table:formula="of:=([.A52]-[.L$98])^2" office:value-type="float" office:value="409600" calcext:value-type="float">
            <text:p>409600</text:p>
          </table:table-cell>
        </table:table-row>
        <table:table-row table:style-name="ro1">
          <table:table-cell table:formula="of:=[$Sheet2.A53]" office:value-type="float" office:value="645" calcext:value-type="float">
            <text:p>645</text:p>
          </table:table-cell>
          <table:table-cell table:formula="of:=[.A53]^2" office:value-type="float" office:value="416025" calcext:value-type="float">
            <text:p>416025</text:p>
          </table:table-cell>
          <table:table-cell table:formula="of:=[.A53]^3" office:value-type="float" office:value="268336125" calcext:value-type="float">
            <text:p>268336125</text:p>
          </table:table-cell>
          <table:table-cell table:formula="of:=IF([$Sheet2.E53]&gt;0;[$Sheet2.E53];0)" office:value-type="float" office:value="0.317936412717456" calcext:value-type="float">
            <text:p>0.317936412717456</text:p>
          </table:table-cell>
          <table:table-cell table:formula="of:=IF([$Sheet2.F53]&gt;0;[$Sheet2.F53];0)" office:value-type="float" office:value="0.0000741656365883807" calcext:value-type="float">
            <text:p>7.41656365883807E-05</text:p>
          </table:table-cell>
          <table:table-cell table:formula="of:=IF([$Sheet2.G53]&gt;0;[$Sheet2.G53];0)" office:value-type="float" office:value="0" calcext:value-type="float">
            <text:p>0</text:p>
          </table:table-cell>
          <table:table-cell table:formula="of:=IF([.A53]&lt;490;[.D53];0)" office:value-type="float" office:value="0" calcext:value-type="float">
            <text:p>0</text:p>
          </table:table-cell>
          <table:table-cell table:formula="of:=IF([.A53]&gt;=490;[.D53];0)" office:value-type="float" office:value="0.317936412717456" calcext:value-type="float">
            <text:p>0.317936412717456</text:p>
          </table:table-cell>
          <table:table-cell table:formula="of:=[.E53]" office:value-type="float" office:value="0.0000741656365883807" calcext:value-type="float">
            <text:p>7.41656365883807E-05</text:p>
          </table:table-cell>
          <table:table-cell table:formula="of:=[.F53]" office:value-type="float" office:value="0" calcext:value-type="float">
            <text:p>0</text:p>
          </table:table-cell>
          <table:table-cell/>
          <table:table-cell table:formula="of:=LN([.H53])" office:value-type="float" office:value="-1.14590387620463" calcext:value-type="float">
            <text:p>-1.14590387620463</text:p>
          </table:table-cell>
          <table:table-cell table:formula="of:=LN([.I53])" office:value-type="float" office:value="-9.50920963381853" calcext:value-type="float">
            <text:p>-9.50920963381853</text:p>
          </table:table-cell>
          <table:table-cell/>
          <table:table-cell table:formula="of:=EXP([.$C53]*[.K$92]+[.$B53]*[.K$93]+[.$A53]*[.K$94]+[.K$95])*[.K$96]" office:value-type="float" office:value="1.22495938211372E-174" calcext:value-type="float">
            <text:p>1.22495938211372E-174</text:p>
          </table:table-cell>
          <table:table-cell table:formula="of:=EXP([.$C53]*[.L$92]+[.$B53]*[.L$93]+[.$A53]*[.L$94]+[.L$95])*[.L$96]" office:value-type="float" office:value="0.291640963974604" calcext:value-type="float">
            <text:p>0.291640963974604</text:p>
          </table:table-cell>
          <table:table-cell table:formula="of:=EXP([.$C53]*[.M$92]+[.$B53]*[.M$93]+[.$A53]*[.M$94]+[.M$95])*[.M$96]" office:value-type="float" office:value="0.000893110276934615" calcext:value-type="float">
            <text:p>0.000893110276935</text:p>
          </table:table-cell>
          <table:table-cell table:formula="of:=EXP([.$C53]*[.N$92]+[.$B53]*[.N$93]+[.$A53]*[.N$94]+[.N$95])*[.N$96]" office:value-type="float" office:value="5.19505160081213E-015" calcext:value-type="float">
            <text:p>5.19505160081213E-15</text:p>
          </table:table-cell>
          <table:table-cell table:formula="of:=([.A53]-[.L$98])^2" office:value-type="float" office:value="416025" calcext:value-type="float">
            <text:p>416025</text:p>
          </table:table-cell>
        </table:table-row>
        <table:table-row table:style-name="ro1">
          <table:table-cell table:formula="of:=[$Sheet2.A54]" office:value-type="float" office:value="650" calcext:value-type="float">
            <text:p>650</text:p>
          </table:table-cell>
          <table:table-cell table:formula="of:=[.A54]^2" office:value-type="float" office:value="422500" calcext:value-type="float">
            <text:p>422500</text:p>
          </table:table-cell>
          <table:table-cell table:formula="of:=[.A54]^3" office:value-type="float" office:value="274625000" calcext:value-type="float">
            <text:p>274625000</text:p>
          </table:table-cell>
          <table:table-cell table:formula="of:=IF([$Sheet2.E54]&gt;0;[$Sheet2.E54];0)" office:value-type="float" office:value="0.247118997253181" calcext:value-type="float">
            <text:p>0.247118997253181</text:p>
          </table:table-cell>
          <table:table-cell table:formula="of:=IF([$Sheet2.F54]&gt;0;[$Sheet2.F54];0)" office:value-type="float" office:value="0" calcext:value-type="float">
            <text:p>0</text:p>
          </table:table-cell>
          <table:table-cell table:formula="of:=IF([$Sheet2.G54]&gt;0;[$Sheet2.G54];0)" office:value-type="float" office:value="0.00002365505539475" calcext:value-type="float">
            <text:p>2.365505539475E-05</text:p>
          </table:table-cell>
          <table:table-cell table:formula="of:=IF([.A54]&lt;490;[.D54];0)" office:value-type="float" office:value="0" calcext:value-type="float">
            <text:p>0</text:p>
          </table:table-cell>
          <table:table-cell table:formula="of:=IF([.A54]&gt;=490;[.D54];0)" office:value-type="float" office:value="0.247118997253181" calcext:value-type="float">
            <text:p>0.247118997253181</text:p>
          </table:table-cell>
          <table:table-cell table:formula="of:=[.E54]" office:value-type="float" office:value="0" calcext:value-type="float">
            <text:p>0</text:p>
          </table:table-cell>
          <table:table-cell table:formula="of:=[.F54]" office:value-type="float" office:value="0.00002365505539475" calcext:value-type="float">
            <text:p>2.365505539475E-05</text:p>
          </table:table-cell>
          <table:table-cell/>
          <table:table-cell table:formula="of:=LN([.H54])" office:value-type="float" office:value="-1.3978852881124" calcext:value-type="float">
            <text:p>-1.3978852881124</text:p>
          </table:table-cell>
          <table:table-cell table:number-columns-repeated="2"/>
          <table:table-cell table:formula="of:=EXP([.$C54]*[.K$92]+[.$B54]*[.K$93]+[.$A54]*[.K$94]+[.K$95])*[.K$96]" office:value-type="float" office:value="9.51434358194117E-185" calcext:value-type="float">
            <text:p>9.51434358194117E-185</text:p>
          </table:table-cell>
          <table:table-cell table:formula="of:=EXP([.$C54]*[.L$92]+[.$B54]*[.L$93]+[.$A54]*[.L$94]+[.L$95])*[.L$96]" office:value-type="float" office:value="0.229745518047137" calcext:value-type="float">
            <text:p>0.229745518047137</text:p>
          </table:table-cell>
          <table:table-cell table:formula="of:=EXP([.$C54]*[.M$92]+[.$B54]*[.M$93]+[.$A54]*[.M$94]+[.M$95])*[.M$96]" office:value-type="float" office:value="0.000411521983140637" calcext:value-type="float">
            <text:p>0.000411521983141</text:p>
          </table:table-cell>
          <table:table-cell table:formula="of:=EXP([.$C54]*[.N$92]+[.$B54]*[.N$93]+[.$A54]*[.N$94]+[.N$95])*[.N$96]" office:value-type="float" office:value="1.35637397775706E-015" calcext:value-type="float">
            <text:p>1.35637397775706E-15</text:p>
          </table:table-cell>
          <table:table-cell table:formula="of:=([.A54]-[.L$98])^2" office:value-type="float" office:value="422500" calcext:value-type="float">
            <text:p>422500</text:p>
          </table:table-cell>
        </table:table-row>
        <table:table-row table:style-name="ro1">
          <table:table-cell table:formula="of:=[$Sheet2.A55]" office:value-type="float" office:value="655" calcext:value-type="float">
            <text:p>655</text:p>
          </table:table-cell>
          <table:table-cell table:formula="of:=[.A55]^2" office:value-type="float" office:value="429025" calcext:value-type="float">
            <text:p>429025</text:p>
          </table:table-cell>
          <table:table-cell table:formula="of:=[.A55]^3" office:value-type="float" office:value="281011375" calcext:value-type="float">
            <text:p>281011375</text:p>
          </table:table-cell>
          <table:table-cell table:formula="of:=IF([$Sheet2.E55]&gt;0;[$Sheet2.E55];0)" office:value-type="float" office:value="0.187352003283554" calcext:value-type="float">
            <text:p>0.187352003283554</text:p>
          </table:table-cell>
          <table:table-cell table:formula="of:=IF([$Sheet2.F55]&gt;0;[$Sheet2.F55];0)" office:value-type="float" office:value="0" calcext:value-type="float">
            <text:p>0</text:p>
          </table:table-cell>
          <table:table-cell table:formula="of:=IF([$Sheet2.G55]&gt;0;[$Sheet2.G55];0)" office:value-type="float" office:value="0.0000285457630502046" calcext:value-type="float">
            <text:p>2.85457630502046E-05</text:p>
          </table:table-cell>
          <table:table-cell table:formula="of:=IF([.A55]&lt;490;[.D55];0)" office:value-type="float" office:value="0" calcext:value-type="float">
            <text:p>0</text:p>
          </table:table-cell>
          <table:table-cell table:formula="of:=IF([.A55]&gt;=490;[.D55];0)" office:value-type="float" office:value="0.187352003283554" calcext:value-type="float">
            <text:p>0.187352003283554</text:p>
          </table:table-cell>
          <table:table-cell table:formula="of:=[.E55]" office:value-type="float" office:value="0" calcext:value-type="float">
            <text:p>0</text:p>
          </table:table-cell>
          <table:table-cell table:formula="of:=[.F55]" office:value-type="float" office:value="0.0000285457630502046" calcext:value-type="float">
            <text:p>2.85457630502046E-05</text:p>
          </table:table-cell>
          <table:table-cell/>
          <table:table-cell table:formula="of:=LN([.H55])" office:value-type="float" office:value="-1.67476606106647" calcext:value-type="float">
            <text:p>-1.67476606106647</text:p>
          </table:table-cell>
          <table:table-cell table:number-columns-repeated="2"/>
          <table:table-cell table:formula="of:=EXP([.$C55]*[.K$92]+[.$B55]*[.K$93]+[.$A55]*[.K$94]+[.K$95])*[.K$96]" office:value-type="float" office:value="3.12047647806553E-195" calcext:value-type="float">
            <text:p>3.12047647806553E-195</text:p>
          </table:table-cell>
          <table:table-cell table:formula="of:=EXP([.$C55]*[.L$92]+[.$B55]*[.L$93]+[.$A55]*[.L$94]+[.L$95])*[.L$96]" office:value-type="float" office:value="0.177968284604507" calcext:value-type="float">
            <text:p>0.177968284604507</text:p>
          </table:table-cell>
          <table:table-cell table:formula="of:=EXP([.$C55]*[.M$92]+[.$B55]*[.M$93]+[.$A55]*[.M$94]+[.M$95])*[.M$96]" office:value-type="float" office:value="0.00018094059507072" calcext:value-type="float">
            <text:p>0.000180940595071</text:p>
          </table:table-cell>
          <table:table-cell table:formula="of:=EXP([.$C55]*[.N$92]+[.$B55]*[.N$93]+[.$A55]*[.N$94]+[.N$95])*[.N$96]" office:value-type="float" office:value="3.52025263665024E-016" calcext:value-type="float">
            <text:p>3.52025263665024E-16</text:p>
          </table:table-cell>
          <table:table-cell table:formula="of:=([.A55]-[.L$98])^2" office:value-type="float" office:value="429025" calcext:value-type="float">
            <text:p>429025</text:p>
          </table:table-cell>
        </table:table-row>
        <table:table-row table:style-name="ro1">
          <table:table-cell table:formula="of:=[$Sheet2.A56]" office:value-type="float" office:value="660" calcext:value-type="float">
            <text:p>660</text:p>
          </table:table-cell>
          <table:table-cell table:formula="of:=[.A56]^2" office:value-type="float" office:value="435600" calcext:value-type="float">
            <text:p>435600</text:p>
          </table:table-cell>
          <table:table-cell table:formula="of:=[.A56]^3" office:value-type="float" office:value="287496000" calcext:value-type="float">
            <text:p>287496000</text:p>
          </table:table-cell>
          <table:table-cell table:formula="of:=IF([$Sheet2.E56]&gt;0;[$Sheet2.E56];0)" office:value-type="float" office:value="0.14024563508351" calcext:value-type="float">
            <text:p>0.14024563508351</text:p>
          </table:table-cell>
          <table:table-cell table:formula="of:=IF([$Sheet2.F56]&gt;0;[$Sheet2.F56];0)" office:value-type="float" office:value="0" calcext:value-type="float">
            <text:p>0</text:p>
          </table:table-cell>
          <table:table-cell table:formula="of:=IF([$Sheet2.G56]&gt;0;[$Sheet2.G56];0)" office:value-type="float" office:value="0.0000260505040423196" calcext:value-type="float">
            <text:p>2.60505040423196E-05</text:p>
          </table:table-cell>
          <table:table-cell table:formula="of:=IF([.A56]&lt;490;[.D56];0)" office:value-type="float" office:value="0" calcext:value-type="float">
            <text:p>0</text:p>
          </table:table-cell>
          <table:table-cell table:formula="of:=IF([.A56]&gt;=490;[.D56];0)" office:value-type="float" office:value="0.14024563508351" calcext:value-type="float">
            <text:p>0.14024563508351</text:p>
          </table:table-cell>
          <table:table-cell table:formula="of:=[.E56]" office:value-type="float" office:value="0" calcext:value-type="float">
            <text:p>0</text:p>
          </table:table-cell>
          <table:table-cell table:formula="of:=[.F56]" office:value-type="float" office:value="0.0000260505040423196" calcext:value-type="float">
            <text:p>2.60505040423196E-05</text:p>
          </table:table-cell>
          <table:table-cell/>
          <table:table-cell table:formula="of:=LN([.H56])" office:value-type="float" office:value="-1.96435985746286" calcext:value-type="float">
            <text:p>-1.96435985746286</text:p>
          </table:table-cell>
          <table:table-cell table:number-columns-repeated="2"/>
          <table:table-cell table:formula="of:=EXP([.$C56]*[.K$92]+[.$B56]*[.K$93]+[.$A56]*[.K$94]+[.K$95])*[.K$96]" office:value-type="float" office:value="4.25777922604207E-206" calcext:value-type="float">
            <text:p>4.25777922604207E-206</text:p>
          </table:table-cell>
          <table:table-cell table:formula="of:=EXP([.$C56]*[.L$92]+[.$B56]*[.L$93]+[.$A56]*[.L$94]+[.L$95])*[.L$96]" office:value-type="float" office:value="0.135701969984545" calcext:value-type="float">
            <text:p>0.135701969984545</text:p>
          </table:table-cell>
          <table:table-cell table:formula="of:=EXP([.$C56]*[.M$92]+[.$B56]*[.M$93]+[.$A56]*[.M$94]+[.M$95])*[.M$96]" office:value-type="float" office:value="0.0000758491053725934" calcext:value-type="float">
            <text:p>7.58491053725934E-05</text:p>
          </table:table-cell>
          <table:table-cell table:formula="of:=EXP([.$C56]*[.N$92]+[.$B56]*[.N$93]+[.$A56]*[.N$94]+[.N$95])*[.N$96]" office:value-type="float" office:value="9.09445811832105E-017" calcext:value-type="float">
            <text:p>9.09445811832105E-17</text:p>
          </table:table-cell>
          <table:table-cell table:formula="of:=([.A56]-[.L$98])^2" office:value-type="float" office:value="435600" calcext:value-type="float">
            <text:p>435600</text:p>
          </table:table-cell>
        </table:table-row>
        <table:table-row table:style-name="ro1">
          <table:table-cell table:formula="of:=[$Sheet2.A57]" office:value-type="float" office:value="665" calcext:value-type="float">
            <text:p>665</text:p>
          </table:table-cell>
          <table:table-cell table:formula="of:=[.A57]^2" office:value-type="float" office:value="442225" calcext:value-type="float">
            <text:p>442225</text:p>
          </table:table-cell>
          <table:table-cell table:formula="of:=[.A57]^3" office:value-type="float" office:value="294079625" calcext:value-type="float">
            <text:p>294079625</text:p>
          </table:table-cell>
          <table:table-cell table:formula="of:=IF([$Sheet2.E57]&gt;0;[$Sheet2.E57];0)" office:value-type="float" office:value="0.103652953619802" calcext:value-type="float">
            <text:p>0.103652953619802</text:p>
          </table:table-cell>
          <table:table-cell table:formula="of:=IF([$Sheet2.F57]&gt;0;[$Sheet2.F57];0)" office:value-type="float" office:value="0" calcext:value-type="float">
            <text:p>0</text:p>
          </table:table-cell>
          <table:table-cell table:formula="of:=IF([$Sheet2.G57]&gt;0;[$Sheet2.G57];0)" office:value-type="float" office:value="0.0000224573310709652" calcext:value-type="float">
            <text:p>2.24573310709652E-05</text:p>
          </table:table-cell>
          <table:table-cell table:formula="of:=IF([.A57]&lt;490;[.D57];0)" office:value-type="float" office:value="0" calcext:value-type="float">
            <text:p>0</text:p>
          </table:table-cell>
          <table:table-cell table:formula="of:=IF([.A57]&gt;=490;[.D57];0)" office:value-type="float" office:value="0.103652953619802" calcext:value-type="float">
            <text:p>0.103652953619802</text:p>
          </table:table-cell>
          <table:table-cell table:formula="of:=[.E57]" office:value-type="float" office:value="0" calcext:value-type="float">
            <text:p>0</text:p>
          </table:table-cell>
          <table:table-cell table:formula="of:=[.F57]" office:value-type="float" office:value="0.0000224573310709652" calcext:value-type="float">
            <text:p>2.24573310709652E-05</text:p>
          </table:table-cell>
          <table:table-cell/>
          <table:table-cell table:formula="of:=LN([.H57])" office:value-type="float" office:value="-2.26670694441564" calcext:value-type="float">
            <text:p>-2.26670694441564</text:p>
          </table:table-cell>
          <table:table-cell table:number-columns-repeated="2"/>
          <table:table-cell table:formula="of:=EXP([.$C57]*[.K$92]+[.$B57]*[.K$93]+[.$A57]*[.K$94]+[.K$95])*[.K$96]" office:value-type="float" office:value="2.38122651260054E-217" calcext:value-type="float">
            <text:p>2.38122651260054E-217</text:p>
          </table:table-cell>
          <table:table-cell table:formula="of:=EXP([.$C57]*[.L$92]+[.$B57]*[.L$93]+[.$A57]*[.L$94]+[.L$95])*[.L$96]" office:value-type="float" office:value="0.101959709423678" calcext:value-type="float">
            <text:p>0.101959709423678</text:p>
          </table:table-cell>
          <table:table-cell table:formula="of:=EXP([.$C57]*[.M$92]+[.$B57]*[.M$93]+[.$A57]*[.M$94]+[.M$95])*[.M$96]" office:value-type="float" office:value="0.000030286761502028" calcext:value-type="float">
            <text:p>3.0286761502028E-05</text:p>
          </table:table-cell>
          <table:table-cell table:formula="of:=EXP([.$C57]*[.N$92]+[.$B57]*[.N$93]+[.$A57]*[.N$94]+[.N$95])*[.N$96]" office:value-type="float" office:value="2.34202887695223E-017" calcext:value-type="float">
            <text:p>2.34202887695223E-17</text:p>
          </table:table-cell>
          <table:table-cell table:formula="of:=([.A57]-[.L$98])^2" office:value-type="float" office:value="442225" calcext:value-type="float">
            <text:p>442225</text:p>
          </table:table-cell>
        </table:table-row>
        <table:table-row table:style-name="ro1">
          <table:table-cell table:formula="of:=[$Sheet2.A58]" office:value-type="float" office:value="670" calcext:value-type="float">
            <text:p>670</text:p>
          </table:table-cell>
          <table:table-cell table:formula="of:=[.A58]^2" office:value-type="float" office:value="448900" calcext:value-type="float">
            <text:p>448900</text:p>
          </table:table-cell>
          <table:table-cell table:formula="of:=[.A58]^3" office:value-type="float" office:value="300763000" calcext:value-type="float">
            <text:p>300763000</text:p>
          </table:table-cell>
          <table:table-cell table:formula="of:=IF([$Sheet2.E58]&gt;0;[$Sheet2.E58];0)" office:value-type="float" office:value="0.0755848830233953" calcext:value-type="float">
            <text:p>0.075584883023395</text:p>
          </table:table-cell>
          <table:table-cell table:formula="of:=IF([$Sheet2.F58]&gt;0;[$Sheet2.F58];0)" office:value-type="float" office:value="0" calcext:value-type="float">
            <text:p>0</text:p>
          </table:table-cell>
          <table:table-cell table:formula="of:=IF([$Sheet2.G58]&gt;0;[$Sheet2.G58];0)" office:value-type="float" office:value="0.0000181654855774029" calcext:value-type="float">
            <text:p>1.81654855774029E-05</text:p>
          </table:table-cell>
          <table:table-cell table:formula="of:=IF([.A58]&lt;490;[.D58];0)" office:value-type="float" office:value="0" calcext:value-type="float">
            <text:p>0</text:p>
          </table:table-cell>
          <table:table-cell table:formula="of:=IF([.A58]&gt;=490;[.D58];0)" office:value-type="float" office:value="0.0755848830233953" calcext:value-type="float">
            <text:p>0.075584883023395</text:p>
          </table:table-cell>
          <table:table-cell table:formula="of:=[.E58]" office:value-type="float" office:value="0" calcext:value-type="float">
            <text:p>0</text:p>
          </table:table-cell>
          <table:table-cell table:formula="of:=[.F58]" office:value-type="float" office:value="0.0000181654855774029" calcext:value-type="float">
            <text:p>1.81654855774029E-05</text:p>
          </table:table-cell>
          <table:table-cell/>
          <table:table-cell table:formula="of:=LN([.H58])" office:value-type="float" office:value="-2.58249897579932" calcext:value-type="float">
            <text:p>-2.58249897579932</text:p>
          </table:table-cell>
          <table:table-cell table:number-columns-repeated="2"/>
          <table:table-cell table:formula="of:=EXP([.$C58]*[.K$92]+[.$B58]*[.K$93]+[.$A58]*[.K$94]+[.K$95])*[.K$96]" office:value-type="float" office:value="5.3778517706364E-229" calcext:value-type="float">
            <text:p>5.3778517706364E-229</text:p>
          </table:table-cell>
          <table:table-cell table:formula="of:=EXP([.$C58]*[.L$92]+[.$B58]*[.L$93]+[.$A58]*[.L$94]+[.L$95])*[.L$96]" office:value-type="float" office:value="0.0755650287750846" calcext:value-type="float">
            <text:p>0.075565028775085</text:p>
          </table:table-cell>
          <table:table-cell table:formula="of:=EXP([.$C58]*[.M$92]+[.$B58]*[.M$93]+[.$A58]*[.M$94]+[.M$95])*[.M$96]" office:value-type="float" office:value="0.0000115095830639834" calcext:value-type="float">
            <text:p>1.15095830639834E-05</text:p>
          </table:table-cell>
          <table:table-cell table:formula="of:=EXP([.$C58]*[.N$92]+[.$B58]*[.N$93]+[.$A58]*[.N$94]+[.N$95])*[.N$96]" office:value-type="float" office:value="6.02037992834108E-018" calcext:value-type="float">
            <text:p>6.02037992834108E-18</text:p>
          </table:table-cell>
          <table:table-cell table:formula="of:=([.A58]-[.L$98])^2" office:value-type="float" office:value="448900" calcext:value-type="float">
            <text:p>448900</text:p>
          </table:table-cell>
        </table:table-row>
        <table:table-row table:style-name="ro1">
          <table:table-cell table:formula="of:=[$Sheet2.A59]" office:value-type="float" office:value="675" calcext:value-type="float">
            <text:p>675</text:p>
          </table:table-cell>
          <table:table-cell table:formula="of:=[.A59]^2" office:value-type="float" office:value="455625" calcext:value-type="float">
            <text:p>455625</text:p>
          </table:table-cell>
          <table:table-cell table:formula="of:=[.A59]^3" office:value-type="float" office:value="307546875" calcext:value-type="float">
            <text:p>307546875</text:p>
          </table:table-cell>
          <table:table-cell table:formula="of:=IF([$Sheet2.E59]&gt;0;[$Sheet2.E59];0)" office:value-type="float" office:value="0.0543680737536703" calcext:value-type="float">
            <text:p>0.05436807375367</text:p>
          </table:table-cell>
          <table:table-cell table:formula="of:=IF([$Sheet2.F59]&gt;0;[$Sheet2.F59];0)" office:value-type="float" office:value="0" calcext:value-type="float">
            <text:p>0</text:p>
          </table:table-cell>
          <table:table-cell table:formula="of:=IF([$Sheet2.G59]&gt;0;[$Sheet2.G59];0)" office:value-type="float" office:value="0.0000138736400838407" calcext:value-type="float">
            <text:p>1.38736400838407E-05</text:p>
          </table:table-cell>
          <table:table-cell table:formula="of:=IF([.A59]&lt;490;[.D59];0)" office:value-type="float" office:value="0" calcext:value-type="float">
            <text:p>0</text:p>
          </table:table-cell>
          <table:table-cell table:formula="of:=IF([.A59]&gt;=490;[.D59];0)" office:value-type="float" office:value="0.0543680737536703" calcext:value-type="float">
            <text:p>0.05436807375367</text:p>
          </table:table-cell>
          <table:table-cell table:formula="of:=[.E59]" office:value-type="float" office:value="0" calcext:value-type="float">
            <text:p>0</text:p>
          </table:table-cell>
          <table:table-cell table:formula="of:=[.F59]" office:value-type="float" office:value="0.0000138736400838407" calcext:value-type="float">
            <text:p>1.38736400838407E-05</text:p>
          </table:table-cell>
          <table:table-cell/>
          <table:table-cell table:formula="of:=LN([.H59])" office:value-type="float" office:value="-2.91197817692956" calcext:value-type="float">
            <text:p>-2.91197817692956</text:p>
          </table:table-cell>
          <table:table-cell table:number-columns-repeated="2"/>
          <table:table-cell table:formula="of:=EXP([.$C59]*[.K$92]+[.$B59]*[.K$93]+[.$A59]*[.K$94]+[.K$95])*[.K$96]" office:value-type="float" office:value="4.83217546518206E-241" calcext:value-type="float">
            <text:p>4.83217546518206E-241</text:p>
          </table:table-cell>
          <table:table-cell table:formula="of:=EXP([.$C59]*[.L$92]+[.$B59]*[.L$93]+[.$A59]*[.L$94]+[.L$95])*[.L$96]" office:value-type="float" office:value="0.055298565917167" calcext:value-type="float">
            <text:p>0.055298565917167</text:p>
          </table:table-cell>
          <table:table-cell table:formula="of:=EXP([.$C59]*[.M$92]+[.$B59]*[.M$93]+[.$A59]*[.M$94]+[.M$95])*[.M$96]" office:value-type="float" office:value="0.00000415898330410945" calcext:value-type="float">
            <text:p>4.15898330410945E-06</text:p>
          </table:table-cell>
          <table:table-cell table:formula="of:=EXP([.$C59]*[.N$92]+[.$B59]*[.N$93]+[.$A59]*[.N$94]+[.N$95])*[.N$96]" office:value-type="float" office:value="1.54694758895001E-018" calcext:value-type="float">
            <text:p>1.54694758895001E-18</text:p>
          </table:table-cell>
          <table:table-cell table:formula="of:=([.A59]-[.L$98])^2" office:value-type="float" office:value="455625" calcext:value-type="float">
            <text:p>455625</text:p>
          </table:table-cell>
        </table:table-row>
        <table:table-row table:style-name="ro1">
          <table:table-cell table:formula="of:=[$Sheet2.A60]" office:value-type="float" office:value="680" calcext:value-type="float">
            <text:p>680</text:p>
          </table:table-cell>
          <table:table-cell table:formula="of:=[.A60]^2" office:value-type="float" office:value="462400" calcext:value-type="float">
            <text:p>462400</text:p>
          </table:table-cell>
          <table:table-cell table:formula="of:=[.A60]^3" office:value-type="float" office:value="314432000" calcext:value-type="float">
            <text:p>314432000</text:p>
          </table:table-cell>
          <table:table-cell table:formula="of:=IF([$Sheet2.E60]&gt;0;[$Sheet2.E60];0)" office:value-type="float" office:value="0.0385501846999021" calcext:value-type="float">
            <text:p>0.038550184699902</text:p>
          </table:table-cell>
          <table:table-cell table:formula="of:=IF([$Sheet2.F60]&gt;0;[$Sheet2.F60];0)" office:value-type="float" office:value="0" calcext:value-type="float">
            <text:p>0</text:p>
          </table:table-cell>
          <table:table-cell table:formula="of:=IF([$Sheet2.G60]&gt;0;[$Sheet2.G60];0)" office:value-type="float" office:value="0.0000102804671124863" calcext:value-type="float">
            <text:p>1.02804671124863E-05</text:p>
          </table:table-cell>
          <table:table-cell table:formula="of:=IF([.A60]&lt;490;[.D60];0)" office:value-type="float" office:value="0" calcext:value-type="float">
            <text:p>0</text:p>
          </table:table-cell>
          <table:table-cell table:formula="of:=IF([.A60]&gt;=490;[.D60];0)" office:value-type="float" office:value="0.0385501846999021" calcext:value-type="float">
            <text:p>0.038550184699902</text:p>
          </table:table-cell>
          <table:table-cell table:formula="of:=[.E60]" office:value-type="float" office:value="0" calcext:value-type="float">
            <text:p>0</text:p>
          </table:table-cell>
          <table:table-cell table:formula="of:=[.F60]" office:value-type="float" office:value="0.0000102804671124863" calcext:value-type="float">
            <text:p>1.02804671124863E-05</text:p>
          </table:table-cell>
          <table:table-cell/>
          <table:table-cell table:formula="of:=LN([.H60])" office:value-type="float" office:value="-3.25579438780653" calcext:value-type="float">
            <text:p>-3.25579438780653</text:p>
          </table:table-cell>
          <table:table-cell table:number-columns-repeated="2"/>
          <table:table-cell table:formula="of:=EXP([.$C60]*[.K$92]+[.$B60]*[.K$93]+[.$A60]*[.K$94]+[.K$95])*[.K$96]" office:value-type="float" office:value="1.70191363108418E-253" calcext:value-type="float">
            <text:p>1.70191363108418E-253</text:p>
          </table:table-cell>
          <table:table-cell table:formula="of:=EXP([.$C60]*[.L$92]+[.$B60]*[.L$93]+[.$A60]*[.L$94]+[.L$95])*[.L$96]" office:value-type="float" office:value="0.0399998687625136" calcext:value-type="float">
            <text:p>0.039999868762514</text:p>
          </table:table-cell>
          <table:table-cell table:formula="of:=EXP([.$C60]*[.M$92]+[.$B60]*[.M$93]+[.$A60]*[.M$94]+[.M$95])*[.M$96]" office:value-type="float" office:value="0.00000142774959716507" calcext:value-type="float">
            <text:p>1.42774959716507E-06</text:p>
          </table:table-cell>
          <table:table-cell table:formula="of:=EXP([.$C60]*[.N$92]+[.$B60]*[.N$93]+[.$A60]*[.N$94]+[.N$95])*[.N$96]" office:value-type="float" office:value="3.97879130065585E-019" calcext:value-type="float">
            <text:p>3.97879130065585E-19</text:p>
          </table:table-cell>
          <table:table-cell table:formula="of:=([.A60]-[.L$98])^2" office:value-type="float" office:value="462400" calcext:value-type="float">
            <text:p>462400</text:p>
          </table:table-cell>
        </table:table-row>
        <table:table-row table:style-name="ro1">
          <table:table-cell table:formula="of:=[$Sheet2.A61]" office:value-type="float" office:value="685" calcext:value-type="float">
            <text:p>685</text:p>
          </table:table-cell>
          <table:table-cell table:formula="of:=[.A61]^2" office:value-type="float" office:value="469225" calcext:value-type="float">
            <text:p>469225</text:p>
          </table:table-cell>
          <table:table-cell table:formula="of:=[.A61]^3" office:value-type="float" office:value="321419125" calcext:value-type="float">
            <text:p>321419125</text:p>
          </table:table-cell>
          <table:table-cell table:formula="of:=IF([$Sheet2.E61]&gt;0;[$Sheet2.E61];0)" office:value-type="float" office:value="0.0269314558141003" calcext:value-type="float">
            <text:p>0.0269314558141</text:p>
          </table:table-cell>
          <table:table-cell table:formula="of:=IF([$Sheet2.F61]&gt;0;[$Sheet2.F61];0)" office:value-type="float" office:value="0" calcext:value-type="float">
            <text:p>0</text:p>
          </table:table-cell>
          <table:table-cell table:formula="of:=IF([$Sheet2.G61]&gt;0;[$Sheet2.G61];0)" office:value-type="float" office:value="0.00000736600459127657" calcext:value-type="float">
            <text:p>7.36600459127657E-06</text:p>
          </table:table-cell>
          <table:table-cell table:formula="of:=IF([.A61]&lt;490;[.D61];0)" office:value-type="float" office:value="0" calcext:value-type="float">
            <text:p>0</text:p>
          </table:table-cell>
          <table:table-cell table:formula="of:=IF([.A61]&gt;=490;[.D61];0)" office:value-type="float" office:value="0.0269314558141003" calcext:value-type="float">
            <text:p>0.0269314558141</text:p>
          </table:table-cell>
          <table:table-cell table:formula="of:=[.E61]" office:value-type="float" office:value="0" calcext:value-type="float">
            <text:p>0</text:p>
          </table:table-cell>
          <table:table-cell table:formula="of:=[.F61]" office:value-type="float" office:value="0.00000736600459127657" calcext:value-type="float">
            <text:p>7.36600459127657E-06</text:p>
          </table:table-cell>
          <table:table-cell/>
          <table:table-cell table:formula="of:=LN([.H61])" office:value-type="float" office:value="-3.61446031442556" calcext:value-type="float">
            <text:p>-3.61446031442556</text:p>
          </table:table-cell>
          <table:table-cell table:number-columns-repeated="2"/>
          <table:table-cell table:formula="of:=EXP([.$C61]*[.K$92]+[.$B61]*[.K$93]+[.$A61]*[.K$94]+[.K$95])*[.K$96]" office:value-type="float" office:value="2.31488005081663E-266" calcext:value-type="float">
            <text:p>2.31488005081663E-266</text:p>
          </table:table-cell>
          <table:table-cell table:formula="of:=EXP([.$C61]*[.L$92]+[.$B61]*[.L$93]+[.$A61]*[.L$94]+[.L$95])*[.L$96]" office:value-type="float" office:value="0.0286289798396291" calcext:value-type="float">
            <text:p>0.028628979839629</text:p>
          </table:table-cell>
          <table:table-cell table:formula="of:=EXP([.$C61]*[.M$92]+[.$B61]*[.M$93]+[.$A61]*[.M$94]+[.M$95])*[.M$96]" office:value-type="float" office:value="0.000000465233149497582" calcext:value-type="float">
            <text:p>4.65233149497582E-07</text:p>
          </table:table-cell>
          <table:table-cell table:formula="of:=EXP([.$C61]*[.N$92]+[.$B61]*[.N$93]+[.$A61]*[.N$94]+[.N$95])*[.N$96]" office:value-type="float" office:value="1.02578038545986E-019" calcext:value-type="float">
            <text:p>1.02578038545986E-19</text:p>
          </table:table-cell>
          <table:table-cell table:formula="of:=([.A61]-[.L$98])^2" office:value-type="float" office:value="469225" calcext:value-type="float">
            <text:p>469225</text:p>
          </table:table-cell>
        </table:table-row>
        <table:table-row table:style-name="ro1">
          <table:table-cell table:formula="of:=[$Sheet2.A62]" office:value-type="float" office:value="690" calcext:value-type="float">
            <text:p>690</text:p>
          </table:table-cell>
          <table:table-cell table:formula="of:=[.A62]^2" office:value-type="float" office:value="476100" calcext:value-type="float">
            <text:p>476100</text:p>
          </table:table-cell>
          <table:table-cell table:formula="of:=[.A62]^3" office:value-type="float" office:value="328509000" calcext:value-type="float">
            <text:p>328509000</text:p>
          </table:table-cell>
          <table:table-cell table:formula="of:=IF([$Sheet2.E62]&gt;0;[$Sheet2.E62];0)" office:value-type="float" office:value="0.0185015628453257" calcext:value-type="float">
            <text:p>0.018501562845326</text:p>
          </table:table-cell>
          <table:table-cell table:formula="of:=IF([$Sheet2.F62]&gt;0;[$Sheet2.F62];0)" office:value-type="float" office:value="0" calcext:value-type="float">
            <text:p>0</text:p>
          </table:table-cell>
          <table:table-cell table:formula="of:=IF([$Sheet2.G62]&gt;0;[$Sheet2.G62];0)" office:value-type="float" office:value="0.00000521010080846392" calcext:value-type="float">
            <text:p>5.21010080846392E-06</text:p>
          </table:table-cell>
          <table:table-cell table:formula="of:=IF([.A62]&lt;490;[.D62];0)" office:value-type="float" office:value="0" calcext:value-type="float">
            <text:p>0</text:p>
          </table:table-cell>
          <table:table-cell table:formula="of:=IF([.A62]&gt;=490;[.D62];0)" office:value-type="float" office:value="0.0185015628453257" calcext:value-type="float">
            <text:p>0.018501562845326</text:p>
          </table:table-cell>
          <table:table-cell table:formula="of:=[.E62]" office:value-type="float" office:value="0" calcext:value-type="float">
            <text:p>0</text:p>
          </table:table-cell>
          <table:table-cell table:formula="of:=[.F62]" office:value-type="float" office:value="0.00000521010080846392" calcext:value-type="float">
            <text:p>5.21010080846392E-06</text:p>
          </table:table-cell>
          <table:table-cell/>
          <table:table-cell table:formula="of:=LN([.H62])" office:value-type="float" office:value="-3.98990007234022" calcext:value-type="float">
            <text:p>-3.98990007234022</text:p>
          </table:table-cell>
          <table:table-cell table:number-columns-repeated="2"/>
          <table:table-cell table:formula="of:=EXP([.$C62]*[.K$92]+[.$B62]*[.K$93]+[.$A62]*[.K$94]+[.K$95])*[.K$96]" office:value-type="float" office:value="1.19798346867486E-279" calcext:value-type="float">
            <text:p>1.19798346867486E-279</text:p>
          </table:table-cell>
          <table:table-cell table:formula="of:=EXP([.$C62]*[.L$92]+[.$B62]*[.L$93]+[.$A62]*[.L$94]+[.L$95])*[.L$96]" office:value-type="float" office:value="0.0202958252548318" calcext:value-type="float">
            <text:p>0.020295825254832</text:p>
          </table:table-cell>
          <table:table-cell table:formula="of:=EXP([.$C62]*[.M$92]+[.$B62]*[.M$93]+[.$A62]*[.M$94]+[.M$95])*[.M$96]" office:value-type="float" office:value="0.000000143767078344054" calcext:value-type="float">
            <text:p>1.43767078344054E-07</text:p>
          </table:table-cell>
          <table:table-cell table:formula="of:=EXP([.$C62]*[.N$92]+[.$B62]*[.N$93]+[.$A62]*[.N$94]+[.N$95])*[.N$96]" office:value-type="float" office:value="2.65453896073543E-020" calcext:value-type="float">
            <text:p>2.65453896073543E-20</text:p>
          </table:table-cell>
          <table:table-cell table:formula="of:=([.A62]-[.L$98])^2" office:value-type="float" office:value="476100" calcext:value-type="float">
            <text:p>476100</text:p>
          </table:table-cell>
        </table:table-row>
        <table:table-row table:style-name="ro1">
          <table:table-cell table:formula="of:=[$Sheet2.A63]" office:value-type="float" office:value="695" calcext:value-type="float">
            <text:p>695</text:p>
          </table:table-cell>
          <table:table-cell table:formula="of:=[.A63]^2" office:value-type="float" office:value="483025" calcext:value-type="float">
            <text:p>483025</text:p>
          </table:table-cell>
          <table:table-cell table:formula="of:=[.A63]^3" office:value-type="float" office:value="335702375" calcext:value-type="float">
            <text:p>335702375</text:p>
          </table:table-cell>
          <table:table-cell table:formula="of:=IF([$Sheet2.E63]&gt;0;[$Sheet2.E63];0)" office:value-type="float" office:value="0.0128816341994759" calcext:value-type="float">
            <text:p>0.012881634199476</text:p>
          </table:table-cell>
          <table:table-cell table:formula="of:=IF([$Sheet2.F63]&gt;0;[$Sheet2.F63];0)" office:value-type="float" office:value="0" calcext:value-type="float">
            <text:p>0</text:p>
          </table:table-cell>
          <table:table-cell table:formula="of:=IF([$Sheet2.G63]&gt;0;[$Sheet2.G63];0)" office:value-type="float" office:value="0.00000366304022357521" calcext:value-type="float">
            <text:p>3.66304022357521E-06</text:p>
          </table:table-cell>
          <table:table-cell table:formula="of:=IF([.A63]&lt;490;[.D63];0)" office:value-type="float" office:value="0" calcext:value-type="float">
            <text:p>0</text:p>
          </table:table-cell>
          <table:table-cell table:formula="of:=IF([.A63]&gt;=490;[.D63];0)" office:value-type="float" office:value="0.0128816341994759" calcext:value-type="float">
            <text:p>0.012881634199476</text:p>
          </table:table-cell>
          <table:table-cell table:formula="of:=[.E63]" office:value-type="float" office:value="0" calcext:value-type="float">
            <text:p>0</text:p>
          </table:table-cell>
          <table:table-cell table:formula="of:=[.F63]" office:value-type="float" office:value="0.00000366304022357521" calcext:value-type="float">
            <text:p>3.66304022357521E-06</text:p>
          </table:table-cell>
          <table:table-cell/>
          <table:table-cell table:formula="of:=LN([.H63])" office:value-type="float" office:value="-4.35195268751307" calcext:value-type="float">
            <text:p>-4.35195268751307</text:p>
          </table:table-cell>
          <table:table-cell table:number-columns-repeated="2"/>
          <table:table-cell table:formula="of:=EXP([.$C63]*[.K$92]+[.$B63]*[.K$93]+[.$A63]*[.K$94]+[.K$95])*[.K$96]" office:value-type="float" office:value="2.32401923204027E-293" calcext:value-type="float">
            <text:p>2.32401923204027E-293</text:p>
          </table:table-cell>
          <table:table-cell table:formula="of:=EXP([.$C63]*[.L$92]+[.$B63]*[.L$93]+[.$A63]*[.L$94]+[.L$95])*[.L$96]" office:value-type="float" office:value="0.0142663219540757" calcext:value-type="float">
            <text:p>0.014266321954076</text:p>
          </table:table-cell>
          <table:table-cell table:formula="of:=EXP([.$C63]*[.M$92]+[.$B63]*[.M$93]+[.$A63]*[.M$94]+[.M$95])*[.M$96]" office:value-type="float" office:value="0.0000000420954235301782" calcext:value-type="float">
            <text:p>4.20954235301782E-08</text:p>
          </table:table-cell>
          <table:table-cell table:formula="of:=EXP([.$C63]*[.N$92]+[.$B63]*[.N$93]+[.$A63]*[.N$94]+[.N$95])*[.N$96]" office:value-type="float" office:value="6.90492732529178E-021" calcext:value-type="float">
            <text:p>6.90492732529178E-21</text:p>
          </table:table-cell>
          <table:table-cell table:formula="of:=([.A63]-[.L$98])^2" office:value-type="float" office:value="483025" calcext:value-type="float">
            <text:p>483025</text:p>
          </table:table-cell>
        </table:table-row>
        <table:table-row table:style-name="ro1">
          <table:table-cell table:formula="of:=[$Sheet2.A64]" office:value-type="float" office:value="700" calcext:value-type="float">
            <text:p>700</text:p>
          </table:table-cell>
          <table:table-cell table:formula="of:=[.A64]^2" office:value-type="float" office:value="490000" calcext:value-type="float">
            <text:p>490000</text:p>
          </table:table-cell>
          <table:table-cell table:formula="of:=[.A64]^3" office:value-type="float" office:value="343000000" calcext:value-type="float">
            <text:p>343000000</text:p>
          </table:table-cell>
          <table:table-cell table:formula="of:=IF([$Sheet2.E64]&gt;0;[$Sheet2.E64];0)" office:value-type="float" office:value="0.00896662772708616" calcext:value-type="float">
            <text:p>0.008966627727086</text:p>
          </table:table-cell>
          <table:table-cell table:formula="of:=IF([$Sheet2.F64]&gt;0;[$Sheet2.F64];0)" office:value-type="float" office:value="0" calcext:value-type="float">
            <text:p>0</text:p>
          </table:table-cell>
          <table:table-cell table:formula="of:=IF([$Sheet2.G64]&gt;0;[$Sheet2.G64];0)" office:value-type="float" office:value="0.00000255514522407426" calcext:value-type="float">
            <text:p>2.55514522407426E-06</text:p>
          </table:table-cell>
          <table:table-cell table:formula="of:=IF([.A64]&lt;490;[.D64];0)" office:value-type="float" office:value="0" calcext:value-type="float">
            <text:p>0</text:p>
          </table:table-cell>
          <table:table-cell table:formula="of:=IF([.A64]&gt;=490;[.D64];0)" office:value-type="float" office:value="0.00896662772708616" calcext:value-type="float">
            <text:p>0.008966627727086</text:p>
          </table:table-cell>
          <table:table-cell table:formula="of:=[.E64]" office:value-type="float" office:value="0" calcext:value-type="float">
            <text:p>0</text:p>
          </table:table-cell>
          <table:table-cell table:formula="of:=[.F64]" office:value-type="float" office:value="0.00000255514522407426" calcext:value-type="float">
            <text:p>2.55514522407426E-06</text:p>
          </table:table-cell>
          <table:table-cell/>
          <table:table-cell table:formula="of:=LN([.H64])" office:value-type="float" office:value="-4.71424562375603" calcext:value-type="float">
            <text:p>-4.71424562375603</text:p>
          </table:table-cell>
          <table:table-cell table:number-columns-repeated="2"/>
          <table:table-cell table:formula="of:=EXP([.$C64]*[.K$92]+[.$B64]*[.K$93]+[.$A64]*[.K$94]+[.K$95])*[.K$96]" office:value-type="float" office:value="1.66506185739375E-307" calcext:value-type="float">
            <text:p>1.66506185739375E-307</text:p>
          </table:table-cell>
          <table:table-cell table:formula="of:=EXP([.$C64]*[.L$92]+[.$B64]*[.L$93]+[.$A64]*[.L$94]+[.L$95])*[.L$96]" office:value-type="float" office:value="0.00995342887166478" calcext:value-type="float">
            <text:p>0.009953428871665</text:p>
          </table:table-cell>
          <table:table-cell table:formula="of:=EXP([.$C64]*[.M$92]+[.$B64]*[.M$93]+[.$A64]*[.M$94]+[.M$95])*[.M$96]" office:value-type="float" office:value="0.0000000116684565611042" calcext:value-type="float">
            <text:p>1.16684565611042E-08</text:p>
          </table:table-cell>
          <table:table-cell table:formula="of:=EXP([.$C64]*[.N$92]+[.$B64]*[.N$93]+[.$A64]*[.N$94]+[.N$95])*[.N$96]" office:value-type="float" office:value="1.80787428127056E-021" calcext:value-type="float">
            <text:p>1.80787428127056E-21</text:p>
          </table:table-cell>
          <table:table-cell table:formula="of:=([.A64]-[.L$98])^2" office:value-type="float" office:value="490000" calcext:value-type="float">
            <text:p>490000</text:p>
          </table:table-cell>
        </table:table-row>
        <table:table-row table:style-name="ro1">
          <table:table-cell table:formula="of:=[$Sheet2.A65]" office:value-type="float" office:value="705" calcext:value-type="float">
            <text:p>705</text:p>
          </table:table-cell>
          <table:table-cell table:formula="of:=[.A65]^2" office:value-type="float" office:value="497025" calcext:value-type="float">
            <text:p>497025</text:p>
          </table:table-cell>
          <table:table-cell table:formula="of:=[.A65]^3" office:value-type="float" office:value="350402625" calcext:value-type="float">
            <text:p>350402625</text:p>
          </table:table-cell>
          <table:table-cell table:formula="of:=IF([$Sheet2.E65]&gt;0;[$Sheet2.E65];0)" office:value-type="float" office:value="0.00621980866984498" calcext:value-type="float">
            <text:p>0.006219808669845</text:p>
          </table:table-cell>
          <table:table-cell table:formula="of:=IF([$Sheet2.F65]&gt;0;[$Sheet2.F65];0)" office:value-type="float" office:value="0" calcext:value-type="float">
            <text:p>0</text:p>
          </table:table-cell>
          <table:table-cell table:formula="of:=IF([$Sheet2.G65]&gt;0;[$Sheet2.G65];0)" office:value-type="float" office:value="0.00000175666234155105" calcext:value-type="float">
            <text:p>1.75666234155105E-06</text:p>
          </table:table-cell>
          <table:table-cell table:formula="of:=IF([.A65]&lt;490;[.D65];0)" office:value-type="float" office:value="0" calcext:value-type="float">
            <text:p>0</text:p>
          </table:table-cell>
          <table:table-cell table:formula="of:=IF([.A65]&gt;=490;[.D65];0)" office:value-type="float" office:value="0.00621980866984498" calcext:value-type="float">
            <text:p>0.006219808669845</text:p>
          </table:table-cell>
          <table:table-cell table:formula="of:=[.E65]" office:value-type="float" office:value="0" calcext:value-type="float">
            <text:p>0</text:p>
          </table:table-cell>
          <table:table-cell table:formula="of:=[.F65]" office:value-type="float" office:value="0.00000175666234155105" calcext:value-type="float">
            <text:p>1.75666234155105E-06</text:p>
          </table:table-cell>
          <table:table-cell/>
          <table:table-cell table:formula="of:=LN([.H65])" office:value-type="float" office:value="-5.08001613317925" calcext:value-type="float">
            <text:p>-5.08001613317925</text:p>
          </table:table-cell>
          <table:table-cell table:number-columns-repeated="2"/>
          <table:table-cell table:formula="of:=EXP([.$C65]*[.K$92]+[.$B65]*[.K$93]+[.$A65]*[.K$94]+[.K$95])*[.K$96]" office:value-type="float" office:value="0E-307" calcext:value-type="float">
            <text:p>0E-307</text:p>
          </table:table-cell>
          <table:table-cell table:formula="of:=EXP([.$C65]*[.L$92]+[.$B65]*[.L$93]+[.$A65]*[.L$94]+[.L$95])*[.L$96]" office:value-type="float" office:value="0.0068998513142452" calcext:value-type="float">
            <text:p>0.006899851314245</text:p>
          </table:table-cell>
          <table:table-cell table:formula="of:=EXP([.$C65]*[.M$92]+[.$B65]*[.M$93]+[.$A65]*[.M$94]+[.M$95])*[.M$96]" office:value-type="float" office:value="0.00000000305922550007922" calcext:value-type="float">
            <text:p>3.05922550007922E-09</text:p>
          </table:table-cell>
          <table:table-cell table:formula="of:=EXP([.$C65]*[.N$92]+[.$B65]*[.N$93]+[.$A65]*[.N$94]+[.N$95])*[.N$96]" office:value-type="float" office:value="4.77111911808891E-022" calcext:value-type="float">
            <text:p>4.77111911808891E-22</text:p>
          </table:table-cell>
          <table:table-cell table:formula="of:=([.A65]-[.L$98])^2" office:value-type="float" office:value="497025" calcext:value-type="float">
            <text:p>497025</text:p>
          </table:table-cell>
        </table:table-row>
        <table:table-row table:style-name="ro1">
          <table:table-cell table:formula="of:=[$Sheet2.A66]" office:value-type="float" office:value="710" calcext:value-type="float">
            <text:p>710</text:p>
          </table:table-cell>
          <table:table-cell table:formula="of:=[.A66]^2" office:value-type="float" office:value="504100" calcext:value-type="float">
            <text:p>504100</text:p>
          </table:table-cell>
          <table:table-cell table:formula="of:=[.A66]^3" office:value-type="float" office:value="357911000" calcext:value-type="float">
            <text:p>357911000</text:p>
          </table:table-cell>
          <table:table-cell table:formula="of:=IF([$Sheet2.E66]&gt;0;[$Sheet2.E66];0)" office:value-type="float" office:value="0.00426230543365011" calcext:value-type="float">
            <text:p>0.00426230543365</text:p>
          </table:table-cell>
          <table:table-cell table:formula="of:=IF([$Sheet2.F66]&gt;0;[$Sheet2.F66];0)" office:value-type="float" office:value="0" calcext:value-type="float">
            <text:p>0</text:p>
          </table:table-cell>
          <table:table-cell table:formula="of:=IF([$Sheet2.G66]&gt;0;[$Sheet2.G66];0)" office:value-type="float" office:value="0.00000119772432378481" calcext:value-type="float">
            <text:p>1.19772432378481E-06</text:p>
          </table:table-cell>
          <table:table-cell table:formula="of:=IF([.A66]&lt;490;[.D66];0)" office:value-type="float" office:value="0" calcext:value-type="float">
            <text:p>0</text:p>
          </table:table-cell>
          <table:table-cell table:formula="of:=IF([.A66]&gt;=490;[.D66];0)" office:value-type="float" office:value="0.00426230543365011" calcext:value-type="float">
            <text:p>0.00426230543365</text:p>
          </table:table-cell>
          <table:table-cell table:formula="of:=[.E66]" office:value-type="float" office:value="0" calcext:value-type="float">
            <text:p>0</text:p>
          </table:table-cell>
          <table:table-cell table:formula="of:=[.F66]" office:value-type="float" office:value="0.00000119772432378481" calcext:value-type="float">
            <text:p>1.19772432378481E-06</text:p>
          </table:table-cell>
          <table:table-cell/>
          <table:table-cell table:formula="of:=LN([.H66])" office:value-type="float" office:value="-5.45794508347881" calcext:value-type="float">
            <text:p>-5.45794508347881</text:p>
          </table:table-cell>
          <table:table-cell table:number-columns-repeated="2"/>
          <table:table-cell table:formula="of:=EXP([.$C66]*[.K$92]+[.$B66]*[.K$93]+[.$A66]*[.K$94]+[.K$95])*[.K$96]" office:value-type="float" office:value="0" calcext:value-type="float">
            <text:p>0</text:p>
          </table:table-cell>
          <table:table-cell table:formula="of:=EXP([.$C66]*[.L$92]+[.$B66]*[.L$93]+[.$A66]*[.L$94]+[.L$95])*[.L$96]" office:value-type="float" office:value="0.00475733783009921" calcext:value-type="float">
            <text:p>0.004757337830099</text:p>
          </table:table-cell>
          <table:table-cell table:formula="of:=EXP([.$C66]*[.M$92]+[.$B66]*[.M$93]+[.$A66]*[.M$94]+[.M$95])*[.M$96]" office:value-type="float" office:value="0.000000000757958742450226" calcext:value-type="float">
            <text:p>7.57958742450226E-10</text:p>
          </table:table-cell>
          <table:table-cell table:formula="of:=EXP([.$C66]*[.N$92]+[.$B66]*[.N$93]+[.$A66]*[.N$94]+[.N$95])*[.N$96]" office:value-type="float" office:value="1.27092236626047E-022" calcext:value-type="float">
            <text:p>1.27092236626047E-22</text:p>
          </table:table-cell>
          <table:table-cell table:formula="of:=([.A66]-[.L$98])^2" office:value-type="float" office:value="504100" calcext:value-type="float">
            <text:p>504100</text:p>
          </table:table-cell>
        </table:table-row>
        <table:table-row table:style-name="ro1">
          <table:table-cell table:formula="of:=[$Sheet2.A67]" office:value-type="float" office:value="715" calcext:value-type="float">
            <text:p>715</text:p>
          </table:table-cell>
          <table:table-cell table:formula="of:=[.A67]^2" office:value-type="float" office:value="511225" calcext:value-type="float">
            <text:p>511225</text:p>
          </table:table-cell>
          <table:table-cell table:formula="of:=[.A67]^3" office:value-type="float" office:value="365525875" calcext:value-type="float">
            <text:p>365525875</text:p>
          </table:table-cell>
          <table:table-cell table:formula="of:=IF([$Sheet2.E67]&gt;0;[$Sheet2.E67];0)" office:value-type="float" office:value="0.00291731127458719" calcext:value-type="float">
            <text:p>0.002917311274587</text:p>
          </table:table-cell>
          <table:table-cell table:formula="of:=IF([$Sheet2.F67]&gt;0;[$Sheet2.F67];0)" office:value-type="float" office:value="0" calcext:value-type="float">
            <text:p>0</text:p>
          </table:table-cell>
          <table:table-cell table:formula="of:=IF([$Sheet2.G67]&gt;0;[$Sheet2.G67];0)" office:value-type="float" office:value="0.000000815450643776824" calcext:value-type="float">
            <text:p>8.15450643776824E-07</text:p>
          </table:table-cell>
          <table:table-cell table:formula="of:=IF([.A67]&lt;490;[.D67];0)" office:value-type="float" office:value="0" calcext:value-type="float">
            <text:p>0</text:p>
          </table:table-cell>
          <table:table-cell table:formula="of:=IF([.A67]&gt;=490;[.D67];0)" office:value-type="float" office:value="0.00291731127458719" calcext:value-type="float">
            <text:p>0.002917311274587</text:p>
          </table:table-cell>
          <table:table-cell table:formula="of:=[.E67]" office:value-type="float" office:value="0" calcext:value-type="float">
            <text:p>0</text:p>
          </table:table-cell>
          <table:table-cell table:formula="of:=[.F67]" office:value-type="float" office:value="0.000000815450643776824" calcext:value-type="float">
            <text:p>8.15450643776824E-07</text:p>
          </table:table-cell>
          <table:table-cell/>
          <table:table-cell table:formula="of:=LN([.H67])" office:value-type="float" office:value="-5.8370928832696" calcext:value-type="float">
            <text:p>-5.8370928832696</text:p>
          </table:table-cell>
          <table:table-cell table:number-columns-repeated="2"/>
          <table:table-cell table:formula="of:=EXP([.$C67]*[.K$92]+[.$B67]*[.K$93]+[.$A67]*[.K$94]+[.K$95])*[.K$96]" office:value-type="float" office:value="0" calcext:value-type="float">
            <text:p>0</text:p>
          </table:table-cell>
          <table:table-cell table:formula="of:=EXP([.$C67]*[.L$92]+[.$B67]*[.L$93]+[.$A67]*[.L$94]+[.L$95])*[.L$96]" office:value-type="float" office:value="0.0032658514504751" calcext:value-type="float">
            <text:p>0.003265851450475</text:p>
          </table:table-cell>
          <table:table-cell table:formula="of:=EXP([.$C67]*[.M$92]+[.$B67]*[.M$93]+[.$A67]*[.M$94]+[.M$95])*[.M$96]" office:value-type="float" office:value="0.000000000177309536280065" calcext:value-type="float">
            <text:p>1.77309536280065E-10</text:p>
          </table:table-cell>
          <table:table-cell table:formula="of:=EXP([.$C67]*[.N$92]+[.$B67]*[.N$93]+[.$A67]*[.N$94]+[.N$95])*[.N$96]" office:value-type="float" office:value="3.42190799083275E-023" calcext:value-type="float">
            <text:p>3.42190799083275E-23</text:p>
          </table:table-cell>
          <table:table-cell table:formula="of:=([.A67]-[.L$98])^2" office:value-type="float" office:value="511225" calcext:value-type="float">
            <text:p>511225</text:p>
          </table:table-cell>
        </table:table-row>
        <table:table-row table:style-name="ro1">
          <table:table-cell table:formula="of:=[$Sheet2.A68]" office:value-type="float" office:value="720" calcext:value-type="float">
            <text:p>720</text:p>
          </table:table-cell>
          <table:table-cell table:formula="of:=[.A68]^2" office:value-type="float" office:value="518400" calcext:value-type="float">
            <text:p>518400</text:p>
          </table:table-cell>
          <table:table-cell table:formula="of:=[.A68]^3" office:value-type="float" office:value="373248000" calcext:value-type="float">
            <text:p>373248000</text:p>
          </table:table-cell>
          <table:table-cell table:formula="of:=IF([$Sheet2.E68]&gt;0;[$Sheet2.E68];0)" office:value-type="float" office:value="0.0020143339753102" calcext:value-type="float">
            <text:p>0.00201433397531</text:p>
          </table:table-cell>
          <table:table-cell table:formula="of:=IF([$Sheet2.F68]&gt;0;[$Sheet2.F68];0)" office:value-type="float" office:value="0" calcext:value-type="float">
            <text:p>0</text:p>
          </table:table-cell>
          <table:table-cell table:formula="of:=IF([$Sheet2.G68]&gt;0;[$Sheet2.G68];0)" office:value-type="float" office:value="0.000000553947499750474" calcext:value-type="float">
            <text:p>5.53947499750474E-07</text:p>
          </table:table-cell>
          <table:table-cell table:formula="of:=IF([.A68]&lt;490;[.D68];0)" office:value-type="float" office:value="0" calcext:value-type="float">
            <text:p>0</text:p>
          </table:table-cell>
          <table:table-cell table:formula="of:=IF([.A68]&gt;=490;[.D68];0)" office:value-type="float" office:value="0.0020143339753102" calcext:value-type="float">
            <text:p>0.00201433397531</text:p>
          </table:table-cell>
          <table:table-cell table:formula="of:=[.E68]" office:value-type="float" office:value="0" calcext:value-type="float">
            <text:p>0</text:p>
          </table:table-cell>
          <table:table-cell table:formula="of:=[.F68]" office:value-type="float" office:value="0.000000553947499750474" calcext:value-type="float">
            <text:p>5.53947499750474E-07</text:p>
          </table:table-cell>
          <table:table-cell/>
          <table:table-cell table:formula="of:=LN([.H68])" office:value-type="float" office:value="-6.20746667156649" calcext:value-type="float">
            <text:p>-6.20746667156649</text:p>
          </table:table-cell>
          <table:table-cell table:number-columns-repeated="2"/>
          <table:table-cell table:formula="of:=EXP([.$C68]*[.K$92]+[.$B68]*[.K$93]+[.$A68]*[.K$94]+[.K$95])*[.K$96]" office:value-type="float" office:value="0" calcext:value-type="float">
            <text:p>0</text:p>
          </table:table-cell>
          <table:table-cell table:formula="of:=EXP([.$C68]*[.L$92]+[.$B68]*[.L$93]+[.$A68]*[.L$94]+[.L$95])*[.L$96]" office:value-type="float" office:value="0.00223453911435623" calcext:value-type="float">
            <text:p>0.002234539114356</text:p>
          </table:table-cell>
          <table:table-cell table:formula="of:=EXP([.$C68]*[.M$92]+[.$B68]*[.M$93]+[.$A68]*[.M$94]+[.M$95])*[.M$96]" office:value-type="float" office:value="0.000000000039127988794891" calcext:value-type="float">
            <text:p>3.9127988794891E-11</text:p>
          </table:table-cell>
          <table:table-cell table:formula="of:=EXP([.$C68]*[.N$92]+[.$B68]*[.N$93]+[.$A68]*[.N$94]+[.N$95])*[.N$96]" office:value-type="float" office:value="9.32549700949625E-024" calcext:value-type="float">
            <text:p>9.32549700949625E-24</text:p>
          </table:table-cell>
          <table:table-cell table:formula="of:=([.A68]-[.L$98])^2" office:value-type="float" office:value="518400" calcext:value-type="float">
            <text:p>518400</text:p>
          </table:table-cell>
        </table:table-row>
        <table:table-row table:style-name="ro1">
          <table:table-cell table:formula="of:=[$Sheet2.A69]" office:value-type="float" office:value="725" calcext:value-type="float">
            <text:p>725</text:p>
          </table:table-cell>
          <table:table-cell table:formula="of:=[.A69]^2" office:value-type="float" office:value="525625" calcext:value-type="float">
            <text:p>525625</text:p>
          </table:table-cell>
          <table:table-cell table:formula="of:=[.A69]^3" office:value-type="float" office:value="381078125" calcext:value-type="float">
            <text:p>381078125</text:p>
          </table:table-cell>
          <table:table-cell table:formula="of:=IF([$Sheet2.E69]&gt;0;[$Sheet2.E69];0)" office:value-type="float" office:value="0.0013923531083257" calcext:value-type="float">
            <text:p>0.001392353108326</text:p>
          </table:table-cell>
          <table:table-cell table:formula="of:=IF([$Sheet2.F69]&gt;0;[$Sheet2.F69];0)" office:value-type="float" office:value="0" calcext:value-type="float">
            <text:p>0</text:p>
          </table:table-cell>
          <table:table-cell table:formula="of:=IF([$Sheet2.G69]&gt;0;[$Sheet2.G69];0)" office:value-type="float" office:value="0.000000374288851182753" calcext:value-type="float">
            <text:p>3.74288851182753E-07</text:p>
          </table:table-cell>
          <table:table-cell table:formula="of:=IF([.A69]&lt;490;[.D69];0)" office:value-type="float" office:value="0" calcext:value-type="float">
            <text:p>0</text:p>
          </table:table-cell>
          <table:table-cell table:formula="of:=IF([.A69]&gt;=490;[.D69];0)" office:value-type="float" office:value="0.0013923531083257" calcext:value-type="float">
            <text:p>0.001392353108326</text:p>
          </table:table-cell>
          <table:table-cell table:formula="of:=[.E69]" office:value-type="float" office:value="0" calcext:value-type="float">
            <text:p>0</text:p>
          </table:table-cell>
          <table:table-cell table:formula="of:=[.F69]" office:value-type="float" office:value="0.000000374288851182753" calcext:value-type="float">
            <text:p>3.74288851182753E-07</text:p>
          </table:table-cell>
          <table:table-cell/>
          <table:table-cell table:formula="of:=LN([.H69])" office:value-type="float" office:value="-6.57676007946443" calcext:value-type="float">
            <text:p>-6.57676007946443</text:p>
          </table:table-cell>
          <table:table-cell table:number-columns-repeated="2"/>
          <table:table-cell table:formula="of:=EXP([.$C69]*[.K$92]+[.$B69]*[.K$93]+[.$A69]*[.K$94]+[.K$95])*[.K$96]" office:value-type="float" office:value="0" calcext:value-type="float">
            <text:p>0</text:p>
          </table:table-cell>
          <table:table-cell table:formula="of:=EXP([.$C69]*[.L$92]+[.$B69]*[.L$93]+[.$A69]*[.L$94]+[.L$95])*[.L$96]" office:value-type="float" office:value="0.00152542030740014" calcext:value-type="float">
            <text:p>0.0015254203074</text:p>
          </table:table-cell>
          <table:table-cell table:formula="of:=EXP([.$C69]*[.M$92]+[.$B69]*[.M$93]+[.$A69]*[.M$94]+[.M$95])*[.M$96]" office:value-type="float" office:value="0.0000000000081381991529119" calcext:value-type="float">
            <text:p>8.1381991529119E-12</text:p>
          </table:table-cell>
          <table:table-cell table:formula="of:=EXP([.$C69]*[.N$92]+[.$B69]*[.N$93]+[.$A69]*[.N$94]+[.N$95])*[.N$96]" office:value-type="float" office:value="2.57592854768553E-024" calcext:value-type="float">
            <text:p>2.57592854768553E-24</text:p>
          </table:table-cell>
          <table:table-cell table:formula="of:=([.A69]-[.L$98])^2" office:value-type="float" office:value="525625" calcext:value-type="float">
            <text:p>525625</text:p>
          </table:table-cell>
        </table:table-row>
        <table:table-row table:style-name="ro1">
          <table:table-cell table:formula="of:=[$Sheet2.A70]" office:value-type="float" office:value="730" calcext:value-type="float">
            <text:p>730</text:p>
          </table:table-cell>
          <table:table-cell table:formula="of:=[.A70]^2" office:value-type="float" office:value="532900" calcext:value-type="float">
            <text:p>532900</text:p>
          </table:table-cell>
          <table:table-cell table:formula="of:=[.A70]^3" office:value-type="float" office:value="389017000" calcext:value-type="float">
            <text:p>389017000</text:p>
          </table:table-cell>
          <table:table-cell table:formula="of:=IF([$Sheet2.E70]&gt;0;[$Sheet2.E70];0)" office:value-type="float" office:value="0.000969279828244877" calcext:value-type="float">
            <text:p>0.000969279828245</text:p>
          </table:table-cell>
          <table:table-cell table:formula="of:=IF([$Sheet2.F70]&gt;0;[$Sheet2.F70];0)" office:value-type="float" office:value="0" calcext:value-type="float">
            <text:p>0</text:p>
          </table:table-cell>
          <table:table-cell table:formula="of:=IF([$Sheet2.G70]&gt;0;[$Sheet2.G70];0)" office:value-type="float" office:value="0.000000253518315201118" calcext:value-type="float">
            <text:p>2.53518315201118E-07</text:p>
          </table:table-cell>
          <table:table-cell table:formula="of:=IF([.A70]&lt;490;[.D70];0)" office:value-type="float" office:value="0" calcext:value-type="float">
            <text:p>0</text:p>
          </table:table-cell>
          <table:table-cell table:formula="of:=IF([.A70]&gt;=490;[.D70];0)" office:value-type="float" office:value="0.000969279828244877" calcext:value-type="float">
            <text:p>0.000969279828245</text:p>
          </table:table-cell>
          <table:table-cell table:formula="of:=[.E70]" office:value-type="float" office:value="0" calcext:value-type="float">
            <text:p>0</text:p>
          </table:table-cell>
          <table:table-cell table:formula="of:=[.F70]" office:value-type="float" office:value="0.000000253518315201118" calcext:value-type="float">
            <text:p>2.53518315201118E-07</text:p>
          </table:table-cell>
          <table:table-cell/>
          <table:table-cell table:formula="of:=LN([.H70])" office:value-type="float" office:value="-6.93895720732408" calcext:value-type="float">
            <text:p>-6.93895720732408</text:p>
          </table:table-cell>
          <table:table-cell table:number-columns-repeated="2"/>
          <table:table-cell table:formula="of:=EXP([.$C70]*[.K$92]+[.$B70]*[.K$93]+[.$A70]*[.K$94]+[.K$95])*[.K$96]" office:value-type="float" office:value="0" calcext:value-type="float">
            <text:p>0</text:p>
          </table:table-cell>
          <table:table-cell table:formula="of:=EXP([.$C70]*[.L$92]+[.$B70]*[.L$93]+[.$A70]*[.L$94]+[.L$95])*[.L$96]" office:value-type="float" office:value="0.00104004478759657" calcext:value-type="float">
            <text:p>0.001040044787597</text:p>
          </table:table-cell>
          <table:table-cell table:formula="of:=EXP([.$C70]*[.M$92]+[.$B70]*[.M$93]+[.$A70]*[.M$94]+[.M$95])*[.M$96]" office:value-type="float" office:value="0.00000000000159393611344867" calcext:value-type="float">
            <text:p>1.59393611344867E-12</text:p>
          </table:table-cell>
          <table:table-cell table:formula="of:=EXP([.$C70]*[.N$92]+[.$B70]*[.N$93]+[.$A70]*[.N$94]+[.N$95])*[.N$96]" office:value-type="float" office:value="7.22200217545802E-025" calcext:value-type="float">
            <text:p>7.22200217545802E-25</text:p>
          </table:table-cell>
          <table:table-cell table:formula="of:=([.A70]-[.L$98])^2" office:value-type="float" office:value="532900" calcext:value-type="float">
            <text:p>532900</text:p>
          </table:table-cell>
        </table:table-row>
        <table:table-row table:style-name="ro1">
          <table:table-cell table:formula="of:=[$Sheet2.A71]" office:value-type="float" office:value="735" calcext:value-type="float">
            <text:p>735</text:p>
          </table:table-cell>
          <table:table-cell table:formula="of:=[.A71]^2" office:value-type="float" office:value="540225" calcext:value-type="float">
            <text:p>540225</text:p>
          </table:table-cell>
          <table:table-cell table:formula="of:=[.A71]^3" office:value-type="float" office:value="397065375" calcext:value-type="float">
            <text:p>397065375</text:p>
          </table:table-cell>
          <table:table-cell table:formula="of:=IF([$Sheet2.E71]&gt;0;[$Sheet2.E71];0)" office:value-type="float" office:value="0.000675654342815647" calcext:value-type="float">
            <text:p>0.000675654342816</text:p>
          </table:table-cell>
          <table:table-cell table:formula="of:=IF([$Sheet2.F71]&gt;0;[$Sheet2.F71];0)" office:value-type="float" office:value="0" calcext:value-type="float">
            <text:p>0</text:p>
          </table:table-cell>
          <table:table-cell table:formula="of:=IF([$Sheet2.G71]&gt;0;[$Sheet2.G71];0)" office:value-type="float" office:value="0.000000170675716139335" calcext:value-type="float">
            <text:p>1.70675716139335E-07</text:p>
          </table:table-cell>
          <table:table-cell table:formula="of:=IF([.A71]&lt;490;[.D71];0)" office:value-type="float" office:value="0" calcext:value-type="float">
            <text:p>0</text:p>
          </table:table-cell>
          <table:table-cell table:formula="of:=IF([.A71]&gt;=490;[.D71];0)" office:value-type="float" office:value="0.000675654342815647" calcext:value-type="float">
            <text:p>0.000675654342816</text:p>
          </table:table-cell>
          <table:table-cell table:formula="of:=[.E71]" office:value-type="float" office:value="0" calcext:value-type="float">
            <text:p>0</text:p>
          </table:table-cell>
          <table:table-cell table:formula="of:=[.F71]" office:value-type="float" office:value="0.000000170675716139335" calcext:value-type="float">
            <text:p>1.70675716139335E-07</text:p>
          </table:table-cell>
          <table:table-cell/>
          <table:table-cell table:formula="of:=LN([.H71])" office:value-type="float" office:value="-7.29982893988943" calcext:value-type="float">
            <text:p>-7.29982893988943</text:p>
          </table:table-cell>
          <table:table-cell table:number-columns-repeated="2"/>
          <table:table-cell table:formula="of:=EXP([.$C71]*[.K$92]+[.$B71]*[.K$93]+[.$A71]*[.K$94]+[.K$95])*[.K$96]" office:value-type="float" office:value="0" calcext:value-type="float">
            <text:p>0</text:p>
          </table:table-cell>
          <table:table-cell table:formula="of:=EXP([.$C71]*[.L$92]+[.$B71]*[.L$93]+[.$A71]*[.L$94]+[.L$95])*[.L$96]" office:value-type="float" office:value="0.000708967689069005" calcext:value-type="float">
            <text:p>0.000708967689069</text:p>
          </table:table-cell>
          <table:table-cell table:formula="of:=EXP([.$C71]*[.M$92]+[.$B71]*[.M$93]+[.$A71]*[.M$94]+[.M$95])*[.M$96]" office:value-type="float" office:value="0.000000000000293718816099496" calcext:value-type="float">
            <text:p>2.93718816099496E-13</text:p>
          </table:table-cell>
          <table:table-cell table:formula="of:=EXP([.$C71]*[.N$92]+[.$B71]*[.N$93]+[.$A71]*[.N$94]+[.N$95])*[.N$96]" office:value-type="float" office:value="2.05800870388964E-025" calcext:value-type="float">
            <text:p>2.05800870388964E-25</text:p>
          </table:table-cell>
          <table:table-cell table:formula="of:=([.A71]-[.L$98])^2" office:value-type="float" office:value="540225" calcext:value-type="float">
            <text:p>540225</text:p>
          </table:table-cell>
        </table:table-row>
        <table:table-row table:style-name="ro1">
          <table:table-cell table:formula="of:=[$Sheet2.A72]" office:value-type="float" office:value="740" calcext:value-type="float">
            <text:p>740</text:p>
          </table:table-cell>
          <table:table-cell table:formula="of:=[.A72]^2" office:value-type="float" office:value="547600" calcext:value-type="float">
            <text:p>547600</text:p>
          </table:table-cell>
          <table:table-cell table:formula="of:=[.A72]^3" office:value-type="float" office:value="405224000" calcext:value-type="float">
            <text:p>405224000</text:p>
          </table:table-cell>
          <table:table-cell table:formula="of:=IF([$Sheet2.E72]&gt;0;[$Sheet2.E72];0)" office:value-type="float" office:value="0.000470432229343605" calcext:value-type="float">
            <text:p>0.000470432229344</text:p>
          </table:table-cell>
          <table:table-cell table:formula="of:=IF([$Sheet2.F72]&gt;0;[$Sheet2.F72];0)" office:value-type="float" office:value="0" calcext:value-type="float">
            <text:p>0</text:p>
          </table:table-cell>
          <table:table-cell table:formula="of:=IF([$Sheet2.G72]&gt;0;[$Sheet2.G72];0)" office:value-type="float" office:value="0.000000115780017965865" calcext:value-type="float">
            <text:p>1.15780017965865E-07</text:p>
          </table:table-cell>
          <table:table-cell table:formula="of:=IF([.A72]&lt;490;[.D72];0)" office:value-type="float" office:value="0" calcext:value-type="float">
            <text:p>0</text:p>
          </table:table-cell>
          <table:table-cell table:formula="of:=IF([.A72]&gt;=490;[.D72];0)" office:value-type="float" office:value="0.000470432229343605" calcext:value-type="float">
            <text:p>0.000470432229344</text:p>
          </table:table-cell>
          <table:table-cell table:formula="of:=[.E72]" office:value-type="float" office:value="0" calcext:value-type="float">
            <text:p>0</text:p>
          </table:table-cell>
          <table:table-cell table:formula="of:=[.F72]" office:value-type="float" office:value="0.000000115780017965865" calcext:value-type="float">
            <text:p>1.15780017965865E-07</text:p>
          </table:table-cell>
          <table:table-cell/>
          <table:table-cell table:formula="of:=LN([.H72])" office:value-type="float" office:value="-7.66185864896582" calcext:value-type="float">
            <text:p>-7.66185864896582</text:p>
          </table:table-cell>
          <table:table-cell table:number-columns-repeated="2"/>
          <table:table-cell table:formula="of:=EXP([.$C72]*[.K$92]+[.$B72]*[.K$93]+[.$A72]*[.K$94]+[.K$95])*[.K$96]" office:value-type="float" office:value="0" calcext:value-type="float">
            <text:p>0</text:p>
          </table:table-cell>
          <table:table-cell table:formula="of:=EXP([.$C72]*[.L$92]+[.$B72]*[.L$93]+[.$A72]*[.L$94]+[.L$95])*[.L$96]" office:value-type="float" office:value="0.000483686152689297" calcext:value-type="float">
            <text:p>0.000483686152689</text:p>
          </table:table-cell>
          <table:table-cell table:formula="of:=EXP([.$C72]*[.M$92]+[.$B72]*[.M$93]+[.$A72]*[.M$94]+[.M$95])*[.M$96]" office:value-type="float" office:value="0.0000000000000508776849407283" calcext:value-type="float">
            <text:p>5.08776849407283E-14</text:p>
          </table:table-cell>
          <table:table-cell table:formula="of:=EXP([.$C72]*[.N$92]+[.$B72]*[.N$93]+[.$A72]*[.N$94]+[.N$95])*[.N$96]" office:value-type="float" office:value="5.96906627422132E-026" calcext:value-type="float">
            <text:p>5.96906627422132E-26</text:p>
          </table:table-cell>
          <table:table-cell table:formula="of:=([.A72]-[.L$98])^2" office:value-type="float" office:value="547600" calcext:value-type="float">
            <text:p>547600</text:p>
          </table:table-cell>
        </table:table-row>
        <table:table-row table:style-name="ro1">
          <table:table-cell table:formula="of:=[$Sheet2.A73]" office:value-type="float" office:value="745" calcext:value-type="float">
            <text:p>745</text:p>
          </table:table-cell>
          <table:table-cell table:formula="of:=[.A73]^2" office:value-type="float" office:value="555025" calcext:value-type="float">
            <text:p>555025</text:p>
          </table:table-cell>
          <table:table-cell table:formula="of:=[.A73]^3" office:value-type="float" office:value="413493625" calcext:value-type="float">
            <text:p>413493625</text:p>
          </table:table-cell>
          <table:table-cell table:formula="of:=IF([$Sheet2.E73]&gt;0;[$Sheet2.E73];0)" office:value-type="float" office:value="0.000331512644839453" calcext:value-type="float">
            <text:p>0.000331512644839</text:p>
          </table:table-cell>
          <table:table-cell table:formula="of:=IF([$Sheet2.F73]&gt;0;[$Sheet2.F73];0)" office:value-type="float" office:value="0" calcext:value-type="float">
            <text:p>0</text:p>
          </table:table-cell>
          <table:table-cell table:formula="of:=IF([$Sheet2.G73]&gt;0;[$Sheet2.G73];0)" office:value-type="float" office:value="0.0000000783511328475896" calcext:value-type="float">
            <text:p>7.83511328475896E-08</text:p>
          </table:table-cell>
          <table:table-cell table:formula="of:=IF([.A73]&lt;490;[.D73];0)" office:value-type="float" office:value="0" calcext:value-type="float">
            <text:p>0</text:p>
          </table:table-cell>
          <table:table-cell table:formula="of:=IF([.A73]&gt;=490;[.D73];0)" office:value-type="float" office:value="0.000331512644839453" calcext:value-type="float">
            <text:p>0.000331512644839</text:p>
          </table:table-cell>
          <table:table-cell table:formula="of:=[.E73]" office:value-type="float" office:value="0" calcext:value-type="float">
            <text:p>0</text:p>
          </table:table-cell>
          <table:table-cell table:formula="of:=[.F73]" office:value-type="float" office:value="0.0000000783511328475896" calcext:value-type="float">
            <text:p>7.83511328475896E-08</text:p>
          </table:table-cell>
          <table:table-cell/>
          <table:table-cell table:formula="of:=LN([.H73])" office:value-type="float" office:value="-8.01184460475376" calcext:value-type="float">
            <text:p>-8.01184460475376</text:p>
          </table:table-cell>
          <table:table-cell table:number-columns-repeated="2"/>
          <table:table-cell table:formula="of:=EXP([.$C73]*[.K$92]+[.$B73]*[.K$93]+[.$A73]*[.K$94]+[.K$95])*[.K$96]" office:value-type="float" office:value="0" calcext:value-type="float">
            <text:p>0</text:p>
          </table:table-cell>
          <table:table-cell table:formula="of:=EXP([.$C73]*[.L$92]+[.$B73]*[.L$93]+[.$A73]*[.L$94]+[.L$95])*[.L$96]" office:value-type="float" office:value="0.00033060894792486" calcext:value-type="float">
            <text:p>0.000330608947925</text:p>
          </table:table-cell>
          <table:table-cell table:formula="of:=EXP([.$C73]*[.M$92]+[.$B73]*[.M$93]+[.$A73]*[.M$94]+[.M$95])*[.M$96]" office:value-type="float" office:value="8.27702145209417E-015" calcext:value-type="float">
            <text:p>8.27702145209417E-15</text:p>
          </table:table-cell>
          <table:table-cell table:formula="of:=EXP([.$C73]*[.N$92]+[.$B73]*[.N$93]+[.$A73]*[.N$94]+[.N$95])*[.N$96]" office:value-type="float" office:value="1.76457047315141E-026" calcext:value-type="float">
            <text:p>1.76457047315141E-26</text:p>
          </table:table-cell>
          <table:table-cell table:formula="of:=([.A73]-[.L$98])^2" office:value-type="float" office:value="555025" calcext:value-type="float">
            <text:p>555025</text:p>
          </table:table-cell>
        </table:table-row>
        <table:table-row table:style-name="ro1">
          <table:table-cell table:formula="of:=[$Sheet2.A74]" office:value-type="float" office:value="750" calcext:value-type="float">
            <text:p>750</text:p>
          </table:table-cell>
          <table:table-cell table:formula="of:=[.A74]^2" office:value-type="float" office:value="562500" calcext:value-type="float">
            <text:p>562500</text:p>
          </table:table-cell>
          <table:table-cell table:formula="of:=[.A74]^3" office:value-type="float" office:value="421875000" calcext:value-type="float">
            <text:p>421875000</text:p>
          </table:table-cell>
          <table:table-cell table:formula="of:=IF([$Sheet2.E74]&gt;0;[$Sheet2.E74];0)" office:value-type="float" office:value="0.000233321756701291" calcext:value-type="float">
            <text:p>0.000233321756701</text:p>
          </table:table-cell>
          <table:table-cell table:formula="of:=IF([$Sheet2.F74]&gt;0;[$Sheet2.F74];0)" office:value-type="float" office:value="0" calcext:value-type="float">
            <text:p>0</text:p>
          </table:table-cell>
          <table:table-cell table:formula="of:=IF([$Sheet2.G74]&gt;0;[$Sheet2.G74];0)" office:value-type="float" office:value="0.0000000529993013274778" calcext:value-type="float">
            <text:p>5.29993013274778E-08</text:p>
          </table:table-cell>
          <table:table-cell table:formula="of:=IF([.A74]&lt;490;[.D74];0)" office:value-type="float" office:value="0" calcext:value-type="float">
            <text:p>0</text:p>
          </table:table-cell>
          <table:table-cell table:formula="of:=IF([.A74]&gt;=490;[.D74];0)" office:value-type="float" office:value="0.000233321756701291" calcext:value-type="float">
            <text:p>0.000233321756701</text:p>
          </table:table-cell>
          <table:table-cell table:formula="of:=[.E74]" office:value-type="float" office:value="0" calcext:value-type="float">
            <text:p>0</text:p>
          </table:table-cell>
          <table:table-cell table:formula="of:=[.F74]" office:value-type="float" office:value="0.0000000529993013274778" calcext:value-type="float">
            <text:p>5.29993013274778E-08</text:p>
          </table:table-cell>
          <table:table-cell/>
          <table:table-cell table:formula="of:=LN([.H74])" office:value-type="float" office:value="-8.36309212695712" calcext:value-type="float">
            <text:p>-8.36309212695712</text:p>
          </table:table-cell>
          <table:table-cell table:number-columns-repeated="2"/>
          <table:table-cell table:formula="of:=EXP([.$C74]*[.K$92]+[.$B74]*[.K$93]+[.$A74]*[.K$94]+[.K$95])*[.K$96]" office:value-type="float" office:value="0" calcext:value-type="float">
            <text:p>0</text:p>
          </table:table-cell>
          <table:table-cell table:formula="of:=EXP([.$C74]*[.L$92]+[.$B74]*[.L$93]+[.$A74]*[.L$94]+[.L$95])*[.L$96]" office:value-type="float" office:value="0.000226636689686911" calcext:value-type="float">
            <text:p>0.000226636689687</text:p>
          </table:table-cell>
          <table:table-cell table:formula="of:=EXP([.$C74]*[.M$92]+[.$B74]*[.M$93]+[.$A74]*[.M$94]+[.M$95])*[.M$96]" office:value-type="float" office:value="1.26353838247094E-015" calcext:value-type="float">
            <text:p>1.26353838247094E-15</text:p>
          </table:table-cell>
          <table:table-cell table:formula="of:=EXP([.$C74]*[.N$92]+[.$B74]*[.N$93]+[.$A74]*[.N$94]+[.N$95])*[.N$96]" office:value-type="float" office:value="5.32413231429068E-027" calcext:value-type="float">
            <text:p>5.32413231429068E-27</text:p>
          </table:table-cell>
          <table:table-cell table:formula="of:=([.A74]-[.L$98])^2" office:value-type="float" office:value="562500" calcext:value-type="float">
            <text:p>562500</text:p>
          </table:table-cell>
        </table:table-row>
        <table:table-row table:style-name="ro1">
          <table:table-cell table:formula="of:=[$Sheet2.A75]" office:value-type="float" office:value="755" calcext:value-type="float">
            <text:p>755</text:p>
          </table:table-cell>
          <table:table-cell table:formula="of:=[.A75]^2" office:value-type="float" office:value="570025" calcext:value-type="float">
            <text:p>570025</text:p>
          </table:table-cell>
          <table:table-cell table:formula="of:=[.A75]^3" office:value-type="float" office:value="430368875" calcext:value-type="float">
            <text:p>430368875</text:p>
          </table:table-cell>
          <table:table-cell table:formula="of:=IF([$Sheet2.E75]&gt;0;[$Sheet2.E75];0)" office:value-type="float" office:value="0.00016512486976289" calcext:value-type="float">
            <text:p>0.000165124869763</text:p>
          </table:table-cell>
          <table:table-cell table:formula="of:=IF([$Sheet2.F75]&gt;0;[$Sheet2.F75];0)" office:value-type="float" office:value="0" calcext:value-type="float">
            <text:p>0</text:p>
          </table:table-cell>
          <table:table-cell table:formula="of:=IF([$Sheet2.G75]&gt;0;[$Sheet2.G75];0)" office:value-type="float" office:value="0.0000000359317297135443" calcext:value-type="float">
            <text:p>3.59317297135443E-08</text:p>
          </table:table-cell>
          <table:table-cell table:formula="of:=IF([.A75]&lt;490;[.D75];0)" office:value-type="float" office:value="0" calcext:value-type="float">
            <text:p>0</text:p>
          </table:table-cell>
          <table:table-cell table:formula="of:=IF([.A75]&gt;=490;[.D75];0)" office:value-type="float" office:value="0.00016512486976289" calcext:value-type="float">
            <text:p>0.000165124869763</text:p>
          </table:table-cell>
          <table:table-cell table:formula="of:=[.E75]" office:value-type="float" office:value="0" calcext:value-type="float">
            <text:p>0</text:p>
          </table:table-cell>
          <table:table-cell table:formula="of:=[.F75]" office:value-type="float" office:value="0.0000000359317297135443" calcext:value-type="float">
            <text:p>3.59317297135443E-08</text:p>
          </table:table-cell>
          <table:table-cell/>
          <table:table-cell table:formula="of:=LN([.H75])" office:value-type="float" office:value="-8.7088085838404" calcext:value-type="float">
            <text:p>-8.7088085838404</text:p>
          </table:table-cell>
          <table:table-cell table:number-columns-repeated="2"/>
          <table:table-cell table:formula="of:=EXP([.$C75]*[.K$92]+[.$B75]*[.K$93]+[.$A75]*[.K$94]+[.K$95])*[.K$96]" office:value-type="float" office:value="0" calcext:value-type="float">
            <text:p>0</text:p>
          </table:table-cell>
          <table:table-cell table:formula="of:=EXP([.$C75]*[.L$92]+[.$B75]*[.L$93]+[.$A75]*[.L$94]+[.L$95])*[.L$96]" office:value-type="float" office:value="0.000155977309735162" calcext:value-type="float">
            <text:p>0.000155977309735</text:p>
          </table:table-cell>
          <table:table-cell table:formula="of:=EXP([.$C75]*[.M$92]+[.$B75]*[.M$93]+[.$A75]*[.M$94]+[.M$95])*[.M$96]" office:value-type="float" office:value="1.80836823076815E-016" calcext:value-type="float">
            <text:p>1.80836823076815E-16</text:p>
          </table:table-cell>
          <table:table-cell table:formula="of:=EXP([.$C75]*[.N$92]+[.$B75]*[.N$93]+[.$A75]*[.N$94]+[.N$95])*[.N$96]" office:value-type="float" office:value="1.64187355932153E-027" calcext:value-type="float">
            <text:p>1.64187355932153E-27</text:p>
          </table:table-cell>
          <table:table-cell table:formula="of:=([.A75]-[.L$98])^2" office:value-type="float" office:value="570025" calcext:value-type="float">
            <text:p>570025</text:p>
          </table:table-cell>
        </table:table-row>
        <table:table-row table:style-name="ro1">
          <table:table-cell table:formula="of:=[$Sheet2.A76]" office:value-type="float" office:value="760" calcext:value-type="float">
            <text:p>760</text:p>
          </table:table-cell>
          <table:table-cell table:formula="of:=[.A76]^2" office:value-type="float" office:value="577600" calcext:value-type="float">
            <text:p>577600</text:p>
          </table:table-cell>
          <table:table-cell table:formula="of:=[.A76]^3" office:value-type="float" office:value="438976000" calcext:value-type="float">
            <text:p>438976000</text:p>
          </table:table-cell>
          <table:table-cell table:formula="of:=IF([$Sheet2.E76]&gt;0;[$Sheet2.E76];0)" office:value-type="float" office:value="0.000117450194171692" calcext:value-type="float">
            <text:p>0.000117450194172</text:p>
          </table:table-cell>
          <table:table-cell table:formula="of:=IF([$Sheet2.F76]&gt;0;[$Sheet2.F76];0)" office:value-type="float" office:value="0" calcext:value-type="float">
            <text:p>0</text:p>
          </table:table-cell>
          <table:table-cell table:formula="of:=IF([$Sheet2.G76]&gt;0;[$Sheet2.G76];0)" office:value-type="float" office:value="0.0000000243537279169578" calcext:value-type="float">
            <text:p>2.43537279169578E-08</text:p>
          </table:table-cell>
          <table:table-cell table:formula="of:=IF([.A76]&lt;490;[.D76];0)" office:value-type="float" office:value="0" calcext:value-type="float">
            <text:p>0</text:p>
          </table:table-cell>
          <table:table-cell table:formula="of:=IF([.A76]&gt;=490;[.D76];0)" office:value-type="float" office:value="0.000117450194171692" calcext:value-type="float">
            <text:p>0.000117450194172</text:p>
          </table:table-cell>
          <table:table-cell table:formula="of:=[.E76]" office:value-type="float" office:value="0" calcext:value-type="float">
            <text:p>0</text:p>
          </table:table-cell>
          <table:table-cell table:formula="of:=[.F76]" office:value-type="float" office:value="0.0000000243537279169578" calcext:value-type="float">
            <text:p>2.43537279169578E-08</text:p>
          </table:table-cell>
          <table:table-cell/>
          <table:table-cell table:formula="of:=LN([.H76])" office:value-type="float" office:value="-9.04949619363218" calcext:value-type="float">
            <text:p>-9.04949619363218</text:p>
          </table:table-cell>
          <table:table-cell table:number-columns-repeated="2"/>
          <table:table-cell table:formula="of:=EXP([.$C76]*[.K$92]+[.$B76]*[.K$93]+[.$A76]*[.K$94]+[.K$95])*[.K$96]" office:value-type="float" office:value="0" calcext:value-type="float">
            <text:p>0</text:p>
          </table:table-cell>
          <table:table-cell table:formula="of:=EXP([.$C76]*[.L$92]+[.$B76]*[.L$93]+[.$A76]*[.L$94]+[.L$95])*[.L$96]" office:value-type="float" office:value="0.000107884524787916" calcext:value-type="float">
            <text:p>0.000107884524788</text:p>
          </table:table-cell>
          <table:table-cell table:formula="of:=EXP([.$C76]*[.M$92]+[.$B76]*[.M$93]+[.$A76]*[.M$94]+[.M$95])*[.M$96]" office:value-type="float" office:value="2.42429699204092E-017" calcext:value-type="float">
            <text:p>2.42429699204092E-17</text:p>
          </table:table-cell>
          <table:table-cell table:formula="of:=EXP([.$C76]*[.N$92]+[.$B76]*[.N$93]+[.$A76]*[.N$94]+[.N$95])*[.N$96]" office:value-type="float" office:value="5.18221499987019E-028" calcext:value-type="float">
            <text:p>5.18221499987019E-28</text:p>
          </table:table-cell>
          <table:table-cell table:formula="of:=([.A76]-[.L$98])^2" office:value-type="float" office:value="577600" calcext:value-type="float">
            <text:p>577600</text:p>
          </table:table-cell>
        </table:table-row>
        <table:table-row table:style-name="ro1">
          <table:table-cell table:formula="of:=[$Sheet2.A77]" office:value-type="float" office:value="765" calcext:value-type="float">
            <text:p>765</text:p>
          </table:table-cell>
          <table:table-cell table:formula="of:=[.A77]^2" office:value-type="float" office:value="585225" calcext:value-type="float">
            <text:p>585225</text:p>
          </table:table-cell>
          <table:table-cell table:formula="of:=[.A77]^3" office:value-type="float" office:value="447697125" calcext:value-type="float">
            <text:p>447697125</text:p>
          </table:table-cell>
          <table:table-cell table:formula="of:=IF([$Sheet2.E77]&gt;0;[$Sheet2.E77];0)" office:value-type="float" office:value="0.0000836674770309096" calcext:value-type="float">
            <text:p>8.36674770309096E-05</text:p>
          </table:table-cell>
          <table:table-cell table:formula="of:=IF([$Sheet2.F77]&gt;0;[$Sheet2.F77];0)" office:value-type="float" office:value="0" calcext:value-type="float">
            <text:p>0</text:p>
          </table:table-cell>
          <table:table-cell table:formula="of:=IF([$Sheet2.G77]&gt;0;[$Sheet2.G77];0)" office:value-type="float" office:value="0.0000000164687094520411" calcext:value-type="float">
            <text:p>1.64687094520411E-08</text:p>
          </table:table-cell>
          <table:table-cell table:formula="of:=IF([.A77]&lt;490;[.D77];0)" office:value-type="float" office:value="0" calcext:value-type="float">
            <text:p>0</text:p>
          </table:table-cell>
          <table:table-cell table:formula="of:=IF([.A77]&gt;=490;[.D77];0)" office:value-type="float" office:value="0.0000836674770309096" calcext:value-type="float">
            <text:p>8.36674770309096E-05</text:p>
          </table:table-cell>
          <table:table-cell table:formula="of:=[.E77]" office:value-type="float" office:value="0" calcext:value-type="float">
            <text:p>0</text:p>
          </table:table-cell>
          <table:table-cell table:formula="of:=[.F77]" office:value-type="float" office:value="0.0000000164687094520411" calcext:value-type="float">
            <text:p>1.64687094520411E-08</text:p>
          </table:table-cell>
          <table:table-cell/>
          <table:table-cell table:formula="of:=LN([.H77])" office:value-type="float" office:value="-9.3886602219191" calcext:value-type="float">
            <text:p>-9.3886602219191</text:p>
          </table:table-cell>
          <table:table-cell table:number-columns-repeated="2"/>
          <table:table-cell table:formula="of:=EXP([.$C77]*[.K$92]+[.$B77]*[.K$93]+[.$A77]*[.K$94]+[.K$95])*[.K$96]" office:value-type="float" office:value="0" calcext:value-type="float">
            <text:p>0</text:p>
          </table:table-cell>
          <table:table-cell table:formula="of:=EXP([.$C77]*[.L$92]+[.$B77]*[.L$93]+[.$A77]*[.L$94]+[.L$95])*[.L$96]" office:value-type="float" office:value="0.0000750713676653561" calcext:value-type="float">
            <text:p>7.50713676653561E-05</text:p>
          </table:table-cell>
          <table:table-cell table:formula="of:=EXP([.$C77]*[.M$92]+[.$B77]*[.M$93]+[.$A77]*[.M$94]+[.M$95])*[.M$96]" office:value-type="float" office:value="3.04159757346555E-018" calcext:value-type="float">
            <text:p>3.04159757346555E-18</text:p>
          </table:table-cell>
          <table:table-cell table:formula="of:=EXP([.$C77]*[.N$92]+[.$B77]*[.N$93]+[.$A77]*[.N$94]+[.N$95])*[.N$96]" office:value-type="float" office:value="1.67640831307516E-028" calcext:value-type="float">
            <text:p>1.67640831307516E-28</text:p>
          </table:table-cell>
          <table:table-cell table:formula="of:=([.A77]-[.L$98])^2" office:value-type="float" office:value="585225" calcext:value-type="float">
            <text:p>585225</text:p>
          </table:table-cell>
        </table:table-row>
        <table:table-row table:style-name="ro1">
          <table:table-cell table:formula="of:=[$Sheet2.A78]" office:value-type="float" office:value="770" calcext:value-type="float">
            <text:p>770</text:p>
          </table:table-cell>
          <table:table-cell table:formula="of:=[.A78]^2" office:value-type="float" office:value="592900" calcext:value-type="float">
            <text:p>592900</text:p>
          </table:table-cell>
          <table:table-cell table:formula="of:=[.A78]^3" office:value-type="float" office:value="456533000" calcext:value-type="float">
            <text:p>456533000</text:p>
          </table:table-cell>
          <table:table-cell table:formula="of:=IF([$Sheet2.E78]&gt;0;[$Sheet2.E78];0)" office:value-type="float" office:value="0.0000599880023995201" calcext:value-type="float">
            <text:p>5.99880023995201E-05</text:p>
          </table:table-cell>
          <table:table-cell table:formula="of:=IF([$Sheet2.F78]&gt;0;[$Sheet2.F78];0)" office:value-type="float" office:value="0" calcext:value-type="float">
            <text:p>0</text:p>
          </table:table-cell>
          <table:table-cell table:formula="of:=IF([$Sheet2.G78]&gt;0;[$Sheet2.G78];0)" office:value-type="float" office:value="0.0000000111787603553249" calcext:value-type="float">
            <text:p>1.11787603553249E-08</text:p>
          </table:table-cell>
          <table:table-cell table:formula="of:=IF([.A78]&lt;490;[.D78];0)" office:value-type="float" office:value="0" calcext:value-type="float">
            <text:p>0</text:p>
          </table:table-cell>
          <table:table-cell table:formula="of:=IF([.A78]&gt;=490;[.D78];0)" office:value-type="float" office:value="0.0000599880023995201" calcext:value-type="float">
            <text:p>5.99880023995201E-05</text:p>
          </table:table-cell>
          <table:table-cell table:formula="of:=[.E78]" office:value-type="float" office:value="0" calcext:value-type="float">
            <text:p>0</text:p>
          </table:table-cell>
          <table:table-cell table:formula="of:=[.F78]" office:value-type="float" office:value="0.0000000111787603553249" calcext:value-type="float">
            <text:p>1.11787603553249E-08</text:p>
          </table:table-cell>
          <table:table-cell/>
          <table:table-cell table:formula="of:=LN([.H78])" office:value-type="float" office:value="-9.72136597574484" calcext:value-type="float">
            <text:p>-9.72136597574484</text:p>
          </table:table-cell>
          <table:table-cell table:number-columns-repeated="2"/>
          <table:table-cell table:formula="of:=EXP([.$C78]*[.K$92]+[.$B78]*[.K$93]+[.$A78]*[.K$94]+[.K$95])*[.K$96]" office:value-type="float" office:value="0" calcext:value-type="float">
            <text:p>0</text:p>
          </table:table-cell>
          <table:table-cell table:formula="of:=EXP([.$C78]*[.L$92]+[.$B78]*[.L$93]+[.$A78]*[.L$94]+[.L$95])*[.L$96]" office:value-type="float" office:value="0.0000526087373034333" calcext:value-type="float">
            <text:p>5.26087373034333E-05</text:p>
          </table:table-cell>
          <table:table-cell table:formula="of:=EXP([.$C78]*[.M$92]+[.$B78]*[.M$93]+[.$A78]*[.M$94]+[.M$95])*[.M$96]" office:value-type="float" office:value="3.56821580496785E-019" calcext:value-type="float">
            <text:p>3.56821580496785E-19</text:p>
          </table:table-cell>
          <table:table-cell table:formula="of:=EXP([.$C78]*[.N$92]+[.$B78]*[.N$93]+[.$A78]*[.N$94]+[.N$95])*[.N$96]" office:value-type="float" office:value="5.56591612004802E-029" calcext:value-type="float">
            <text:p>5.56591612004802E-29</text:p>
          </table:table-cell>
          <table:table-cell table:formula="of:=([.A78]-[.L$98])^2" office:value-type="float" office:value="592900" calcext:value-type="float">
            <text:p>592900</text:p>
          </table:table-cell>
        </table:table-row>
        <table:table-row table:style-name="ro1">
          <table:table-cell table:formula="of:=[$Sheet2.A79]" office:value-type="float" office:value="775" calcext:value-type="float">
            <text:p>775</text:p>
          </table:table-cell>
          <table:table-cell table:formula="of:=[.A79]^2" office:value-type="float" office:value="600625" calcext:value-type="float">
            <text:p>600625</text:p>
          </table:table-cell>
          <table:table-cell table:formula="of:=[.A79]^3" office:value-type="float" office:value="465484375" calcext:value-type="float">
            <text:p>465484375</text:p>
          </table:table-cell>
          <table:table-cell table:formula="of:=IF([$Sheet2.E79]&gt;0;[$Sheet2.E79];0)" office:value-type="float" office:value="0.0000429387806649196" calcext:value-type="float">
            <text:p>4.29387806649196E-05</text:p>
          </table:table-cell>
          <table:table-cell table:formula="of:=IF([$Sheet2.F79]&gt;0;[$Sheet2.F79];0)" office:value-type="float" office:value="0" calcext:value-type="float">
            <text:p>0</text:p>
          </table:table-cell>
          <table:table-cell table:formula="of:=IF([$Sheet2.G79]&gt;0;[$Sheet2.G79];0)" office:value-type="float" office:value="0.00000000751572013174968" calcext:value-type="float">
            <text:p>7.51572013174968E-09</text:p>
          </table:table-cell>
          <table:table-cell table:formula="of:=IF([.A79]&lt;490;[.D79];0)" office:value-type="float" office:value="0" calcext:value-type="float">
            <text:p>0</text:p>
          </table:table-cell>
          <table:table-cell table:formula="of:=IF([.A79]&gt;=490;[.D79];0)" office:value-type="float" office:value="0.0000429387806649196" calcext:value-type="float">
            <text:p>4.29387806649196E-05</text:p>
          </table:table-cell>
          <table:table-cell table:formula="of:=[.E79]" office:value-type="float" office:value="0" calcext:value-type="float">
            <text:p>0</text:p>
          </table:table-cell>
          <table:table-cell table:formula="of:=[.F79]" office:value-type="float" office:value="0.00000000751572013174968" calcext:value-type="float">
            <text:p>7.51572013174968E-09</text:p>
          </table:table-cell>
          <table:table-cell/>
          <table:table-cell table:formula="of:=LN([.H79])" office:value-type="float" office:value="-10.0557351621693" calcext:value-type="float">
            <text:p>-10.0557351621693</text:p>
          </table:table-cell>
          <table:table-cell table:number-columns-repeated="2"/>
          <table:table-cell table:formula="of:=EXP([.$C79]*[.K$92]+[.$B79]*[.K$93]+[.$A79]*[.K$94]+[.K$95])*[.K$96]" office:value-type="float" office:value="0" calcext:value-type="float">
            <text:p>0</text:p>
          </table:table-cell>
          <table:table-cell table:formula="of:=EXP([.$C79]*[.L$92]+[.$B79]*[.L$93]+[.$A79]*[.L$94]+[.L$95])*[.L$96]" office:value-type="float" office:value="0.0000371672758345189" calcext:value-type="float">
            <text:p>3.71672758345189E-05</text:p>
          </table:table-cell>
          <table:table-cell table:formula="of:=EXP([.$C79]*[.M$92]+[.$B79]*[.M$93]+[.$A79]*[.M$94]+[.M$95])*[.M$96]" office:value-type="float" office:value="3.91066265081337E-020" calcext:value-type="float">
            <text:p>3.91066265081337E-20</text:p>
          </table:table-cell>
          <table:table-cell table:formula="of:=EXP([.$C79]*[.N$92]+[.$B79]*[.N$93]+[.$A79]*[.N$94]+[.N$95])*[.N$96]" office:value-type="float" office:value="1.89928348939612E-029" calcext:value-type="float">
            <text:p>1.89928348939612E-29</text:p>
          </table:table-cell>
          <table:table-cell table:formula="of:=([.A79]-[.L$98])^2" office:value-type="float" office:value="600625" calcext:value-type="float">
            <text:p>600625</text:p>
          </table:table-cell>
        </table:table-row>
        <table:table-row table:style-name="ro1">
          <table:table-cell table:formula="of:=[$Sheet2.A80]" office:value-type="float" office:value="780" calcext:value-type="float">
            <text:p>780</text:p>
          </table:table-cell>
          <table:table-cell table:formula="of:=[.A80]^2" office:value-type="float" office:value="608400" calcext:value-type="float">
            <text:p>608400</text:p>
          </table:table-cell>
          <table:table-cell table:formula="of:=[.A80]^3" office:value-type="float" office:value="474552000" calcext:value-type="float">
            <text:p>474552000</text:p>
          </table:table-cell>
          <table:table-cell table:formula="of:=IF([$Sheet2.E80]&gt;0;[$Sheet2.E80];0)" office:value-type="float" office:value="0.000031067470716383" calcext:value-type="float">
            <text:p>3.1067470716383E-05</text:p>
          </table:table-cell>
          <table:table-cell table:formula="of:=IF([$Sheet2.F80]&gt;0;[$Sheet2.F80];0)" office:value-type="float" office:value="0" calcext:value-type="float">
            <text:p>0</text:p>
          </table:table-cell>
          <table:table-cell table:formula="of:=IF([$Sheet2.G80]&gt;0;[$Sheet2.G80];0)" office:value-type="float" office:value="0.00000000506038526799082" calcext:value-type="float">
            <text:p>5.06038526799082E-09</text:p>
          </table:table-cell>
          <table:table-cell table:formula="of:=IF([.A80]&lt;490;[.D80];0)" office:value-type="float" office:value="0" calcext:value-type="float">
            <text:p>0</text:p>
          </table:table-cell>
          <table:table-cell table:formula="of:=IF([.A80]&gt;=490;[.D80];0)" office:value-type="float" office:value="0.000031067470716383" calcext:value-type="float">
            <text:p>3.1067470716383E-05</text:p>
          </table:table-cell>
          <table:table-cell table:formula="of:=[.E80]" office:value-type="float" office:value="0" calcext:value-type="float">
            <text:p>0</text:p>
          </table:table-cell>
          <table:table-cell table:formula="of:=[.F80]" office:value-type="float" office:value="0.00000000506038526799082" calcext:value-type="float">
            <text:p>5.06038526799082E-09</text:p>
          </table:table-cell>
          <table:table-cell/>
          <table:table-cell table:formula="of:=LN([.H80])" office:value-type="float" office:value="-10.3793492438471" calcext:value-type="float">
            <text:p>-10.3793492438471</text:p>
          </table:table-cell>
          <table:table-cell table:number-columns-repeated="2"/>
          <table:table-cell table:formula="of:=EXP([.$C80]*[.K$92]+[.$B80]*[.K$93]+[.$A80]*[.K$94]+[.K$95])*[.K$96]" office:value-type="float" office:value="0" calcext:value-type="float">
            <text:p>0</text:p>
          </table:table-cell>
          <table:table-cell table:formula="of:=EXP([.$C80]*[.L$92]+[.$B80]*[.L$93]+[.$A80]*[.L$94]+[.L$95])*[.L$96]" office:value-type="float" office:value="0.0000264992640898131" calcext:value-type="float">
            <text:p>2.64992640898131E-05</text:p>
          </table:table-cell>
          <table:table-cell table:formula="of:=EXP([.$C80]*[.M$92]+[.$B80]*[.M$93]+[.$A80]*[.M$94]+[.M$95])*[.M$96]" office:value-type="float" office:value="4.00051523606425E-021" calcext:value-type="float">
            <text:p>4.00051523606425E-21</text:p>
          </table:table-cell>
          <table:table-cell table:formula="of:=EXP([.$C80]*[.N$92]+[.$B80]*[.N$93]+[.$A80]*[.N$94]+[.N$95])*[.N$96]" office:value-type="float" office:value="6.67026403065083E-030" calcext:value-type="float">
            <text:p>6.67026403065083E-30</text:p>
          </table:table-cell>
          <table:table-cell table:formula="of:=([.A80]-[.L$98])^2" office:value-type="float" office:value="608400" calcext:value-type="float">
            <text:p>608400</text:p>
          </table:table-cell>
        </table:table-row>
        <table:table-row table:style-name="ro1">
          <table:table-cell table:formula="of:=[$Sheet2.A81]" office:value-type="float" office:value="785" calcext:value-type="float">
            <text:p>785</text:p>
          </table:table-cell>
          <table:table-cell table:formula="of:=[.A81]^2" office:value-type="float" office:value="616225" calcext:value-type="float">
            <text:p>616225</text:p>
          </table:table-cell>
          <table:table-cell table:formula="of:=[.A81]^3" office:value-type="float" office:value="483736625" calcext:value-type="float">
            <text:p>483736625</text:p>
          </table:table-cell>
          <table:table-cell table:formula="of:=IF([$Sheet2.E81]&gt;0;[$Sheet2.E81];0)" office:value-type="float" office:value="0.000022511287216241" calcext:value-type="float">
            <text:p>2.2511287216241E-05</text:p>
          </table:table-cell>
          <table:table-cell table:formula="of:=IF([$Sheet2.F81]&gt;0;[$Sheet2.F81];0)" office:value-type="float" office:value="0" calcext:value-type="float">
            <text:p>0</text:p>
          </table:table-cell>
          <table:table-cell table:formula="of:=IF([$Sheet2.G81]&gt;0;[$Sheet2.G81];0)" office:value-type="float" office:value="0.00000000339355225072362" calcext:value-type="float">
            <text:p>3.39355225072362E-09</text:p>
          </table:table-cell>
          <table:table-cell table:formula="of:=IF([.A81]&lt;490;[.D81];0)" office:value-type="float" office:value="0" calcext:value-type="float">
            <text:p>0</text:p>
          </table:table-cell>
          <table:table-cell table:formula="of:=IF([.A81]&gt;=490;[.D81];0)" office:value-type="float" office:value="0.000022511287216241" calcext:value-type="float">
            <text:p>2.2511287216241E-05</text:p>
          </table:table-cell>
          <table:table-cell table:formula="of:=[.E81]" office:value-type="float" office:value="0" calcext:value-type="float">
            <text:p>0</text:p>
          </table:table-cell>
          <table:table-cell table:formula="of:=[.F81]" office:value-type="float" office:value="0.00000000339355225072362" calcext:value-type="float">
            <text:p>3.39355225072362E-09</text:p>
          </table:table-cell>
          <table:table-cell/>
          <table:table-cell table:formula="of:=LN([.H81])" office:value-type="float" office:value="-10.7014937204851" calcext:value-type="float">
            <text:p>-10.7014937204851</text:p>
          </table:table-cell>
          <table:table-cell table:number-columns-repeated="2"/>
          <table:table-cell table:formula="of:=EXP([.$C81]*[.K$92]+[.$B81]*[.K$93]+[.$A81]*[.K$94]+[.K$95])*[.K$96]" office:value-type="float" office:value="0" calcext:value-type="float">
            <text:p>0</text:p>
          </table:table-cell>
          <table:table-cell table:formula="of:=EXP([.$C81]*[.L$92]+[.$B81]*[.L$93]+[.$A81]*[.L$94]+[.L$95])*[.L$96]" office:value-type="float" office:value="0.0000190865772004677" calcext:value-type="float">
            <text:p>1.90865772004677E-05</text:p>
          </table:table-cell>
          <table:table-cell table:formula="of:=EXP([.$C81]*[.M$92]+[.$B81]*[.M$93]+[.$A81]*[.M$94]+[.M$95])*[.M$96]" office:value-type="float" office:value="3.81649142134659E-022" calcext:value-type="float">
            <text:p>3.81649142134659E-22</text:p>
          </table:table-cell>
          <table:table-cell table:formula="of:=EXP([.$C81]*[.N$92]+[.$B81]*[.N$93]+[.$A81]*[.N$94]+[.N$95])*[.N$96]" office:value-type="float" office:value="2.41434964904812E-030" calcext:value-type="float">
            <text:p>2.41434964904812E-30</text:p>
          </table:table-cell>
          <table:table-cell table:formula="of:=([.A81]-[.L$98])^2" office:value-type="float" office:value="616225" calcext:value-type="float">
            <text:p>616225</text:p>
          </table:table-cell>
        </table:table-row>
        <table:table-row table:style-name="ro1">
          <table:table-cell table:formula="of:=[$Sheet2.A82]" office:value-type="float" office:value="790" calcext:value-type="float">
            <text:p>790</text:p>
          </table:table-cell>
          <table:table-cell table:formula="of:=[.A82]^2" office:value-type="float" office:value="624100" calcext:value-type="float">
            <text:p>624100</text:p>
          </table:table-cell>
          <table:table-cell table:formula="of:=[.A82]^3" office:value-type="float" office:value="493039000" calcext:value-type="float">
            <text:p>493039000</text:p>
          </table:table-cell>
          <table:table-cell table:formula="of:=IF([$Sheet2.E82]&gt;0;[$Sheet2.E82];0)" office:value-type="float" office:value="0.0000163546238120797" calcext:value-type="float">
            <text:p>1.63546238120797E-05</text:p>
          </table:table-cell>
          <table:table-cell table:formula="of:=IF([$Sheet2.F82]&gt;0;[$Sheet2.F82];0)" office:value-type="float" office:value="0" calcext:value-type="float">
            <text:p>0</text:p>
          </table:table-cell>
          <table:table-cell table:formula="of:=IF([$Sheet2.G82]&gt;0;[$Sheet2.G82];0)" office:value-type="float" office:value="0.0000000022656951791596" calcext:value-type="float">
            <text:p>2.2656951791596E-09</text:p>
          </table:table-cell>
          <table:table-cell table:formula="of:=IF([.A82]&lt;490;[.D82];0)" office:value-type="float" office:value="0" calcext:value-type="float">
            <text:p>0</text:p>
          </table:table-cell>
          <table:table-cell table:formula="of:=IF([.A82]&gt;=490;[.D82];0)" office:value-type="float" office:value="0.0000163546238120797" calcext:value-type="float">
            <text:p>1.63546238120797E-05</text:p>
          </table:table-cell>
          <table:table-cell table:formula="of:=[.E82]" office:value-type="float" office:value="0" calcext:value-type="float">
            <text:p>0</text:p>
          </table:table-cell>
          <table:table-cell table:formula="of:=[.F82]" office:value-type="float" office:value="0.0000000022656951791596" calcext:value-type="float">
            <text:p>2.2656951791596E-09</text:p>
          </table:table-cell>
          <table:table-cell/>
          <table:table-cell table:formula="of:=LN([.H82])" office:value-type="float" office:value="-11.0209998986399" calcext:value-type="float">
            <text:p>-11.0209998986399</text:p>
          </table:table-cell>
          <table:table-cell table:number-columns-repeated="2"/>
          <table:table-cell table:formula="of:=EXP([.$C82]*[.K$92]+[.$B82]*[.K$93]+[.$A82]*[.K$94]+[.K$95])*[.K$96]" office:value-type="float" office:value="0" calcext:value-type="float">
            <text:p>0</text:p>
          </table:table-cell>
          <table:table-cell table:formula="of:=EXP([.$C82]*[.L$92]+[.$B82]*[.L$93]+[.$A82]*[.L$94]+[.L$95])*[.L$96]" office:value-type="float" office:value="0.0000139025471939205" calcext:value-type="float">
            <text:p>1.39025471939205E-05</text:p>
          </table:table-cell>
          <table:table-cell table:formula="of:=EXP([.$C82]*[.M$92]+[.$B82]*[.M$93]+[.$A82]*[.M$94]+[.M$95])*[.M$96]" office:value-type="float" office:value="3.39243778203963E-023" calcext:value-type="float">
            <text:p>3.39243778203963E-23</text:p>
          </table:table-cell>
          <table:table-cell table:formula="of:=EXP([.$C82]*[.N$92]+[.$B82]*[.N$93]+[.$A82]*[.N$94]+[.N$95])*[.N$96]" office:value-type="float" office:value="9.01913786992453E-031" calcext:value-type="float">
            <text:p>9.01913786992453E-31</text:p>
          </table:table-cell>
          <table:table-cell table:formula="of:=([.A82]-[.L$98])^2" office:value-type="float" office:value="624100" calcext:value-type="float">
            <text:p>624100</text:p>
          </table:table-cell>
        </table:table-row>
        <table:table-row table:style-name="ro1">
          <table:table-cell table:formula="of:=[$Sheet2.A83]" office:value-type="float" office:value="795" calcext:value-type="float">
            <text:p>795</text:p>
          </table:table-cell>
          <table:table-cell table:formula="of:=[.A83]^2" office:value-type="float" office:value="632025" calcext:value-type="float">
            <text:p>632025</text:p>
          </table:table-cell>
          <table:table-cell table:formula="of:=[.A83]^3" office:value-type="float" office:value="502459875" calcext:value-type="float">
            <text:p>502459875</text:p>
          </table:table-cell>
          <table:table-cell table:formula="of:=IF([$Sheet2.E83]&gt;0;[$Sheet2.E83];0)" office:value-type="float" office:value="0.0000119028825813785" calcext:value-type="float">
            <text:p>1.19028825813785E-05</text:p>
          </table:table-cell>
          <table:table-cell table:formula="of:=IF([$Sheet2.F83]&gt;0;[$Sheet2.F83];0)" office:value-type="float" office:value="0" calcext:value-type="float">
            <text:p>0</text:p>
          </table:table-cell>
          <table:table-cell table:formula="of:=IF([$Sheet2.G83]&gt;0;[$Sheet2.G83];0)" office:value-type="float" office:value="0.00000000149715540473101" calcext:value-type="float">
            <text:p>1.49715540473101E-09</text:p>
          </table:table-cell>
          <table:table-cell table:formula="of:=IF([.A83]&lt;490;[.D83];0)" office:value-type="float" office:value="0" calcext:value-type="float">
            <text:p>0</text:p>
          </table:table-cell>
          <table:table-cell table:formula="of:=IF([.A83]&gt;=490;[.D83];0)" office:value-type="float" office:value="0.0000119028825813785" calcext:value-type="float">
            <text:p>1.19028825813785E-05</text:p>
          </table:table-cell>
          <table:table-cell table:formula="of:=[.E83]" office:value-type="float" office:value="0" calcext:value-type="float">
            <text:p>0</text:p>
          </table:table-cell>
          <table:table-cell table:formula="of:=[.F83]" office:value-type="float" office:value="0.00000000149715540473101" calcext:value-type="float">
            <text:p>1.49715540473101E-09</text:p>
          </table:table-cell>
          <table:table-cell/>
          <table:table-cell table:formula="of:=LN([.H83])" office:value-type="float" office:value="-11.3387299534514" calcext:value-type="float">
            <text:p>-11.3387299534514</text:p>
          </table:table-cell>
          <table:table-cell table:number-columns-repeated="2"/>
          <table:table-cell table:formula="of:=EXP([.$C83]*[.K$92]+[.$B83]*[.K$93]+[.$A83]*[.K$94]+[.K$95])*[.K$96]" office:value-type="float" office:value="0" calcext:value-type="float">
            <text:p>0</text:p>
          </table:table-cell>
          <table:table-cell table:formula="of:=EXP([.$C83]*[.L$92]+[.$B83]*[.L$93]+[.$A83]*[.L$94]+[.L$95])*[.L$96]" office:value-type="float" office:value="0.0000102514126384159" calcext:value-type="float">
            <text:p>1.02514126384159E-05</text:p>
          </table:table-cell>
          <table:table-cell table:formula="of:=EXP([.$C83]*[.M$92]+[.$B83]*[.M$93]+[.$A83]*[.M$94]+[.M$95])*[.M$96]" office:value-type="float" office:value="2.80721181973347E-024" calcext:value-type="float">
            <text:p>2.80721181973347E-24</text:p>
          </table:table-cell>
          <table:table-cell table:formula="of:=EXP([.$C83]*[.N$92]+[.$B83]*[.N$93]+[.$A83]*[.N$94]+[.N$95])*[.N$96]" office:value-type="float" office:value="3.48210143460297E-031" calcext:value-type="float">
            <text:p>3.48210143460297E-31</text:p>
          </table:table-cell>
          <table:table-cell table:formula="of:=([.A83]-[.L$98])^2" office:value-type="float" office:value="632025" calcext:value-type="float">
            <text:p>632025</text:p>
          </table:table-cell>
        </table:table-row>
        <table:table-row table:style-name="ro1">
          <table:table-cell table:formula="of:=[$Sheet2.A84]" office:value-type="float" office:value="800" calcext:value-type="float">
            <text:p>800</text:p>
          </table:table-cell>
          <table:table-cell table:formula="of:=[.A84]^2" office:value-type="float" office:value="640000" calcext:value-type="float">
            <text:p>640000</text:p>
          </table:table-cell>
          <table:table-cell table:formula="of:=[.A84]^3" office:value-type="float" office:value="512000000" calcext:value-type="float">
            <text:p>512000000</text:p>
          </table:table-cell>
          <table:table-cell table:formula="of:=IF([$Sheet2.E84]&gt;0;[$Sheet2.E84];0)" office:value-type="float" office:value="0.00000871404666435134" calcext:value-type="float">
            <text:p>8.71404666435134E-06</text:p>
          </table:table-cell>
          <table:table-cell table:formula="of:=IF([$Sheet2.F84]&gt;0;[$Sheet2.F84];0)" office:value-type="float" office:value="0" calcext:value-type="float">
            <text:p>0</text:p>
          </table:table-cell>
          <table:table-cell table:formula="of:=IF([$Sheet2.G84]&gt;0;[$Sheet2.G84];0)" office:value-type="float" office:value="0.000000000984130152709851" calcext:value-type="float">
            <text:p>9.84130152709851E-10</text:p>
          </table:table-cell>
          <table:table-cell table:formula="of:=IF([.A84]&lt;490;[.D84];0)" office:value-type="float" office:value="0" calcext:value-type="float">
            <text:p>0</text:p>
          </table:table-cell>
          <table:table-cell table:formula="of:=IF([.A84]&gt;=490;[.D84];0)" office:value-type="float" office:value="0.00000871404666435134" calcext:value-type="float">
            <text:p>8.71404666435134E-06</text:p>
          </table:table-cell>
          <table:table-cell table:formula="of:=[.E84]" office:value-type="float" office:value="0" calcext:value-type="float">
            <text:p>0</text:p>
          </table:table-cell>
          <table:table-cell table:formula="of:=[.F84]" office:value-type="float" office:value="0.000000000984130152709851" calcext:value-type="float">
            <text:p>9.84130152709851E-10</text:p>
          </table:table-cell>
          <table:table-cell/>
          <table:table-cell table:formula="of:=LN([.H84])" office:value-type="float" office:value="-11.6505742751822" calcext:value-type="float">
            <text:p>-11.6505742751822</text:p>
          </table:table-cell>
          <table:table-cell table:number-columns-repeated="2"/>
          <table:table-cell table:formula="of:=EXP([.$C84]*[.K$92]+[.$B84]*[.K$93]+[.$A84]*[.K$94]+[.K$95])*[.K$96]" office:value-type="float" office:value="0" calcext:value-type="float">
            <text:p>0</text:p>
          </table:table-cell>
          <table:table-cell table:formula="of:=EXP([.$C84]*[.L$92]+[.$B84]*[.L$93]+[.$A84]*[.L$94]+[.L$95])*[.L$96]" office:value-type="float" office:value="0.00000766032140471202" calcext:value-type="float">
            <text:p>7.66032140471202E-06</text:p>
          </table:table-cell>
          <table:table-cell table:formula="of:=EXP([.$C84]*[.M$92]+[.$B84]*[.M$93]+[.$A84]*[.M$94]+[.M$95])*[.M$96]" office:value-type="float" office:value="2.16058133697294E-025" calcext:value-type="float">
            <text:p>2.16058133697294E-25</text:p>
          </table:table-cell>
          <table:table-cell table:formula="of:=EXP([.$C84]*[.N$92]+[.$B84]*[.N$93]+[.$A84]*[.N$94]+[.N$95])*[.N$96]" office:value-type="float" office:value="1.39133962595821E-031" calcext:value-type="float">
            <text:p>1.39133962595821E-31</text:p>
          </table:table-cell>
          <table:table-cell table:formula="of:=([.A84]-[.L$98])^2" office:value-type="float" office:value="640000" calcext:value-type="float">
            <text:p>640000</text:p>
          </table:table-cell>
        </table:table-row>
        <table:table-row table:style-name="ro1">
          <table:table-cell table:formula="of:=[$Sheet2.A85]" office:value-type="float" office:value="805" calcext:value-type="float">
            <text:p>805</text:p>
          </table:table-cell>
          <table:table-cell table:formula="of:=[.A85]^2" office:value-type="float" office:value="648025" calcext:value-type="float">
            <text:p>648025</text:p>
          </table:table-cell>
          <table:table-cell table:formula="of:=[.A85]^3" office:value-type="float" office:value="521660125" calcext:value-type="float">
            <text:p>521660125</text:p>
          </table:table-cell>
          <table:table-cell table:formula="of:=IF([$Sheet2.E85]&gt;0;[$Sheet2.E85];0)" office:value-type="float" office:value="0.00000640924446689609" calcext:value-type="float">
            <text:p>6.40924446689609E-06</text:p>
          </table:table-cell>
          <table:table-cell table:formula="of:=IF([$Sheet2.F85]&gt;0;[$Sheet2.F85];0)" office:value-type="float" office:value="0" calcext:value-type="float">
            <text:p>0</text:p>
          </table:table-cell>
          <table:table-cell table:formula="of:=IF([$Sheet2.G85]&gt;0;[$Sheet2.G85];0)" office:value-type="float" office:value="0.000000000637788202415411" calcext:value-type="float">
            <text:p>6.37788202415411E-10</text:p>
          </table:table-cell>
          <table:table-cell table:formula="of:=IF([.A85]&lt;490;[.D85];0)" office:value-type="float" office:value="0" calcext:value-type="float">
            <text:p>0</text:p>
          </table:table-cell>
          <table:table-cell table:formula="of:=IF([.A85]&gt;=490;[.D85];0)" office:value-type="float" office:value="0.00000640924446689609" calcext:value-type="float">
            <text:p>6.40924446689609E-06</text:p>
          </table:table-cell>
          <table:table-cell table:formula="of:=[.E85]" office:value-type="float" office:value="0" calcext:value-type="float">
            <text:p>0</text:p>
          </table:table-cell>
          <table:table-cell table:formula="of:=[.F85]" office:value-type="float" office:value="0.000000000637788202415411" calcext:value-type="float">
            <text:p>6.37788202415411E-10</text:p>
          </table:table-cell>
          <table:table-cell/>
          <table:table-cell table:formula="of:=LN([.H85])" office:value-type="float" office:value="-11.9577691618576" calcext:value-type="float">
            <text:p>-11.9577691618576</text:p>
          </table:table-cell>
          <table:table-cell table:number-columns-repeated="2"/>
          <table:table-cell table:formula="of:=EXP([.$C85]*[.K$92]+[.$B85]*[.K$93]+[.$A85]*[.K$94]+[.K$95])*[.K$96]" office:value-type="float" office:value="0" calcext:value-type="float">
            <text:p>0</text:p>
          </table:table-cell>
          <table:table-cell table:formula="of:=EXP([.$C85]*[.L$92]+[.$B85]*[.L$93]+[.$A85]*[.L$94]+[.L$95])*[.L$96]" office:value-type="float" office:value="0.00000580677683459155" calcext:value-type="float">
            <text:p>5.80677683459155E-06</text:p>
          </table:table-cell>
          <table:table-cell table:formula="of:=EXP([.$C85]*[.M$92]+[.$B85]*[.M$93]+[.$A85]*[.M$94]+[.M$95])*[.M$96]" office:value-type="float" office:value="1.54530657876652E-026" calcext:value-type="float">
            <text:p>1.54530657876652E-26</text:p>
          </table:table-cell>
          <table:table-cell table:formula="of:=EXP([.$C85]*[.N$92]+[.$B85]*[.N$93]+[.$A85]*[.N$94]+[.N$95])*[.N$96]" office:value-type="float" office:value="5.76161249642871E-032" calcext:value-type="float">
            <text:p>5.76161249642871E-32</text:p>
          </table:table-cell>
          <table:table-cell table:formula="of:=([.A85]-[.L$98])^2" office:value-type="float" office:value="648025" calcext:value-type="float">
            <text:p>648025</text:p>
          </table:table-cell>
        </table:table-row>
        <table:table-row table:style-name="ro1">
          <table:table-cell table:formula="of:=[$Sheet2.A86]" office:value-type="float" office:value="810" calcext:value-type="float">
            <text:p>810</text:p>
          </table:table-cell>
          <table:table-cell table:formula="of:=[.A86]^2" office:value-type="float" office:value="656100" calcext:value-type="float">
            <text:p>656100</text:p>
          </table:table-cell>
          <table:table-cell table:formula="of:=[.A86]^3" office:value-type="float" office:value="531441000" calcext:value-type="float">
            <text:p>531441000</text:p>
          </table:table-cell>
          <table:table-cell table:formula="of:=IF([$Sheet2.E86]&gt;0;[$Sheet2.E86];0)" office:value-type="float" office:value="0.00000470432229343605" calcext:value-type="float">
            <text:p>4.70432229343605E-06</text:p>
          </table:table-cell>
          <table:table-cell table:formula="of:=IF([$Sheet2.F86]&gt;0;[$Sheet2.F86];0)" office:value-type="float" office:value="0" calcext:value-type="float">
            <text:p>0</text:p>
          </table:table-cell>
          <table:table-cell table:formula="of:=IF([$Sheet2.G86]&gt;0;[$Sheet2.G86];0)" office:value-type="float" office:value="0.000000000406228166483681" calcext:value-type="float">
            <text:p>4.06228166483681E-10</text:p>
          </table:table-cell>
          <table:table-cell table:formula="of:=IF([.A86]&lt;490;[.D86];0)" office:value-type="float" office:value="0" calcext:value-type="float">
            <text:p>0</text:p>
          </table:table-cell>
          <table:table-cell table:formula="of:=IF([.A86]&gt;=490;[.D86];0)" office:value-type="float" office:value="0.00000470432229343605" calcext:value-type="float">
            <text:p>4.70432229343605E-06</text:p>
          </table:table-cell>
          <table:table-cell table:formula="of:=[.E86]" office:value-type="float" office:value="0" calcext:value-type="float">
            <text:p>0</text:p>
          </table:table-cell>
          <table:table-cell table:formula="of:=[.F86]" office:value-type="float" office:value="0.000000000406228166483681" calcext:value-type="float">
            <text:p>4.06228166483681E-10</text:p>
          </table:table-cell>
          <table:table-cell/>
          <table:table-cell table:formula="of:=LN([.H86])" office:value-type="float" office:value="-12.2670288349539" calcext:value-type="float">
            <text:p>-12.2670288349539</text:p>
          </table:table-cell>
          <table:table-cell table:number-columns-repeated="2"/>
          <table:table-cell table:formula="of:=EXP([.$C86]*[.K$92]+[.$B86]*[.K$93]+[.$A86]*[.K$94]+[.K$95])*[.K$96]" office:value-type="float" office:value="0" calcext:value-type="float">
            <text:p>0</text:p>
          </table:table-cell>
          <table:table-cell table:formula="of:=EXP([.$C86]*[.L$92]+[.$B86]*[.L$93]+[.$A86]*[.L$94]+[.L$95])*[.L$96]" office:value-type="float" office:value="0.00000446991303801916" calcext:value-type="float">
            <text:p>4.46991303801916E-06</text:p>
          </table:table-cell>
          <table:table-cell table:formula="of:=EXP([.$C86]*[.M$92]+[.$B86]*[.M$93]+[.$A86]*[.M$94]+[.M$95])*[.M$96]" office:value-type="float" office:value="1.02618044816725E-027" calcext:value-type="float">
            <text:p>1.02618044816725E-27</text:p>
          </table:table-cell>
          <table:table-cell table:formula="of:=EXP([.$C86]*[.N$92]+[.$B86]*[.N$93]+[.$A86]*[.N$94]+[.N$95])*[.N$96]" office:value-type="float" office:value="2.47615544766813E-032" calcext:value-type="float">
            <text:p>2.47615544766813E-32</text:p>
          </table:table-cell>
          <table:table-cell table:formula="of:=([.A86]-[.L$98])^2" office:value-type="float" office:value="656100" calcext:value-type="float">
            <text:p>656100</text:p>
          </table:table-cell>
        </table:table-row>
        <table:table-row table:style-name="ro1">
          <table:table-cell table:formula="of:=[$Sheet2.A87]" office:value-type="float" office:value="815" calcext:value-type="float">
            <text:p>815</text:p>
          </table:table-cell>
          <table:table-cell table:formula="of:=[.A87]^2" office:value-type="float" office:value="664225" calcext:value-type="float">
            <text:p>664225</text:p>
          </table:table-cell>
          <table:table-cell table:formula="of:=[.A87]^3" office:value-type="float" office:value="541343375" calcext:value-type="float">
            <text:p>541343375</text:p>
          </table:table-cell>
          <table:table-cell table:formula="of:=IF([$Sheet2.E87]&gt;0;[$Sheet2.E87];0)" office:value-type="float" office:value="0.00000347298961260379" calcext:value-type="float">
            <text:p>3.47298961260379E-06</text:p>
          </table:table-cell>
          <table:table-cell table:formula="of:=IF([$Sheet2.F87]&gt;0;[$Sheet2.F87];0)" office:value-type="float" office:value="0" calcext:value-type="float">
            <text:p>0</text:p>
          </table:table-cell>
          <table:table-cell table:formula="of:=IF([$Sheet2.G87]&gt;0;[$Sheet2.G87];0)" office:value-type="float" office:value="0.000000000252520211597964" calcext:value-type="float">
            <text:p>2.52520211597964E-10</text:p>
          </table:table-cell>
          <table:table-cell table:formula="of:=IF([.A87]&lt;490;[.D87];0)" office:value-type="float" office:value="0" calcext:value-type="float">
            <text:p>0</text:p>
          </table:table-cell>
          <table:table-cell table:formula="of:=IF([.A87]&gt;=490;[.D87];0)" office:value-type="float" office:value="0.00000347298961260379" calcext:value-type="float">
            <text:p>3.47298961260379E-06</text:p>
          </table:table-cell>
          <table:table-cell table:formula="of:=[.E87]" office:value-type="float" office:value="0" calcext:value-type="float">
            <text:p>0</text:p>
          </table:table-cell>
          <table:table-cell table:formula="of:=[.F87]" office:value-type="float" office:value="0.000000000252520211597964" calcext:value-type="float">
            <text:p>2.52520211597964E-10</text:p>
          </table:table-cell>
          <table:table-cell/>
          <table:table-cell table:formula="of:=LN([.H87])" office:value-type="float" office:value="-12.570494775107" calcext:value-type="float">
            <text:p>-12.570494775107</text:p>
          </table:table-cell>
          <table:table-cell table:number-columns-repeated="2"/>
          <table:table-cell table:formula="of:=EXP([.$C87]*[.K$92]+[.$B87]*[.K$93]+[.$A87]*[.K$94]+[.K$95])*[.K$96]" office:value-type="float" office:value="0" calcext:value-type="float">
            <text:p>0</text:p>
          </table:table-cell>
          <table:table-cell table:formula="of:=EXP([.$C87]*[.L$92]+[.$B87]*[.L$93]+[.$A87]*[.L$94]+[.L$95])*[.L$96]" office:value-type="float" office:value="0.00000349775780605427" calcext:value-type="float">
            <text:p>3.49775780605427E-06</text:p>
          </table:table-cell>
          <table:table-cell table:formula="of:=EXP([.$C87]*[.M$92]+[.$B87]*[.M$93]+[.$A87]*[.M$94]+[.M$95])*[.M$96]" office:value-type="float" office:value="6.3214152479378E-029" calcext:value-type="float">
            <text:p>6.3214152479378E-29</text:p>
          </table:table-cell>
          <table:table-cell table:formula="of:=EXP([.$C87]*[.N$92]+[.$B87]*[.N$93]+[.$A87]*[.N$94]+[.N$95])*[.N$96]" office:value-type="float" office:value="1.10595776951481E-032" calcext:value-type="float">
            <text:p>1.10595776951481E-32</text:p>
          </table:table-cell>
          <table:table-cell table:formula="of:=([.A87]-[.L$98])^2" office:value-type="float" office:value="664225" calcext:value-type="float">
            <text:p>664225</text:p>
          </table:table-cell>
        </table:table-row>
        <table:table-row table:style-name="ro1">
          <table:table-cell table:formula="of:=[$Sheet2.A88]" office:value-type="float" office:value="820" calcext:value-type="float">
            <text:p>820</text:p>
          </table:table-cell>
          <table:table-cell table:formula="of:=[.A88]^2" office:value-type="float" office:value="672400" calcext:value-type="float">
            <text:p>672400</text:p>
          </table:table-cell>
          <table:table-cell table:formula="of:=[.A88]^3" office:value-type="float" office:value="551368000" calcext:value-type="float">
            <text:p>551368000</text:p>
          </table:table-cell>
          <table:table-cell table:formula="of:=IF([$Sheet2.E88]&gt;0;[$Sheet2.E88];0)" office:value-type="float" office:value="0.00000258264136646355" calcext:value-type="float">
            <text:p>2.58264136646355E-06</text:p>
          </table:table-cell>
          <table:table-cell table:formula="of:=IF([$Sheet2.F88]&gt;0;[$Sheet2.F88];0)" office:value-type="float" office:value="0" calcext:value-type="float">
            <text:p>0</text:p>
          </table:table-cell>
          <table:table-cell table:formula="of:=IF([$Sheet2.G88]&gt;0;[$Sheet2.G88];0)" office:value-type="float" office:value="0.000000000151711747679409" calcext:value-type="float">
            <text:p>1.51711747679409E-10</text:p>
          </table:table-cell>
          <table:table-cell table:formula="of:=IF([.A88]&lt;490;[.D88];0)" office:value-type="float" office:value="0" calcext:value-type="float">
            <text:p>0</text:p>
          </table:table-cell>
          <table:table-cell table:formula="of:=IF([.A88]&gt;=490;[.D88];0)" office:value-type="float" office:value="0.00000258264136646355" calcext:value-type="float">
            <text:p>2.58264136646355E-06</text:p>
          </table:table-cell>
          <table:table-cell table:formula="of:=[.E88]" office:value-type="float" office:value="0" calcext:value-type="float">
            <text:p>0</text:p>
          </table:table-cell>
          <table:table-cell table:formula="of:=[.F88]" office:value-type="float" office:value="0.000000000151711747679409" calcext:value-type="float">
            <text:p>1.51711747679409E-10</text:p>
          </table:table-cell>
          <table:table-cell/>
          <table:table-cell table:formula="of:=LN([.H88])" office:value-type="float" office:value="-12.8666978972907" calcext:value-type="float">
            <text:p>-12.8666978972907</text:p>
          </table:table-cell>
          <table:table-cell table:number-columns-repeated="2"/>
          <table:table-cell table:formula="of:=EXP([.$C88]*[.K$92]+[.$B88]*[.K$93]+[.$A88]*[.K$94]+[.K$95])*[.K$96]" office:value-type="float" office:value="0" calcext:value-type="float">
            <text:p>0</text:p>
          </table:table-cell>
          <table:table-cell table:formula="of:=EXP([.$C88]*[.L$92]+[.$B88]*[.L$93]+[.$A88]*[.L$94]+[.L$95])*[.L$96]" office:value-type="float" office:value="0.00000278521063248551" calcext:value-type="float">
            <text:p>2.78521063248551E-06</text:p>
          </table:table-cell>
          <table:table-cell table:formula="of:=EXP([.$C88]*[.M$92]+[.$B88]*[.M$93]+[.$A88]*[.M$94]+[.M$95])*[.M$96]" office:value-type="float" office:value="3.60913276034898E-030" calcext:value-type="float">
            <text:p>3.60913276034898E-30</text:p>
          </table:table-cell>
          <table:table-cell table:formula="of:=EXP([.$C88]*[.N$92]+[.$B88]*[.N$93]+[.$A88]*[.N$94]+[.N$95])*[.N$96]" office:value-type="float" office:value="5.14078894032767E-033" calcext:value-type="float">
            <text:p>5.14078894032767E-33</text:p>
          </table:table-cell>
          <table:table-cell table:formula="of:=([.A88]-[.L$98])^2" office:value-type="float" office:value="672400" calcext:value-type="float">
            <text:p>672400</text:p>
          </table:table-cell>
        </table:table-row>
        <table:table-row table:style-name="ro1">
          <table:table-cell table:formula="of:=[$Sheet2.A89]" office:value-type="float" office:value="825" calcext:value-type="float">
            <text:p>825</text:p>
          </table:table-cell>
          <table:table-cell table:formula="of:=[.A89]^2" office:value-type="float" office:value="680625" calcext:value-type="float">
            <text:p>680625</text:p>
          </table:table-cell>
          <table:table-cell table:formula="of:=[.A89]^3" office:value-type="float" office:value="561515625" calcext:value-type="float">
            <text:p>561515625</text:p>
          </table:table-cell>
          <table:table-cell table:formula="of:=IF([$Sheet2.E89]&gt;0;[$Sheet2.E89];0)" office:value-type="float" office:value="0.00000192277334006883" calcext:value-type="float">
            <text:p>1.92277334006883E-06</text:p>
          </table:table-cell>
          <table:table-cell table:formula="of:=IF([$Sheet2.F89]&gt;0;[$Sheet2.F89];0)" office:value-type="float" office:value="0" calcext:value-type="float">
            <text:p>0</text:p>
          </table:table-cell>
          <table:table-cell table:formula="of:=IF([$Sheet2.G89]&gt;0;[$Sheet2.G89];0)" office:value-type="float" office:value="0.0000000000862361513125062" calcext:value-type="float">
            <text:p>8.62361513125062E-11</text:p>
          </table:table-cell>
          <table:table-cell table:formula="of:=IF([.A89]&lt;490;[.D89];0)" office:value-type="float" office:value="0" calcext:value-type="float">
            <text:p>0</text:p>
          </table:table-cell>
          <table:table-cell table:formula="of:=IF([.A89]&gt;=490;[.D89];0)" office:value-type="float" office:value="0.00000192277334006883" calcext:value-type="float">
            <text:p>1.92277334006883E-06</text:p>
          </table:table-cell>
          <table:table-cell table:formula="of:=[.E89]" office:value-type="float" office:value="0" calcext:value-type="float">
            <text:p>0</text:p>
          </table:table-cell>
          <table:table-cell table:formula="of:=[.F89]" office:value-type="float" office:value="0.0000000000862361513125062" calcext:value-type="float">
            <text:p>8.62361513125062E-11</text:p>
          </table:table-cell>
          <table:table-cell/>
          <table:table-cell table:formula="of:=LN([.H89])" office:value-type="float" office:value="-13.1617419661835" calcext:value-type="float">
            <text:p>-13.1617419661835</text:p>
          </table:table-cell>
          <table:table-cell table:number-columns-repeated="2"/>
          <table:table-cell table:formula="of:=EXP([.$C89]*[.K$92]+[.$B89]*[.K$93]+[.$A89]*[.K$94]+[.K$95])*[.K$96]" office:value-type="float" office:value="0" calcext:value-type="float">
            <text:p>0</text:p>
          </table:table-cell>
          <table:table-cell table:formula="of:=EXP([.$C89]*[.L$92]+[.$B89]*[.L$93]+[.$A89]*[.L$94]+[.L$95])*[.L$96]" office:value-type="float" office:value="0.00000225920131026444" calcext:value-type="float">
            <text:p>2.25920131026444E-06</text:p>
          </table:table-cell>
          <table:table-cell table:formula="of:=EXP([.$C89]*[.M$92]+[.$B89]*[.M$93]+[.$A89]*[.M$94]+[.M$95])*[.M$96]" office:value-type="float" office:value="1.90812052151849E-031" calcext:value-type="float">
            <text:p>1.90812052151849E-31</text:p>
          </table:table-cell>
          <table:table-cell table:formula="of:=EXP([.$C89]*[.N$92]+[.$B89]*[.N$93]+[.$A89]*[.N$94]+[.N$95])*[.N$96]" office:value-type="float" office:value="2.49032143630998E-033" calcext:value-type="float">
            <text:p>2.49032143630998E-33</text:p>
          </table:table-cell>
          <table:table-cell table:formula="of:=([.A89]-[.L$98])^2" office:value-type="float" office:value="680625" calcext:value-type="float">
            <text:p>680625</text:p>
          </table:table-cell>
        </table:table-row>
        <table:table-row table:style-name="ro1">
          <table:table-cell table:formula="of:=[$Sheet2.A90]" office:value-type="float" office:value="830" calcext:value-type="float">
            <text:p>830</text:p>
          </table:table-cell>
          <table:table-cell table:formula="of:=[.A90]^2" office:value-type="float" office:value="688900" calcext:value-type="float">
            <text:p>688900</text:p>
          </table:table-cell>
          <table:table-cell table:formula="of:=[.A90]^3" office:value-type="float" office:value="571787000" calcext:value-type="float">
            <text:p>571787000</text:p>
          </table:table-cell>
          <table:table-cell table:formula="of:=IF([$Sheet2.E90]&gt;0;[$Sheet2.E90];0)" office:value-type="float" office:value="0.0000014365547943043" calcext:value-type="float">
            <text:p>1.4365547943043E-06</text:p>
          </table:table-cell>
          <table:table-cell table:formula="of:=IF([$Sheet2.F90]&gt;0;[$Sheet2.F90];0)" office:value-type="float" office:value="0" calcext:value-type="float">
            <text:p>0</text:p>
          </table:table-cell>
          <table:table-cell table:formula="of:=IF([$Sheet2.G90]&gt;0;[$Sheet2.G90];0)" office:value-type="float" office:value="0.0000000000441161792594071" calcext:value-type="float">
            <text:p>4.41161792594071E-11</text:p>
          </table:table-cell>
          <table:table-cell table:formula="of:=IF([.A90]&lt;490;[.D90];0)" office:value-type="float" office:value="0" calcext:value-type="float">
            <text:p>0</text:p>
          </table:table-cell>
          <table:table-cell table:formula="of:=IF([.A90]&gt;=490;[.D90];0)" office:value-type="float" office:value="0.0000014365547943043" calcext:value-type="float">
            <text:p>1.4365547943043E-06</text:p>
          </table:table-cell>
          <table:table-cell table:formula="of:=[.E90]" office:value-type="float" office:value="0" calcext:value-type="float">
            <text:p>0</text:p>
          </table:table-cell>
          <table:table-cell table:formula="of:=[.F90]" office:value-type="float" office:value="0.0000000000441161792594071" calcext:value-type="float">
            <text:p>4.41161792594071E-11</text:p>
          </table:table-cell>
          <table:table-cell/>
          <table:table-cell table:formula="of:=LN([.H90])" office:value-type="float" office:value="-13.4532628149425" calcext:value-type="float">
            <text:p>-13.4532628149425</text:p>
          </table:table-cell>
          <table:table-cell table:number-columns-repeated="2"/>
          <table:table-cell table:formula="of:=EXP([.$C90]*[.K$92]+[.$B90]*[.K$93]+[.$A90]*[.K$94]+[.K$95])*[.K$96]" office:value-type="float" office:value="0" calcext:value-type="float">
            <text:p>0</text:p>
          </table:table-cell>
          <table:table-cell table:formula="of:=EXP([.$C90]*[.L$92]+[.$B90]*[.L$93]+[.$A90]*[.L$94]+[.L$95])*[.L$96]" office:value-type="float" office:value="0.00000186866444525408" calcext:value-type="float">
            <text:p>1.86866444525408E-06</text:p>
          </table:table-cell>
          <table:table-cell table:formula="of:=EXP([.$C90]*[.M$92]+[.$B90]*[.M$93]+[.$A90]*[.M$94]+[.M$95])*[.M$96]" office:value-type="float" office:value="9.33339414133774E-033" calcext:value-type="float">
            <text:p>9.33339414133774E-33</text:p>
          </table:table-cell>
          <table:table-cell table:formula="of:=EXP([.$C90]*[.N$92]+[.$B90]*[.N$93]+[.$A90]*[.N$94]+[.N$95])*[.N$96]" office:value-type="float" office:value="1.25898122901164E-033" calcext:value-type="float">
            <text:p>1.25898122901164E-33</text:p>
          </table:table-cell>
          <table:table-cell table:formula="of:=([.A90]-[.L$98])^2" office:value-type="float" office:value="688900" calcext:value-type="float">
            <text:p>68890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table:formula="of:=INDEX(LINEST([.K$2:.K$12];[.$A$2:.$C$12];1;1);1;1)" office:value-type="float" office:value="-0.0000198476620815128" calcext:value-type="float">
            <text:p>-1.98476620815128E-05</text:p>
          </table:table-cell>
          <table:table-cell table:formula="of:=INDEX(LINEST([.L$30:.L$90];[.$A$30:.$C$90];1;1);1;1)" office:value-type="float" office:value="0.00000138439840604385" calcext:value-type="float">
            <text:p>1.38439840604385E-06</text:p>
          </table:table-cell>
          <table:table-cell table:formula="of:=INDEX(LINEST([.M$13:.M$53];[.$A$13:.$C$53];1;1);1;1)" office:value-type="float" office:value="-0.00000117753432638858" calcext:value-type="float">
            <text:p>-1.17753432638858E-06</text:p>
          </table:table-cell>
          <table:table-cell table:formula="of:=INDEX(LINEST([.N$2:.N$29];[.$A$2:.$C$29];1;1);1;1)" office:value-type="float" office:value="0.00000185377093204006" calcext:value-type="float">
            <text:p>1.85377093204006E-06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INDEX(LINEST([.K$2:.K$12];[.$A$2:.$C$12];1;1);1;2)" office:value-type="float" office:value="0.0214604903620925" calcext:value-type="float">
            <text:p>0.021460490362093</text:p>
          </table:table-cell>
          <table:table-cell table:formula="of:=INDEX(LINEST([.L$30:.L$90];[.$A$30:.$C$90];1;1);1;2)" office:value-type="float" office:value="-0.00303589044880501" calcext:value-type="float">
            <text:p>-0.003035890448805</text:p>
          </table:table-cell>
          <table:table-cell table:formula="of:=INDEX(LINEST([.M$13:.M$53];[.$A$13:.$C$53];1;1);1;2)" office:value-type="float" office:value="0.00135927105057691" calcext:value-type="float">
            <text:p>0.001359271050577</text:p>
          </table:table-cell>
          <table:table-cell table:formula="of:=INDEX(LINEST([.N$2:.N$29];[.$A$2:.$C$29];1;1);1;2)" office:value-type="float" office:value="-0.00373436670743786" calcext:value-type="float">
            <text:p>-0.003734366707438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INDEX(LINEST([.K$2:.K$12];[.$A$2:.$C$12];1;1);1;3)" office:value-type="float" office:value="-7.48315048398823" calcext:value-type="float">
            <text:p>-7.48315048398823</text:p>
          </table:table-cell>
          <table:table-cell table:formula="of:=INDEX(LINEST([.L$30:.L$90];[.$A$30:.$C$90];1;1);1;3)" office:value-type="float" office:value="2.14250618260049" calcext:value-type="float">
            <text:p>2.14250618260049</text:p>
          </table:table-cell>
          <table:table-cell table:formula="of:=INDEX(LINEST([.M$13:.M$53];[.$A$13:.$C$53];1;1);1;3)" office:value-type="float" office:value="-0.434152297723757" calcext:value-type="float">
            <text:p>-0.434152297723757</text:p>
          </table:table-cell>
          <table:table-cell table:formula="of:=INDEX(LINEST([.N$2:.N$29];[.$A$2:.$C$29];1;1);1;3)" office:value-type="float" office:value="2.23579982988818" calcext:value-type="float">
            <text:p>2.23579982988818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INDEX(LINEST([.K$2:.K$12];[.$A$2:.$C$12];1;1);1;4)" office:value-type="float" office:value="823.968168053177" calcext:value-type="float">
            <text:p>823.968168053177</text:p>
          </table:table-cell>
          <table:table-cell table:formula="of:=INDEX(LINEST([.L$30:.L$90];[.$A$30:.$C$90];1;1);1;4)" office:value-type="float" office:value="-491.61375649017" calcext:value-type="float">
            <text:p>-491.61375649017</text:p>
          </table:table-cell>
          <table:table-cell table:formula="of:=INDEX(LINEST([.M$13:.M$53];[.$A$13:.$C$53];1;1);1;4)" office:value-type="float" office:value="23.8555811501429" calcext:value-type="float">
            <text:p>23.8555811501429</text:p>
          </table:table-cell>
          <table:table-cell table:formula="of:=INDEX(LINEST([.N$2:.N$29];[.$A$2:.$C$29];1;1);1;4)" office:value-type="float" office:value="-418.674248712431" calcext:value-type="float">
            <text:p>-418.674248712431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scalar</text:p>
          </table:table-cell>
          <table:table-cell table:formula="of:=MAX([.G$2:.G$90])/[.K97]" office:value-type="float" office:value="0.961968086752371" calcext:value-type="float">
            <text:p>0.961968086752371</text:p>
          </table:table-cell>
          <table:table-cell table:formula="of:=MAX([.H$2:.H$90])/[.L97]" office:value-type="float" office:value="0.987337980832077" calcext:value-type="float">
            <text:p>0.987337980832077</text:p>
          </table:table-cell>
          <table:table-cell table:formula="of:=MAX([.I$2:.I$90])/[.M97]" office:value-type="float" office:value="0.694967476241808" calcext:value-type="float">
            <text:p>0.694967476241808</text:p>
          </table:table-cell>
          <table:table-cell table:formula="of:=MAX([.J$2:.J$90])/[.N97]" office:value-type="float" office:value="0.859408873471326" calcext:value-type="float">
            <text:p>0.859408873471326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x peak</text:p>
          </table:table-cell>
          <table:table-cell table:formula="of:=EXP([.K92]*[.K104]^3+[.K93]*[.K104]^2+[.K94]*[.K104]+[.K95])" office:value-type="float" office:value="0.0250423264452169" calcext:value-type="float">
            <text:p>0.025042326445217</text:p>
          </table:table-cell>
          <table:table-cell table:formula="of:=EXP([.L92]*[.L104]^3+[.L93]*[.L104]^2+[.L94]*[.L104]+[.L95])" office:value-type="float" office:value="1.01282440199176" calcext:value-type="float">
            <text:p>1.01282440199176</text:p>
          </table:table-cell>
          <table:table-cell table:formula="of:=EXP([.M92]*[.M104]^3+[.M93]*[.M104]^2+[.M94]*[.M104]+[.M95])" office:value-type="float" office:value="1.43891625750276" calcext:value-type="float">
            <text:p>1.43891625750276</text:p>
          </table:table-cell>
          <table:table-cell table:formula="of:=EXP([.N92]*[.N104]^3+[.N93]*[.N104]^2+[.N94]*[.N104]+[.N95])" office:value-type="float" office:value="1.16359049908433" calcext:value-type="float">
            <text:p>1.16359049908433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Peak</text:p>
          </table:table-cell>
          <table:table-cell table:number-columns-repeated="2"/>
          <table:table-cell office:value-type="float" office:value="425" calcext:value-type="float">
            <text:p>425</text:p>
          </table:table-cell>
          <table:table-cell office:value-type="float" office:value="540" calcext:value-type="float">
            <text:p>540</text:p>
          </table:table-cell>
          <table:table-cell office:value-type="float" office:value="445" calcext:value-type="float">
            <text:p>445</text:p>
          </table:table-cell>
          <table:table-cell table:number-columns-repeated="3"/>
          <table:table-cell office:value-type="string" calcext:value-type="string">
            <text:p>B^2</text:p>
          </table:table-cell>
          <table:table-cell table:formula="of:=[.K93]^2*4" office:value-type="float" office:value="0.00184221058632587" calcext:value-type="float">
            <text:p>0.001842210586326</text:p>
          </table:table-cell>
          <table:table-cell table:formula="of:=[.L93]^2*4" office:value-type="float" office:value="0.000036866523268582" calcext:value-type="float">
            <text:p>3.6866523268582E-05</text:p>
          </table:table-cell>
          <table:table-cell table:formula="of:=[.M93]^2*4" office:value-type="float" office:value="0.00000739047115574588" calcext:value-type="float">
            <text:p>7.39047115574588E-06</text:p>
          </table:table-cell>
          <table:table-cell table:formula="of:=[.N93]^2*4" office:value-type="float" office:value="0.000055781978822481" calcext:value-type="float">
            <text:p>5.5781978822481E-05</text:p>
          </table:table-cell>
          <table:table-cell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00" calcext:value-type="float">
            <text:p>600</text:p>
          </table:table-cell>
          <table:table-cell table:number-columns-repeated="5"/>
          <table:table-cell office:value-type="string" calcext:value-type="string">
            <text:p>4ac</text:p>
          </table:table-cell>
          <table:table-cell table:formula="of:=4*[.K92]*3*[.K94]" office:value-type="float" office:value="0.00178227650533569" calcext:value-type="float">
            <text:p>0.001782276505336</text:p>
          </table:table-cell>
          <table:table-cell table:formula="of:=4*[.L92]*3*[.L94]" office:value-type="float" office:value="0.0000355929857295744" calcext:value-type="float">
            <text:p>3.55929857295744E-05</text:p>
          </table:table-cell>
          <table:table-cell table:formula="of:=4*[.M92]*3*[.M94]" office:value-type="float" office:value="0.0000061347508014024" calcext:value-type="float">
            <text:p>6.1347508014024E-06</text:p>
          </table:table-cell>
          <table:table-cell table:formula="of:=4*[.N92]*3*[.N94]" office:value-type="float" office:value="0.0000497359288140818" calcext:value-type="float">
            <text:p>4.97359288140818E-0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2a</text:p>
          </table:table-cell>
          <table:table-cell table:formula="of:=6*[.K92]" office:value-type="float" office:value="-0.000119085972489077" calcext:value-type="float">
            <text:p>-0.000119085972489</text:p>
          </table:table-cell>
          <table:table-cell table:formula="of:=6*[.L92]" office:value-type="float" office:value="0.00000830639043626307" calcext:value-type="float">
            <text:p>8.30639043626307E-06</text:p>
          </table:table-cell>
          <table:table-cell table:formula="of:=6*[.M92]" office:value-type="float" office:value="-0.0000070652059583315" calcext:value-type="float">
            <text:p>-7.0652059583315E-06</text:p>
          </table:table-cell>
          <table:table-cell table:formula="of:=6*[.N92]" office:value-type="float" office:value="0.0000111226255922404" calcext:value-type="float">
            <text:p>1.11226255922404E-0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-b</text:p>
          </table:table-cell>
          <table:table-cell table:formula="of:=-2*[.K93]" office:value-type="float" office:value="-0.0429209807241851" calcext:value-type="float">
            <text:p>-0.042920980724185</text:p>
          </table:table-cell>
          <table:table-cell table:formula="of:=-2*[.L93]" office:value-type="float" office:value="0.00607178089761003" calcext:value-type="float">
            <text:p>0.00607178089761</text:p>
          </table:table-cell>
          <table:table-cell table:formula="of:=-2*[.M93]" office:value-type="float" office:value="-0.00271854210115383" calcext:value-type="float">
            <text:p>-0.002718542101154</text:p>
          </table:table-cell>
          <table:table-cell table:formula="of:=-2*[.N93]" office:value-type="float" office:value="0.00746873341487571" calcext:value-type="float">
            <text:p>0.007468733414876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table:formula="of:=([.K102]-SQRT([.K99]-[.K100]))/[.K101]" office:value-type="float" office:value="425.429545852797" calcext:value-type="float">
            <text:p>425.429545852797</text:p>
          </table:table-cell>
          <table:table-cell table:formula="of:=([.L102]-SQRT([.L99]-[.L100]))/[.L101]" office:value-type="float" office:value="595.116462547318" calcext:value-type="float">
            <text:p>595.116462547318</text:p>
          </table:table-cell>
          <table:table-cell table:formula="of:=([.M102]-SQRT([.M99]-[.M100]))/[.M101]" office:value-type="float" office:value="543.385629898383" calcext:value-type="float">
            <text:p>543.385629898383</text:p>
          </table:table-cell>
          <table:table-cell table:formula="of:=([.N102]-SQRT([.N99]-[.N100]))/[.N101]" office:value-type="float" office:value="450.420782319511" calcext:value-type="float">
            <text:p>450.420782319511</text:p>
          </table:table-cell>
          <table:table-cell table:number-columns-repeated="5"/>
        </table:table-row>
      </table:table>
      <table:table table:name="r norm" table:style-name="ta1">
        <table:shapes>
          <draw:frame draw:z-index="0" draw:style-name="gr1" draw:text-style-name="P1" svg:width="6.2988in" svg:height="3.5429in" svg:x="3.5953in" svg:y="8.9283in">
            <draw:object draw:notify-on-update-of-ranges="'r norm'.A1:'r norm'.A1 'r norm'.A2:'r norm'.A90 'r norm'.B1:'r norm'.B1 'r norm'.B2:'r norm'.B90 'r norm'.A1:'r norm'.A1 'r norm'.A2:'r norm'.A90 'r norm'.C1:'r norm'.C1 'r norm'.C2:'r norm'.C90 'r norm'.A1:'r norm'.A1 'r norm'.A2:'r norm'.A90 'r norm'.D1:'r norm'.D1 'r norm'.D2:'r norm'.D9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Wavelength (nm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formula="of:=[$Sheet2.A2]" office:value-type="float" office:value="390" calcext:value-type="float">
            <text:p>390</text:p>
          </table:table-cell>
          <table:table-cell table:formula="of:=ROUND(IF([$Sheet2.H2]&gt;0;[$Sheet2.H2]*255;0);0)" office:value-type="float" office:value="0" calcext:value-type="float">
            <text:p>0</text:p>
          </table:table-cell>
          <table:table-cell table:formula="of:=ROUND(IF([$Sheet2.I2]&gt;0;[$Sheet2.I2]*255;0);0)" office:value-type="float" office:value="0" calcext:value-type="float">
            <text:p>0</text:p>
          </table:table-cell>
          <table:table-cell table:formula="of:=ROUND(IF([$Sheet2.J2]&gt;0;[$Sheet2.J2]*255;0);0)" office:value-type="float" office:value="0" calcext:value-type="float">
            <text:p>0</text:p>
          </table:table-cell>
        </table:table-row>
        <table:table-row table:style-name="ro1">
          <table:table-cell table:formula="of:=[$Sheet2.A3]" office:value-type="float" office:value="395" calcext:value-type="float">
            <text:p>395</text:p>
          </table:table-cell>
          <table:table-cell table:formula="of:=ROUND(IF([$Sheet2.H3]&gt;0;[$Sheet2.H3]*255;0);0)" office:value-type="float" office:value="0" calcext:value-type="float">
            <text:p>0</text:p>
          </table:table-cell>
          <table:table-cell table:formula="of:=ROUND(IF([$Sheet2.I3]&gt;0;[$Sheet2.I3]*255;0);0)" office:value-type="float" office:value="0" calcext:value-type="float">
            <text:p>0</text:p>
          </table:table-cell>
          <table:table-cell table:formula="of:=ROUND(IF([$Sheet2.J3]&gt;0;[$Sheet2.J3]*255;0);0)" office:value-type="float" office:value="1" calcext:value-type="float">
            <text:p>1</text:p>
          </table:table-cell>
        </table:table-row>
        <table:table-row table:style-name="ro1">
          <table:table-cell table:formula="of:=[$Sheet2.A4]" office:value-type="float" office:value="400" calcext:value-type="float">
            <text:p>400</text:p>
          </table:table-cell>
          <table:table-cell table:formula="of:=ROUND(IF([$Sheet2.H4]&gt;0;[$Sheet2.H4]*255;0);0)" office:value-type="float" office:value="1" calcext:value-type="float">
            <text:p>1</text:p>
          </table:table-cell>
          <table:table-cell table:formula="of:=ROUND(IF([$Sheet2.I4]&gt;0;[$Sheet2.I4]*255;0);0)" office:value-type="float" office:value="0" calcext:value-type="float">
            <text:p>0</text:p>
          </table:table-cell>
          <table:table-cell table:formula="of:=ROUND(IF([$Sheet2.J4]&gt;0;[$Sheet2.J4]*255;0);0)" office:value-type="float" office:value="3" calcext:value-type="float">
            <text:p>3</text:p>
          </table:table-cell>
        </table:table-row>
        <table:table-row table:style-name="ro1">
          <table:table-cell table:formula="of:=[$Sheet2.A5]" office:value-type="float" office:value="405" calcext:value-type="float">
            <text:p>405</text:p>
          </table:table-cell>
          <table:table-cell table:formula="of:=ROUND(IF([$Sheet2.H5]&gt;0;[$Sheet2.H5]*255;0);0)" office:value-type="float" office:value="2" calcext:value-type="float">
            <text:p>2</text:p>
          </table:table-cell>
          <table:table-cell table:formula="of:=ROUND(IF([$Sheet2.I5]&gt;0;[$Sheet2.I5]*255;0);0)" office:value-type="float" office:value="0" calcext:value-type="float">
            <text:p>0</text:p>
          </table:table-cell>
          <table:table-cell table:formula="of:=ROUND(IF([$Sheet2.J5]&gt;0;[$Sheet2.J5]*255;0);0)" office:value-type="float" office:value="7" calcext:value-type="float">
            <text:p>7</text:p>
          </table:table-cell>
        </table:table-row>
        <table:table-row table:style-name="ro1">
          <table:table-cell table:formula="of:=[$Sheet2.A6]" office:value-type="float" office:value="410" calcext:value-type="float">
            <text:p>410</text:p>
          </table:table-cell>
          <table:table-cell table:formula="of:=ROUND(IF([$Sheet2.H6]&gt;0;[$Sheet2.H6]*255;0);0)" office:value-type="float" office:value="3" calcext:value-type="float">
            <text:p>3</text:p>
          </table:table-cell>
          <table:table-cell table:formula="of:=ROUND(IF([$Sheet2.I6]&gt;0;[$Sheet2.I6]*255;0);0)" office:value-type="float" office:value="0" calcext:value-type="float">
            <text:p>0</text:p>
          </table:table-cell>
          <table:table-cell table:formula="of:=ROUND(IF([$Sheet2.J6]&gt;0;[$Sheet2.J6]*255;0);0)" office:value-type="float" office:value="15" calcext:value-type="float">
            <text:p>15</text:p>
          </table:table-cell>
        </table:table-row>
        <table:table-row table:style-name="ro1">
          <table:table-cell table:formula="of:=[$Sheet2.A7]" office:value-type="float" office:value="415" calcext:value-type="float">
            <text:p>415</text:p>
          </table:table-cell>
          <table:table-cell table:formula="of:=ROUND(IF([$Sheet2.H7]&gt;0;[$Sheet2.H7]*255;0);0)" office:value-type="float" office:value="4" calcext:value-type="float">
            <text:p>4</text:p>
          </table:table-cell>
          <table:table-cell table:formula="of:=ROUND(IF([$Sheet2.I7]&gt;0;[$Sheet2.I7]*255;0);0)" office:value-type="float" office:value="0" calcext:value-type="float">
            <text:p>0</text:p>
          </table:table-cell>
          <table:table-cell table:formula="of:=ROUND(IF([$Sheet2.J7]&gt;0;[$Sheet2.J7]*255;0);0)" office:value-type="float" office:value="25" calcext:value-type="float">
            <text:p>25</text:p>
          </table:table-cell>
        </table:table-row>
        <table:table-row table:style-name="ro1">
          <table:table-cell table:formula="of:=[$Sheet2.A8]" office:value-type="float" office:value="420" calcext:value-type="float">
            <text:p>420</text:p>
          </table:table-cell>
          <table:table-cell table:formula="of:=ROUND(IF([$Sheet2.H8]&gt;0;[$Sheet2.H8]*255;0);0)" office:value-type="float" office:value="6" calcext:value-type="float">
            <text:p>6</text:p>
          </table:table-cell>
          <table:table-cell table:formula="of:=ROUND(IF([$Sheet2.I8]&gt;0;[$Sheet2.I8]*255;0);0)" office:value-type="float" office:value="0" calcext:value-type="float">
            <text:p>0</text:p>
          </table:table-cell>
          <table:table-cell table:formula="of:=ROUND(IF([$Sheet2.J8]&gt;0;[$Sheet2.J8]*255;0);0)" office:value-type="float" office:value="38" calcext:value-type="float">
            <text:p>38</text:p>
          </table:table-cell>
        </table:table-row>
        <table:table-row table:style-name="ro1">
          <table:table-cell table:formula="of:=[$Sheet2.A9]" office:value-type="float" office:value="425" calcext:value-type="float">
            <text:p>425</text:p>
          </table:table-cell>
          <table:table-cell table:formula="of:=ROUND(IF([$Sheet2.H9]&gt;0;[$Sheet2.H9]*255;0);0)" office:value-type="float" office:value="6" calcext:value-type="float">
            <text:p>6</text:p>
          </table:table-cell>
          <table:table-cell table:formula="of:=ROUND(IF([$Sheet2.I9]&gt;0;[$Sheet2.I9]*255;0);0)" office:value-type="float" office:value="0" calcext:value-type="float">
            <text:p>0</text:p>
          </table:table-cell>
          <table:table-cell table:formula="of:=ROUND(IF([$Sheet2.J9]&gt;0;[$Sheet2.J9]*255;0);0)" office:value-type="float" office:value="50" calcext:value-type="float">
            <text:p>50</text:p>
          </table:table-cell>
        </table:table-row>
        <table:table-row table:style-name="ro1">
          <table:table-cell table:formula="of:=[$Sheet2.A10]" office:value-type="float" office:value="430" calcext:value-type="float">
            <text:p>430</text:p>
          </table:table-cell>
          <table:table-cell table:formula="of:=ROUND(IF([$Sheet2.H10]&gt;0;[$Sheet2.H10]*255;0);0)" office:value-type="float" office:value="6" calcext:value-type="float">
            <text:p>6</text:p>
          </table:table-cell>
          <table:table-cell table:formula="of:=ROUND(IF([$Sheet2.I10]&gt;0;[$Sheet2.I10]*255;0);0)" office:value-type="float" office:value="0" calcext:value-type="float">
            <text:p>0</text:p>
          </table:table-cell>
          <table:table-cell table:formula="of:=ROUND(IF([$Sheet2.J10]&gt;0;[$Sheet2.J10]*255;0);0)" office:value-type="float" office:value="61" calcext:value-type="float">
            <text:p>61</text:p>
          </table:table-cell>
        </table:table-row>
        <table:table-row table:style-name="ro1">
          <table:table-cell table:formula="of:=[$Sheet2.A11]" office:value-type="float" office:value="435" calcext:value-type="float">
            <text:p>435</text:p>
          </table:table-cell>
          <table:table-cell table:formula="of:=ROUND(IF([$Sheet2.H11]&gt;0;[$Sheet2.H11]*255;0);0)" office:value-type="float" office:value="5" calcext:value-type="float">
            <text:p>5</text:p>
          </table:table-cell>
          <table:table-cell table:formula="of:=ROUND(IF([$Sheet2.I11]&gt;0;[$Sheet2.I11]*255;0);0)" office:value-type="float" office:value="0" calcext:value-type="float">
            <text:p>0</text:p>
          </table:table-cell>
          <table:table-cell table:formula="of:=ROUND(IF([$Sheet2.J11]&gt;0;[$Sheet2.J11]*255;0);0)" office:value-type="float" office:value="71" calcext:value-type="float">
            <text:p>71</text:p>
          </table:table-cell>
        </table:table-row>
        <table:table-row table:style-name="ro1">
          <table:table-cell table:formula="of:=[$Sheet2.A12]" office:value-type="float" office:value="440" calcext:value-type="float">
            <text:p>440</text:p>
          </table:table-cell>
          <table:table-cell table:formula="of:=ROUND(IF([$Sheet2.H12]&gt;0;[$Sheet2.H12]*255;0);0)" office:value-type="float" office:value="3" calcext:value-type="float">
            <text:p>3</text:p>
          </table:table-cell>
          <table:table-cell table:formula="of:=ROUND(IF([$Sheet2.I12]&gt;0;[$Sheet2.I12]*255;0);0)" office:value-type="float" office:value="0" calcext:value-type="float">
            <text:p>0</text:p>
          </table:table-cell>
          <table:table-cell table:formula="of:=ROUND(IF([$Sheet2.J12]&gt;0;[$Sheet2.J12]*255;0);0)" office:value-type="float" office:value="79" calcext:value-type="float">
            <text:p>79</text:p>
          </table:table-cell>
        </table:table-row>
        <table:table-row table:style-name="ro1">
          <table:table-cell table:formula="of:=[$Sheet2.A13]" office:value-type="float" office:value="445" calcext:value-type="float">
            <text:p>445</text:p>
          </table:table-cell>
          <table:table-cell table:formula="of:=ROUND(IF([$Sheet2.H13]&gt;0;[$Sheet2.H13]*255;0);0)" office:value-type="float" office:value="0" calcext:value-type="float">
            <text:p>0</text:p>
          </table:table-cell>
          <table:table-cell table:formula="of:=ROUND(IF([$Sheet2.I13]&gt;0;[$Sheet2.I13]*255;0);0)" office:value-type="float" office:value="0" calcext:value-type="float">
            <text:p>0</text:p>
          </table:table-cell>
          <table:table-cell table:formula="of:=ROUND(IF([$Sheet2.J13]&gt;0;[$Sheet2.J13]*255;0);0)" office:value-type="float" office:value="81" calcext:value-type="float">
            <text:p>81</text:p>
          </table:table-cell>
        </table:table-row>
        <table:table-row table:style-name="ro1">
          <table:table-cell table:formula="of:=[$Sheet2.A14]" office:value-type="float" office:value="450" calcext:value-type="float">
            <text:p>450</text:p>
          </table:table-cell>
          <table:table-cell table:formula="of:=ROUND(IF([$Sheet2.H14]&gt;0;[$Sheet2.H14]*255;0);0)" office:value-type="float" office:value="0" calcext:value-type="float">
            <text:p>0</text:p>
          </table:table-cell>
          <table:table-cell table:formula="of:=ROUND(IF([$Sheet2.I14]&gt;0;[$Sheet2.I14]*255;0);0)" office:value-type="float" office:value="2" calcext:value-type="float">
            <text:p>2</text:p>
          </table:table-cell>
          <table:table-cell table:formula="of:=ROUND(IF([$Sheet2.J14]&gt;0;[$Sheet2.J14]*255;0);0)" office:value-type="float" office:value="80" calcext:value-type="float">
            <text:p>80</text:p>
          </table:table-cell>
        </table:table-row>
        <table:table-row table:style-name="ro1">
          <table:table-cell table:formula="of:=[$Sheet2.A15]" office:value-type="float" office:value="455" calcext:value-type="float">
            <text:p>455</text:p>
          </table:table-cell>
          <table:table-cell table:formula="of:=ROUND(IF([$Sheet2.H15]&gt;0;[$Sheet2.H15]*255;0);0)" office:value-type="float" office:value="0" calcext:value-type="float">
            <text:p>0</text:p>
          </table:table-cell>
          <table:table-cell table:formula="of:=ROUND(IF([$Sheet2.I15]&gt;0;[$Sheet2.I15]*255;0);0)" office:value-type="float" office:value="5" calcext:value-type="float">
            <text:p>5</text:p>
          </table:table-cell>
          <table:table-cell table:formula="of:=ROUND(IF([$Sheet2.J15]&gt;0;[$Sheet2.J15]*255;0);0)" office:value-type="float" office:value="74" calcext:value-type="float">
            <text:p>74</text:p>
          </table:table-cell>
        </table:table-row>
        <table:table-row table:style-name="ro1">
          <table:table-cell table:formula="of:=[$Sheet2.A16]" office:value-type="float" office:value="460" calcext:value-type="float">
            <text:p>460</text:p>
          </table:table-cell>
          <table:table-cell table:formula="of:=ROUND(IF([$Sheet2.H16]&gt;0;[$Sheet2.H16]*255;0);0)" office:value-type="float" office:value="0" calcext:value-type="float">
            <text:p>0</text:p>
          </table:table-cell>
          <table:table-cell table:formula="of:=ROUND(IF([$Sheet2.I16]&gt;0;[$Sheet2.I16]*255;0);0)" office:value-type="float" office:value="9" calcext:value-type="float">
            <text:p>9</text:p>
          </table:table-cell>
          <table:table-cell table:formula="of:=ROUND(IF([$Sheet2.J16]&gt;0;[$Sheet2.J16]*255;0);0)" office:value-type="float" office:value="67" calcext:value-type="float">
            <text:p>67</text:p>
          </table:table-cell>
        </table:table-row>
        <table:table-row table:style-name="ro1">
          <table:table-cell table:formula="of:=[$Sheet2.A17]" office:value-type="float" office:value="465" calcext:value-type="float">
            <text:p>465</text:p>
          </table:table-cell>
          <table:table-cell table:formula="of:=ROUND(IF([$Sheet2.H17]&gt;0;[$Sheet2.H17]*255;0);0)" office:value-type="float" office:value="0" calcext:value-type="float">
            <text:p>0</text:p>
          </table:table-cell>
          <table:table-cell table:formula="of:=ROUND(IF([$Sheet2.I17]&gt;0;[$Sheet2.I17]*255;0);0)" office:value-type="float" office:value="13" calcext:value-type="float">
            <text:p>13</text:p>
          </table:table-cell>
          <table:table-cell table:formula="of:=ROUND(IF([$Sheet2.J17]&gt;0;[$Sheet2.J17]*255;0);0)" office:value-type="float" office:value="60" calcext:value-type="float">
            <text:p>60</text:p>
          </table:table-cell>
        </table:table-row>
        <table:table-row table:style-name="ro1">
          <table:table-cell table:formula="of:=[$Sheet2.A18]" office:value-type="float" office:value="470" calcext:value-type="float">
            <text:p>470</text:p>
          </table:table-cell>
          <table:table-cell table:formula="of:=ROUND(IF([$Sheet2.H18]&gt;0;[$Sheet2.H18]*255;0);0)" office:value-type="float" office:value="0" calcext:value-type="float">
            <text:p>0</text:p>
          </table:table-cell>
          <table:table-cell table:formula="of:=ROUND(IF([$Sheet2.I18]&gt;0;[$Sheet2.I18]*255;0);0)" office:value-type="float" office:value="18" calcext:value-type="float">
            <text:p>18</text:p>
          </table:table-cell>
          <table:table-cell table:formula="of:=ROUND(IF([$Sheet2.J18]&gt;0;[$Sheet2.J18]*255;0);0)" office:value-type="float" office:value="49" calcext:value-type="float">
            <text:p>49</text:p>
          </table:table-cell>
        </table:table-row>
        <table:table-row table:style-name="ro1">
          <table:table-cell table:formula="of:=[$Sheet2.A19]" office:value-type="float" office:value="475" calcext:value-type="float">
            <text:p>475</text:p>
          </table:table-cell>
          <table:table-cell table:formula="of:=ROUND(IF([$Sheet2.H19]&gt;0;[$Sheet2.H19]*255;0);0)" office:value-type="float" office:value="0" calcext:value-type="float">
            <text:p>0</text:p>
          </table:table-cell>
          <table:table-cell table:formula="of:=ROUND(IF([$Sheet2.I19]&gt;0;[$Sheet2.I19]*255;0);0)" office:value-type="float" office:value="23" calcext:value-type="float">
            <text:p>23</text:p>
          </table:table-cell>
          <table:table-cell table:formula="of:=ROUND(IF([$Sheet2.J19]&gt;0;[$Sheet2.J19]*255;0);0)" office:value-type="float" office:value="38" calcext:value-type="float">
            <text:p>38</text:p>
          </table:table-cell>
        </table:table-row>
        <table:table-row table:style-name="ro1">
          <table:table-cell table:formula="of:=[$Sheet2.A20]" office:value-type="float" office:value="480" calcext:value-type="float">
            <text:p>480</text:p>
          </table:table-cell>
          <table:table-cell table:formula="of:=ROUND(IF([$Sheet2.H20]&gt;0;[$Sheet2.H20]*255;0);0)" office:value-type="float" office:value="0" calcext:value-type="float">
            <text:p>0</text:p>
          </table:table-cell>
          <table:table-cell table:formula="of:=ROUND(IF([$Sheet2.I20]&gt;0;[$Sheet2.I20]*255;0);0)" office:value-type="float" office:value="28" calcext:value-type="float">
            <text:p>28</text:p>
          </table:table-cell>
          <table:table-cell table:formula="of:=ROUND(IF([$Sheet2.J20]&gt;0;[$Sheet2.J20]*255;0);0)" office:value-type="float" office:value="28" calcext:value-type="float">
            <text:p>28</text:p>
          </table:table-cell>
        </table:table-row>
        <table:table-row table:style-name="ro1">
          <table:table-cell table:formula="of:=[$Sheet2.A21]" office:value-type="float" office:value="485" calcext:value-type="float">
            <text:p>485</text:p>
          </table:table-cell>
          <table:table-cell table:formula="of:=ROUND(IF([$Sheet2.H21]&gt;0;[$Sheet2.H21]*255;0);0)" office:value-type="float" office:value="0" calcext:value-type="float">
            <text:p>0</text:p>
          </table:table-cell>
          <table:table-cell table:formula="of:=ROUND(IF([$Sheet2.I21]&gt;0;[$Sheet2.I21]*255;0);0)" office:value-type="float" office:value="33" calcext:value-type="float">
            <text:p>33</text:p>
          </table:table-cell>
          <table:table-cell table:formula="of:=ROUND(IF([$Sheet2.J21]&gt;0;[$Sheet2.J21]*255;0);0)" office:value-type="float" office:value="21" calcext:value-type="float">
            <text:p>21</text:p>
          </table:table-cell>
        </table:table-row>
        <table:table-row table:style-name="ro1">
          <table:table-cell table:formula="of:=[$Sheet2.A22]" office:value-type="float" office:value="490" calcext:value-type="float">
            <text:p>490</text:p>
          </table:table-cell>
          <table:table-cell table:formula="of:=ROUND(IF([$Sheet2.H22]&gt;0;[$Sheet2.H22]*255;0);0)" office:value-type="float" office:value="0" calcext:value-type="float">
            <text:p>0</text:p>
          </table:table-cell>
          <table:table-cell table:formula="of:=ROUND(IF([$Sheet2.I22]&gt;0;[$Sheet2.I22]*255;0);0)" office:value-type="float" office:value="38" calcext:value-type="float">
            <text:p>38</text:p>
          </table:table-cell>
          <table:table-cell table:formula="of:=ROUND(IF([$Sheet2.J22]&gt;0;[$Sheet2.J22]*255;0);0)" office:value-type="float" office:value="15" calcext:value-type="float">
            <text:p>15</text:p>
          </table:table-cell>
        </table:table-row>
        <table:table-row table:style-name="ro1">
          <table:table-cell table:formula="of:=[$Sheet2.A23]" office:value-type="float" office:value="495" calcext:value-type="float">
            <text:p>495</text:p>
          </table:table-cell>
          <table:table-cell table:formula="of:=ROUND(IF([$Sheet2.H23]&gt;0;[$Sheet2.H23]*255;0);0)" office:value-type="float" office:value="0" calcext:value-type="float">
            <text:p>0</text:p>
          </table:table-cell>
          <table:table-cell table:formula="of:=ROUND(IF([$Sheet2.I23]&gt;0;[$Sheet2.I23]*255;0);0)" office:value-type="float" office:value="44" calcext:value-type="float">
            <text:p>44</text:p>
          </table:table-cell>
          <table:table-cell table:formula="of:=ROUND(IF([$Sheet2.J23]&gt;0;[$Sheet2.J23]*255;0);0)" office:value-type="float" office:value="11" calcext:value-type="float">
            <text:p>11</text:p>
          </table:table-cell>
        </table:table-row>
        <table:table-row table:style-name="ro1">
          <table:table-cell table:formula="of:=[$Sheet2.A24]" office:value-type="float" office:value="500" calcext:value-type="float">
            <text:p>500</text:p>
          </table:table-cell>
          <table:table-cell table:formula="of:=ROUND(IF([$Sheet2.H24]&gt;0;[$Sheet2.H24]*255;0);0)" office:value-type="float" office:value="0" calcext:value-type="float">
            <text:p>0</text:p>
          </table:table-cell>
          <table:table-cell table:formula="of:=ROUND(IF([$Sheet2.I24]&gt;0;[$Sheet2.I24]*255;0);0)" office:value-type="float" office:value="50" calcext:value-type="float">
            <text:p>50</text:p>
          </table:table-cell>
          <table:table-cell table:formula="of:=ROUND(IF([$Sheet2.J24]&gt;0;[$Sheet2.J24]*255;0);0)" office:value-type="float" office:value="7" calcext:value-type="float">
            <text:p>7</text:p>
          </table:table-cell>
        </table:table-row>
        <table:table-row table:style-name="ro1">
          <table:table-cell table:formula="of:=[$Sheet2.A25]" office:value-type="float" office:value="505" calcext:value-type="float">
            <text:p>505</text:p>
          </table:table-cell>
          <table:table-cell table:formula="of:=ROUND(IF([$Sheet2.H25]&gt;0;[$Sheet2.H25]*255;0);0)" office:value-type="float" office:value="0" calcext:value-type="float">
            <text:p>0</text:p>
          </table:table-cell>
          <table:table-cell table:formula="of:=ROUND(IF([$Sheet2.I25]&gt;0;[$Sheet2.I25]*255;0);0)" office:value-type="float" office:value="57" calcext:value-type="float">
            <text:p>57</text:p>
          </table:table-cell>
          <table:table-cell table:formula="of:=ROUND(IF([$Sheet2.J25]&gt;0;[$Sheet2.J25]*255;0);0)" office:value-type="float" office:value="5" calcext:value-type="float">
            <text:p>5</text:p>
          </table:table-cell>
        </table:table-row>
        <table:table-row table:style-name="ro1">
          <table:table-cell table:formula="of:=[$Sheet2.A26]" office:value-type="float" office:value="510" calcext:value-type="float">
            <text:p>510</text:p>
          </table:table-cell>
          <table:table-cell table:formula="of:=ROUND(IF([$Sheet2.H26]&gt;0;[$Sheet2.H26]*255;0);0)" office:value-type="float" office:value="0" calcext:value-type="float">
            <text:p>0</text:p>
          </table:table-cell>
          <table:table-cell table:formula="of:=ROUND(IF([$Sheet2.I26]&gt;0;[$Sheet2.I26]*255;0);0)" office:value-type="float" office:value="64" calcext:value-type="float">
            <text:p>64</text:p>
          </table:table-cell>
          <table:table-cell table:formula="of:=ROUND(IF([$Sheet2.J26]&gt;0;[$Sheet2.J26]*255;0);0)" office:value-type="float" office:value="3" calcext:value-type="float">
            <text:p>3</text:p>
          </table:table-cell>
        </table:table-row>
        <table:table-row table:style-name="ro1">
          <table:table-cell table:formula="of:=[$Sheet2.A27]" office:value-type="float" office:value="515" calcext:value-type="float">
            <text:p>515</text:p>
          </table:table-cell>
          <table:table-cell table:formula="of:=ROUND(IF([$Sheet2.H27]&gt;0;[$Sheet2.H27]*255;0);0)" office:value-type="float" office:value="0" calcext:value-type="float">
            <text:p>0</text:p>
          </table:table-cell>
          <table:table-cell table:formula="of:=ROUND(IF([$Sheet2.I27]&gt;0;[$Sheet2.I27]*255;0);0)" office:value-type="float" office:value="70" calcext:value-type="float">
            <text:p>70</text:p>
          </table:table-cell>
          <table:table-cell table:formula="of:=ROUND(IF([$Sheet2.J27]&gt;0;[$Sheet2.J27]*255;0);0)" office:value-type="float" office:value="2" calcext:value-type="float">
            <text:p>2</text:p>
          </table:table-cell>
        </table:table-row>
        <table:table-row table:style-name="ro1">
          <table:table-cell table:formula="of:=[$Sheet2.A28]" office:value-type="float" office:value="520" calcext:value-type="float">
            <text:p>520</text:p>
          </table:table-cell>
          <table:table-cell table:formula="of:=ROUND(IF([$Sheet2.H28]&gt;0;[$Sheet2.H28]*255;0);0)" office:value-type="float" office:value="0" calcext:value-type="float">
            <text:p>0</text:p>
          </table:table-cell>
          <table:table-cell table:formula="of:=ROUND(IF([$Sheet2.I28]&gt;0;[$Sheet2.I28]*255;0);0)" office:value-type="float" office:value="76" calcext:value-type="float">
            <text:p>76</text:p>
          </table:table-cell>
          <table:table-cell table:formula="of:=ROUND(IF([$Sheet2.J28]&gt;0;[$Sheet2.J28]*255;0);0)" office:value-type="float" office:value="1" calcext:value-type="float">
            <text:p>1</text:p>
          </table:table-cell>
        </table:table-row>
        <table:table-row table:style-name="ro1">
          <table:table-cell table:formula="of:=[$Sheet2.A29]" office:value-type="float" office:value="525" calcext:value-type="float">
            <text:p>525</text:p>
          </table:table-cell>
          <table:table-cell table:formula="of:=ROUND(IF([$Sheet2.H29]&gt;0;[$Sheet2.H29]*255;0);0)" office:value-type="float" office:value="0" calcext:value-type="float">
            <text:p>0</text:p>
          </table:table-cell>
          <table:table-cell table:formula="of:=ROUND(IF([$Sheet2.I29]&gt;0;[$Sheet2.I29]*255;0);0)" office:value-type="float" office:value="80" calcext:value-type="float">
            <text:p>80</text:p>
          </table:table-cell>
          <table:table-cell table:formula="of:=ROUND(IF([$Sheet2.J29]&gt;0;[$Sheet2.J29]*255;0);0)" office:value-type="float" office:value="0" calcext:value-type="float">
            <text:p>0</text:p>
          </table:table-cell>
        </table:table-row>
        <table:table-row table:style-name="ro1">
          <table:table-cell table:formula="of:=[$Sheet2.A30]" office:value-type="float" office:value="530" calcext:value-type="float">
            <text:p>530</text:p>
          </table:table-cell>
          <table:table-cell table:formula="of:=ROUND(IF([$Sheet2.H30]&gt;0;[$Sheet2.H30]*255;0);0)" office:value-type="float" office:value="10" calcext:value-type="float">
            <text:p>10</text:p>
          </table:table-cell>
          <table:table-cell table:formula="of:=ROUND(IF([$Sheet2.I30]&gt;0;[$Sheet2.I30]*255;0);0)" office:value-type="float" office:value="82" calcext:value-type="float">
            <text:p>82</text:p>
          </table:table-cell>
          <table:table-cell table:formula="of:=ROUND(IF([$Sheet2.J30]&gt;0;[$Sheet2.J30]*255;0);0)" office:value-type="float" office:value="0" calcext:value-type="float">
            <text:p>0</text:p>
          </table:table-cell>
        </table:table-row>
        <table:table-row table:style-name="ro1">
          <table:table-cell table:formula="of:=[$Sheet2.A31]" office:value-type="float" office:value="535" calcext:value-type="float">
            <text:p>535</text:p>
          </table:table-cell>
          <table:table-cell table:formula="of:=ROUND(IF([$Sheet2.H31]&gt;0;[$Sheet2.H31]*255;0);0)" office:value-type="float" office:value="25" calcext:value-type="float">
            <text:p>25</text:p>
          </table:table-cell>
          <table:table-cell table:formula="of:=ROUND(IF([$Sheet2.I31]&gt;0;[$Sheet2.I31]*255;0);0)" office:value-type="float" office:value="84" calcext:value-type="float">
            <text:p>84</text:p>
          </table:table-cell>
          <table:table-cell table:formula="of:=ROUND(IF([$Sheet2.J31]&gt;0;[$Sheet2.J31]*255;0);0)" office:value-type="float" office:value="0" calcext:value-type="float">
            <text:p>0</text:p>
          </table:table-cell>
        </table:table-row>
        <table:table-row table:style-name="ro1">
          <table:table-cell table:formula="of:=[$Sheet2.A32]" office:value-type="float" office:value="540" calcext:value-type="float">
            <text:p>540</text:p>
          </table:table-cell>
          <table:table-cell table:formula="of:=ROUND(IF([$Sheet2.H32]&gt;0;[$Sheet2.H32]*255;0);0)" office:value-type="float" office:value="43" calcext:value-type="float">
            <text:p>43</text:p>
          </table:table-cell>
          <table:table-cell table:formula="of:=ROUND(IF([$Sheet2.I32]&gt;0;[$Sheet2.I32]*255;0);0)" office:value-type="float" office:value="85" calcext:value-type="float">
            <text:p>85</text:p>
          </table:table-cell>
          <table:table-cell table:formula="of:=ROUND(IF([$Sheet2.J32]&gt;0;[$Sheet2.J32]*255;0);0)" office:value-type="float" office:value="0" calcext:value-type="float">
            <text:p>0</text:p>
          </table:table-cell>
        </table:table-row>
        <table:table-row table:style-name="ro1">
          <table:table-cell table:formula="of:=[$Sheet2.A33]" office:value-type="float" office:value="545" calcext:value-type="float">
            <text:p>545</text:p>
          </table:table-cell>
          <table:table-cell table:formula="of:=ROUND(IF([$Sheet2.H33]&gt;0;[$Sheet2.H33]*255;0);0)" office:value-type="float" office:value="62" calcext:value-type="float">
            <text:p>62</text:p>
          </table:table-cell>
          <table:table-cell table:formula="of:=ROUND(IF([$Sheet2.I33]&gt;0;[$Sheet2.I33]*255;0);0)" office:value-type="float" office:value="84" calcext:value-type="float">
            <text:p>84</text:p>
          </table:table-cell>
          <table:table-cell table:formula="of:=ROUND(IF([$Sheet2.J33]&gt;0;[$Sheet2.J33]*255;0);0)" office:value-type="float" office:value="0" calcext:value-type="float">
            <text:p>0</text:p>
          </table:table-cell>
        </table:table-row>
        <table:table-row table:style-name="ro1">
          <table:table-cell table:formula="of:=[$Sheet2.A34]" office:value-type="float" office:value="550" calcext:value-type="float">
            <text:p>550</text:p>
          </table:table-cell>
          <table:table-cell table:formula="of:=ROUND(IF([$Sheet2.H34]&gt;0;[$Sheet2.H34]*255;0);0)" office:value-type="float" office:value="81" calcext:value-type="float">
            <text:p>81</text:p>
          </table:table-cell>
          <table:table-cell table:formula="of:=ROUND(IF([$Sheet2.I34]&gt;0;[$Sheet2.I34]*255;0);0)" office:value-type="float" office:value="81" calcext:value-type="float">
            <text:p>81</text:p>
          </table:table-cell>
          <table:table-cell table:formula="of:=ROUND(IF([$Sheet2.J34]&gt;0;[$Sheet2.J34]*255;0);0)" office:value-type="float" office:value="0" calcext:value-type="float">
            <text:p>0</text:p>
          </table:table-cell>
        </table:table-row>
        <table:table-row table:style-name="ro1">
          <table:table-cell table:formula="of:=[$Sheet2.A35]" office:value-type="float" office:value="555" calcext:value-type="float">
            <text:p>555</text:p>
          </table:table-cell>
          <table:table-cell table:formula="of:=ROUND(IF([$Sheet2.H35]&gt;0;[$Sheet2.H35]*255;0);0)" office:value-type="float" office:value="102" calcext:value-type="float">
            <text:p>102</text:p>
          </table:table-cell>
          <table:table-cell table:formula="of:=ROUND(IF([$Sheet2.I35]&gt;0;[$Sheet2.I35]*255;0);0)" office:value-type="float" office:value="78" calcext:value-type="float">
            <text:p>78</text:p>
          </table:table-cell>
          <table:table-cell table:formula="of:=ROUND(IF([$Sheet2.J35]&gt;0;[$Sheet2.J35]*255;0);0)" office:value-type="float" office:value="0" calcext:value-type="float">
            <text:p>0</text:p>
          </table:table-cell>
        </table:table-row>
        <table:table-row table:style-name="ro1">
          <table:table-cell table:formula="of:=[$Sheet2.A36]" office:value-type="float" office:value="560" calcext:value-type="float">
            <text:p>560</text:p>
          </table:table-cell>
          <table:table-cell table:formula="of:=ROUND(IF([$Sheet2.H36]&gt;0;[$Sheet2.H36]*255;0);0)" office:value-type="float" office:value="125" calcext:value-type="float">
            <text:p>125</text:p>
          </table:table-cell>
          <table:table-cell table:formula="of:=ROUND(IF([$Sheet2.I36]&gt;0;[$Sheet2.I36]*255;0);0)" office:value-type="float" office:value="74" calcext:value-type="float">
            <text:p>74</text:p>
          </table:table-cell>
          <table:table-cell table:formula="of:=ROUND(IF([$Sheet2.J36]&gt;0;[$Sheet2.J36]*255;0);0)" office:value-type="float" office:value="0" calcext:value-type="float">
            <text:p>0</text:p>
          </table:table-cell>
        </table:table-row>
        <table:table-row table:style-name="ro1">
          <table:table-cell table:formula="of:=[$Sheet2.A37]" office:value-type="float" office:value="565" calcext:value-type="float">
            <text:p>565</text:p>
          </table:table-cell>
          <table:table-cell table:formula="of:=ROUND(IF([$Sheet2.H37]&gt;0;[$Sheet2.H37]*255;0);0)" office:value-type="float" office:value="149" calcext:value-type="float">
            <text:p>149</text:p>
          </table:table-cell>
          <table:table-cell table:formula="of:=ROUND(IF([$Sheet2.I37]&gt;0;[$Sheet2.I37]*255;0);0)" office:value-type="float" office:value="69" calcext:value-type="float">
            <text:p>69</text:p>
          </table:table-cell>
          <table:table-cell table:formula="of:=ROUND(IF([$Sheet2.J37]&gt;0;[$Sheet2.J37]*255;0);0)" office:value-type="float" office:value="0" calcext:value-type="float">
            <text:p>0</text:p>
          </table:table-cell>
        </table:table-row>
        <table:table-row table:style-name="ro1">
          <table:table-cell table:formula="of:=[$Sheet2.A38]" office:value-type="float" office:value="570" calcext:value-type="float">
            <text:p>570</text:p>
          </table:table-cell>
          <table:table-cell table:formula="of:=ROUND(IF([$Sheet2.H38]&gt;0;[$Sheet2.H38]*255;0);0)" office:value-type="float" office:value="173" calcext:value-type="float">
            <text:p>173</text:p>
          </table:table-cell>
          <table:table-cell table:formula="of:=ROUND(IF([$Sheet2.I38]&gt;0;[$Sheet2.I38]*255;0);0)" office:value-type="float" office:value="63" calcext:value-type="float">
            <text:p>63</text:p>
          </table:table-cell>
          <table:table-cell table:formula="of:=ROUND(IF([$Sheet2.J38]&gt;0;[$Sheet2.J38]*255;0);0)" office:value-type="float" office:value="0" calcext:value-type="float">
            <text:p>0</text:p>
          </table:table-cell>
        </table:table-row>
        <table:table-row table:style-name="ro1">
          <table:table-cell table:formula="of:=[$Sheet2.A39]" office:value-type="float" office:value="575" calcext:value-type="float">
            <text:p>575</text:p>
          </table:table-cell>
          <table:table-cell table:formula="of:=ROUND(IF([$Sheet2.H39]&gt;0;[$Sheet2.H39]*255;0);0)" office:value-type="float" office:value="195" calcext:value-type="float">
            <text:p>195</text:p>
          </table:table-cell>
          <table:table-cell table:formula="of:=ROUND(IF([$Sheet2.I39]&gt;0;[$Sheet2.I39]*255;0);0)" office:value-type="float" office:value="56" calcext:value-type="float">
            <text:p>56</text:p>
          </table:table-cell>
          <table:table-cell table:formula="of:=ROUND(IF([$Sheet2.J39]&gt;0;[$Sheet2.J39]*255;0);0)" office:value-type="float" office:value="0" calcext:value-type="float">
            <text:p>0</text:p>
          </table:table-cell>
        </table:table-row>
        <table:table-row table:style-name="ro1">
          <table:table-cell table:formula="of:=[$Sheet2.A40]" office:value-type="float" office:value="580" calcext:value-type="float">
            <text:p>580</text:p>
          </table:table-cell>
          <table:table-cell table:formula="of:=ROUND(IF([$Sheet2.H40]&gt;0;[$Sheet2.H40]*255;0);0)" office:value-type="float" office:value="214" calcext:value-type="float">
            <text:p>214</text:p>
          </table:table-cell>
          <table:table-cell table:formula="of:=ROUND(IF([$Sheet2.I40]&gt;0;[$Sheet2.I40]*255;0);0)" office:value-type="float" office:value="48" calcext:value-type="float">
            <text:p>48</text:p>
          </table:table-cell>
          <table:table-cell table:formula="of:=ROUND(IF([$Sheet2.J40]&gt;0;[$Sheet2.J40]*255;0);0)" office:value-type="float" office:value="0" calcext:value-type="float">
            <text:p>0</text:p>
          </table:table-cell>
        </table:table-row>
        <table:table-row table:style-name="ro1">
          <table:table-cell table:formula="of:=[$Sheet2.A41]" office:value-type="float" office:value="585" calcext:value-type="float">
            <text:p>585</text:p>
          </table:table-cell>
          <table:table-cell table:formula="of:=ROUND(IF([$Sheet2.H41]&gt;0;[$Sheet2.H41]*255;0);0)" office:value-type="float" office:value="235" calcext:value-type="float">
            <text:p>235</text:p>
          </table:table-cell>
          <table:table-cell table:formula="of:=ROUND(IF([$Sheet2.I41]&gt;0;[$Sheet2.I41]*255;0);0)" office:value-type="float" office:value="41" calcext:value-type="float">
            <text:p>41</text:p>
          </table:table-cell>
          <table:table-cell table:formula="of:=ROUND(IF([$Sheet2.J41]&gt;0;[$Sheet2.J41]*255;0);0)" office:value-type="float" office:value="0" calcext:value-type="float">
            <text:p>0</text:p>
          </table:table-cell>
        </table:table-row>
        <table:table-row table:style-name="ro1">
          <table:table-cell table:formula="of:=[$Sheet2.A42]" office:value-type="float" office:value="590" calcext:value-type="float">
            <text:p>590</text:p>
          </table:table-cell>
          <table:table-cell table:formula="of:=ROUND(IF([$Sheet2.H42]&gt;0;[$Sheet2.H42]*255;0);0)" office:value-type="float" office:value="248" calcext:value-type="float">
            <text:p>248</text:p>
          </table:table-cell>
          <table:table-cell table:formula="of:=ROUND(IF([$Sheet2.I42]&gt;0;[$Sheet2.I42]*255;0);0)" office:value-type="float" office:value="34" calcext:value-type="float">
            <text:p>34</text:p>
          </table:table-cell>
          <table:table-cell table:formula="of:=ROUND(IF([$Sheet2.J42]&gt;0;[$Sheet2.J42]*255;0);0)" office:value-type="float" office:value="0" calcext:value-type="float">
            <text:p>0</text:p>
          </table:table-cell>
        </table:table-row>
        <table:table-row table:style-name="ro1">
          <table:table-cell table:formula="of:=[$Sheet2.A43]" office:value-type="float" office:value="595" calcext:value-type="float">
            <text:p>595</text:p>
          </table:table-cell>
          <table:table-cell table:formula="of:=ROUND(IF([$Sheet2.H43]&gt;0;[$Sheet2.H43]*255;0);0)" office:value-type="float" office:value="255" calcext:value-type="float">
            <text:p>255</text:p>
          </table:table-cell>
          <table:table-cell table:formula="of:=ROUND(IF([$Sheet2.I43]&gt;0;[$Sheet2.I43]*255;0);0)" office:value-type="float" office:value="27" calcext:value-type="float">
            <text:p>27</text:p>
          </table:table-cell>
          <table:table-cell table:formula="of:=ROUND(IF([$Sheet2.J43]&gt;0;[$Sheet2.J43]*255;0);0)" office:value-type="float" office:value="0" calcext:value-type="float">
            <text:p>0</text:p>
          </table:table-cell>
        </table:table-row>
        <table:table-row table:style-name="ro1">
          <table:table-cell table:formula="of:=[$Sheet2.A44]" office:value-type="float" office:value="600" calcext:value-type="float">
            <text:p>600</text:p>
          </table:table-cell>
          <table:table-cell table:formula="of:=ROUND(IF([$Sheet2.H44]&gt;0;[$Sheet2.H44]*255;0);0)" office:value-type="float" office:value="255" calcext:value-type="float">
            <text:p>255</text:p>
          </table:table-cell>
          <table:table-cell table:formula="of:=ROUND(IF([$Sheet2.I44]&gt;0;[$Sheet2.I44]*255;0);0)" office:value-type="float" office:value="21" calcext:value-type="float">
            <text:p>21</text:p>
          </table:table-cell>
          <table:table-cell table:formula="of:=ROUND(IF([$Sheet2.J44]&gt;0;[$Sheet2.J44]*255;0);0)" office:value-type="float" office:value="0" calcext:value-type="float">
            <text:p>0</text:p>
          </table:table-cell>
        </table:table-row>
        <table:table-row table:style-name="ro1">
          <table:table-cell table:formula="of:=[$Sheet2.A45]" office:value-type="float" office:value="605" calcext:value-type="float">
            <text:p>605</text:p>
          </table:table-cell>
          <table:table-cell table:formula="of:=ROUND(IF([$Sheet2.H45]&gt;0;[$Sheet2.H45]*255;0);0)" office:value-type="float" office:value="250" calcext:value-type="float">
            <text:p>250</text:p>
          </table:table-cell>
          <table:table-cell table:formula="of:=ROUND(IF([$Sheet2.I45]&gt;0;[$Sheet2.I45]*255;0);0)" office:value-type="float" office:value="15" calcext:value-type="float">
            <text:p>15</text:p>
          </table:table-cell>
          <table:table-cell table:formula="of:=ROUND(IF([$Sheet2.J45]&gt;0;[$Sheet2.J45]*255;0);0)" office:value-type="float" office:value="0" calcext:value-type="float">
            <text:p>0</text:p>
          </table:table-cell>
        </table:table-row>
        <table:table-row table:style-name="ro1">
          <table:table-cell table:formula="of:=[$Sheet2.A46]" office:value-type="float" office:value="610" calcext:value-type="float">
            <text:p>610</text:p>
          </table:table-cell>
          <table:table-cell table:formula="of:=ROUND(IF([$Sheet2.H46]&gt;0;[$Sheet2.H46]*255;0);0)" office:value-type="float" office:value="237" calcext:value-type="float">
            <text:p>237</text:p>
          </table:table-cell>
          <table:table-cell table:formula="of:=ROUND(IF([$Sheet2.I46]&gt;0;[$Sheet2.I46]*255;0);0)" office:value-type="float" office:value="11" calcext:value-type="float">
            <text:p>11</text:p>
          </table:table-cell>
          <table:table-cell table:formula="of:=ROUND(IF([$Sheet2.J46]&gt;0;[$Sheet2.J46]*255;0);0)" office:value-type="float" office:value="0" calcext:value-type="float">
            <text:p>0</text:p>
          </table:table-cell>
        </table:table-row>
        <table:table-row table:style-name="ro1">
          <table:table-cell table:formula="of:=[$Sheet2.A47]" office:value-type="float" office:value="615" calcext:value-type="float">
            <text:p>615</text:p>
          </table:table-cell>
          <table:table-cell table:formula="of:=ROUND(IF([$Sheet2.H47]&gt;0;[$Sheet2.H47]*255;0);0)" office:value-type="float" office:value="219" calcext:value-type="float">
            <text:p>219</text:p>
          </table:table-cell>
          <table:table-cell table:formula="of:=ROUND(IF([$Sheet2.I47]&gt;0;[$Sheet2.I47]*255;0);0)" office:value-type="float" office:value="8" calcext:value-type="float">
            <text:p>8</text:p>
          </table:table-cell>
          <table:table-cell table:formula="of:=ROUND(IF([$Sheet2.J47]&gt;0;[$Sheet2.J47]*255;0);0)" office:value-type="float" office:value="0" calcext:value-type="float">
            <text:p>0</text:p>
          </table:table-cell>
        </table:table-row>
        <table:table-row table:style-name="ro1">
          <table:table-cell table:formula="of:=[$Sheet2.A48]" office:value-type="float" office:value="620" calcext:value-type="float">
            <text:p>620</text:p>
          </table:table-cell>
          <table:table-cell table:formula="of:=ROUND(IF([$Sheet2.H48]&gt;0;[$Sheet2.H48]*255;0);0)" office:value-type="float" office:value="197" calcext:value-type="float">
            <text:p>197</text:p>
          </table:table-cell>
          <table:table-cell table:formula="of:=ROUND(IF([$Sheet2.I48]&gt;0;[$Sheet2.I48]*255;0);0)" office:value-type="float" office:value="5" calcext:value-type="float">
            <text:p>5</text:p>
          </table:table-cell>
          <table:table-cell table:formula="of:=ROUND(IF([$Sheet2.J48]&gt;0;[$Sheet2.J48]*255;0);0)" office:value-type="float" office:value="0" calcext:value-type="float">
            <text:p>0</text:p>
          </table:table-cell>
        </table:table-row>
        <table:table-row table:style-name="ro1">
          <table:table-cell table:formula="of:=[$Sheet2.A49]" office:value-type="float" office:value="625" calcext:value-type="float">
            <text:p>625</text:p>
          </table:table-cell>
          <table:table-cell table:formula="of:=ROUND(IF([$Sheet2.H49]&gt;0;[$Sheet2.H49]*255;0);0)" office:value-type="float" office:value="175" calcext:value-type="float">
            <text:p>175</text:p>
          </table:table-cell>
          <table:table-cell table:formula="of:=ROUND(IF([$Sheet2.I49]&gt;0;[$Sheet2.I49]*255;0);0)" office:value-type="float" office:value="3" calcext:value-type="float">
            <text:p>3</text:p>
          </table:table-cell>
          <table:table-cell table:formula="of:=ROUND(IF([$Sheet2.J49]&gt;0;[$Sheet2.J49]*255;0);0)" office:value-type="float" office:value="0" calcext:value-type="float">
            <text:p>0</text:p>
          </table:table-cell>
        </table:table-row>
        <table:table-row table:style-name="ro1">
          <table:table-cell table:formula="of:=[$Sheet2.A50]" office:value-type="float" office:value="630" calcext:value-type="float">
            <text:p>630</text:p>
          </table:table-cell>
          <table:table-cell table:formula="of:=ROUND(IF([$Sheet2.H50]&gt;0;[$Sheet2.H50]*255;0);0)" office:value-type="float" office:value="148" calcext:value-type="float">
            <text:p>148</text:p>
          </table:table-cell>
          <table:table-cell table:formula="of:=ROUND(IF([$Sheet2.I50]&gt;0;[$Sheet2.I50]*255;0);0)" office:value-type="float" office:value="2" calcext:value-type="float">
            <text:p>2</text:p>
          </table:table-cell>
          <table:table-cell table:formula="of:=ROUND(IF([$Sheet2.J50]&gt;0;[$Sheet2.J50]*255;0);0)" office:value-type="float" office:value="0" calcext:value-type="float">
            <text:p>0</text:p>
          </table:table-cell>
        </table:table-row>
        <table:table-row table:style-name="ro1">
          <table:table-cell table:formula="of:=[$Sheet2.A51]" office:value-type="float" office:value="635" calcext:value-type="float">
            <text:p>635</text:p>
          </table:table-cell>
          <table:table-cell table:formula="of:=ROUND(IF([$Sheet2.H51]&gt;0;[$Sheet2.H51]*255;0);0)" office:value-type="float" office:value="122" calcext:value-type="float">
            <text:p>122</text:p>
          </table:table-cell>
          <table:table-cell table:formula="of:=ROUND(IF([$Sheet2.I51]&gt;0;[$Sheet2.I51]*255;0);0)" office:value-type="float" office:value="1" calcext:value-type="float">
            <text:p>1</text:p>
          </table:table-cell>
          <table:table-cell table:formula="of:=ROUND(IF([$Sheet2.J51]&gt;0;[$Sheet2.J51]*255;0);0)" office:value-type="float" office:value="0" calcext:value-type="float">
            <text:p>0</text:p>
          </table:table-cell>
        </table:table-row>
        <table:table-row table:style-name="ro1">
          <table:table-cell table:formula="of:=[$Sheet2.A52]" office:value-type="float" office:value="640" calcext:value-type="float">
            <text:p>640</text:p>
          </table:table-cell>
          <table:table-cell table:formula="of:=ROUND(IF([$Sheet2.H52]&gt;0;[$Sheet2.H52]*255;0);0)" office:value-type="float" office:value="100" calcext:value-type="float">
            <text:p>100</text:p>
          </table:table-cell>
          <table:table-cell table:formula="of:=ROUND(IF([$Sheet2.I52]&gt;0;[$Sheet2.I52]*255;0);0)" office:value-type="float" office:value="0" calcext:value-type="float">
            <text:p>0</text:p>
          </table:table-cell>
          <table:table-cell table:formula="of:=ROUND(IF([$Sheet2.J52]&gt;0;[$Sheet2.J52]*255;0);0)" office:value-type="float" office:value="0" calcext:value-type="float">
            <text:p>0</text:p>
          </table:table-cell>
        </table:table-row>
        <table:table-row table:style-name="ro1">
          <table:table-cell table:formula="of:=[$Sheet2.A53]" office:value-type="float" office:value="645" calcext:value-type="float">
            <text:p>645</text:p>
          </table:table-cell>
          <table:table-cell table:formula="of:=ROUND(IF([$Sheet2.H53]&gt;0;[$Sheet2.H53]*255;0);0)" office:value-type="float" office:value="81" calcext:value-type="float">
            <text:p>81</text:p>
          </table:table-cell>
          <table:table-cell table:formula="of:=ROUND(IF([$Sheet2.I53]&gt;0;[$Sheet2.I53]*255;0);0)" office:value-type="float" office:value="0" calcext:value-type="float">
            <text:p>0</text:p>
          </table:table-cell>
          <table:table-cell table:formula="of:=ROUND(IF([$Sheet2.J53]&gt;0;[$Sheet2.J53]*255;0);0)" office:value-type="float" office:value="0" calcext:value-type="float">
            <text:p>0</text:p>
          </table:table-cell>
        </table:table-row>
        <table:table-row table:style-name="ro1">
          <table:table-cell table:formula="of:=[$Sheet2.A54]" office:value-type="float" office:value="650" calcext:value-type="float">
            <text:p>650</text:p>
          </table:table-cell>
          <table:table-cell table:formula="of:=ROUND(IF([$Sheet2.H54]&gt;0;[$Sheet2.H54]*255;0);0)" office:value-type="float" office:value="63" calcext:value-type="float">
            <text:p>63</text:p>
          </table:table-cell>
          <table:table-cell table:formula="of:=ROUND(IF([$Sheet2.I54]&gt;0;[$Sheet2.I54]*255;0);0)" office:value-type="float" office:value="0" calcext:value-type="float">
            <text:p>0</text:p>
          </table:table-cell>
          <table:table-cell table:formula="of:=ROUND(IF([$Sheet2.J54]&gt;0;[$Sheet2.J54]*255;0);0)" office:value-type="float" office:value="0" calcext:value-type="float">
            <text:p>0</text:p>
          </table:table-cell>
        </table:table-row>
        <table:table-row table:style-name="ro1">
          <table:table-cell table:formula="of:=[$Sheet2.A55]" office:value-type="float" office:value="655" calcext:value-type="float">
            <text:p>655</text:p>
          </table:table-cell>
          <table:table-cell table:formula="of:=ROUND(IF([$Sheet2.H55]&gt;0;[$Sheet2.H55]*255;0);0)" office:value-type="float" office:value="48" calcext:value-type="float">
            <text:p>48</text:p>
          </table:table-cell>
          <table:table-cell table:formula="of:=ROUND(IF([$Sheet2.I55]&gt;0;[$Sheet2.I55]*255;0);0)" office:value-type="float" office:value="0" calcext:value-type="float">
            <text:p>0</text:p>
          </table:table-cell>
          <table:table-cell table:formula="of:=ROUND(IF([$Sheet2.J55]&gt;0;[$Sheet2.J55]*255;0);0)" office:value-type="float" office:value="0" calcext:value-type="float">
            <text:p>0</text:p>
          </table:table-cell>
        </table:table-row>
        <table:table-row table:style-name="ro1">
          <table:table-cell table:formula="of:=[$Sheet2.A56]" office:value-type="float" office:value="660" calcext:value-type="float">
            <text:p>660</text:p>
          </table:table-cell>
          <table:table-cell table:formula="of:=ROUND(IF([$Sheet2.H56]&gt;0;[$Sheet2.H56]*255;0);0)" office:value-type="float" office:value="36" calcext:value-type="float">
            <text:p>36</text:p>
          </table:table-cell>
          <table:table-cell table:formula="of:=ROUND(IF([$Sheet2.I56]&gt;0;[$Sheet2.I56]*255;0);0)" office:value-type="float" office:value="0" calcext:value-type="float">
            <text:p>0</text:p>
          </table:table-cell>
          <table:table-cell table:formula="of:=ROUND(IF([$Sheet2.J56]&gt;0;[$Sheet2.J56]*255;0);0)" office:value-type="float" office:value="0" calcext:value-type="float">
            <text:p>0</text:p>
          </table:table-cell>
        </table:table-row>
        <table:table-row table:style-name="ro1">
          <table:table-cell table:formula="of:=[$Sheet2.A57]" office:value-type="float" office:value="665" calcext:value-type="float">
            <text:p>665</text:p>
          </table:table-cell>
          <table:table-cell table:formula="of:=ROUND(IF([$Sheet2.H57]&gt;0;[$Sheet2.H57]*255;0);0)" office:value-type="float" office:value="26" calcext:value-type="float">
            <text:p>26</text:p>
          </table:table-cell>
          <table:table-cell table:formula="of:=ROUND(IF([$Sheet2.I57]&gt;0;[$Sheet2.I57]*255;0);0)" office:value-type="float" office:value="0" calcext:value-type="float">
            <text:p>0</text:p>
          </table:table-cell>
          <table:table-cell table:formula="of:=ROUND(IF([$Sheet2.J57]&gt;0;[$Sheet2.J57]*255;0);0)" office:value-type="float" office:value="0" calcext:value-type="float">
            <text:p>0</text:p>
          </table:table-cell>
        </table:table-row>
        <table:table-row table:style-name="ro1">
          <table:table-cell table:formula="of:=[$Sheet2.A58]" office:value-type="float" office:value="670" calcext:value-type="float">
            <text:p>670</text:p>
          </table:table-cell>
          <table:table-cell table:formula="of:=ROUND(IF([$Sheet2.H58]&gt;0;[$Sheet2.H58]*255;0);0)" office:value-type="float" office:value="19" calcext:value-type="float">
            <text:p>19</text:p>
          </table:table-cell>
          <table:table-cell table:formula="of:=ROUND(IF([$Sheet2.I58]&gt;0;[$Sheet2.I58]*255;0);0)" office:value-type="float" office:value="0" calcext:value-type="float">
            <text:p>0</text:p>
          </table:table-cell>
          <table:table-cell table:formula="of:=ROUND(IF([$Sheet2.J58]&gt;0;[$Sheet2.J58]*255;0);0)" office:value-type="float" office:value="0" calcext:value-type="float">
            <text:p>0</text:p>
          </table:table-cell>
        </table:table-row>
        <table:table-row table:style-name="ro1">
          <table:table-cell table:formula="of:=[$Sheet2.A59]" office:value-type="float" office:value="675" calcext:value-type="float">
            <text:p>675</text:p>
          </table:table-cell>
          <table:table-cell table:formula="of:=ROUND(IF([$Sheet2.H59]&gt;0;[$Sheet2.H59]*255;0);0)" office:value-type="float" office:value="14" calcext:value-type="float">
            <text:p>14</text:p>
          </table:table-cell>
          <table:table-cell table:formula="of:=ROUND(IF([$Sheet2.I59]&gt;0;[$Sheet2.I59]*255;0);0)" office:value-type="float" office:value="0" calcext:value-type="float">
            <text:p>0</text:p>
          </table:table-cell>
          <table:table-cell table:formula="of:=ROUND(IF([$Sheet2.J59]&gt;0;[$Sheet2.J59]*255;0);0)" office:value-type="float" office:value="0" calcext:value-type="float">
            <text:p>0</text:p>
          </table:table-cell>
        </table:table-row>
        <table:table-row table:style-name="ro1">
          <table:table-cell table:formula="of:=[$Sheet2.A60]" office:value-type="float" office:value="680" calcext:value-type="float">
            <text:p>680</text:p>
          </table:table-cell>
          <table:table-cell table:formula="of:=ROUND(IF([$Sheet2.H60]&gt;0;[$Sheet2.H60]*255;0);0)" office:value-type="float" office:value="10" calcext:value-type="float">
            <text:p>10</text:p>
          </table:table-cell>
          <table:table-cell table:formula="of:=ROUND(IF([$Sheet2.I60]&gt;0;[$Sheet2.I60]*255;0);0)" office:value-type="float" office:value="0" calcext:value-type="float">
            <text:p>0</text:p>
          </table:table-cell>
          <table:table-cell table:formula="of:=ROUND(IF([$Sheet2.J60]&gt;0;[$Sheet2.J60]*255;0);0)" office:value-type="float" office:value="0" calcext:value-type="float">
            <text:p>0</text:p>
          </table:table-cell>
        </table:table-row>
        <table:table-row table:style-name="ro1">
          <table:table-cell table:formula="of:=[$Sheet2.A61]" office:value-type="float" office:value="685" calcext:value-type="float">
            <text:p>685</text:p>
          </table:table-cell>
          <table:table-cell table:formula="of:=ROUND(IF([$Sheet2.H61]&gt;0;[$Sheet2.H61]*255;0);0)" office:value-type="float" office:value="7" calcext:value-type="float">
            <text:p>7</text:p>
          </table:table-cell>
          <table:table-cell table:formula="of:=ROUND(IF([$Sheet2.I61]&gt;0;[$Sheet2.I61]*255;0);0)" office:value-type="float" office:value="0" calcext:value-type="float">
            <text:p>0</text:p>
          </table:table-cell>
          <table:table-cell table:formula="of:=ROUND(IF([$Sheet2.J61]&gt;0;[$Sheet2.J61]*255;0);0)" office:value-type="float" office:value="0" calcext:value-type="float">
            <text:p>0</text:p>
          </table:table-cell>
        </table:table-row>
        <table:table-row table:style-name="ro1">
          <table:table-cell table:formula="of:=[$Sheet2.A62]" office:value-type="float" office:value="690" calcext:value-type="float">
            <text:p>690</text:p>
          </table:table-cell>
          <table:table-cell table:formula="of:=ROUND(IF([$Sheet2.H62]&gt;0;[$Sheet2.H62]*255;0);0)" office:value-type="float" office:value="5" calcext:value-type="float">
            <text:p>5</text:p>
          </table:table-cell>
          <table:table-cell table:formula="of:=ROUND(IF([$Sheet2.I62]&gt;0;[$Sheet2.I62]*255;0);0)" office:value-type="float" office:value="0" calcext:value-type="float">
            <text:p>0</text:p>
          </table:table-cell>
          <table:table-cell table:formula="of:=ROUND(IF([$Sheet2.J62]&gt;0;[$Sheet2.J62]*255;0);0)" office:value-type="float" office:value="0" calcext:value-type="float">
            <text:p>0</text:p>
          </table:table-cell>
        </table:table-row>
        <table:table-row table:style-name="ro1">
          <table:table-cell table:formula="of:=[$Sheet2.A63]" office:value-type="float" office:value="695" calcext:value-type="float">
            <text:p>695</text:p>
          </table:table-cell>
          <table:table-cell table:formula="of:=ROUND(IF([$Sheet2.H63]&gt;0;[$Sheet2.H63]*255;0);0)" office:value-type="float" office:value="3" calcext:value-type="float">
            <text:p>3</text:p>
          </table:table-cell>
          <table:table-cell table:formula="of:=ROUND(IF([$Sheet2.I63]&gt;0;[$Sheet2.I63]*255;0);0)" office:value-type="float" office:value="0" calcext:value-type="float">
            <text:p>0</text:p>
          </table:table-cell>
          <table:table-cell table:formula="of:=ROUND(IF([$Sheet2.J63]&gt;0;[$Sheet2.J63]*255;0);0)" office:value-type="float" office:value="0" calcext:value-type="float">
            <text:p>0</text:p>
          </table:table-cell>
        </table:table-row>
        <table:table-row table:style-name="ro1">
          <table:table-cell table:formula="of:=[$Sheet2.A64]" office:value-type="float" office:value="700" calcext:value-type="float">
            <text:p>700</text:p>
          </table:table-cell>
          <table:table-cell table:formula="of:=ROUND(IF([$Sheet2.H64]&gt;0;[$Sheet2.H64]*255;0);0)" office:value-type="float" office:value="2" calcext:value-type="float">
            <text:p>2</text:p>
          </table:table-cell>
          <table:table-cell table:formula="of:=ROUND(IF([$Sheet2.I64]&gt;0;[$Sheet2.I64]*255;0);0)" office:value-type="float" office:value="0" calcext:value-type="float">
            <text:p>0</text:p>
          </table:table-cell>
          <table:table-cell table:formula="of:=ROUND(IF([$Sheet2.J64]&gt;0;[$Sheet2.J64]*255;0);0)" office:value-type="float" office:value="0" calcext:value-type="float">
            <text:p>0</text:p>
          </table:table-cell>
        </table:table-row>
        <table:table-row table:style-name="ro1">
          <table:table-cell table:formula="of:=[$Sheet2.A65]" office:value-type="float" office:value="705" calcext:value-type="float">
            <text:p>705</text:p>
          </table:table-cell>
          <table:table-cell table:formula="of:=ROUND(IF([$Sheet2.H65]&gt;0;[$Sheet2.H65]*255;0);0)" office:value-type="float" office:value="2" calcext:value-type="float">
            <text:p>2</text:p>
          </table:table-cell>
          <table:table-cell table:formula="of:=ROUND(IF([$Sheet2.I65]&gt;0;[$Sheet2.I65]*255;0);0)" office:value-type="float" office:value="0" calcext:value-type="float">
            <text:p>0</text:p>
          </table:table-cell>
          <table:table-cell table:formula="of:=ROUND(IF([$Sheet2.J65]&gt;0;[$Sheet2.J65]*255;0);0)" office:value-type="float" office:value="0" calcext:value-type="float">
            <text:p>0</text:p>
          </table:table-cell>
        </table:table-row>
        <table:table-row table:style-name="ro1">
          <table:table-cell table:formula="of:=[$Sheet2.A66]" office:value-type="float" office:value="710" calcext:value-type="float">
            <text:p>710</text:p>
          </table:table-cell>
          <table:table-cell table:formula="of:=ROUND(IF([$Sheet2.H66]&gt;0;[$Sheet2.H66]*255;0);0)" office:value-type="float" office:value="1" calcext:value-type="float">
            <text:p>1</text:p>
          </table:table-cell>
          <table:table-cell table:formula="of:=ROUND(IF([$Sheet2.I66]&gt;0;[$Sheet2.I66]*255;0);0)" office:value-type="float" office:value="0" calcext:value-type="float">
            <text:p>0</text:p>
          </table:table-cell>
          <table:table-cell table:formula="of:=ROUND(IF([$Sheet2.J66]&gt;0;[$Sheet2.J66]*255;0);0)" office:value-type="float" office:value="0" calcext:value-type="float">
            <text:p>0</text:p>
          </table:table-cell>
        </table:table-row>
        <table:table-row table:style-name="ro1">
          <table:table-cell table:formula="of:=[$Sheet2.A67]" office:value-type="float" office:value="715" calcext:value-type="float">
            <text:p>715</text:p>
          </table:table-cell>
          <table:table-cell table:formula="of:=ROUND(IF([$Sheet2.H67]&gt;0;[$Sheet2.H67]*255;0);0)" office:value-type="float" office:value="1" calcext:value-type="float">
            <text:p>1</text:p>
          </table:table-cell>
          <table:table-cell table:formula="of:=ROUND(IF([$Sheet2.I67]&gt;0;[$Sheet2.I67]*255;0);0)" office:value-type="float" office:value="0" calcext:value-type="float">
            <text:p>0</text:p>
          </table:table-cell>
          <table:table-cell table:formula="of:=ROUND(IF([$Sheet2.J67]&gt;0;[$Sheet2.J67]*255;0);0)" office:value-type="float" office:value="0" calcext:value-type="float">
            <text:p>0</text:p>
          </table:table-cell>
        </table:table-row>
        <table:table-row table:style-name="ro1">
          <table:table-cell table:formula="of:=[$Sheet2.A68]" office:value-type="float" office:value="720" calcext:value-type="float">
            <text:p>720</text:p>
          </table:table-cell>
          <table:table-cell table:formula="of:=ROUND(IF([$Sheet2.H68]&gt;0;[$Sheet2.H68]*255;0);0)" office:value-type="float" office:value="1" calcext:value-type="float">
            <text:p>1</text:p>
          </table:table-cell>
          <table:table-cell table:formula="of:=ROUND(IF([$Sheet2.I68]&gt;0;[$Sheet2.I68]*255;0);0)" office:value-type="float" office:value="0" calcext:value-type="float">
            <text:p>0</text:p>
          </table:table-cell>
          <table:table-cell table:formula="of:=ROUND(IF([$Sheet2.J68]&gt;0;[$Sheet2.J68]*255;0);0)" office:value-type="float" office:value="0" calcext:value-type="float">
            <text:p>0</text:p>
          </table:table-cell>
        </table:table-row>
        <table:table-row table:style-name="ro1">
          <table:table-cell table:formula="of:=[$Sheet2.A69]" office:value-type="float" office:value="725" calcext:value-type="float">
            <text:p>725</text:p>
          </table:table-cell>
          <table:table-cell table:formula="of:=ROUND(IF([$Sheet2.H69]&gt;0;[$Sheet2.H69]*255;0);0)" office:value-type="float" office:value="0" calcext:value-type="float">
            <text:p>0</text:p>
          </table:table-cell>
          <table:table-cell table:formula="of:=ROUND(IF([$Sheet2.I69]&gt;0;[$Sheet2.I69]*255;0);0)" office:value-type="float" office:value="0" calcext:value-type="float">
            <text:p>0</text:p>
          </table:table-cell>
          <table:table-cell table:formula="of:=ROUND(IF([$Sheet2.J69]&gt;0;[$Sheet2.J69]*255;0);0)" office:value-type="float" office:value="0" calcext:value-type="float">
            <text:p>0</text:p>
          </table:table-cell>
        </table:table-row>
        <table:table-row table:style-name="ro1">
          <table:table-cell table:formula="of:=[$Sheet2.A70]" office:value-type="float" office:value="730" calcext:value-type="float">
            <text:p>730</text:p>
          </table:table-cell>
          <table:table-cell table:formula="of:=ROUND(IF([$Sheet2.H70]&gt;0;[$Sheet2.H70]*255;0);0)" office:value-type="float" office:value="0" calcext:value-type="float">
            <text:p>0</text:p>
          </table:table-cell>
          <table:table-cell table:formula="of:=ROUND(IF([$Sheet2.I70]&gt;0;[$Sheet2.I70]*255;0);0)" office:value-type="float" office:value="0" calcext:value-type="float">
            <text:p>0</text:p>
          </table:table-cell>
          <table:table-cell table:formula="of:=ROUND(IF([$Sheet2.J70]&gt;0;[$Sheet2.J70]*255;0);0)" office:value-type="float" office:value="0" calcext:value-type="float">
            <text:p>0</text:p>
          </table:table-cell>
        </table:table-row>
        <table:table-row table:style-name="ro1">
          <table:table-cell table:formula="of:=[$Sheet2.A71]" office:value-type="float" office:value="735" calcext:value-type="float">
            <text:p>735</text:p>
          </table:table-cell>
          <table:table-cell table:formula="of:=ROUND(IF([$Sheet2.H71]&gt;0;[$Sheet2.H71]*255;0);0)" office:value-type="float" office:value="0" calcext:value-type="float">
            <text:p>0</text:p>
          </table:table-cell>
          <table:table-cell table:formula="of:=ROUND(IF([$Sheet2.I71]&gt;0;[$Sheet2.I71]*255;0);0)" office:value-type="float" office:value="0" calcext:value-type="float">
            <text:p>0</text:p>
          </table:table-cell>
          <table:table-cell table:formula="of:=ROUND(IF([$Sheet2.J71]&gt;0;[$Sheet2.J71]*255;0);0)" office:value-type="float" office:value="0" calcext:value-type="float">
            <text:p>0</text:p>
          </table:table-cell>
        </table:table-row>
        <table:table-row table:style-name="ro1">
          <table:table-cell table:formula="of:=[$Sheet2.A72]" office:value-type="float" office:value="740" calcext:value-type="float">
            <text:p>740</text:p>
          </table:table-cell>
          <table:table-cell table:formula="of:=ROUND(IF([$Sheet2.H72]&gt;0;[$Sheet2.H72]*255;0);0)" office:value-type="float" office:value="0" calcext:value-type="float">
            <text:p>0</text:p>
          </table:table-cell>
          <table:table-cell table:formula="of:=ROUND(IF([$Sheet2.I72]&gt;0;[$Sheet2.I72]*255;0);0)" office:value-type="float" office:value="0" calcext:value-type="float">
            <text:p>0</text:p>
          </table:table-cell>
          <table:table-cell table:formula="of:=ROUND(IF([$Sheet2.J72]&gt;0;[$Sheet2.J72]*255;0);0)" office:value-type="float" office:value="0" calcext:value-type="float">
            <text:p>0</text:p>
          </table:table-cell>
        </table:table-row>
        <table:table-row table:style-name="ro1">
          <table:table-cell table:formula="of:=[$Sheet2.A73]" office:value-type="float" office:value="745" calcext:value-type="float">
            <text:p>745</text:p>
          </table:table-cell>
          <table:table-cell table:formula="of:=ROUND(IF([$Sheet2.H73]&gt;0;[$Sheet2.H73]*255;0);0)" office:value-type="float" office:value="0" calcext:value-type="float">
            <text:p>0</text:p>
          </table:table-cell>
          <table:table-cell table:formula="of:=ROUND(IF([$Sheet2.I73]&gt;0;[$Sheet2.I73]*255;0);0)" office:value-type="float" office:value="0" calcext:value-type="float">
            <text:p>0</text:p>
          </table:table-cell>
          <table:table-cell table:formula="of:=ROUND(IF([$Sheet2.J73]&gt;0;[$Sheet2.J73]*255;0);0)" office:value-type="float" office:value="0" calcext:value-type="float">
            <text:p>0</text:p>
          </table:table-cell>
        </table:table-row>
        <table:table-row table:style-name="ro1">
          <table:table-cell table:formula="of:=[$Sheet2.A74]" office:value-type="float" office:value="750" calcext:value-type="float">
            <text:p>750</text:p>
          </table:table-cell>
          <table:table-cell table:formula="of:=ROUND(IF([$Sheet2.H74]&gt;0;[$Sheet2.H74]*255;0);0)" office:value-type="float" office:value="0" calcext:value-type="float">
            <text:p>0</text:p>
          </table:table-cell>
          <table:table-cell table:formula="of:=ROUND(IF([$Sheet2.I74]&gt;0;[$Sheet2.I74]*255;0);0)" office:value-type="float" office:value="0" calcext:value-type="float">
            <text:p>0</text:p>
          </table:table-cell>
          <table:table-cell table:formula="of:=ROUND(IF([$Sheet2.J74]&gt;0;[$Sheet2.J74]*255;0);0)" office:value-type="float" office:value="0" calcext:value-type="float">
            <text:p>0</text:p>
          </table:table-cell>
        </table:table-row>
        <table:table-row table:style-name="ro1">
          <table:table-cell table:formula="of:=[$Sheet2.A75]" office:value-type="float" office:value="755" calcext:value-type="float">
            <text:p>755</text:p>
          </table:table-cell>
          <table:table-cell table:formula="of:=ROUND(IF([$Sheet2.H75]&gt;0;[$Sheet2.H75]*255;0);0)" office:value-type="float" office:value="0" calcext:value-type="float">
            <text:p>0</text:p>
          </table:table-cell>
          <table:table-cell table:formula="of:=ROUND(IF([$Sheet2.I75]&gt;0;[$Sheet2.I75]*255;0);0)" office:value-type="float" office:value="0" calcext:value-type="float">
            <text:p>0</text:p>
          </table:table-cell>
          <table:table-cell table:formula="of:=ROUND(IF([$Sheet2.J75]&gt;0;[$Sheet2.J75]*255;0);0)" office:value-type="float" office:value="0" calcext:value-type="float">
            <text:p>0</text:p>
          </table:table-cell>
        </table:table-row>
        <table:table-row table:style-name="ro1">
          <table:table-cell table:formula="of:=[$Sheet2.A76]" office:value-type="float" office:value="760" calcext:value-type="float">
            <text:p>760</text:p>
          </table:table-cell>
          <table:table-cell table:formula="of:=ROUND(IF([$Sheet2.H76]&gt;0;[$Sheet2.H76]*255;0);0)" office:value-type="float" office:value="0" calcext:value-type="float">
            <text:p>0</text:p>
          </table:table-cell>
          <table:table-cell table:formula="of:=ROUND(IF([$Sheet2.I76]&gt;0;[$Sheet2.I76]*255;0);0)" office:value-type="float" office:value="0" calcext:value-type="float">
            <text:p>0</text:p>
          </table:table-cell>
          <table:table-cell table:formula="of:=ROUND(IF([$Sheet2.J76]&gt;0;[$Sheet2.J76]*255;0);0)" office:value-type="float" office:value="0" calcext:value-type="float">
            <text:p>0</text:p>
          </table:table-cell>
        </table:table-row>
        <table:table-row table:style-name="ro1">
          <table:table-cell table:formula="of:=[$Sheet2.A77]" office:value-type="float" office:value="765" calcext:value-type="float">
            <text:p>765</text:p>
          </table:table-cell>
          <table:table-cell table:formula="of:=ROUND(IF([$Sheet2.H77]&gt;0;[$Sheet2.H77]*255;0);0)" office:value-type="float" office:value="0" calcext:value-type="float">
            <text:p>0</text:p>
          </table:table-cell>
          <table:table-cell table:formula="of:=ROUND(IF([$Sheet2.I77]&gt;0;[$Sheet2.I77]*255;0);0)" office:value-type="float" office:value="0" calcext:value-type="float">
            <text:p>0</text:p>
          </table:table-cell>
          <table:table-cell table:formula="of:=ROUND(IF([$Sheet2.J77]&gt;0;[$Sheet2.J77]*255;0);0)" office:value-type="float" office:value="0" calcext:value-type="float">
            <text:p>0</text:p>
          </table:table-cell>
        </table:table-row>
        <table:table-row table:style-name="ro1">
          <table:table-cell table:formula="of:=[$Sheet2.A78]" office:value-type="float" office:value="770" calcext:value-type="float">
            <text:p>770</text:p>
          </table:table-cell>
          <table:table-cell table:formula="of:=ROUND(IF([$Sheet2.H78]&gt;0;[$Sheet2.H78]*255;0);0)" office:value-type="float" office:value="0" calcext:value-type="float">
            <text:p>0</text:p>
          </table:table-cell>
          <table:table-cell table:formula="of:=ROUND(IF([$Sheet2.I78]&gt;0;[$Sheet2.I78]*255;0);0)" office:value-type="float" office:value="0" calcext:value-type="float">
            <text:p>0</text:p>
          </table:table-cell>
          <table:table-cell table:formula="of:=ROUND(IF([$Sheet2.J78]&gt;0;[$Sheet2.J78]*255;0);0)" office:value-type="float" office:value="0" calcext:value-type="float">
            <text:p>0</text:p>
          </table:table-cell>
        </table:table-row>
        <table:table-row table:style-name="ro1">
          <table:table-cell table:formula="of:=[$Sheet2.A79]" office:value-type="float" office:value="775" calcext:value-type="float">
            <text:p>775</text:p>
          </table:table-cell>
          <table:table-cell table:formula="of:=ROUND(IF([$Sheet2.H79]&gt;0;[$Sheet2.H79]*255;0);0)" office:value-type="float" office:value="0" calcext:value-type="float">
            <text:p>0</text:p>
          </table:table-cell>
          <table:table-cell table:formula="of:=ROUND(IF([$Sheet2.I79]&gt;0;[$Sheet2.I79]*255;0);0)" office:value-type="float" office:value="0" calcext:value-type="float">
            <text:p>0</text:p>
          </table:table-cell>
          <table:table-cell table:formula="of:=ROUND(IF([$Sheet2.J79]&gt;0;[$Sheet2.J79]*255;0);0)" office:value-type="float" office:value="0" calcext:value-type="float">
            <text:p>0</text:p>
          </table:table-cell>
        </table:table-row>
        <table:table-row table:style-name="ro1">
          <table:table-cell table:formula="of:=[$Sheet2.A80]" office:value-type="float" office:value="780" calcext:value-type="float">
            <text:p>780</text:p>
          </table:table-cell>
          <table:table-cell table:formula="of:=ROUND(IF([$Sheet2.H80]&gt;0;[$Sheet2.H80]*255;0);0)" office:value-type="float" office:value="0" calcext:value-type="float">
            <text:p>0</text:p>
          </table:table-cell>
          <table:table-cell table:formula="of:=ROUND(IF([$Sheet2.I80]&gt;0;[$Sheet2.I80]*255;0);0)" office:value-type="float" office:value="0" calcext:value-type="float">
            <text:p>0</text:p>
          </table:table-cell>
          <table:table-cell table:formula="of:=ROUND(IF([$Sheet2.J80]&gt;0;[$Sheet2.J80]*255;0);0)" office:value-type="float" office:value="0" calcext:value-type="float">
            <text:p>0</text:p>
          </table:table-cell>
        </table:table-row>
        <table:table-row table:style-name="ro1">
          <table:table-cell table:formula="of:=[$Sheet2.A81]" office:value-type="float" office:value="785" calcext:value-type="float">
            <text:p>785</text:p>
          </table:table-cell>
          <table:table-cell table:formula="of:=ROUND(IF([$Sheet2.H81]&gt;0;[$Sheet2.H81]*255;0);0)" office:value-type="float" office:value="0" calcext:value-type="float">
            <text:p>0</text:p>
          </table:table-cell>
          <table:table-cell table:formula="of:=ROUND(IF([$Sheet2.I81]&gt;0;[$Sheet2.I81]*255;0);0)" office:value-type="float" office:value="0" calcext:value-type="float">
            <text:p>0</text:p>
          </table:table-cell>
          <table:table-cell table:formula="of:=ROUND(IF([$Sheet2.J81]&gt;0;[$Sheet2.J81]*255;0);0)" office:value-type="float" office:value="0" calcext:value-type="float">
            <text:p>0</text:p>
          </table:table-cell>
        </table:table-row>
        <table:table-row table:style-name="ro1">
          <table:table-cell table:formula="of:=[$Sheet2.A82]" office:value-type="float" office:value="790" calcext:value-type="float">
            <text:p>790</text:p>
          </table:table-cell>
          <table:table-cell table:formula="of:=ROUND(IF([$Sheet2.H82]&gt;0;[$Sheet2.H82]*255;0);0)" office:value-type="float" office:value="0" calcext:value-type="float">
            <text:p>0</text:p>
          </table:table-cell>
          <table:table-cell table:formula="of:=ROUND(IF([$Sheet2.I82]&gt;0;[$Sheet2.I82]*255;0);0)" office:value-type="float" office:value="0" calcext:value-type="float">
            <text:p>0</text:p>
          </table:table-cell>
          <table:table-cell table:formula="of:=ROUND(IF([$Sheet2.J82]&gt;0;[$Sheet2.J82]*255;0);0)" office:value-type="float" office:value="0" calcext:value-type="float">
            <text:p>0</text:p>
          </table:table-cell>
        </table:table-row>
        <table:table-row table:style-name="ro1">
          <table:table-cell table:formula="of:=[$Sheet2.A83]" office:value-type="float" office:value="795" calcext:value-type="float">
            <text:p>795</text:p>
          </table:table-cell>
          <table:table-cell table:formula="of:=ROUND(IF([$Sheet2.H83]&gt;0;[$Sheet2.H83]*255;0);0)" office:value-type="float" office:value="0" calcext:value-type="float">
            <text:p>0</text:p>
          </table:table-cell>
          <table:table-cell table:formula="of:=ROUND(IF([$Sheet2.I83]&gt;0;[$Sheet2.I83]*255;0);0)" office:value-type="float" office:value="0" calcext:value-type="float">
            <text:p>0</text:p>
          </table:table-cell>
          <table:table-cell table:formula="of:=ROUND(IF([$Sheet2.J83]&gt;0;[$Sheet2.J83]*255;0);0)" office:value-type="float" office:value="0" calcext:value-type="float">
            <text:p>0</text:p>
          </table:table-cell>
        </table:table-row>
        <table:table-row table:style-name="ro1">
          <table:table-cell table:formula="of:=[$Sheet2.A84]" office:value-type="float" office:value="800" calcext:value-type="float">
            <text:p>800</text:p>
          </table:table-cell>
          <table:table-cell table:formula="of:=ROUND(IF([$Sheet2.H84]&gt;0;[$Sheet2.H84]*255;0);0)" office:value-type="float" office:value="0" calcext:value-type="float">
            <text:p>0</text:p>
          </table:table-cell>
          <table:table-cell table:formula="of:=ROUND(IF([$Sheet2.I84]&gt;0;[$Sheet2.I84]*255;0);0)" office:value-type="float" office:value="0" calcext:value-type="float">
            <text:p>0</text:p>
          </table:table-cell>
          <table:table-cell table:formula="of:=ROUND(IF([$Sheet2.J84]&gt;0;[$Sheet2.J84]*255;0);0)" office:value-type="float" office:value="0" calcext:value-type="float">
            <text:p>0</text:p>
          </table:table-cell>
        </table:table-row>
        <table:table-row table:style-name="ro1">
          <table:table-cell table:formula="of:=[$Sheet2.A85]" office:value-type="float" office:value="805" calcext:value-type="float">
            <text:p>805</text:p>
          </table:table-cell>
          <table:table-cell table:formula="of:=ROUND(IF([$Sheet2.H85]&gt;0;[$Sheet2.H85]*255;0);0)" office:value-type="float" office:value="0" calcext:value-type="float">
            <text:p>0</text:p>
          </table:table-cell>
          <table:table-cell table:formula="of:=ROUND(IF([$Sheet2.I85]&gt;0;[$Sheet2.I85]*255;0);0)" office:value-type="float" office:value="0" calcext:value-type="float">
            <text:p>0</text:p>
          </table:table-cell>
          <table:table-cell table:formula="of:=ROUND(IF([$Sheet2.J85]&gt;0;[$Sheet2.J85]*255;0);0)" office:value-type="float" office:value="0" calcext:value-type="float">
            <text:p>0</text:p>
          </table:table-cell>
        </table:table-row>
        <table:table-row table:style-name="ro1">
          <table:table-cell table:formula="of:=[$Sheet2.A86]" office:value-type="float" office:value="810" calcext:value-type="float">
            <text:p>810</text:p>
          </table:table-cell>
          <table:table-cell table:formula="of:=ROUND(IF([$Sheet2.H86]&gt;0;[$Sheet2.H86]*255;0);0)" office:value-type="float" office:value="0" calcext:value-type="float">
            <text:p>0</text:p>
          </table:table-cell>
          <table:table-cell table:formula="of:=ROUND(IF([$Sheet2.I86]&gt;0;[$Sheet2.I86]*255;0);0)" office:value-type="float" office:value="0" calcext:value-type="float">
            <text:p>0</text:p>
          </table:table-cell>
          <table:table-cell table:formula="of:=ROUND(IF([$Sheet2.J86]&gt;0;[$Sheet2.J86]*255;0);0)" office:value-type="float" office:value="0" calcext:value-type="float">
            <text:p>0</text:p>
          </table:table-cell>
        </table:table-row>
        <table:table-row table:style-name="ro1">
          <table:table-cell table:formula="of:=[$Sheet2.A87]" office:value-type="float" office:value="815" calcext:value-type="float">
            <text:p>815</text:p>
          </table:table-cell>
          <table:table-cell table:formula="of:=ROUND(IF([$Sheet2.H87]&gt;0;[$Sheet2.H87]*255;0);0)" office:value-type="float" office:value="0" calcext:value-type="float">
            <text:p>0</text:p>
          </table:table-cell>
          <table:table-cell table:formula="of:=ROUND(IF([$Sheet2.I87]&gt;0;[$Sheet2.I87]*255;0);0)" office:value-type="float" office:value="0" calcext:value-type="float">
            <text:p>0</text:p>
          </table:table-cell>
          <table:table-cell table:formula="of:=ROUND(IF([$Sheet2.J87]&gt;0;[$Sheet2.J87]*255;0);0)" office:value-type="float" office:value="0" calcext:value-type="float">
            <text:p>0</text:p>
          </table:table-cell>
        </table:table-row>
        <table:table-row table:style-name="ro1">
          <table:table-cell table:formula="of:=[$Sheet2.A88]" office:value-type="float" office:value="820" calcext:value-type="float">
            <text:p>820</text:p>
          </table:table-cell>
          <table:table-cell table:formula="of:=ROUND(IF([$Sheet2.H88]&gt;0;[$Sheet2.H88]*255;0);0)" office:value-type="float" office:value="0" calcext:value-type="float">
            <text:p>0</text:p>
          </table:table-cell>
          <table:table-cell table:formula="of:=ROUND(IF([$Sheet2.I88]&gt;0;[$Sheet2.I88]*255;0);0)" office:value-type="float" office:value="0" calcext:value-type="float">
            <text:p>0</text:p>
          </table:table-cell>
          <table:table-cell table:formula="of:=ROUND(IF([$Sheet2.J88]&gt;0;[$Sheet2.J88]*255;0);0)" office:value-type="float" office:value="0" calcext:value-type="float">
            <text:p>0</text:p>
          </table:table-cell>
        </table:table-row>
        <table:table-row table:style-name="ro1">
          <table:table-cell table:formula="of:=[$Sheet2.A89]" office:value-type="float" office:value="825" calcext:value-type="float">
            <text:p>825</text:p>
          </table:table-cell>
          <table:table-cell table:formula="of:=ROUND(IF([$Sheet2.H89]&gt;0;[$Sheet2.H89]*255;0);0)" office:value-type="float" office:value="0" calcext:value-type="float">
            <text:p>0</text:p>
          </table:table-cell>
          <table:table-cell table:formula="of:=ROUND(IF([$Sheet2.I89]&gt;0;[$Sheet2.I89]*255;0);0)" office:value-type="float" office:value="0" calcext:value-type="float">
            <text:p>0</text:p>
          </table:table-cell>
          <table:table-cell table:formula="of:=ROUND(IF([$Sheet2.J89]&gt;0;[$Sheet2.J89]*255;0);0)" office:value-type="float" office:value="0" calcext:value-type="float">
            <text:p>0</text:p>
          </table:table-cell>
        </table:table-row>
        <table:table-row table:style-name="ro1">
          <table:table-cell table:formula="of:=[$Sheet2.A90]" office:value-type="float" office:value="830" calcext:value-type="float">
            <text:p>830</text:p>
          </table:table-cell>
          <table:table-cell table:formula="of:=ROUND(IF([$Sheet2.H90]&gt;0;[$Sheet2.H90]*255;0);0)" office:value-type="float" office:value="0" calcext:value-type="float">
            <text:p>0</text:p>
          </table:table-cell>
          <table:table-cell table:formula="of:=ROUND(IF([$Sheet2.I90]&gt;0;[$Sheet2.I90]*255;0);0)" office:value-type="float" office:value="0" calcext:value-type="float">
            <text:p>0</text:p>
          </table:table-cell>
          <table:table-cell table:formula="of:=ROUND(IF([$Sheet2.J90]&gt;0;[$Sheet2.J90]*255;0);0)" office:value-type="float" office:value="0" calcext:value-type="float">
            <text:p>0</text:p>
          </table:table-cell>
        </table:table-row>
      </table:table>
      <table:table table:name="Sheet4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 (x2)</text:p>
          </table:table-cell>
          <table:table-cell table:formula="of:=INDEX(LINEST([.$C$2:.$C$8];[.$A$2:.$B$8];1;1);1;1)" office:value-type="float" office:value="4.16666666666666" calcext:value-type="float">
            <text:p>4.16666666666666</text:p>
          </table:table-cell>
          <table:table-cell table:formula="of:=INDEX(LINEST([.$C$2:.$C$8];[.$A$2:.$B$8];1;1);2;1)" office:value-type="float" office:value="5.46135412593698" calcext:value-type="float">
            <text:p>5.46135412593698</text:p>
          </table:table-cell>
          <table:table-cell/>
          <table:table-cell table:formula="of:=[.B2]*[.$E$2]+[.A2]*[.$E$3]+[.$E$4]" office:value-type="float" office:value="97.5952380952381" calcext:value-type="float">
            <text:p>97.59523809523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 (x1)</text:p>
          </table:table-cell>
          <table:table-cell table:formula="of:=INDEX(LINEST([.$C$2:.$C$8];[.$A$2:.$B$8];1;1);1;2)" office:value-type="float" office:value="-3.47619047619047" calcext:value-type="float">
            <text:p>-3.47619047619047</text:p>
          </table:table-cell>
          <table:table-cell table:formula="of:=INDEX(LINEST([.$C$2:.$C$8];[.$A$2:.$B$8];1;1);2;2)" office:value-type="float" office:value="10.9644246669237" calcext:value-type="float">
            <text:p>10.9644246669237</text:p>
          </table:table-cell>
          <table:table-cell/>
          <table:table-cell table:formula="of:=[.B3]*[.$E$2]+[.A3]*[.$E$3]+[.$E$4]" office:value-type="float" office:value="102.452380952381" calcext:value-type="float">
            <text:p>102.4523809523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</text:p>
          </table:table-cell>
          <table:table-cell table:formula="of:=INDEX(LINEST([.$C$2:.$C$8];[.$A$2:.$B$8];1;1);1;3)" office:value-type="float" office:value="82.3333333333333" calcext:value-type="float">
            <text:p>82.3333333333333</text:p>
          </table:table-cell>
          <table:table-cell table:formula="of:=INDEX(LINEST([.$C$2:.$C$8];[.$A$2:.$B$8];1;1);2;3)" office:value-type="float" office:value="9.34605319466245" calcext:value-type="float">
            <text:p>9.34605319466245</text:p>
          </table:table-cell>
          <table:table-cell/>
          <table:table-cell table:formula="of:=[.B4]*[.$E$2]+[.A4]*[.$E$3]+[.$E$4]" office:value-type="float" office:value="107.309523809524" calcext:value-type="float">
            <text:p>107.3095238095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table:number-columns-repeated="4"/>
          <table:table-cell table:formula="of:=[.B5]*[.$E$2]+[.A5]*[.$E$3]+[.$E$4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11" calcext:value-type="float">
            <text:p>111</text:p>
          </table:table-cell>
          <table:table-cell table:number-columns-repeated="4"/>
          <table:table-cell table:formula="of:=[.B6]*[.$E$2]+[.A6]*[.$E$3]+[.$E$4]" office:value-type="float" office:value="117.02380952381" calcext:value-type="float">
            <text:p>117.023809523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B7]*[.$E$2]+[.A7]*[.$E$3]+[.$E$4]" office:value-type="float" office:value="121.880952380952" calcext:value-type="float">
            <text:p>121.8809523809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33" calcext:value-type="float">
            <text:p>133</text:p>
          </table:table-cell>
          <table:table-cell table:number-columns-repeated="4"/>
          <table:table-cell table:formula="of:=[.B8]*[.$E$2]+[.A8]*[.$E$3]+[.$E$4]" office:value-type="float" office:value="126.738095238095" calcext:value-type="float">
            <text:p>126.7380952380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9T13:36:57.891000000</meta:creation-date>
    <dc:date>2021-03-29T16:33:28.548000000</dc:date>
    <meta:editing-duration>PT1H14M17S</meta:editing-duration>
    <meta:editing-cycles>1</meta:editing-cycles>
    <meta:document-statistic meta:table-count="4" meta:cell-count="2851" meta:object-count="5"/>
    <meta:generator>LibreOffice/7.0.0.3$Windows_X86_64 LibreOffice_project/8061b3e9204bef6b321a21033174034a5e2ea88e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5.058cm" svg:y="3.706cm" style:legend-expansion="high" chart:style-name="ch2"/>
        <chart:plot-area chart:style-name="ch3" table:cell-range-address="Sheet2.A1:Sheet2.D90" chart:data-source-has-labels="row" svg:x="0.319cm" svg:y="0.18cm" svg:width="14.42cm" svg:height="8.646cm">
          <chart:coordinate-region svg:x="1.152cm" svg:y="0.379cm" svg:width="13.307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90" chart:label-cell-address="Sheet2.B1:Sheet2.B1" chart:class="chart:scatter">
            <chart:domain table:cell-range-address="Sheet2.A2:Sheet2.A90"/>
            <chart:data-point chart:repeated="89"/>
          </chart:series>
          <chart:series chart:style-name="ch8" chart:values-cell-range-address="Sheet2.C2:Sheet2.C90" chart:label-cell-address="Sheet2.C1:Sheet2.C1" chart:class="chart:scatter">
            <chart:data-point chart:repeated="89"/>
          </chart:series>
          <chart:series chart:style-name="ch9" chart:values-cell-range-address="Sheet2.D2:Sheet2.D90" chart:label-cell-address="Sheet2.D1:Sheet2.D1" chart:class="chart:scatter">
            <chart:data-point chart:repeated="8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</text:p>
                <draw:g>
                  <svg:desc>Sheet2.B1:Sheet2.B1</svg:desc>
                </draw:g>
              </table:table-cell>
              <table:table-cell office:value-type="string">
                <text:p>g</text:p>
                <draw:g>
                  <svg:desc>Sheet2.C1:Sheet2.C1</svg:desc>
                </draw:g>
              </table:table-cell>
              <table:table-cell office:value-type="string">
                <text:p>b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0">
                <text:p>390</text:p>
                <draw:g>
                  <svg:desc>Sheet2.A2:Sheet2.A90</svg:desc>
                </draw:g>
              </table:table-cell>
              <table:table-cell office:value-type="float" office:value="0.0015">
                <text:p>0.0015</text:p>
                <draw:g>
                  <svg:desc>Sheet2.B2:Sheet2.B90</svg:desc>
                </draw:g>
              </table:table-cell>
              <table:table-cell office:value-type="float" office:value="-0.0004">
                <text:p>-0.0004</text:p>
                <draw:g>
                  <svg:desc>Sheet2.C2:Sheet2.C90</svg:desc>
                </draw:g>
              </table:table-cell>
              <table:table-cell office:value-type="float" office:value="0.0062">
                <text:p>0.0062</text:p>
                <draw:g>
                  <svg:desc>Sheet2.D2:Sheet2.D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5">
                <text:p>395</text:p>
              </table:table-cell>
              <table:table-cell office:value-type="float" office:value="0.0038">
                <text:p>0.0038</text:p>
              </table:table-cell>
              <table:table-cell office:value-type="float" office:value="-0.001">
                <text:p>-0.001</text:p>
              </table:table-cell>
              <table:table-cell office:value-type="float" office:value="0.0161">
                <text:p>0.01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0.0089">
                <text:p>0.0089</text:p>
              </table:table-cell>
              <table:table-cell office:value-type="float" office:value="-0.0025">
                <text:p>-0.002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5">
                <text:p>405</text:p>
              </table:table-cell>
              <table:table-cell office:value-type="float" office:value="0.0188">
                <text:p>0.0188</text:p>
              </table:table-cell>
              <table:table-cell office:value-type="float" office:value="-0.0059">
                <text:p>-0.0059</text:p>
              </table:table-cell>
              <table:table-cell office:value-type="float" office:value="0.0906">
                <text:p>0.09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0">
                <text:p>410</text:p>
              </table:table-cell>
              <table:table-cell office:value-type="float" office:value="0.035">
                <text:p>0.035</text:p>
              </table:table-cell>
              <table:table-cell office:value-type="float" office:value="-0.0119">
                <text:p>-0.0119</text:p>
              </table:table-cell>
              <table:table-cell office:value-type="float" office:value="0.1802">
                <text:p>0.18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5">
                <text:p>415</text:p>
              </table:table-cell>
              <table:table-cell office:value-type="float" office:value="0.0531">
                <text:p>0.0531</text:p>
              </table:table-cell>
              <table:table-cell office:value-type="float" office:value="-0.0201">
                <text:p>-0.0201</text:p>
              </table:table-cell>
              <table:table-cell office:value-type="float" office:value="0.3088">
                <text:p>0.30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0">
                <text:p>420</text:p>
              </table:table-cell>
              <table:table-cell office:value-type="float" office:value="0.0702">
                <text:p>0.0702</text:p>
              </table:table-cell>
              <table:table-cell office:value-type="float" office:value="-0.0289">
                <text:p>-0.0289</text:p>
              </table:table-cell>
              <table:table-cell office:value-type="float" office:value="0.467">
                <text:p>0.4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5">
                <text:p>425</text:p>
              </table:table-cell>
              <table:table-cell office:value-type="float" office:value="0.0763">
                <text:p>0.0763</text:p>
              </table:table-cell>
              <table:table-cell office:value-type="float" office:value="-0.0338">
                <text:p>-0.0338</text:p>
              </table:table-cell>
              <table:table-cell office:value-type="float" office:value="0.6152">
                <text:p>0.61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0">
                <text:p>430</text:p>
              </table:table-cell>
              <table:table-cell office:value-type="float" office:value="0.0745">
                <text:p>0.0745</text:p>
              </table:table-cell>
              <table:table-cell office:value-type="float" office:value="-0.0349">
                <text:p>-0.0349</text:p>
              </table:table-cell>
              <table:table-cell office:value-type="float" office:value="0.7638">
                <text:p>0.76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5">
                <text:p>435</text:p>
              </table:table-cell>
              <table:table-cell office:value-type="float" office:value="0.0561">
                <text:p>0.0561</text:p>
              </table:table-cell>
              <table:table-cell office:value-type="float" office:value="-0.0276">
                <text:p>-0.0276</text:p>
              </table:table-cell>
              <table:table-cell office:value-type="float" office:value="0.8778">
                <text:p>0.87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">
                <text:p>440</text:p>
              </table:table-cell>
              <table:table-cell office:value-type="float" office:value="0.0323">
                <text:p>0.0323</text:p>
              </table:table-cell>
              <table:table-cell office:value-type="float" office:value="-0.0169">
                <text:p>-0.0169</text:p>
              </table:table-cell>
              <table:table-cell office:value-type="float" office:value="0.9755">
                <text:p>0.97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5">
                <text:p>445</text:p>
              </table:table-cell>
              <table:table-cell office:value-type="float" office:value="-0.0044">
                <text:p>-0.0044</text:p>
              </table:table-cell>
              <table:table-cell office:value-type="float" office:value="0.0024">
                <text:p>0.0024</text:p>
              </table:table-cell>
              <table:table-cell office:value-type="float" office:value="1.0019">
                <text:p>1.00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0">
                <text:p>450</text:p>
              </table:table-cell>
              <table:table-cell office:value-type="float" office:value="-0.0478">
                <text:p>-0.0478</text:p>
              </table:table-cell>
              <table:table-cell office:value-type="float" office:value="0.0283">
                <text:p>0.0283</text:p>
              </table:table-cell>
              <table:table-cell office:value-type="float" office:value="0.9996">
                <text:p>0.99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5">
                <text:p>455</text:p>
              </table:table-cell>
              <table:table-cell office:value-type="float" office:value="-0.097">
                <text:p>-0.097</text:p>
              </table:table-cell>
              <table:table-cell office:value-type="float" office:value="0.0636">
                <text:p>0.0636</text:p>
              </table:table-cell>
              <table:table-cell office:value-type="float" office:value="0.9139">
                <text:p>0.91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0">
                <text:p>460</text:p>
              </table:table-cell>
              <table:table-cell office:value-type="float" office:value="-0.1586">
                <text:p>-0.1586</text:p>
              </table:table-cell>
              <table:table-cell office:value-type="float" office:value="0.1082">
                <text:p>0.1082</text:p>
              </table:table-cell>
              <table:table-cell office:value-type="float" office:value="0.8297">
                <text:p>0.82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5">
                <text:p>465</text:p>
              </table:table-cell>
              <table:table-cell office:value-type="float" office:value="-0.2235">
                <text:p>-0.2235</text:p>
              </table:table-cell>
              <table:table-cell office:value-type="float" office:value="0.1617">
                <text:p>0.1617</text:p>
              </table:table-cell>
              <table:table-cell office:value-type="float" office:value="0.7417">
                <text:p>0.74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0">
                <text:p>470</text:p>
              </table:table-cell>
              <table:table-cell office:value-type="float" office:value="-0.2848">
                <text:p>-0.2848</text:p>
              </table:table-cell>
              <table:table-cell office:value-type="float" office:value="0.2201">
                <text:p>0.2201</text:p>
              </table:table-cell>
              <table:table-cell office:value-type="float" office:value="0.6134">
                <text:p>0.61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5">
                <text:p>475</text:p>
              </table:table-cell>
              <table:table-cell office:value-type="float" office:value="-0.3346">
                <text:p>-0.3346</text:p>
              </table:table-cell>
              <table:table-cell office:value-type="float" office:value="0.2796">
                <text:p>0.2796</text:p>
              </table:table-cell>
              <table:table-cell office:value-type="float" office:value="0.472">
                <text:p>0.4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0">
                <text:p>480</text:p>
              </table:table-cell>
              <table:table-cell office:value-type="float" office:value="-0.3776">
                <text:p>-0.3776</text:p>
              </table:table-cell>
              <table:table-cell office:value-type="float" office:value="0.3428">
                <text:p>0.3428</text:p>
              </table:table-cell>
              <table:table-cell office:value-type="float" office:value="0.3495">
                <text:p>0.34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5">
                <text:p>485</text:p>
              </table:table-cell>
              <table:table-cell office:value-type="float" office:value="-0.4136">
                <text:p>-0.4136</text:p>
              </table:table-cell>
              <table:table-cell office:value-type="float" office:value="0.4086">
                <text:p>0.4086</text:p>
              </table:table-cell>
              <table:table-cell office:value-type="float" office:value="0.2564">
                <text:p>0.25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0">
                <text:p>490</text:p>
              </table:table-cell>
              <table:table-cell office:value-type="float" office:value="-0.4317">
                <text:p>-0.4317</text:p>
              </table:table-cell>
              <table:table-cell office:value-type="float" office:value="0.4716">
                <text:p>0.4716</text:p>
              </table:table-cell>
              <table:table-cell office:value-type="float" office:value="0.1819">
                <text:p>0.18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5">
                <text:p>495</text:p>
              </table:table-cell>
              <table:table-cell office:value-type="float" office:value="-0.4452">
                <text:p>-0.4452</text:p>
              </table:table-cell>
              <table:table-cell office:value-type="float" office:value="0.5491">
                <text:p>0.5491</text:p>
              </table:table-cell>
              <table:table-cell office:value-type="float" office:value="0.1307">
                <text:p>0.13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-0.435">
                <text:p>-0.435</text:p>
              </table:table-cell>
              <table:table-cell office:value-type="float" office:value="0.626">
                <text:p>0.626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5">
                <text:p>505</text:p>
              </table:table-cell>
              <table:table-cell office:value-type="float" office:value="-0.414">
                <text:p>-0.414</text:p>
              </table:table-cell>
              <table:table-cell office:value-type="float" office:value="0.7097">
                <text:p>0.7097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0">
                <text:p>510</text:p>
              </table:table-cell>
              <table:table-cell office:value-type="float" office:value="-0.3673">
                <text:p>-0.3673</text:p>
              </table:table-cell>
              <table:table-cell office:value-type="float" office:value="0.7935">
                <text:p>0.7935</text:p>
              </table:table-cell>
              <table:table-cell office:value-type="float" office:value="0.0357">
                <text:p>0.03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5">
                <text:p>515</text:p>
              </table:table-cell>
              <table:table-cell office:value-type="float" office:value="-0.2845">
                <text:p>-0.2845</text:p>
              </table:table-cell>
              <table:table-cell office:value-type="float" office:value="0.8715">
                <text:p>0.871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">
                <text:p>520</text:p>
              </table:table-cell>
              <table:table-cell office:value-type="float" office:value="-0.1855">
                <text:p>-0.1855</text:p>
              </table:table-cell>
              <table:table-cell office:value-type="float" office:value="0.9477">
                <text:p>0.9477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5">
                <text:p>525</text:p>
              </table:table-cell>
              <table:table-cell office:value-type="float" office:value="-0.0435">
                <text:p>-0.0435</text:p>
              </table:table-cell>
              <table:table-cell office:value-type="float" office:value="0.9945">
                <text:p>0.9945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0">
                <text:p>530</text:p>
              </table:table-cell>
              <table:table-cell office:value-type="float" office:value="0.127">
                <text:p>0.127</text:p>
              </table:table-cell>
              <table:table-cell office:value-type="float" office:value="1.0203">
                <text:p>1.0203</text:p>
              </table:table-cell>
              <table:table-cell office:value-type="float" office:value="-0.0043">
                <text:p>-0.00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35">
                <text:p>535</text:p>
              </table:table-cell>
              <table:table-cell office:value-type="float" office:value="0.3129">
                <text:p>0.3129</text:p>
              </table:table-cell>
              <table:table-cell office:value-type="float" office:value="1.0375">
                <text:p>1.0375</text:p>
              </table:table-cell>
              <table:table-cell office:value-type="float" office:value="-0.0064">
                <text:p>-0.00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40">
                <text:p>540</text:p>
              </table:table-cell>
              <table:table-cell office:value-type="float" office:value="0.5362">
                <text:p>0.5362</text:p>
              </table:table-cell>
              <table:table-cell office:value-type="float" office:value="1.0517">
                <text:p>1.0517</text:p>
              </table:table-cell>
              <table:table-cell office:value-type="float" office:value="-0.0082">
                <text:p>-0.00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45">
                <text:p>545</text:p>
              </table:table-cell>
              <table:table-cell office:value-type="float" office:value="0.7722">
                <text:p>0.7722</text:p>
              </table:table-cell>
              <table:table-cell office:value-type="float" office:value="1.039">
                <text:p>1.039</text:p>
              </table:table-cell>
              <table:table-cell office:value-type="float" office:value="-0.0094">
                <text:p>-0.00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0">
                <text:p>550</text:p>
              </table:table-cell>
              <table:table-cell office:value-type="float" office:value="1.0059">
                <text:p>1.0059</text:p>
              </table:table-cell>
              <table:table-cell office:value-type="float" office:value="1.0029">
                <text:p>1.0029</text:p>
              </table:table-cell>
              <table:table-cell office:value-type="float" office:value="-0.0097">
                <text:p>-0.00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5">
                <text:p>555</text:p>
              </table:table-cell>
              <table:table-cell office:value-type="float" office:value="1.271">
                <text:p>1.271</text:p>
              </table:table-cell>
              <table:table-cell office:value-type="float" office:value="0.9698">
                <text:p>0.9698</text:p>
              </table:table-cell>
              <table:table-cell office:value-type="float" office:value="-0.0097">
                <text:p>-0.00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60">
                <text:p>560</text:p>
              </table:table-cell>
              <table:table-cell office:value-type="float" office:value="1.5574">
                <text:p>1.5574</text:p>
              </table:table-cell>
              <table:table-cell office:value-type="float" office:value="0.9162">
                <text:p>0.9162</text:p>
              </table:table-cell>
              <table:table-cell office:value-type="float" office:value="-0.0093">
                <text:p>-0.00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65">
                <text:p>565</text:p>
              </table:table-cell>
              <table:table-cell office:value-type="float" office:value="1.8465">
                <text:p>1.8465</text:p>
              </table:table-cell>
              <table:table-cell office:value-type="float" office:value="0.8571">
                <text:p>0.8571</text:p>
              </table:table-cell>
              <table:table-cell office:value-type="float" office:value="-0.0087">
                <text:p>-0.00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0">
                <text:p>570</text:p>
              </table:table-cell>
              <table:table-cell office:value-type="float" office:value="2.1511">
                <text:p>2.1511</text:p>
              </table:table-cell>
              <table:table-cell office:value-type="float" office:value="0.7823">
                <text:p>0.7823</text:p>
              </table:table-cell>
              <table:table-cell office:value-type="float" office:value="-0.008">
                <text:p>-0.0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5">
                <text:p>575</text:p>
              </table:table-cell>
              <table:table-cell office:value-type="float" office:value="2.425">
                <text:p>2.425</text:p>
              </table:table-cell>
              <table:table-cell office:value-type="float" office:value="0.6953">
                <text:p>0.6953</text:p>
              </table:table-cell>
              <table:table-cell office:value-type="float" office:value="-0.0073">
                <text:p>-0.00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80">
                <text:p>580</text:p>
              </table:table-cell>
              <table:table-cell office:value-type="float" office:value="2.6574">
                <text:p>2.6574</text:p>
              </table:table-cell>
              <table:table-cell office:value-type="float" office:value="0.5966">
                <text:p>0.5966</text:p>
              </table:table-cell>
              <table:table-cell office:value-type="float" office:value="-0.0063">
                <text:p>-0.00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85">
                <text:p>585</text:p>
              </table:table-cell>
              <table:table-cell office:value-type="float" office:value="2.9151">
                <text:p>2.9151</text:p>
              </table:table-cell>
              <table:table-cell office:value-type="float" office:value="0.5063">
                <text:p>0.5063</text:p>
              </table:table-cell>
              <table:table-cell office:value-type="float" office:value="-0.00537">
                <text:p>-0.005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90">
                <text:p>590</text:p>
              </table:table-cell>
              <table:table-cell office:value-type="float" office:value="3.0779">
                <text:p>3.0779</text:p>
              </table:table-cell>
              <table:table-cell office:value-type="float" office:value="0.4203">
                <text:p>0.4203</text:p>
              </table:table-cell>
              <table:table-cell office:value-type="float" office:value="-0.00445">
                <text:p>-0.004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5">
                <text:p>595</text:p>
              </table:table-cell>
              <table:table-cell office:value-type="float" office:value="3.1613">
                <text:p>3.1613</text:p>
              </table:table-cell>
              <table:table-cell office:value-type="float" office:value="0.336">
                <text:p>0.336</text:p>
              </table:table-cell>
              <table:table-cell office:value-type="float" office:value="-0.00357">
                <text:p>-0.003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0">
                <text:p>600</text:p>
              </table:table-cell>
              <table:table-cell office:value-type="float" office:value="3.1673">
                <text:p>3.1673</text:p>
              </table:table-cell>
              <table:table-cell office:value-type="float" office:value="0.2591">
                <text:p>0.2591</text:p>
              </table:table-cell>
              <table:table-cell office:value-type="float" office:value="-0.00277">
                <text:p>-0.002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5">
                <text:p>605</text:p>
              </table:table-cell>
              <table:table-cell office:value-type="float" office:value="3.1048">
                <text:p>3.1048</text:p>
              </table:table-cell>
              <table:table-cell office:value-type="float" office:value="0.1917">
                <text:p>0.1917</text:p>
              </table:table-cell>
              <table:table-cell office:value-type="float" office:value="-0.00208">
                <text:p>-0.002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10">
                <text:p>610</text:p>
              </table:table-cell>
              <table:table-cell office:value-type="float" office:value="2.9462">
                <text:p>2.9462</text:p>
              </table:table-cell>
              <table:table-cell office:value-type="float" office:value="0.1367">
                <text:p>0.1367</text:p>
              </table:table-cell>
              <table:table-cell office:value-type="float" office:value="-0.0015">
                <text:p>-0.00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5">
                <text:p>615</text:p>
              </table:table-cell>
              <table:table-cell office:value-type="float" office:value="2.7194">
                <text:p>2.7194</text:p>
              </table:table-cell>
              <table:table-cell office:value-type="float" office:value="0.0938">
                <text:p>0.0938</text:p>
              </table:table-cell>
              <table:table-cell office:value-type="float" office:value="-0.00103">
                <text:p>-0.001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0">
                <text:p>620</text:p>
              </table:table-cell>
              <table:table-cell office:value-type="float" office:value="2.4526">
                <text:p>2.4526</text:p>
              </table:table-cell>
              <table:table-cell office:value-type="float" office:value="0.0611">
                <text:p>0.0611</text:p>
              </table:table-cell>
              <table:table-cell office:value-type="float" office:value="-0.00068">
                <text:p>-0.000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5">
                <text:p>625</text:p>
              </table:table-cell>
              <table:table-cell office:value-type="float" office:value="2.17">
                <text:p>2.17</text:p>
              </table:table-cell>
              <table:table-cell office:value-type="float" office:value="0.0371">
                <text:p>0.0371</text:p>
              </table:table-cell>
              <table:table-cell office:value-type="float" office:value="-0.000442">
                <text:p>-0.0004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0">
                <text:p>630</text:p>
              </table:table-cell>
              <table:table-cell office:value-type="float" office:value="1.8358">
                <text:p>1.8358</text:p>
              </table:table-cell>
              <table:table-cell office:value-type="float" office:value="0.0215">
                <text:p>0.0215</text:p>
              </table:table-cell>
              <table:table-cell office:value-type="float" office:value="-0.000272">
                <text:p>-0.0002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35">
                <text:p>635</text:p>
              </table:table-cell>
              <table:table-cell office:value-type="float" office:value="1.5179">
                <text:p>1.5179</text:p>
              </table:table-cell>
              <table:table-cell office:value-type="float" office:value="0.0112">
                <text:p>0.0112</text:p>
              </table:table-cell>
              <table:table-cell office:value-type="float" office:value="-0.000141">
                <text:p>-0.0001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40">
                <text:p>640</text:p>
              </table:table-cell>
              <table:table-cell office:value-type="float" office:value="1.2428">
                <text:p>1.2428</text:p>
              </table:table-cell>
              <table:table-cell office:value-type="float" office:value="0.0044">
                <text:p>0.0044</text:p>
              </table:table-cell>
              <table:table-cell office:value-type="float" office:value="-0.0000549">
                <text:p>-0.00005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45">
                <text:p>645</text:p>
              </table:table-cell>
              <table:table-cell office:value-type="float" office:value="1.007">
                <text:p>1.007</text:p>
              </table:table-cell>
              <table:table-cell office:value-type="float" office:value="0.000078">
                <text:p>0.000078</text:p>
              </table:table-cell>
              <table:table-cell office:value-type="float" office:value="-0.0000022">
                <text:p>-0.00000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50">
                <text:p>650</text:p>
              </table:table-cell>
              <table:table-cell office:value-type="float" office:value="0.7827">
                <text:p>0.7827</text:p>
              </table:table-cell>
              <table:table-cell office:value-type="float" office:value="-0.001368">
                <text:p>-0.001368</text:p>
              </table:table-cell>
              <table:table-cell office:value-type="float" office:value="0.0000237">
                <text:p>0.00002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5">
                <text:p>655</text:p>
              </table:table-cell>
              <table:table-cell office:value-type="float" office:value="0.5934">
                <text:p>0.5934</text:p>
              </table:table-cell>
              <table:table-cell office:value-type="float" office:value="-0.001988">
                <text:p>-0.001988</text:p>
              </table:table-cell>
              <table:table-cell office:value-type="float" office:value="0.0000286">
                <text:p>0.00002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60">
                <text:p>660</text:p>
              </table:table-cell>
              <table:table-cell office:value-type="float" office:value="0.4442">
                <text:p>0.4442</text:p>
              </table:table-cell>
              <table:table-cell office:value-type="float" office:value="-0.002168">
                <text:p>-0.002168</text:p>
              </table:table-cell>
              <table:table-cell office:value-type="float" office:value="0.0000261">
                <text:p>0.00002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65">
                <text:p>665</text:p>
              </table:table-cell>
              <table:table-cell office:value-type="float" office:value="0.3283">
                <text:p>0.3283</text:p>
              </table:table-cell>
              <table:table-cell office:value-type="float" office:value="-0.002006">
                <text:p>-0.002006</text:p>
              </table:table-cell>
              <table:table-cell office:value-type="float" office:value="0.0000225">
                <text:p>0.00002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70">
                <text:p>670</text:p>
              </table:table-cell>
              <table:table-cell office:value-type="float" office:value="0.2394">
                <text:p>0.2394</text:p>
              </table:table-cell>
              <table:table-cell office:value-type="float" office:value="-0.001642">
                <text:p>-0.001642</text:p>
              </table:table-cell>
              <table:table-cell office:value-type="float" office:value="0.0000182">
                <text:p>0.00001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5">
                <text:p>675</text:p>
              </table:table-cell>
              <table:table-cell office:value-type="float" office:value="0.1722">
                <text:p>0.1722</text:p>
              </table:table-cell>
              <table:table-cell office:value-type="float" office:value="-0.001272">
                <text:p>-0.001272</text:p>
              </table:table-cell>
              <table:table-cell office:value-type="float" office:value="0.0000139">
                <text:p>0.00001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0">
                <text:p>680</text:p>
              </table:table-cell>
              <table:table-cell office:value-type="float" office:value="0.1221">
                <text:p>0.1221</text:p>
              </table:table-cell>
              <table:table-cell office:value-type="float" office:value="-0.000947">
                <text:p>-0.000947</text:p>
              </table:table-cell>
              <table:table-cell office:value-type="float" office:value="0.0000103">
                <text:p>0.00001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85">
                <text:p>685</text:p>
              </table:table-cell>
              <table:table-cell office:value-type="float" office:value="0.0853">
                <text:p>0.0853</text:p>
              </table:table-cell>
              <table:table-cell office:value-type="float" office:value="-0.000683">
                <text:p>-0.000683</text:p>
              </table:table-cell>
              <table:table-cell office:value-type="float" office:value="0.00000738">
                <text:p>0.000007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90">
                <text:p>690</text:p>
              </table:table-cell>
              <table:table-cell office:value-type="float" office:value="0.0586">
                <text:p>0.0586</text:p>
              </table:table-cell>
              <table:table-cell office:value-type="float" office:value="-0.000478">
                <text:p>-0.000478</text:p>
              </table:table-cell>
              <table:table-cell office:value-type="float" office:value="0.00000522">
                <text:p>0.000005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5">
                <text:p>695</text:p>
              </table:table-cell>
              <table:table-cell office:value-type="float" office:value="0.0408">
                <text:p>0.0408</text:p>
              </table:table-cell>
              <table:table-cell office:value-type="float" office:value="-0.000337">
                <text:p>-0.000337</text:p>
              </table:table-cell>
              <table:table-cell office:value-type="float" office:value="0.00000367">
                <text:p>0.000003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0">
                <text:p>700</text:p>
              </table:table-cell>
              <table:table-cell office:value-type="float" office:value="0.0284">
                <text:p>0.0284</text:p>
              </table:table-cell>
              <table:table-cell office:value-type="float" office:value="-0.000235">
                <text:p>-0.000235</text:p>
              </table:table-cell>
              <table:table-cell office:value-type="float" office:value="0.00000256">
                <text:p>0.000002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5">
                <text:p>705</text:p>
              </table:table-cell>
              <table:table-cell office:value-type="float" office:value="0.0197">
                <text:p>0.0197</text:p>
              </table:table-cell>
              <table:table-cell office:value-type="float" office:value="-0.000163">
                <text:p>-0.000163</text:p>
              </table:table-cell>
              <table:table-cell office:value-type="float" office:value="0.00000176">
                <text:p>0.000001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10">
                <text:p>710</text:p>
              </table:table-cell>
              <table:table-cell office:value-type="float" office:value="0.0135">
                <text:p>0.0135</text:p>
              </table:table-cell>
              <table:table-cell office:value-type="float" office:value="-0.000111">
                <text:p>-0.000111</text:p>
              </table:table-cell>
              <table:table-cell office:value-type="float" office:value="0.0000012">
                <text:p>0.00000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5">
                <text:p>715</text:p>
              </table:table-cell>
              <table:table-cell office:value-type="float" office:value="0.00924">
                <text:p>0.00924</text:p>
              </table:table-cell>
              <table:table-cell office:value-type="float" office:value="-0.0000748">
                <text:p>-0.0000748</text:p>
              </table:table-cell>
              <table:table-cell office:value-type="float" office:value="0.000000817">
                <text:p>0.0000008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0">
                <text:p>720</text:p>
              </table:table-cell>
              <table:table-cell office:value-type="float" office:value="0.00638">
                <text:p>0.00638</text:p>
              </table:table-cell>
              <table:table-cell office:value-type="float" office:value="-0.0000508">
                <text:p>-0.0000508</text:p>
              </table:table-cell>
              <table:table-cell office:value-type="float" office:value="0.000000555">
                <text:p>0.0000005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5">
                <text:p>725</text:p>
              </table:table-cell>
              <table:table-cell office:value-type="float" office:value="0.00441">
                <text:p>0.00441</text:p>
              </table:table-cell>
              <table:table-cell office:value-type="float" office:value="-0.0000344">
                <text:p>-0.0000344</text:p>
              </table:table-cell>
              <table:table-cell office:value-type="float" office:value="0.000000375">
                <text:p>0.0000003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0">
                <text:p>730</text:p>
              </table:table-cell>
              <table:table-cell office:value-type="float" office:value="0.00307">
                <text:p>0.00307</text:p>
              </table:table-cell>
              <table:table-cell office:value-type="float" office:value="-0.0000234">
                <text:p>-0.0000234</text:p>
              </table:table-cell>
              <table:table-cell office:value-type="float" office:value="0.000000254">
                <text:p>0.0000002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35">
                <text:p>735</text:p>
              </table:table-cell>
              <table:table-cell office:value-type="float" office:value="0.00214">
                <text:p>0.00214</text:p>
              </table:table-cell>
              <table:table-cell office:value-type="float" office:value="-0.0000159">
                <text:p>-0.0000159</text:p>
              </table:table-cell>
              <table:table-cell office:value-type="float" office:value="0.000000171">
                <text:p>0.0000001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40">
                <text:p>740</text:p>
              </table:table-cell>
              <table:table-cell office:value-type="float" office:value="0.00149">
                <text:p>0.00149</text:p>
              </table:table-cell>
              <table:table-cell office:value-type="float" office:value="-0.0000107">
                <text:p>-0.0000107</text:p>
              </table:table-cell>
              <table:table-cell office:value-type="float" office:value="0.000000116">
                <text:p>0.0000001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5">
                <text:p>745</text:p>
              </table:table-cell>
              <table:table-cell office:value-type="float" office:value="0.00105">
                <text:p>0.00105</text:p>
              </table:table-cell>
              <table:table-cell office:value-type="float" office:value="-0.00000723">
                <text:p>-0.00000723</text:p>
              </table:table-cell>
              <table:table-cell office:value-type="float" office:value="0.0000000785">
                <text:p>0.00000007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50">
                <text:p>750</text:p>
              </table:table-cell>
              <table:table-cell office:value-type="float" office:value="0.000739">
                <text:p>0.000739</text:p>
              </table:table-cell>
              <table:table-cell office:value-type="float" office:value="-0.00000487">
                <text:p>-0.00000487</text:p>
              </table:table-cell>
              <table:table-cell office:value-type="float" office:value="0.0000000531">
                <text:p>0.00000005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5">
                <text:p>755</text:p>
              </table:table-cell>
              <table:table-cell office:value-type="float" office:value="0.000523">
                <text:p>0.000523</text:p>
              </table:table-cell>
              <table:table-cell office:value-type="float" office:value="-0.00000329">
                <text:p>-0.00000329</text:p>
              </table:table-cell>
              <table:table-cell office:value-type="float" office:value="0.000000036">
                <text:p>0.0000000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0">
                <text:p>760</text:p>
              </table:table-cell>
              <table:table-cell office:value-type="float" office:value="0.000372">
                <text:p>0.000372</text:p>
              </table:table-cell>
              <table:table-cell office:value-type="float" office:value="-0.00000222">
                <text:p>-0.00000222</text:p>
              </table:table-cell>
              <table:table-cell office:value-type="float" office:value="0.0000000244">
                <text:p>0.00000002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5">
                <text:p>765</text:p>
              </table:table-cell>
              <table:table-cell office:value-type="float" office:value="0.000265">
                <text:p>0.000265</text:p>
              </table:table-cell>
              <table:table-cell office:value-type="float" office:value="-0.0000015">
                <text:p>-0.0000015</text:p>
              </table:table-cell>
              <table:table-cell office:value-type="float" office:value="0.0000000165">
                <text:p>0.00000001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0.00019">
                <text:p>0.00019</text:p>
              </table:table-cell>
              <table:table-cell office:value-type="float" office:value="-0.00000102">
                <text:p>-0.00000102</text:p>
              </table:table-cell>
              <table:table-cell office:value-type="float" office:value="0.0000000112">
                <text:p>0.00000001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5">
                <text:p>775</text:p>
              </table:table-cell>
              <table:table-cell office:value-type="float" office:value="0.000136">
                <text:p>0.000136</text:p>
              </table:table-cell>
              <table:table-cell office:value-type="float" office:value="-0.000000688">
                <text:p>-0.000000688</text:p>
              </table:table-cell>
              <table:table-cell office:value-type="float" office:value="0.00000000753">
                <text:p>0.000000007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">
                <text:p>780</text:p>
              </table:table-cell>
              <table:table-cell office:value-type="float" office:value="0.0000984">
                <text:p>0.0000984</text:p>
              </table:table-cell>
              <table:table-cell office:value-type="float" office:value="-0.000000465">
                <text:p>-0.000000465</text:p>
              </table:table-cell>
              <table:table-cell office:value-type="float" office:value="0.00000000507">
                <text:p>0.000000005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85">
                <text:p>785</text:p>
              </table:table-cell>
              <table:table-cell office:value-type="float" office:value="0.0000713">
                <text:p>0.0000713</text:p>
              </table:table-cell>
              <table:table-cell office:value-type="float" office:value="-0.000000312">
                <text:p>-0.000000312</text:p>
              </table:table-cell>
              <table:table-cell office:value-type="float" office:value="0.0000000034">
                <text:p>0.00000000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90">
                <text:p>790</text:p>
              </table:table-cell>
              <table:table-cell office:value-type="float" office:value="0.0000518">
                <text:p>0.0000518</text:p>
              </table:table-cell>
              <table:table-cell office:value-type="float" office:value="-0.000000208">
                <text:p>-0.000000208</text:p>
              </table:table-cell>
              <table:table-cell office:value-type="float" office:value="0.00000000227">
                <text:p>0.000000002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5">
                <text:p>795</text:p>
              </table:table-cell>
              <table:table-cell office:value-type="float" office:value="0.0000377">
                <text:p>0.0000377</text:p>
              </table:table-cell>
              <table:table-cell office:value-type="float" office:value="-0.000000137">
                <text:p>-0.000000137</text:p>
              </table:table-cell>
              <table:table-cell office:value-type="float" office:value="0.0000000015">
                <text:p>0.00000000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00">
                <text:p>800</text:p>
              </table:table-cell>
              <table:table-cell office:value-type="float" office:value="0.0000276">
                <text:p>0.0000276</text:p>
              </table:table-cell>
              <table:table-cell office:value-type="float" office:value="-0.000000088">
                <text:p>-0.000000088</text:p>
              </table:table-cell>
              <table:table-cell office:value-type="float" office:value="0.000000000986">
                <text:p>0.0000000009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05">
                <text:p>805</text:p>
              </table:table-cell>
              <table:table-cell office:value-type="float" office:value="0.0000203">
                <text:p>0.0000203</text:p>
              </table:table-cell>
              <table:table-cell office:value-type="float" office:value="-0.0000000553">
                <text:p>-0.0000000553</text:p>
              </table:table-cell>
              <table:table-cell office:value-type="float" office:value="0.000000000639">
                <text:p>0.0000000006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10">
                <text:p>810</text:p>
              </table:table-cell>
              <table:table-cell office:value-type="float" office:value="0.0000149">
                <text:p>0.0000149</text:p>
              </table:table-cell>
              <table:table-cell office:value-type="float" office:value="-0.0000000336">
                <text:p>-0.0000000336</text:p>
              </table:table-cell>
              <table:table-cell office:value-type="float" office:value="0.000000000407">
                <text:p>0.0000000004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15">
                <text:p>815</text:p>
              </table:table-cell>
              <table:table-cell office:value-type="float" office:value="0.000011">
                <text:p>0.000011</text:p>
              </table:table-cell>
              <table:table-cell office:value-type="float" office:value="-0.0000000196">
                <text:p>-0.0000000196</text:p>
              </table:table-cell>
              <table:table-cell office:value-type="float" office:value="0.000000000253">
                <text:p>0.0000000002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20">
                <text:p>820</text:p>
              </table:table-cell>
              <table:table-cell office:value-type="float" office:value="0.00000818">
                <text:p>0.00000818</text:p>
              </table:table-cell>
              <table:table-cell office:value-type="float" office:value="-0.0000000109">
                <text:p>-0.0000000109</text:p>
              </table:table-cell>
              <table:table-cell office:value-type="float" office:value="0.000000000152">
                <text:p>0.0000000001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25">
                <text:p>825</text:p>
              </table:table-cell>
              <table:table-cell office:value-type="float" office:value="0.00000609">
                <text:p>0.00000609</text:p>
              </table:table-cell>
              <table:table-cell office:value-type="float" office:value="-0.0000000057">
                <text:p>-0.0000000057</text:p>
              </table:table-cell>
              <table:table-cell office:value-type="float" office:value="0.0000000000864">
                <text:p>0.00000000008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30">
                <text:p>830</text:p>
              </table:table-cell>
              <table:table-cell office:value-type="float" office:value="0.00000455">
                <text:p>0.00000455</text:p>
              </table:table-cell>
              <table:table-cell office:value-type="float" office:value="-0.00000000277">
                <text:p>-0.00000000277</text:p>
              </table:table-cell>
              <table:table-cell office:value-type="float" office:value="0.0000000000442">
                <text:p>0.00000000004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98cm" svg:y="3.703cm" style:legend-expansion="high" chart:style-name="ch2"/>
        <chart:plot-area chart:style-name="ch3" table:cell-range-address="'r-g-b norm'.A1:'r-g-b norm'.A90 'r-g-b norm'.D1:'r-g-b norm'.F90" chart:data-source-has-labels="row" svg:x="0.32cm" svg:y="0.18cm" svg:width="14.34cm" svg:height="8.64cm">
          <chart:coordinate-region svg:x="1.047cm" svg:y="0.38cm" svg:width="13.333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r-g-b norm'.D2:'r-g-b norm'.D90" chart:label-cell-address="'r-g-b norm'.D1:'r-g-b norm'.D1" chart:class="chart:scatter">
            <chart:domain table:cell-range-address="'r-g-b norm'.A2:'r-g-b norm'.A90"/>
            <chart:data-point chart:repeated="89"/>
          </chart:series>
          <chart:series chart:style-name="ch8" chart:values-cell-range-address="'r-g-b norm'.E2:'r-g-b norm'.E90" chart:label-cell-address="'r-g-b norm'.E1:'r-g-b norm'.E1" chart:class="chart:scatter">
            <chart:data-point chart:repeated="89"/>
          </chart:series>
          <chart:series chart:style-name="ch9" chart:values-cell-range-address="'r-g-b norm'.F2:'r-g-b norm'.F90" chart:label-cell-address="'r-g-b norm'.F1:'r-g-b norm'.F1" chart:class="chart:scatter">
            <chart:data-point chart:repeated="8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</text:p>
                <draw:g>
                  <svg:desc>'r-g-b norm'.D1:'r-g-b norm'.D1</svg:desc>
                </draw:g>
              </table:table-cell>
              <table:table-cell office:value-type="string">
                <text:p>G</text:p>
                <draw:g>
                  <svg:desc>'r-g-b norm'.E1:'r-g-b norm'.E1</svg:desc>
                </draw:g>
              </table:table-cell>
              <table:table-cell office:value-type="string">
                <text:p>B</text:p>
                <draw:g>
                  <svg:desc>'r-g-b norm'.F1:'r-g-b norm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0">
                <text:p>390</text:p>
                <draw:g>
                  <svg:desc>'r-g-b norm'.A2:'r-g-b norm'.A90</svg:desc>
                </draw:g>
              </table:table-cell>
              <table:table-cell office:value-type="float" office:value="0.00047358949262779">
                <text:p>0.00047358949262779</text:p>
                <draw:g>
                  <svg:desc>'r-g-b norm'.D2:'r-g-b norm'.D90</svg:desc>
                </draw:g>
              </table:table-cell>
              <table:table-cell office:value-type="float" office:value="0">
                <text:p>0</text:p>
                <draw:g>
                  <svg:desc>'r-g-b norm'.E2:'r-g-b norm'.E90</svg:desc>
                </draw:g>
              </table:table-cell>
              <table:table-cell office:value-type="float" office:value="0.00618824233955485">
                <text:p>0.00618824233955485</text:p>
                <draw:g>
                  <svg:desc>'r-g-b norm'.F2:'r-g-b norm'.F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5">
                <text:p>395</text:p>
              </table:table-cell>
              <table:table-cell office:value-type="float" office:value="0.0011997600479904">
                <text:p>0.0011997600479904</text:p>
              </table:table-cell>
              <table:table-cell office:value-type="float" office:value="0">
                <text:p>0</text:p>
              </table:table-cell>
              <table:table-cell office:value-type="float" office:value="0.0160694680107795">
                <text:p>0.01606946801077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0.00280996432292489">
                <text:p>0.00280996432292489</text:p>
              </table:table-cell>
              <table:table-cell office:value-type="float" office:value="0">
                <text:p>0</text:p>
              </table:table-cell>
              <table:table-cell office:value-type="float" office:value="0.0399241441261603">
                <text:p>0.0399241441261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5">
                <text:p>405</text:p>
              </table:table-cell>
              <table:table-cell office:value-type="float" office:value="0.0059356549742683">
                <text:p>0.0059356549742683</text:p>
              </table:table-cell>
              <table:table-cell office:value-type="float" office:value="0">
                <text:p>0</text:p>
              </table:table-cell>
              <table:table-cell office:value-type="float" office:value="0.0904281864457531">
                <text:p>0.09042818644575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0">
                <text:p>410</text:p>
              </table:table-cell>
              <table:table-cell office:value-type="float" office:value="0.0110504214946484">
                <text:p>0.0110504214946484</text:p>
              </table:table-cell>
              <table:table-cell office:value-type="float" office:value="0">
                <text:p>0</text:p>
              </table:table-cell>
              <table:table-cell office:value-type="float" office:value="0.179858269288352">
                <text:p>0.179858269288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5">
                <text:p>415</text:p>
              </table:table-cell>
              <table:table-cell office:value-type="float" office:value="0.0167650680390238">
                <text:p>0.0167650680390238</text:p>
              </table:table-cell>
              <table:table-cell office:value-type="float" office:value="0">
                <text:p>0</text:p>
              </table:table-cell>
              <table:table-cell office:value-type="float" office:value="0.308214392653957">
                <text:p>0.3082143926539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0">
                <text:p>420</text:p>
              </table:table-cell>
              <table:table-cell office:value-type="float" office:value="0.0221639882549806">
                <text:p>0.0221639882549806</text:p>
              </table:table-cell>
              <table:table-cell office:value-type="float" office:value="0">
                <text:p>0</text:p>
              </table:table-cell>
              <table:table-cell office:value-type="float" office:value="0.466114382672922">
                <text:p>0.4661143826729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5">
                <text:p>425</text:p>
              </table:table-cell>
              <table:table-cell office:value-type="float" office:value="0.0240899188583336">
                <text:p>0.0240899188583336</text:p>
              </table:table-cell>
              <table:table-cell office:value-type="float" office:value="0">
                <text:p>0</text:p>
              </table:table-cell>
              <table:table-cell office:value-type="float" office:value="0.614033336660345">
                <text:p>0.6140333366603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0">
                <text:p>430</text:p>
              </table:table-cell>
              <table:table-cell office:value-type="float" office:value="0.0235216114671802">
                <text:p>0.0235216114671802</text:p>
              </table:table-cell>
              <table:table-cell office:value-type="float" office:value="0">
                <text:p>0</text:p>
              </table:table-cell>
              <table:table-cell office:value-type="float" office:value="0.762351532089031">
                <text:p>0.7623515320890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5">
                <text:p>435</text:p>
              </table:table-cell>
              <table:table-cell office:value-type="float" office:value="0.0177122470242794">
                <text:p>0.0177122470242794</text:p>
              </table:table-cell>
              <table:table-cell office:value-type="float" office:value="0">
                <text:p>0</text:p>
              </table:table-cell>
              <table:table-cell office:value-type="float" office:value="0.876135342848588">
                <text:p>0.8761353428485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">
                <text:p>440</text:p>
              </table:table-cell>
              <table:table-cell office:value-type="float" office:value="0.0101979604079184">
                <text:p>0.0101979604079184</text:p>
              </table:table-cell>
              <table:table-cell office:value-type="float" office:value="0">
                <text:p>0</text:p>
              </table:table-cell>
              <table:table-cell office:value-type="float" office:value="0.973650064876734">
                <text:p>0.9736500648767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5">
                <text:p>445</text:p>
              </table:table-cell>
              <table:table-cell office:value-type="float" office:value="0">
                <text:p>0</text:p>
              </table:table-cell>
              <table:table-cell office:value-type="float" office:value="0.00228201958733479">
                <text:p>0.002282019587334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.0269088143006561">
                <text:p>0.0269088143006561</text:p>
              </table:table-cell>
              <table:table-cell office:value-type="float" office:value="0.997704361712746">
                <text:p>0.9977043617127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5">
                <text:p>455</text:p>
              </table:table-cell>
              <table:table-cell office:value-type="float" office:value="0">
                <text:p>0</text:p>
              </table:table-cell>
              <table:table-cell office:value-type="float" office:value="0.060473519064372">
                <text:p>0.060473519064372</text:p>
              </table:table-cell>
              <table:table-cell office:value-type="float" office:value="0.912166882922447">
                <text:p>0.9121668829224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.10288104972901">
                <text:p>0.10288104972901</text:p>
              </table:table-cell>
              <table:table-cell office:value-type="float" office:value="0.82812655953688">
                <text:p>0.82812655953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5">
                <text:p>465</text:p>
              </table:table-cell>
              <table:table-cell office:value-type="float" office:value="0">
                <text:p>0</text:p>
              </table:table-cell>
              <table:table-cell office:value-type="float" office:value="0.153751069696682">
                <text:p>0.153751069696682</text:p>
              </table:table-cell>
              <table:table-cell office:value-type="float" office:value="0.740293442459327">
                <text:p>0.7402934424593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.209280212988495">
                <text:p>0.209280212988495</text:p>
              </table:table-cell>
              <table:table-cell office:value-type="float" office:value="0.612236750174668">
                <text:p>0.6122367501746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5">
                <text:p>475</text:p>
              </table:table-cell>
              <table:table-cell office:value-type="float" office:value="0">
                <text:p>0</text:p>
              </table:table-cell>
              <table:table-cell office:value-type="float" office:value="0.265855281924503">
                <text:p>0.265855281924503</text:p>
              </table:table-cell>
              <table:table-cell office:value-type="float" office:value="0.471104900688691">
                <text:p>0.4711049006886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.325948464390986">
                <text:p>0.325948464390986</text:p>
              </table:table-cell>
              <table:table-cell office:value-type="float" office:value="0.348837209302326">
                <text:p>0.3488372093023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5">
                <text:p>485</text:p>
              </table:table-cell>
              <table:table-cell office:value-type="float" office:value="0">
                <text:p>0</text:p>
              </table:table-cell>
              <table:table-cell office:value-type="float" office:value="0.388513834743748">
                <text:p>0.388513834743748</text:p>
              </table:table-cell>
              <table:table-cell office:value-type="float" office:value="0.255913763848688">
                <text:p>0.2559137638486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.448416848911286">
                <text:p>0.448416848911286</text:p>
              </table:table-cell>
              <table:table-cell office:value-type="float" office:value="0.181555045413714">
                <text:p>0.1815550454137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5">
                <text:p>495</text:p>
              </table:table-cell>
              <table:table-cell office:value-type="float" office:value="0">
                <text:p>0</text:p>
              </table:table-cell>
              <table:table-cell office:value-type="float" office:value="0.522107064752306">
                <text:p>0.522107064752306</text:p>
              </table:table-cell>
              <table:table-cell office:value-type="float" office:value="0.130452140932229">
                <text:p>0.1304521409322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.595226775696491">
                <text:p>0.595226775696491</text:p>
              </table:table-cell>
              <table:table-cell office:value-type="float" office:value="0.0908274278870147">
                <text:p>0.09082742788701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5">
                <text:p>505</text:p>
              </table:table-cell>
              <table:table-cell office:value-type="float" office:value="0">
                <text:p>0</text:p>
              </table:table-cell>
              <table:table-cell office:value-type="float" office:value="0.674812208804792">
                <text:p>0.674812208804792</text:p>
              </table:table-cell>
              <table:table-cell office:value-type="float" office:value="0.0578900089829324">
                <text:p>0.05789000898293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.754492726062565">
                <text:p>0.754492726062565</text:p>
              </table:table-cell>
              <table:table-cell office:value-type="float" office:value="0.0356322986325981">
                <text:p>0.03563229863259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5">
                <text:p>515</text:p>
              </table:table-cell>
              <table:table-cell office:value-type="float" office:value="0">
                <text:p>0</text:p>
              </table:table-cell>
              <table:table-cell office:value-type="float" office:value="0.828658362650946">
                <text:p>0.828658362650946</text:p>
              </table:table-cell>
              <table:table-cell office:value-type="float" office:value="0.0199620720630801">
                <text:p>0.01996207206308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.901112484548826">
                <text:p>0.901112484548826</text:p>
              </table:table-cell>
              <table:table-cell office:value-type="float" office:value="0.00948198422996307">
                <text:p>0.009481984229963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5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0.945611866501854">
                <text:p>0.945611866501854</text:p>
              </table:table-cell>
              <table:table-cell office:value-type="float" office:value="0.000698672522207805">
                <text:p>0.0006986725222078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0">
                <text:p>530</text:p>
              </table:table-cell>
              <table:table-cell office:value-type="float" office:value="0.0400972437091529">
                <text:p>0.0400972437091529</text:p>
              </table:table-cell>
              <table:table-cell office:value-type="float" office:value="0.970143577065703">
                <text:p>0.970143577065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35">
                <text:p>535</text:p>
              </table:table-cell>
              <table:table-cell office:value-type="float" office:value="0.098790768162157">
                <text:p>0.098790768162157</text:p>
              </table:table-cell>
              <table:table-cell office:value-type="float" office:value="0.986498050774936">
                <text:p>0.986498050774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40">
                <text:p>540</text:p>
              </table:table-cell>
              <table:table-cell office:value-type="float" office:value="0.169292457298014">
                <text:p>0.1692924572980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45">
                <text:p>545</text:p>
              </table:table-cell>
              <table:table-cell office:value-type="float" office:value="0.243803870804786">
                <text:p>0.243803870804786</text:p>
              </table:table-cell>
              <table:table-cell office:value-type="float" office:value="0.98792431301702">
                <text:p>0.98792431301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0">
                <text:p>550</text:p>
              </table:table-cell>
              <table:table-cell office:value-type="float" office:value="0.317589113756196">
                <text:p>0.317589113756196</text:p>
              </table:table-cell>
              <table:table-cell office:value-type="float" office:value="0.953598935057526">
                <text:p>0.953598935057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5">
                <text:p>555</text:p>
              </table:table-cell>
              <table:table-cell office:value-type="float" office:value="0.401288163419948">
                <text:p>0.401288163419948</text:p>
              </table:table-cell>
              <table:table-cell office:value-type="float" office:value="0.9221260815822">
                <text:p>0.9221260815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60">
                <text:p>560</text:p>
              </table:table-cell>
              <table:table-cell office:value-type="float" office:value="0.491712183879014">
                <text:p>0.491712183879014</text:p>
              </table:table-cell>
              <table:table-cell office:value-type="float" office:value="0.871160977465057">
                <text:p>0.871160977465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65">
                <text:p>565</text:p>
              </table:table-cell>
              <table:table-cell office:value-type="float" office:value="0.58298866542481">
                <text:p>0.58298866542481</text:p>
              </table:table-cell>
              <table:table-cell office:value-type="float" office:value="0.814966245126937">
                <text:p>0.814966245126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0">
                <text:p>570</text:p>
              </table:table-cell>
              <table:table-cell office:value-type="float" office:value="0.679158905061093">
                <text:p>0.679158905061093</text:p>
              </table:table-cell>
              <table:table-cell office:value-type="float" office:value="0.74384330132167">
                <text:p>0.74384330132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5">
                <text:p>575</text:p>
              </table:table-cell>
              <table:table-cell office:value-type="float" office:value="0.765636346414927">
                <text:p>0.765636346414927</text:p>
              </table:table-cell>
              <table:table-cell office:value-type="float" office:value="0.661120091280783">
                <text:p>0.661120091280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80">
                <text:p>580</text:p>
              </table:table-cell>
              <table:table-cell office:value-type="float" office:value="0.839011145139393">
                <text:p>0.839011145139393</text:p>
              </table:table-cell>
              <table:table-cell office:value-type="float" office:value="0.56727203575164">
                <text:p>0.56727203575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85">
                <text:p>585</text:p>
              </table:table-cell>
              <table:table-cell office:value-type="float" office:value="0.920373819972848">
                <text:p>0.920373819972848</text:p>
              </table:table-cell>
              <table:table-cell office:value-type="float" office:value="0.481411048778169">
                <text:p>0.481411048778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90">
                <text:p>590</text:p>
              </table:table-cell>
              <table:table-cell office:value-type="float" office:value="0.971774066239384">
                <text:p>0.971774066239384</text:p>
              </table:table-cell>
              <table:table-cell office:value-type="float" office:value="0.399638680232005">
                <text:p>0.39963868023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5">
                <text:p>595</text:p>
              </table:table-cell>
              <table:table-cell office:value-type="float" office:value="0.998105642029489">
                <text:p>0.998105642029489</text:p>
              </table:table-cell>
              <table:table-cell office:value-type="float" office:value="0.319482742226871">
                <text:p>0.319482742226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0">
                <text:p>600</text:p>
              </table:table-cell>
              <table:table-cell office:value-type="float" office:value="1">
                <text:p>1</text:p>
              </table:table-cell>
              <table:table-cell office:value-type="float" office:value="0.246363031282685">
                <text:p>0.246363031282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5">
                <text:p>605</text:p>
              </table:table-cell>
              <table:table-cell office:value-type="float" office:value="0.980267104473842">
                <text:p>0.980267104473842</text:p>
              </table:table-cell>
              <table:table-cell office:value-type="float" office:value="0.182276314538366">
                <text:p>0.182276314538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10">
                <text:p>610</text:p>
              </table:table-cell>
              <table:table-cell office:value-type="float" office:value="0.930192908786664">
                <text:p>0.930192908786664</text:p>
              </table:table-cell>
              <table:table-cell office:value-type="float" office:value="0.129980032328611">
                <text:p>0.129980032328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5">
                <text:p>615</text:p>
              </table:table-cell>
              <table:table-cell office:value-type="float" office:value="0.858586177501342">
                <text:p>0.858586177501342</text:p>
              </table:table-cell>
              <table:table-cell office:value-type="float" office:value="0.0891889322050014">
                <text:p>0.0891889322050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0">
                <text:p>620</text:p>
              </table:table-cell>
              <table:table-cell office:value-type="float" office:value="0.774350393079279">
                <text:p>0.774350393079279</text:p>
              </table:table-cell>
              <table:table-cell office:value-type="float" office:value="0.0580964153275649">
                <text:p>0.0580964153275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5">
                <text:p>625</text:p>
              </table:table-cell>
              <table:table-cell office:value-type="float" office:value="0.685126132668203">
                <text:p>0.685126132668203</text:p>
              </table:table-cell>
              <table:table-cell office:value-type="float" office:value="0.035276219454217">
                <text:p>0.035276219454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0">
                <text:p>630</text:p>
              </table:table-cell>
              <table:table-cell office:value-type="float" office:value="0.579610393710732">
                <text:p>0.579610393710732</text:p>
              </table:table-cell>
              <table:table-cell office:value-type="float" office:value="0.0204430921365408">
                <text:p>0.0204430921365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35">
                <text:p>635</text:p>
              </table:table-cell>
              <table:table-cell office:value-type="float" office:value="0.479240993906482">
                <text:p>0.479240993906482</text:p>
              </table:table-cell>
              <table:table-cell office:value-type="float" office:value="0.0106494247408957">
                <text:p>0.0106494247408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40">
                <text:p>640</text:p>
              </table:table-cell>
              <table:table-cell office:value-type="float" office:value="0.392384680958545">
                <text:p>0.392384680958545</text:p>
              </table:table-cell>
              <table:table-cell office:value-type="float" office:value="0.00418370257678045">
                <text:p>0.00418370257678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45">
                <text:p>645</text:p>
              </table:table-cell>
              <table:table-cell office:value-type="float" office:value="0.317936412717456">
                <text:p>0.317936412717456</text:p>
              </table:table-cell>
              <table:table-cell office:value-type="float" office:value="0.0000741656365883807">
                <text:p>0.0000741656365883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50">
                <text:p>650</text:p>
              </table:table-cell>
              <table:table-cell office:value-type="float" office:value="0.247118997253181">
                <text:p>0.247118997253181</text:p>
              </table:table-cell>
              <table:table-cell office:value-type="float" office:value="0">
                <text:p>0</text:p>
              </table:table-cell>
              <table:table-cell office:value-type="float" office:value="0.00002365505539475">
                <text:p>0.000023655055394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5">
                <text:p>655</text:p>
              </table:table-cell>
              <table:table-cell office:value-type="float" office:value="0.187352003283554">
                <text:p>0.187352003283554</text:p>
              </table:table-cell>
              <table:table-cell office:value-type="float" office:value="0">
                <text:p>0</text:p>
              </table:table-cell>
              <table:table-cell office:value-type="float" office:value="0.0000285457630502046">
                <text:p>0.00002854576305020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60">
                <text:p>660</text:p>
              </table:table-cell>
              <table:table-cell office:value-type="float" office:value="0.14024563508351">
                <text:p>0.14024563508351</text:p>
              </table:table-cell>
              <table:table-cell office:value-type="float" office:value="0">
                <text:p>0</text:p>
              </table:table-cell>
              <table:table-cell office:value-type="float" office:value="0.0000260505040423196">
                <text:p>0.00002605050404231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65">
                <text:p>665</text:p>
              </table:table-cell>
              <table:table-cell office:value-type="float" office:value="0.103652953619802">
                <text:p>0.103652953619802</text:p>
              </table:table-cell>
              <table:table-cell office:value-type="float" office:value="0">
                <text:p>0</text:p>
              </table:table-cell>
              <table:table-cell office:value-type="float" office:value="0.0000224573310709652">
                <text:p>0.00002245733107096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70">
                <text:p>670</text:p>
              </table:table-cell>
              <table:table-cell office:value-type="float" office:value="0.0755848830233953">
                <text:p>0.0755848830233953</text:p>
              </table:table-cell>
              <table:table-cell office:value-type="float" office:value="0">
                <text:p>0</text:p>
              </table:table-cell>
              <table:table-cell office:value-type="float" office:value="0.0000181654855774029">
                <text:p>0.00001816548557740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5">
                <text:p>675</text:p>
              </table:table-cell>
              <table:table-cell office:value-type="float" office:value="0.0543680737536703">
                <text:p>0.0543680737536703</text:p>
              </table:table-cell>
              <table:table-cell office:value-type="float" office:value="0">
                <text:p>0</text:p>
              </table:table-cell>
              <table:table-cell office:value-type="float" office:value="0.0000138736400838407">
                <text:p>0.00001387364008384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0">
                <text:p>680</text:p>
              </table:table-cell>
              <table:table-cell office:value-type="float" office:value="0.0385501846999021">
                <text:p>0.0385501846999021</text:p>
              </table:table-cell>
              <table:table-cell office:value-type="float" office:value="0">
                <text:p>0</text:p>
              </table:table-cell>
              <table:table-cell office:value-type="float" office:value="0.0000102804671124863">
                <text:p>0.00001028046711248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85">
                <text:p>685</text:p>
              </table:table-cell>
              <table:table-cell office:value-type="float" office:value="0.0269314558141003">
                <text:p>0.0269314558141003</text:p>
              </table:table-cell>
              <table:table-cell office:value-type="float" office:value="0">
                <text:p>0</text:p>
              </table:table-cell>
              <table:table-cell office:value-type="float" office:value="0.00000736600459127657">
                <text:p>0.000007366004591276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90">
                <text:p>690</text:p>
              </table:table-cell>
              <table:table-cell office:value-type="float" office:value="0.0185015628453257">
                <text:p>0.0185015628453257</text:p>
              </table:table-cell>
              <table:table-cell office:value-type="float" office:value="0">
                <text:p>0</text:p>
              </table:table-cell>
              <table:table-cell office:value-type="float" office:value="0.00000521010080846392">
                <text:p>0.000005210100808463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5">
                <text:p>695</text:p>
              </table:table-cell>
              <table:table-cell office:value-type="float" office:value="0.0128816341994759">
                <text:p>0.0128816341994759</text:p>
              </table:table-cell>
              <table:table-cell office:value-type="float" office:value="0">
                <text:p>0</text:p>
              </table:table-cell>
              <table:table-cell office:value-type="float" office:value="0.00000366304022357521">
                <text:p>0.000003663040223575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0">
                <text:p>700</text:p>
              </table:table-cell>
              <table:table-cell office:value-type="float" office:value="0.00896662772708616">
                <text:p>0.00896662772708616</text:p>
              </table:table-cell>
              <table:table-cell office:value-type="float" office:value="0">
                <text:p>0</text:p>
              </table:table-cell>
              <table:table-cell office:value-type="float" office:value="0.00000255514522407426">
                <text:p>0.000002555145224074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5">
                <text:p>705</text:p>
              </table:table-cell>
              <table:table-cell office:value-type="float" office:value="0.00621980866984498">
                <text:p>0.00621980866984498</text:p>
              </table:table-cell>
              <table:table-cell office:value-type="float" office:value="0">
                <text:p>0</text:p>
              </table:table-cell>
              <table:table-cell office:value-type="float" office:value="0.00000175666234155105">
                <text:p>0.000001756662341551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10">
                <text:p>710</text:p>
              </table:table-cell>
              <table:table-cell office:value-type="float" office:value="0.00426230543365011">
                <text:p>0.00426230543365011</text:p>
              </table:table-cell>
              <table:table-cell office:value-type="float" office:value="0">
                <text:p>0</text:p>
              </table:table-cell>
              <table:table-cell office:value-type="float" office:value="0.00000119772432378481">
                <text:p>0.000001197724323784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5">
                <text:p>715</text:p>
              </table:table-cell>
              <table:table-cell office:value-type="float" office:value="0.00291731127458719">
                <text:p>0.00291731127458719</text:p>
              </table:table-cell>
              <table:table-cell office:value-type="float" office:value="0">
                <text:p>0</text:p>
              </table:table-cell>
              <table:table-cell office:value-type="float" office:value="0.000000815450643776824">
                <text:p>0.0000008154506437768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0">
                <text:p>720</text:p>
              </table:table-cell>
              <table:table-cell office:value-type="float" office:value="0.0020143339753102">
                <text:p>0.0020143339753102</text:p>
              </table:table-cell>
              <table:table-cell office:value-type="float" office:value="0">
                <text:p>0</text:p>
              </table:table-cell>
              <table:table-cell office:value-type="float" office:value="0.000000553947499750474">
                <text:p>0.0000005539474997504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5">
                <text:p>725</text:p>
              </table:table-cell>
              <table:table-cell office:value-type="float" office:value="0.0013923531083257">
                <text:p>0.0013923531083257</text:p>
              </table:table-cell>
              <table:table-cell office:value-type="float" office:value="0">
                <text:p>0</text:p>
              </table:table-cell>
              <table:table-cell office:value-type="float" office:value="0.000000374288851182753">
                <text:p>0.0000003742888511827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0">
                <text:p>730</text:p>
              </table:table-cell>
              <table:table-cell office:value-type="float" office:value="0.000969279828244877">
                <text:p>0.000969279828244877</text:p>
              </table:table-cell>
              <table:table-cell office:value-type="float" office:value="0">
                <text:p>0</text:p>
              </table:table-cell>
              <table:table-cell office:value-type="float" office:value="0.000000253518315201118">
                <text:p>0.0000002535183152011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35">
                <text:p>735</text:p>
              </table:table-cell>
              <table:table-cell office:value-type="float" office:value="0.000675654342815647">
                <text:p>0.000675654342815647</text:p>
              </table:table-cell>
              <table:table-cell office:value-type="float" office:value="0">
                <text:p>0</text:p>
              </table:table-cell>
              <table:table-cell office:value-type="float" office:value="0.000000170675716139335">
                <text:p>0.0000001706757161393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40">
                <text:p>740</text:p>
              </table:table-cell>
              <table:table-cell office:value-type="float" office:value="0.000470432229343605">
                <text:p>0.000470432229343605</text:p>
              </table:table-cell>
              <table:table-cell office:value-type="float" office:value="0">
                <text:p>0</text:p>
              </table:table-cell>
              <table:table-cell office:value-type="float" office:value="0.000000115780017965865">
                <text:p>0.0000001157800179658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5">
                <text:p>745</text:p>
              </table:table-cell>
              <table:table-cell office:value-type="float" office:value="0.000331512644839453">
                <text:p>0.000331512644839453</text:p>
              </table:table-cell>
              <table:table-cell office:value-type="float" office:value="0">
                <text:p>0</text:p>
              </table:table-cell>
              <table:table-cell office:value-type="float" office:value="0.0000000783511328475896">
                <text:p>0.00000007835113284758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50">
                <text:p>750</text:p>
              </table:table-cell>
              <table:table-cell office:value-type="float" office:value="0.000233321756701291">
                <text:p>0.000233321756701291</text:p>
              </table:table-cell>
              <table:table-cell office:value-type="float" office:value="0">
                <text:p>0</text:p>
              </table:table-cell>
              <table:table-cell office:value-type="float" office:value="0.0000000529993013274778">
                <text:p>0.00000005299930132747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5">
                <text:p>755</text:p>
              </table:table-cell>
              <table:table-cell office:value-type="float" office:value="0.00016512486976289">
                <text:p>0.00016512486976289</text:p>
              </table:table-cell>
              <table:table-cell office:value-type="float" office:value="0">
                <text:p>0</text:p>
              </table:table-cell>
              <table:table-cell office:value-type="float" office:value="0.0000000359317297135443">
                <text:p>0.00000003593172971354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0">
                <text:p>760</text:p>
              </table:table-cell>
              <table:table-cell office:value-type="float" office:value="0.000117450194171692">
                <text:p>0.000117450194171692</text:p>
              </table:table-cell>
              <table:table-cell office:value-type="float" office:value="0">
                <text:p>0</text:p>
              </table:table-cell>
              <table:table-cell office:value-type="float" office:value="0.0000000243537279169578">
                <text:p>0.00000002435372791695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5">
                <text:p>765</text:p>
              </table:table-cell>
              <table:table-cell office:value-type="float" office:value="0.0000836674770309096">
                <text:p>0.0000836674770309096</text:p>
              </table:table-cell>
              <table:table-cell office:value-type="float" office:value="0">
                <text:p>0</text:p>
              </table:table-cell>
              <table:table-cell office:value-type="float" office:value="0.0000000164687094520411">
                <text:p>0.00000001646870945204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0.0000599880023995201">
                <text:p>0.0000599880023995201</text:p>
              </table:table-cell>
              <table:table-cell office:value-type="float" office:value="0">
                <text:p>0</text:p>
              </table:table-cell>
              <table:table-cell office:value-type="float" office:value="0.0000000111787603553249">
                <text:p>0.00000001117876035532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5">
                <text:p>775</text:p>
              </table:table-cell>
              <table:table-cell office:value-type="float" office:value="0.0000429387806649196">
                <text:p>0.0000429387806649196</text:p>
              </table:table-cell>
              <table:table-cell office:value-type="float" office:value="0">
                <text:p>0</text:p>
              </table:table-cell>
              <table:table-cell office:value-type="float" office:value="0.00000000751572013174968">
                <text:p>0.000000007515720131749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">
                <text:p>780</text:p>
              </table:table-cell>
              <table:table-cell office:value-type="float" office:value="0.000031067470716383">
                <text:p>0.000031067470716383</text:p>
              </table:table-cell>
              <table:table-cell office:value-type="float" office:value="0">
                <text:p>0</text:p>
              </table:table-cell>
              <table:table-cell office:value-type="float" office:value="0.00000000506038526799082">
                <text:p>0.000000005060385267990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85">
                <text:p>785</text:p>
              </table:table-cell>
              <table:table-cell office:value-type="float" office:value="0.000022511287216241">
                <text:p>0.000022511287216241</text:p>
              </table:table-cell>
              <table:table-cell office:value-type="float" office:value="0">
                <text:p>0</text:p>
              </table:table-cell>
              <table:table-cell office:value-type="float" office:value="0.00000000339355225072362">
                <text:p>0.000000003393552250723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90">
                <text:p>790</text:p>
              </table:table-cell>
              <table:table-cell office:value-type="float" office:value="0.0000163546238120797">
                <text:p>0.0000163546238120797</text:p>
              </table:table-cell>
              <table:table-cell office:value-type="float" office:value="0">
                <text:p>0</text:p>
              </table:table-cell>
              <table:table-cell office:value-type="float" office:value="0.0000000022656951791596">
                <text:p>0.00000000226569517915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5">
                <text:p>795</text:p>
              </table:table-cell>
              <table:table-cell office:value-type="float" office:value="0.0000119028825813785">
                <text:p>0.0000119028825813785</text:p>
              </table:table-cell>
              <table:table-cell office:value-type="float" office:value="0">
                <text:p>0</text:p>
              </table:table-cell>
              <table:table-cell office:value-type="float" office:value="0.00000000149715540473101">
                <text:p>0.000000001497155404731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00">
                <text:p>800</text:p>
              </table:table-cell>
              <table:table-cell office:value-type="float" office:value="0.00000871404666435134">
                <text:p>0.00000871404666435134</text:p>
              </table:table-cell>
              <table:table-cell office:value-type="float" office:value="0">
                <text:p>0</text:p>
              </table:table-cell>
              <table:table-cell office:value-type="float" office:value="0.000000000984130152709851">
                <text:p>0.0000000009841301527098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05">
                <text:p>805</text:p>
              </table:table-cell>
              <table:table-cell office:value-type="float" office:value="0.00000640924446689609">
                <text:p>0.00000640924446689609</text:p>
              </table:table-cell>
              <table:table-cell office:value-type="float" office:value="0">
                <text:p>0</text:p>
              </table:table-cell>
              <table:table-cell office:value-type="float" office:value="0.000000000637788202415411">
                <text:p>0.0000000006377882024154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10">
                <text:p>810</text:p>
              </table:table-cell>
              <table:table-cell office:value-type="float" office:value="0.00000470432229343605">
                <text:p>0.00000470432229343605</text:p>
              </table:table-cell>
              <table:table-cell office:value-type="float" office:value="0">
                <text:p>0</text:p>
              </table:table-cell>
              <table:table-cell office:value-type="float" office:value="0.000000000406228166483681">
                <text:p>0.0000000004062281664836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15">
                <text:p>815</text:p>
              </table:table-cell>
              <table:table-cell office:value-type="float" office:value="0.00000347298961260379">
                <text:p>0.00000347298961260379</text:p>
              </table:table-cell>
              <table:table-cell office:value-type="float" office:value="0">
                <text:p>0</text:p>
              </table:table-cell>
              <table:table-cell office:value-type="float" office:value="0.000000000252520211597964">
                <text:p>0.0000000002525202115979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20">
                <text:p>820</text:p>
              </table:table-cell>
              <table:table-cell office:value-type="float" office:value="0.00000258264136646355">
                <text:p>0.00000258264136646355</text:p>
              </table:table-cell>
              <table:table-cell office:value-type="float" office:value="0">
                <text:p>0</text:p>
              </table:table-cell>
              <table:table-cell office:value-type="float" office:value="0.000000000151711747679409">
                <text:p>0.0000000001517117476794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25">
                <text:p>825</text:p>
              </table:table-cell>
              <table:table-cell office:value-type="float" office:value="0.00000192277334006883">
                <text:p>0.00000192277334006883</text:p>
              </table:table-cell>
              <table:table-cell office:value-type="float" office:value="0">
                <text:p>0</text:p>
              </table:table-cell>
              <table:table-cell office:value-type="float" office:value="0.0000000000862361513125062">
                <text:p>0.00000000008623615131250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30">
                <text:p>830</text:p>
              </table:table-cell>
              <table:table-cell office:value-type="float" office:value="0.0000014365547943043">
                <text:p>0.0000014365547943043</text:p>
              </table:table-cell>
              <table:table-cell office:value-type="float" office:value="0">
                <text:p>0</text:p>
              </table:table-cell>
              <table:table-cell office:value-type="float" office:value="0.0000000000441161792594071">
                <text:p>0.00000000004411617925940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98cm" svg:y="3.703cm" style:legend-expansion="high" chart:style-name="ch2"/>
        <chart:plot-area chart:style-name="ch3" table:cell-range-address="'r norm'.A1:'r norm'.D90" chart:data-source-has-labels="row" svg:x="0.32cm" svg:y="0.18cm" svg:width="14.34cm" svg:height="8.64cm">
          <chart:coordinate-region svg:x="1.127cm" svg:y="0.379cm" svg:width="13.25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r norm'.B2:'r norm'.B90" chart:label-cell-address="'r norm'.B1:'r norm'.B1" chart:class="chart:scatter">
            <chart:domain table:cell-range-address="'r norm'.A2:'r norm'.A90"/>
            <chart:data-point chart:repeated="89"/>
          </chart:series>
          <chart:series chart:style-name="ch8" chart:values-cell-range-address="'r norm'.C2:'r norm'.C90" chart:label-cell-address="'r norm'.C1:'r norm'.C1" chart:class="chart:scatter">
            <chart:data-point chart:repeated="89"/>
          </chart:series>
          <chart:series chart:style-name="ch9" chart:values-cell-range-address="'r norm'.D2:'r norm'.D90" chart:label-cell-address="'r norm'.D1:'r norm'.D1" chart:class="chart:scatter">
            <chart:data-point chart:repeated="8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</text:p>
                <draw:g>
                  <svg:desc>'r norm'.B1:'r norm'.B1</svg:desc>
                </draw:g>
              </table:table-cell>
              <table:table-cell office:value-type="string">
                <text:p>G</text:p>
                <draw:g>
                  <svg:desc>'r norm'.C1:'r norm'.C1</svg:desc>
                </draw:g>
              </table:table-cell>
              <table:table-cell office:value-type="string">
                <text:p>B</text:p>
                <draw:g>
                  <svg:desc>'r norm'.D1:'r norm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0">
                <text:p>390</text:p>
                <draw:g>
                  <svg:desc>'r norm'.A2:'r norm'.A90</svg:desc>
                </draw:g>
              </table:table-cell>
              <table:table-cell office:value-type="float" office:value="0">
                <text:p>0</text:p>
                <draw:g>
                  <svg:desc>'r norm'.B2:'r norm'.B90</svg:desc>
                </draw:g>
              </table:table-cell>
              <table:table-cell office:value-type="float" office:value="0">
                <text:p>0</text:p>
                <draw:g>
                  <svg:desc>'r norm'.C2:'r norm'.C90</svg:desc>
                </draw:g>
              </table:table-cell>
              <table:table-cell office:value-type="float" office:value="0">
                <text:p>0</text:p>
                <draw:g>
                  <svg:desc>'r norm'.D2:'r norm'.D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5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5">
                <text:p>40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0">
                <text:p>4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5">
                <text:p>41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0">
                <text:p>42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5">
                <text:p>42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0">
                <text:p>43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5">
                <text:p>4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">
                <text:p>44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5">
                <text:p>4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5">
                <text:p>45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5">
                <text:p>465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5">
                <text:p>475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5">
                <text:p>485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5">
                <text:p>495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5">
                <text:p>505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5">
                <text:p>515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5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0">
                <text:p>530</text:p>
              </table:table-cell>
              <table:table-cell office:value-type="float" office:value="10">
                <text:p>10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35">
                <text:p>535</text:p>
              </table:table-cell>
              <table:table-cell office:value-type="float" office:value="25">
                <text:p>25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40">
                <text:p>540</text:p>
              </table:table-cell>
              <table:table-cell office:value-type="float" office:value="43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45">
                <text:p>545</text:p>
              </table:table-cell>
              <table:table-cell office:value-type="float" office:value="62">
                <text:p>62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0">
                <text:p>55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5">
                <text:p>555</text:p>
              </table:table-cell>
              <table:table-cell office:value-type="float" office:value="102">
                <text:p>102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60">
                <text:p>560</text:p>
              </table:table-cell>
              <table:table-cell office:value-type="float" office:value="125">
                <text:p>125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65">
                <text:p>565</text:p>
              </table:table-cell>
              <table:table-cell office:value-type="float" office:value="149">
                <text:p>149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0">
                <text:p>570</text:p>
              </table:table-cell>
              <table:table-cell office:value-type="float" office:value="173">
                <text:p>173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5">
                <text:p>575</text:p>
              </table:table-cell>
              <table:table-cell office:value-type="float" office:value="195">
                <text:p>195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80">
                <text:p>580</text:p>
              </table:table-cell>
              <table:table-cell office:value-type="float" office:value="214">
                <text:p>214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85">
                <text:p>585</text:p>
              </table:table-cell>
              <table:table-cell office:value-type="float" office:value="235">
                <text:p>235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90">
                <text:p>590</text:p>
              </table:table-cell>
              <table:table-cell office:value-type="float" office:value="248">
                <text:p>248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5">
                <text:p>595</text:p>
              </table:table-cell>
              <table:table-cell office:value-type="float" office:value="255">
                <text:p>255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0">
                <text:p>600</text:p>
              </table:table-cell>
              <table:table-cell office:value-type="float" office:value="255">
                <text:p>255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5">
                <text:p>605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10">
                <text:p>610</text:p>
              </table:table-cell>
              <table:table-cell office:value-type="float" office:value="237">
                <text:p>237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5">
                <text:p>615</text:p>
              </table:table-cell>
              <table:table-cell office:value-type="float" office:value="219">
                <text:p>21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0">
                <text:p>620</text:p>
              </table:table-cell>
              <table:table-cell office:value-type="float" office:value="197">
                <text:p>19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5">
                <text:p>625</text:p>
              </table:table-cell>
              <table:table-cell office:value-type="float" office:value="175">
                <text:p>17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0">
                <text:p>630</text:p>
              </table:table-cell>
              <table:table-cell office:value-type="float" office:value="148">
                <text:p>14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35">
                <text:p>635</text:p>
              </table:table-cell>
              <table:table-cell office:value-type="float" office:value="122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40">
                <text:p>64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45">
                <text:p>645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50">
                <text:p>650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5">
                <text:p>65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60">
                <text:p>66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65">
                <text:p>665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70">
                <text:p>67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5">
                <text:p>67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0">
                <text:p>68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85">
                <text:p>68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90">
                <text:p>69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5">
                <text:p>69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0">
                <text:p>7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5">
                <text:p>70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10">
                <text:p>7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5">
                <text:p>7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0">
                <text:p>7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5">
                <text:p>7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0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35">
                <text:p>7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40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5">
                <text:p>7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5">
                <text:p>7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0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5">
                <text:p>7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5">
                <text:p>7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85">
                <text:p>7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90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5">
                <text:p>7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10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15">
                <text:p>8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20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25">
                <text:p>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30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98cm" svg:y="3.703cm" style:legend-expansion="high" chart:style-name="ch2"/>
        <chart:plot-area chart:style-name="ch3" table:cell-range-address="'r-g-b norm'.A1:'r-g-b norm'.A90 'r-g-b norm'.D1:'r-g-b norm'.F90" chart:data-source-has-labels="row" svg:x="0.32cm" svg:y="0.18cm" svg:width="14.34cm" svg:height="8.64cm">
          <chart:coordinate-region svg:x="1.047cm" svg:y="0.38cm" svg:width="13.333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r-g-b norm'.D2:'r-g-b norm'.D90" chart:label-cell-address="'r-g-b norm'.D1:'r-g-b norm'.D1" chart:class="chart:scatter">
            <chart:domain table:cell-range-address="'r-g-b norm'.A2:'r-g-b norm'.A90"/>
            <chart:data-point chart:repeated="89"/>
          </chart:series>
          <chart:series chart:style-name="ch8" chart:values-cell-range-address="'r-g-b norm'.E2:'r-g-b norm'.E90" chart:label-cell-address="'r-g-b norm'.E1:'r-g-b norm'.E1" chart:class="chart:scatter">
            <chart:data-point chart:repeated="89"/>
          </chart:series>
          <chart:series chart:style-name="ch9" chart:values-cell-range-address="'r-g-b norm'.F2:'r-g-b norm'.F90" chart:label-cell-address="'r-g-b norm'.F1:'r-g-b norm'.F1" chart:class="chart:scatter">
            <chart:data-point chart:repeated="8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</text:p>
                <draw:g>
                  <svg:desc>'r-g-b norm'.D1:'r-g-b norm'.D1</svg:desc>
                </draw:g>
              </table:table-cell>
              <table:table-cell office:value-type="string">
                <text:p>G</text:p>
                <draw:g>
                  <svg:desc>'r-g-b norm'.E1:'r-g-b norm'.E1</svg:desc>
                </draw:g>
              </table:table-cell>
              <table:table-cell office:value-type="string">
                <text:p>B</text:p>
                <draw:g>
                  <svg:desc>'r-g-b norm'.F1:'r-g-b norm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0">
                <text:p>390</text:p>
                <draw:g>
                  <svg:desc>'r-g-b norm'.A2:'r-g-b norm'.A90</svg:desc>
                </draw:g>
              </table:table-cell>
              <table:table-cell office:value-type="float" office:value="0.00047358949262779">
                <text:p>0.00047358949262779</text:p>
                <draw:g>
                  <svg:desc>'r-g-b norm'.D2:'r-g-b norm'.D90</svg:desc>
                </draw:g>
              </table:table-cell>
              <table:table-cell office:value-type="float" office:value="0">
                <text:p>0</text:p>
                <draw:g>
                  <svg:desc>'r-g-b norm'.E2:'r-g-b norm'.E90</svg:desc>
                </draw:g>
              </table:table-cell>
              <table:table-cell office:value-type="float" office:value="0.00618824233955485">
                <text:p>0.00618824233955485</text:p>
                <draw:g>
                  <svg:desc>'r-g-b norm'.F2:'r-g-b norm'.F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5">
                <text:p>395</text:p>
              </table:table-cell>
              <table:table-cell office:value-type="float" office:value="0.0011997600479904">
                <text:p>0.0011997600479904</text:p>
              </table:table-cell>
              <table:table-cell office:value-type="float" office:value="0">
                <text:p>0</text:p>
              </table:table-cell>
              <table:table-cell office:value-type="float" office:value="0.0160694680107795">
                <text:p>0.01606946801077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0.00280996432292489">
                <text:p>0.00280996432292489</text:p>
              </table:table-cell>
              <table:table-cell office:value-type="float" office:value="0">
                <text:p>0</text:p>
              </table:table-cell>
              <table:table-cell office:value-type="float" office:value="0.0399241441261603">
                <text:p>0.0399241441261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5">
                <text:p>405</text:p>
              </table:table-cell>
              <table:table-cell office:value-type="float" office:value="0.0059356549742683">
                <text:p>0.0059356549742683</text:p>
              </table:table-cell>
              <table:table-cell office:value-type="float" office:value="0">
                <text:p>0</text:p>
              </table:table-cell>
              <table:table-cell office:value-type="float" office:value="0.0904281864457531">
                <text:p>0.09042818644575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0">
                <text:p>410</text:p>
              </table:table-cell>
              <table:table-cell office:value-type="float" office:value="0.0110504214946484">
                <text:p>0.0110504214946484</text:p>
              </table:table-cell>
              <table:table-cell office:value-type="float" office:value="0">
                <text:p>0</text:p>
              </table:table-cell>
              <table:table-cell office:value-type="float" office:value="0.179858269288352">
                <text:p>0.179858269288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5">
                <text:p>415</text:p>
              </table:table-cell>
              <table:table-cell office:value-type="float" office:value="0.0167650680390238">
                <text:p>0.0167650680390238</text:p>
              </table:table-cell>
              <table:table-cell office:value-type="float" office:value="0">
                <text:p>0</text:p>
              </table:table-cell>
              <table:table-cell office:value-type="float" office:value="0.308214392653957">
                <text:p>0.3082143926539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0">
                <text:p>420</text:p>
              </table:table-cell>
              <table:table-cell office:value-type="float" office:value="0.0221639882549806">
                <text:p>0.0221639882549806</text:p>
              </table:table-cell>
              <table:table-cell office:value-type="float" office:value="0">
                <text:p>0</text:p>
              </table:table-cell>
              <table:table-cell office:value-type="float" office:value="0.466114382672922">
                <text:p>0.4661143826729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5">
                <text:p>425</text:p>
              </table:table-cell>
              <table:table-cell office:value-type="float" office:value="0.0240899188583336">
                <text:p>0.0240899188583336</text:p>
              </table:table-cell>
              <table:table-cell office:value-type="float" office:value="0">
                <text:p>0</text:p>
              </table:table-cell>
              <table:table-cell office:value-type="float" office:value="0.614033336660345">
                <text:p>0.6140333366603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0">
                <text:p>430</text:p>
              </table:table-cell>
              <table:table-cell office:value-type="float" office:value="0.0235216114671802">
                <text:p>0.0235216114671802</text:p>
              </table:table-cell>
              <table:table-cell office:value-type="float" office:value="0">
                <text:p>0</text:p>
              </table:table-cell>
              <table:table-cell office:value-type="float" office:value="0.762351532089031">
                <text:p>0.7623515320890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5">
                <text:p>435</text:p>
              </table:table-cell>
              <table:table-cell office:value-type="float" office:value="0.0177122470242794">
                <text:p>0.0177122470242794</text:p>
              </table:table-cell>
              <table:table-cell office:value-type="float" office:value="0">
                <text:p>0</text:p>
              </table:table-cell>
              <table:table-cell office:value-type="float" office:value="0.876135342848588">
                <text:p>0.8761353428485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">
                <text:p>440</text:p>
              </table:table-cell>
              <table:table-cell office:value-type="float" office:value="0.0101979604079184">
                <text:p>0.0101979604079184</text:p>
              </table:table-cell>
              <table:table-cell office:value-type="float" office:value="0">
                <text:p>0</text:p>
              </table:table-cell>
              <table:table-cell office:value-type="float" office:value="0.973650064876734">
                <text:p>0.9736500648767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5">
                <text:p>445</text:p>
              </table:table-cell>
              <table:table-cell office:value-type="float" office:value="0">
                <text:p>0</text:p>
              </table:table-cell>
              <table:table-cell office:value-type="float" office:value="0.00228201958733479">
                <text:p>0.002282019587334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.0269088143006561">
                <text:p>0.0269088143006561</text:p>
              </table:table-cell>
              <table:table-cell office:value-type="float" office:value="0.997704361712746">
                <text:p>0.9977043617127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5">
                <text:p>455</text:p>
              </table:table-cell>
              <table:table-cell office:value-type="float" office:value="0">
                <text:p>0</text:p>
              </table:table-cell>
              <table:table-cell office:value-type="float" office:value="0.060473519064372">
                <text:p>0.060473519064372</text:p>
              </table:table-cell>
              <table:table-cell office:value-type="float" office:value="0.912166882922447">
                <text:p>0.9121668829224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.10288104972901">
                <text:p>0.10288104972901</text:p>
              </table:table-cell>
              <table:table-cell office:value-type="float" office:value="0.82812655953688">
                <text:p>0.82812655953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5">
                <text:p>465</text:p>
              </table:table-cell>
              <table:table-cell office:value-type="float" office:value="0">
                <text:p>0</text:p>
              </table:table-cell>
              <table:table-cell office:value-type="float" office:value="0.153751069696682">
                <text:p>0.153751069696682</text:p>
              </table:table-cell>
              <table:table-cell office:value-type="float" office:value="0.740293442459327">
                <text:p>0.7402934424593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.209280212988495">
                <text:p>0.209280212988495</text:p>
              </table:table-cell>
              <table:table-cell office:value-type="float" office:value="0.612236750174668">
                <text:p>0.6122367501746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5">
                <text:p>475</text:p>
              </table:table-cell>
              <table:table-cell office:value-type="float" office:value="0">
                <text:p>0</text:p>
              </table:table-cell>
              <table:table-cell office:value-type="float" office:value="0.265855281924503">
                <text:p>0.265855281924503</text:p>
              </table:table-cell>
              <table:table-cell office:value-type="float" office:value="0.471104900688691">
                <text:p>0.4711049006886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.325948464390986">
                <text:p>0.325948464390986</text:p>
              </table:table-cell>
              <table:table-cell office:value-type="float" office:value="0.348837209302326">
                <text:p>0.3488372093023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5">
                <text:p>485</text:p>
              </table:table-cell>
              <table:table-cell office:value-type="float" office:value="0">
                <text:p>0</text:p>
              </table:table-cell>
              <table:table-cell office:value-type="float" office:value="0.388513834743748">
                <text:p>0.388513834743748</text:p>
              </table:table-cell>
              <table:table-cell office:value-type="float" office:value="0.255913763848688">
                <text:p>0.2559137638486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.448416848911286">
                <text:p>0.448416848911286</text:p>
              </table:table-cell>
              <table:table-cell office:value-type="float" office:value="0.181555045413714">
                <text:p>0.1815550454137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5">
                <text:p>495</text:p>
              </table:table-cell>
              <table:table-cell office:value-type="float" office:value="0">
                <text:p>0</text:p>
              </table:table-cell>
              <table:table-cell office:value-type="float" office:value="0.522107064752306">
                <text:p>0.522107064752306</text:p>
              </table:table-cell>
              <table:table-cell office:value-type="float" office:value="0.130452140932229">
                <text:p>0.1304521409322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.595226775696491">
                <text:p>0.595226775696491</text:p>
              </table:table-cell>
              <table:table-cell office:value-type="float" office:value="0.0908274278870147">
                <text:p>0.09082742788701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5">
                <text:p>505</text:p>
              </table:table-cell>
              <table:table-cell office:value-type="float" office:value="0">
                <text:p>0</text:p>
              </table:table-cell>
              <table:table-cell office:value-type="float" office:value="0.674812208804792">
                <text:p>0.674812208804792</text:p>
              </table:table-cell>
              <table:table-cell office:value-type="float" office:value="0.0578900089829324">
                <text:p>0.05789000898293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.754492726062565">
                <text:p>0.754492726062565</text:p>
              </table:table-cell>
              <table:table-cell office:value-type="float" office:value="0.0356322986325981">
                <text:p>0.03563229863259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5">
                <text:p>515</text:p>
              </table:table-cell>
              <table:table-cell office:value-type="float" office:value="0">
                <text:p>0</text:p>
              </table:table-cell>
              <table:table-cell office:value-type="float" office:value="0.828658362650946">
                <text:p>0.828658362650946</text:p>
              </table:table-cell>
              <table:table-cell office:value-type="float" office:value="0.0199620720630801">
                <text:p>0.01996207206308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.901112484548826">
                <text:p>0.901112484548826</text:p>
              </table:table-cell>
              <table:table-cell office:value-type="float" office:value="0.00948198422996307">
                <text:p>0.009481984229963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5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0.945611866501854">
                <text:p>0.945611866501854</text:p>
              </table:table-cell>
              <table:table-cell office:value-type="float" office:value="0.000698672522207805">
                <text:p>0.0006986725222078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0">
                <text:p>530</text:p>
              </table:table-cell>
              <table:table-cell office:value-type="float" office:value="0.0400972437091529">
                <text:p>0.0400972437091529</text:p>
              </table:table-cell>
              <table:table-cell office:value-type="float" office:value="0.970143577065703">
                <text:p>0.970143577065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35">
                <text:p>535</text:p>
              </table:table-cell>
              <table:table-cell office:value-type="float" office:value="0.098790768162157">
                <text:p>0.098790768162157</text:p>
              </table:table-cell>
              <table:table-cell office:value-type="float" office:value="0.986498050774936">
                <text:p>0.986498050774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40">
                <text:p>540</text:p>
              </table:table-cell>
              <table:table-cell office:value-type="float" office:value="0.169292457298014">
                <text:p>0.1692924572980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45">
                <text:p>545</text:p>
              </table:table-cell>
              <table:table-cell office:value-type="float" office:value="0.243803870804786">
                <text:p>0.243803870804786</text:p>
              </table:table-cell>
              <table:table-cell office:value-type="float" office:value="0.98792431301702">
                <text:p>0.98792431301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0">
                <text:p>550</text:p>
              </table:table-cell>
              <table:table-cell office:value-type="float" office:value="0.317589113756196">
                <text:p>0.317589113756196</text:p>
              </table:table-cell>
              <table:table-cell office:value-type="float" office:value="0.953598935057526">
                <text:p>0.953598935057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5">
                <text:p>555</text:p>
              </table:table-cell>
              <table:table-cell office:value-type="float" office:value="0.401288163419948">
                <text:p>0.401288163419948</text:p>
              </table:table-cell>
              <table:table-cell office:value-type="float" office:value="0.9221260815822">
                <text:p>0.9221260815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60">
                <text:p>560</text:p>
              </table:table-cell>
              <table:table-cell office:value-type="float" office:value="0.491712183879014">
                <text:p>0.491712183879014</text:p>
              </table:table-cell>
              <table:table-cell office:value-type="float" office:value="0.871160977465057">
                <text:p>0.871160977465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65">
                <text:p>565</text:p>
              </table:table-cell>
              <table:table-cell office:value-type="float" office:value="0.58298866542481">
                <text:p>0.58298866542481</text:p>
              </table:table-cell>
              <table:table-cell office:value-type="float" office:value="0.814966245126937">
                <text:p>0.814966245126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0">
                <text:p>570</text:p>
              </table:table-cell>
              <table:table-cell office:value-type="float" office:value="0.679158905061093">
                <text:p>0.679158905061093</text:p>
              </table:table-cell>
              <table:table-cell office:value-type="float" office:value="0.74384330132167">
                <text:p>0.74384330132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5">
                <text:p>575</text:p>
              </table:table-cell>
              <table:table-cell office:value-type="float" office:value="0.765636346414927">
                <text:p>0.765636346414927</text:p>
              </table:table-cell>
              <table:table-cell office:value-type="float" office:value="0.661120091280783">
                <text:p>0.661120091280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80">
                <text:p>580</text:p>
              </table:table-cell>
              <table:table-cell office:value-type="float" office:value="0.839011145139393">
                <text:p>0.839011145139393</text:p>
              </table:table-cell>
              <table:table-cell office:value-type="float" office:value="0.56727203575164">
                <text:p>0.56727203575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85">
                <text:p>585</text:p>
              </table:table-cell>
              <table:table-cell office:value-type="float" office:value="0.920373819972848">
                <text:p>0.920373819972848</text:p>
              </table:table-cell>
              <table:table-cell office:value-type="float" office:value="0.481411048778169">
                <text:p>0.481411048778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90">
                <text:p>590</text:p>
              </table:table-cell>
              <table:table-cell office:value-type="float" office:value="0.971774066239384">
                <text:p>0.971774066239384</text:p>
              </table:table-cell>
              <table:table-cell office:value-type="float" office:value="0.399638680232005">
                <text:p>0.39963868023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5">
                <text:p>595</text:p>
              </table:table-cell>
              <table:table-cell office:value-type="float" office:value="0.998105642029489">
                <text:p>0.998105642029489</text:p>
              </table:table-cell>
              <table:table-cell office:value-type="float" office:value="0.319482742226871">
                <text:p>0.319482742226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0">
                <text:p>600</text:p>
              </table:table-cell>
              <table:table-cell office:value-type="float" office:value="1">
                <text:p>1</text:p>
              </table:table-cell>
              <table:table-cell office:value-type="float" office:value="0.246363031282685">
                <text:p>0.246363031282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5">
                <text:p>605</text:p>
              </table:table-cell>
              <table:table-cell office:value-type="float" office:value="0.980267104473842">
                <text:p>0.980267104473842</text:p>
              </table:table-cell>
              <table:table-cell office:value-type="float" office:value="0.182276314538366">
                <text:p>0.182276314538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10">
                <text:p>610</text:p>
              </table:table-cell>
              <table:table-cell office:value-type="float" office:value="0.930192908786664">
                <text:p>0.930192908786664</text:p>
              </table:table-cell>
              <table:table-cell office:value-type="float" office:value="0.129980032328611">
                <text:p>0.129980032328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5">
                <text:p>615</text:p>
              </table:table-cell>
              <table:table-cell office:value-type="float" office:value="0.858586177501342">
                <text:p>0.858586177501342</text:p>
              </table:table-cell>
              <table:table-cell office:value-type="float" office:value="0.0891889322050014">
                <text:p>0.0891889322050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0">
                <text:p>620</text:p>
              </table:table-cell>
              <table:table-cell office:value-type="float" office:value="0.774350393079279">
                <text:p>0.774350393079279</text:p>
              </table:table-cell>
              <table:table-cell office:value-type="float" office:value="0.0580964153275649">
                <text:p>0.0580964153275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5">
                <text:p>625</text:p>
              </table:table-cell>
              <table:table-cell office:value-type="float" office:value="0.685126132668203">
                <text:p>0.685126132668203</text:p>
              </table:table-cell>
              <table:table-cell office:value-type="float" office:value="0.035276219454217">
                <text:p>0.035276219454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0">
                <text:p>630</text:p>
              </table:table-cell>
              <table:table-cell office:value-type="float" office:value="0.579610393710732">
                <text:p>0.579610393710732</text:p>
              </table:table-cell>
              <table:table-cell office:value-type="float" office:value="0.0204430921365408">
                <text:p>0.0204430921365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35">
                <text:p>635</text:p>
              </table:table-cell>
              <table:table-cell office:value-type="float" office:value="0.479240993906482">
                <text:p>0.479240993906482</text:p>
              </table:table-cell>
              <table:table-cell office:value-type="float" office:value="0.0106494247408957">
                <text:p>0.0106494247408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40">
                <text:p>640</text:p>
              </table:table-cell>
              <table:table-cell office:value-type="float" office:value="0.392384680958545">
                <text:p>0.392384680958545</text:p>
              </table:table-cell>
              <table:table-cell office:value-type="float" office:value="0.00418370257678045">
                <text:p>0.00418370257678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45">
                <text:p>645</text:p>
              </table:table-cell>
              <table:table-cell office:value-type="float" office:value="0.317936412717456">
                <text:p>0.317936412717456</text:p>
              </table:table-cell>
              <table:table-cell office:value-type="float" office:value="0.0000741656365883807">
                <text:p>0.0000741656365883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50">
                <text:p>650</text:p>
              </table:table-cell>
              <table:table-cell office:value-type="float" office:value="0.247118997253181">
                <text:p>0.247118997253181</text:p>
              </table:table-cell>
              <table:table-cell office:value-type="float" office:value="0">
                <text:p>0</text:p>
              </table:table-cell>
              <table:table-cell office:value-type="float" office:value="0.00002365505539475">
                <text:p>0.000023655055394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5">
                <text:p>655</text:p>
              </table:table-cell>
              <table:table-cell office:value-type="float" office:value="0.187352003283554">
                <text:p>0.187352003283554</text:p>
              </table:table-cell>
              <table:table-cell office:value-type="float" office:value="0">
                <text:p>0</text:p>
              </table:table-cell>
              <table:table-cell office:value-type="float" office:value="0.0000285457630502046">
                <text:p>0.00002854576305020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60">
                <text:p>660</text:p>
              </table:table-cell>
              <table:table-cell office:value-type="float" office:value="0.14024563508351">
                <text:p>0.14024563508351</text:p>
              </table:table-cell>
              <table:table-cell office:value-type="float" office:value="0">
                <text:p>0</text:p>
              </table:table-cell>
              <table:table-cell office:value-type="float" office:value="0.0000260505040423196">
                <text:p>0.00002605050404231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65">
                <text:p>665</text:p>
              </table:table-cell>
              <table:table-cell office:value-type="float" office:value="0.103652953619802">
                <text:p>0.103652953619802</text:p>
              </table:table-cell>
              <table:table-cell office:value-type="float" office:value="0">
                <text:p>0</text:p>
              </table:table-cell>
              <table:table-cell office:value-type="float" office:value="0.0000224573310709652">
                <text:p>0.00002245733107096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70">
                <text:p>670</text:p>
              </table:table-cell>
              <table:table-cell office:value-type="float" office:value="0.0755848830233953">
                <text:p>0.0755848830233953</text:p>
              </table:table-cell>
              <table:table-cell office:value-type="float" office:value="0">
                <text:p>0</text:p>
              </table:table-cell>
              <table:table-cell office:value-type="float" office:value="0.0000181654855774029">
                <text:p>0.00001816548557740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5">
                <text:p>675</text:p>
              </table:table-cell>
              <table:table-cell office:value-type="float" office:value="0.0543680737536703">
                <text:p>0.0543680737536703</text:p>
              </table:table-cell>
              <table:table-cell office:value-type="float" office:value="0">
                <text:p>0</text:p>
              </table:table-cell>
              <table:table-cell office:value-type="float" office:value="0.0000138736400838407">
                <text:p>0.00001387364008384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0">
                <text:p>680</text:p>
              </table:table-cell>
              <table:table-cell office:value-type="float" office:value="0.0385501846999021">
                <text:p>0.0385501846999021</text:p>
              </table:table-cell>
              <table:table-cell office:value-type="float" office:value="0">
                <text:p>0</text:p>
              </table:table-cell>
              <table:table-cell office:value-type="float" office:value="0.0000102804671124863">
                <text:p>0.00001028046711248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85">
                <text:p>685</text:p>
              </table:table-cell>
              <table:table-cell office:value-type="float" office:value="0.0269314558141003">
                <text:p>0.0269314558141003</text:p>
              </table:table-cell>
              <table:table-cell office:value-type="float" office:value="0">
                <text:p>0</text:p>
              </table:table-cell>
              <table:table-cell office:value-type="float" office:value="0.00000736600459127657">
                <text:p>0.000007366004591276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90">
                <text:p>690</text:p>
              </table:table-cell>
              <table:table-cell office:value-type="float" office:value="0.0185015628453257">
                <text:p>0.0185015628453257</text:p>
              </table:table-cell>
              <table:table-cell office:value-type="float" office:value="0">
                <text:p>0</text:p>
              </table:table-cell>
              <table:table-cell office:value-type="float" office:value="0.00000521010080846392">
                <text:p>0.000005210100808463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5">
                <text:p>695</text:p>
              </table:table-cell>
              <table:table-cell office:value-type="float" office:value="0.0128816341994759">
                <text:p>0.0128816341994759</text:p>
              </table:table-cell>
              <table:table-cell office:value-type="float" office:value="0">
                <text:p>0</text:p>
              </table:table-cell>
              <table:table-cell office:value-type="float" office:value="0.00000366304022357521">
                <text:p>0.000003663040223575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0">
                <text:p>700</text:p>
              </table:table-cell>
              <table:table-cell office:value-type="float" office:value="0.00896662772708616">
                <text:p>0.00896662772708616</text:p>
              </table:table-cell>
              <table:table-cell office:value-type="float" office:value="0">
                <text:p>0</text:p>
              </table:table-cell>
              <table:table-cell office:value-type="float" office:value="0.00000255514522407426">
                <text:p>0.000002555145224074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5">
                <text:p>705</text:p>
              </table:table-cell>
              <table:table-cell office:value-type="float" office:value="0.00621980866984498">
                <text:p>0.00621980866984498</text:p>
              </table:table-cell>
              <table:table-cell office:value-type="float" office:value="0">
                <text:p>0</text:p>
              </table:table-cell>
              <table:table-cell office:value-type="float" office:value="0.00000175666234155105">
                <text:p>0.000001756662341551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10">
                <text:p>710</text:p>
              </table:table-cell>
              <table:table-cell office:value-type="float" office:value="0.00426230543365011">
                <text:p>0.00426230543365011</text:p>
              </table:table-cell>
              <table:table-cell office:value-type="float" office:value="0">
                <text:p>0</text:p>
              </table:table-cell>
              <table:table-cell office:value-type="float" office:value="0.00000119772432378481">
                <text:p>0.000001197724323784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5">
                <text:p>715</text:p>
              </table:table-cell>
              <table:table-cell office:value-type="float" office:value="0.00291731127458719">
                <text:p>0.00291731127458719</text:p>
              </table:table-cell>
              <table:table-cell office:value-type="float" office:value="0">
                <text:p>0</text:p>
              </table:table-cell>
              <table:table-cell office:value-type="float" office:value="0.000000815450643776824">
                <text:p>0.0000008154506437768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0">
                <text:p>720</text:p>
              </table:table-cell>
              <table:table-cell office:value-type="float" office:value="0.0020143339753102">
                <text:p>0.0020143339753102</text:p>
              </table:table-cell>
              <table:table-cell office:value-type="float" office:value="0">
                <text:p>0</text:p>
              </table:table-cell>
              <table:table-cell office:value-type="float" office:value="0.000000553947499750474">
                <text:p>0.0000005539474997504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5">
                <text:p>725</text:p>
              </table:table-cell>
              <table:table-cell office:value-type="float" office:value="0.0013923531083257">
                <text:p>0.0013923531083257</text:p>
              </table:table-cell>
              <table:table-cell office:value-type="float" office:value="0">
                <text:p>0</text:p>
              </table:table-cell>
              <table:table-cell office:value-type="float" office:value="0.000000374288851182753">
                <text:p>0.0000003742888511827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0">
                <text:p>730</text:p>
              </table:table-cell>
              <table:table-cell office:value-type="float" office:value="0.000969279828244877">
                <text:p>0.000969279828244877</text:p>
              </table:table-cell>
              <table:table-cell office:value-type="float" office:value="0">
                <text:p>0</text:p>
              </table:table-cell>
              <table:table-cell office:value-type="float" office:value="0.000000253518315201118">
                <text:p>0.0000002535183152011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35">
                <text:p>735</text:p>
              </table:table-cell>
              <table:table-cell office:value-type="float" office:value="0.000675654342815647">
                <text:p>0.000675654342815647</text:p>
              </table:table-cell>
              <table:table-cell office:value-type="float" office:value="0">
                <text:p>0</text:p>
              </table:table-cell>
              <table:table-cell office:value-type="float" office:value="0.000000170675716139335">
                <text:p>0.0000001706757161393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40">
                <text:p>740</text:p>
              </table:table-cell>
              <table:table-cell office:value-type="float" office:value="0.000470432229343605">
                <text:p>0.000470432229343605</text:p>
              </table:table-cell>
              <table:table-cell office:value-type="float" office:value="0">
                <text:p>0</text:p>
              </table:table-cell>
              <table:table-cell office:value-type="float" office:value="0.000000115780017965865">
                <text:p>0.0000001157800179658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5">
                <text:p>745</text:p>
              </table:table-cell>
              <table:table-cell office:value-type="float" office:value="0.000331512644839453">
                <text:p>0.000331512644839453</text:p>
              </table:table-cell>
              <table:table-cell office:value-type="float" office:value="0">
                <text:p>0</text:p>
              </table:table-cell>
              <table:table-cell office:value-type="float" office:value="0.0000000783511328475896">
                <text:p>0.00000007835113284758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50">
                <text:p>750</text:p>
              </table:table-cell>
              <table:table-cell office:value-type="float" office:value="0.000233321756701291">
                <text:p>0.000233321756701291</text:p>
              </table:table-cell>
              <table:table-cell office:value-type="float" office:value="0">
                <text:p>0</text:p>
              </table:table-cell>
              <table:table-cell office:value-type="float" office:value="0.0000000529993013274778">
                <text:p>0.00000005299930132747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5">
                <text:p>755</text:p>
              </table:table-cell>
              <table:table-cell office:value-type="float" office:value="0.00016512486976289">
                <text:p>0.00016512486976289</text:p>
              </table:table-cell>
              <table:table-cell office:value-type="float" office:value="0">
                <text:p>0</text:p>
              </table:table-cell>
              <table:table-cell office:value-type="float" office:value="0.0000000359317297135443">
                <text:p>0.00000003593172971354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0">
                <text:p>760</text:p>
              </table:table-cell>
              <table:table-cell office:value-type="float" office:value="0.000117450194171692">
                <text:p>0.000117450194171692</text:p>
              </table:table-cell>
              <table:table-cell office:value-type="float" office:value="0">
                <text:p>0</text:p>
              </table:table-cell>
              <table:table-cell office:value-type="float" office:value="0.0000000243537279169578">
                <text:p>0.00000002435372791695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5">
                <text:p>765</text:p>
              </table:table-cell>
              <table:table-cell office:value-type="float" office:value="0.0000836674770309096">
                <text:p>0.0000836674770309096</text:p>
              </table:table-cell>
              <table:table-cell office:value-type="float" office:value="0">
                <text:p>0</text:p>
              </table:table-cell>
              <table:table-cell office:value-type="float" office:value="0.0000000164687094520411">
                <text:p>0.00000001646870945204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0.0000599880023995201">
                <text:p>0.0000599880023995201</text:p>
              </table:table-cell>
              <table:table-cell office:value-type="float" office:value="0">
                <text:p>0</text:p>
              </table:table-cell>
              <table:table-cell office:value-type="float" office:value="0.0000000111787603553249">
                <text:p>0.00000001117876035532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5">
                <text:p>775</text:p>
              </table:table-cell>
              <table:table-cell office:value-type="float" office:value="0.0000429387806649196">
                <text:p>0.0000429387806649196</text:p>
              </table:table-cell>
              <table:table-cell office:value-type="float" office:value="0">
                <text:p>0</text:p>
              </table:table-cell>
              <table:table-cell office:value-type="float" office:value="0.00000000751572013174968">
                <text:p>0.000000007515720131749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">
                <text:p>780</text:p>
              </table:table-cell>
              <table:table-cell office:value-type="float" office:value="0.000031067470716383">
                <text:p>0.000031067470716383</text:p>
              </table:table-cell>
              <table:table-cell office:value-type="float" office:value="0">
                <text:p>0</text:p>
              </table:table-cell>
              <table:table-cell office:value-type="float" office:value="0.00000000506038526799082">
                <text:p>0.000000005060385267990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85">
                <text:p>785</text:p>
              </table:table-cell>
              <table:table-cell office:value-type="float" office:value="0.000022511287216241">
                <text:p>0.000022511287216241</text:p>
              </table:table-cell>
              <table:table-cell office:value-type="float" office:value="0">
                <text:p>0</text:p>
              </table:table-cell>
              <table:table-cell office:value-type="float" office:value="0.00000000339355225072362">
                <text:p>0.000000003393552250723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90">
                <text:p>790</text:p>
              </table:table-cell>
              <table:table-cell office:value-type="float" office:value="0.0000163546238120797">
                <text:p>0.0000163546238120797</text:p>
              </table:table-cell>
              <table:table-cell office:value-type="float" office:value="0">
                <text:p>0</text:p>
              </table:table-cell>
              <table:table-cell office:value-type="float" office:value="0.0000000022656951791596">
                <text:p>0.00000000226569517915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5">
                <text:p>795</text:p>
              </table:table-cell>
              <table:table-cell office:value-type="float" office:value="0.0000119028825813785">
                <text:p>0.0000119028825813785</text:p>
              </table:table-cell>
              <table:table-cell office:value-type="float" office:value="0">
                <text:p>0</text:p>
              </table:table-cell>
              <table:table-cell office:value-type="float" office:value="0.00000000149715540473101">
                <text:p>0.000000001497155404731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00">
                <text:p>800</text:p>
              </table:table-cell>
              <table:table-cell office:value-type="float" office:value="0.00000871404666435134">
                <text:p>0.00000871404666435134</text:p>
              </table:table-cell>
              <table:table-cell office:value-type="float" office:value="0">
                <text:p>0</text:p>
              </table:table-cell>
              <table:table-cell office:value-type="float" office:value="0.000000000984130152709851">
                <text:p>0.0000000009841301527098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05">
                <text:p>805</text:p>
              </table:table-cell>
              <table:table-cell office:value-type="float" office:value="0.00000640924446689609">
                <text:p>0.00000640924446689609</text:p>
              </table:table-cell>
              <table:table-cell office:value-type="float" office:value="0">
                <text:p>0</text:p>
              </table:table-cell>
              <table:table-cell office:value-type="float" office:value="0.000000000637788202415411">
                <text:p>0.0000000006377882024154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10">
                <text:p>810</text:p>
              </table:table-cell>
              <table:table-cell office:value-type="float" office:value="0.00000470432229343605">
                <text:p>0.00000470432229343605</text:p>
              </table:table-cell>
              <table:table-cell office:value-type="float" office:value="0">
                <text:p>0</text:p>
              </table:table-cell>
              <table:table-cell office:value-type="float" office:value="0.000000000406228166483681">
                <text:p>0.0000000004062281664836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15">
                <text:p>815</text:p>
              </table:table-cell>
              <table:table-cell office:value-type="float" office:value="0.00000347298961260379">
                <text:p>0.00000347298961260379</text:p>
              </table:table-cell>
              <table:table-cell office:value-type="float" office:value="0">
                <text:p>0</text:p>
              </table:table-cell>
              <table:table-cell office:value-type="float" office:value="0.000000000252520211597964">
                <text:p>0.0000000002525202115979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20">
                <text:p>820</text:p>
              </table:table-cell>
              <table:table-cell office:value-type="float" office:value="0.00000258264136646355">
                <text:p>0.00000258264136646355</text:p>
              </table:table-cell>
              <table:table-cell office:value-type="float" office:value="0">
                <text:p>0</text:p>
              </table:table-cell>
              <table:table-cell office:value-type="float" office:value="0.000000000151711747679409">
                <text:p>0.0000000001517117476794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25">
                <text:p>825</text:p>
              </table:table-cell>
              <table:table-cell office:value-type="float" office:value="0.00000192277334006883">
                <text:p>0.00000192277334006883</text:p>
              </table:table-cell>
              <table:table-cell office:value-type="float" office:value="0">
                <text:p>0</text:p>
              </table:table-cell>
              <table:table-cell office:value-type="float" office:value="0.0000000000862361513125062">
                <text:p>0.00000000008623615131250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30">
                <text:p>830</text:p>
              </table:table-cell>
              <table:table-cell office:value-type="float" office:value="0.0000014365547943043">
                <text:p>0.0000014365547943043</text:p>
              </table:table-cell>
              <table:table-cell office:value-type="float" office:value="0">
                <text:p>0</text:p>
              </table:table-cell>
              <table:table-cell office:value-type="float" office:value="0.0000000000441161792594071">
                <text:p>0.00000000004411617925940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954cm" svg:y="3.454cm" style:legend-expansion="high" chart:style-name="ch2"/>
        <chart:plot-area chart:style-name="ch3" table:cell-range-address="'r-g-b norm'.A1:'r-g-b norm'.A90 'r-g-b norm'.O1:'r-g-b norm'.R90" chart:data-source-has-labels="row" svg:x="0.32cm" svg:y="0.18cm" svg:width="14.314cm" svg:height="8.64cm">
          <chart:coordinate-region svg:x="1.047cm" svg:y="0.38cm" svg:width="13.307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r-g-b norm'.O2:'r-g-b norm'.O90" chart:label-cell-address="'r-g-b norm'.O1:'r-g-b norm'.O1" chart:class="chart:scatter">
            <chart:domain table:cell-range-address="'r-g-b norm'.A2:'r-g-b norm'.A90"/>
            <chart:data-point chart:repeated="89"/>
          </chart:series>
          <chart:series chart:style-name="ch8" chart:values-cell-range-address="'r-g-b norm'.P2:'r-g-b norm'.P90" chart:label-cell-address="'r-g-b norm'.P1:'r-g-b norm'.P1" chart:class="chart:scatter">
            <chart:data-point chart:repeated="89"/>
          </chart:series>
          <chart:series chart:style-name="ch9" chart:values-cell-range-address="'r-g-b norm'.Q2:'r-g-b norm'.Q90" chart:label-cell-address="'r-g-b norm'.Q1:'r-g-b norm'.Q1" chart:class="chart:scatter">
            <chart:data-point chart:repeated="89"/>
          </chart:series>
          <chart:series chart:style-name="ch10" chart:values-cell-range-address="'r-g-b norm'.R2:'r-g-b norm'.R90" chart:label-cell-address="'r-g-b norm'.R1:'r-g-b norm'.R1" chart:class="chart:scatter">
            <chart:data-point chart:repeated="8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1</text:p>
                <draw:g>
                  <svg:desc>'r-g-b norm'.O1:'r-g-b norm'.O1</svg:desc>
                </draw:g>
              </table:table-cell>
              <table:table-cell office:value-type="string">
                <text:p>r2</text:p>
                <draw:g>
                  <svg:desc>'r-g-b norm'.P1:'r-g-b norm'.P1</svg:desc>
                </draw:g>
              </table:table-cell>
              <table:table-cell office:value-type="string">
                <text:p>g</text:p>
                <draw:g>
                  <svg:desc>'r-g-b norm'.Q1:'r-g-b norm'.Q1</svg:desc>
                </draw:g>
              </table:table-cell>
              <table:table-cell office:value-type="string">
                <text:p>b</text:p>
                <draw:g>
                  <svg:desc>'r-g-b norm'.R1:'r-g-b norm'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0">
                <text:p>390</text:p>
                <draw:g>
                  <svg:desc>'r-g-b norm'.A2:'r-g-b norm'.A90</svg:desc>
                </draw:g>
              </table:table-cell>
              <table:table-cell office:value-type="float" office:value="0.000451842159423894">
                <text:p>0.000451842159423894</text:p>
                <draw:g>
                  <svg:desc>'r-g-b norm'.O2:'r-g-b norm'.O90</svg:desc>
                </draw:g>
              </table:table-cell>
              <table:table-cell office:value-type="float" office:value="3.17232618500613E-016">
                <text:p>3.17232618500613E-016</text:p>
                <draw:g>
                  <svg:desc>'r-g-b norm'.P2:'r-g-b norm'.P90</svg:desc>
                </draw:g>
              </table:table-cell>
              <table:table-cell office:value-type="float" office:value="0.000131996241706367">
                <text:p>0.000131996241706367</text:p>
                <draw:g>
                  <svg:desc>'r-g-b norm'.Q2:'r-g-b norm'.Q90</svg:desc>
                </draw:g>
              </table:table-cell>
              <table:table-cell office:value-type="float" office:value="0.00746773288296936">
                <text:p>0.00746773288296936</text:p>
                <draw:g>
                  <svg:desc>'r-g-b norm'.R2:'r-g-b norm'.R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5">
                <text:p>395</text:p>
              </table:table-cell>
              <table:table-cell office:value-type="float" office:value="0.00116974265743398">
                <text:p>0.00116974265743398</text:p>
              </table:table-cell>
              <table:table-cell office:value-type="float" office:value="2.33430127404188E-015">
                <text:p>2.33430127404188E-015</text:p>
              </table:table-cell>
              <table:table-cell office:value-type="float" office:value="0.000205617202260242">
                <text:p>0.000205617202260242</text:p>
              </table:table-cell>
              <table:table-cell office:value-type="float" office:value="0.016710448494778">
                <text:p>0.016710448494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0.00273201778654903">
                <text:p>0.00273201778654903</text:p>
              </table:table-cell>
              <table:table-cell office:value-type="float" office:value="0.0000000000000160190118461895">
                <text:p>0.0000000000000160190118461895</text:p>
              </table:table-cell>
              <table:table-cell office:value-type="float" office:value="0.000319722550735315">
                <text:p>0.000319722550735315</text:p>
              </table:table-cell>
              <table:table-cell office:value-type="float" office:value="0.0346256417913781">
                <text:p>0.03462564179137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5">
                <text:p>405</text:p>
              </table:table-cell>
              <table:table-cell office:value-type="float" office:value="0.00567154702126782">
                <text:p>0.00567154702126782</text:p>
              </table:table-cell>
              <table:table-cell office:value-type="float" office:value="0.000000000000102627845061487">
                <text:p>0.000000000000102627845061487</text:p>
              </table:table-cell>
              <table:table-cell office:value-type="float" office:value="0.000495814802920867">
                <text:p>0.000495814802920867</text:p>
              </table:table-cell>
              <table:table-cell office:value-type="float" office:value="0.0665306496220787">
                <text:p>0.06653064962207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0">
                <text:p>410</text:p>
              </table:table-cell>
              <table:table-cell office:value-type="float" office:value="0.0103104963771197">
                <text:p>0.0103104963771197</text:p>
              </table:table-cell>
              <table:table-cell office:value-type="float" office:value="0.00000000000061446379168359">
                <text:p>0.00000000000061446379168359</text:p>
              </table:table-cell>
              <table:table-cell office:value-type="float" office:value="0.000766151325446559">
                <text:p>0.000766151325446559</text:p>
              </table:table-cell>
              <table:table-cell office:value-type="float" office:value="0.118703551962552">
                <text:p>0.1187035519625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5">
                <text:p>415</text:p>
              </table:table-cell>
              <table:table-cell office:value-type="float" office:value="0.0161715942284346">
                <text:p>0.0161715942284346</text:p>
              </table:table-cell>
              <table:table-cell office:value-type="float" office:value="0.0000000000034417546650154">
                <text:p>0.0000000000034417546650154</text:p>
              </table:table-cell>
              <table:table-cell office:value-type="float" office:value="0.00117862304105732">
                <text:p>0.00117862304105732</text:p>
              </table:table-cell>
              <table:table-cell office:value-type="float" office:value="0.19693708041313">
                <text:p>0.196937080413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0">
                <text:p>420</text:p>
              </table:table-cell>
              <table:table-cell office:value-type="float" office:value="0.0215603856331304">
                <text:p>0.0215603856331304</text:p>
              </table:table-cell>
              <table:table-cell office:value-type="float" office:value="0.0000000000180537314153024">
                <text:p>0.0000000000180537314153024</text:p>
              </table:table-cell>
              <table:table-cell office:value-type="float" office:value="0.00180350375270737">
                <text:p>0.00180350375270737</text:p>
              </table:table-cell>
              <table:table-cell office:value-type="float" office:value="0.304240424235491">
                <text:p>0.3042404242354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5">
                <text:p>425</text:p>
              </table:table-cell>
              <table:table-cell office:value-type="float" office:value="0.0240727576047157">
                <text:p>0.0240727576047157</text:p>
              </table:table-cell>
              <table:table-cell office:value-type="float" office:value="0.0000000000887786274187168">
                <text:p>0.0000000000887786274187168</text:p>
              </table:table-cell>
              <table:table-cell office:value-type="float" office:value="0.00274256784578041">
                <text:p>0.00274256784578041</text:p>
              </table:table-cell>
              <table:table-cell office:value-type="float" office:value="0.43826399645952">
                <text:p>0.438263996459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0">
                <text:p>430</text:p>
              </table:table-cell>
              <table:table-cell office:value-type="float" office:value="0.0221766525953468">
                <text:p>0.0221766525953468</text:p>
              </table:table-cell>
              <table:table-cell office:value-type="float" office:value="0.000000000409689830956147">
                <text:p>0.000000000409689830956147</text:p>
              </table:table-cell>
              <table:table-cell office:value-type="float" office:value="0.00414106806018769">
                <text:p>0.00414106806018769</text:p>
              </table:table-cell>
              <table:table-cell office:value-type="float" office:value="0.589505602892435">
                <text:p>0.5895056028924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5">
                <text:p>435</text:p>
              </table:table-cell>
              <table:table-cell office:value-type="float" office:value="0.0166074203367192">
                <text:p>0.0166074203367192</text:p>
              </table:table-cell>
              <table:table-cell office:value-type="float" office:value="0.00000000177606223117874">
                <text:p>0.00000000177606223117874</text:p>
              </table:table-cell>
              <table:table-cell office:value-type="float" office:value="0.00620295267871607">
                <text:p>0.00620295267871607</text:p>
              </table:table-cell>
              <table:table-cell office:value-type="float" office:value="0.74144195509148">
                <text:p>0.741441955091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">
                <text:p>440</text:p>
              </table:table-cell>
              <table:table-cell office:value-type="float" office:value="0.009960464670271">
                <text:p>0.009960464670271</text:p>
              </table:table-cell>
              <table:table-cell office:value-type="float" office:value="0.00000000724049632385945">
                <text:p>0.00000000724049632385945</text:p>
              </table:table-cell>
              <table:table-cell office:value-type="float" office:value="0.00920941685713664">
                <text:p>0.00920941685713664</text:p>
              </table:table-cell>
              <table:table-cell office:value-type="float" office:value="0.873187011336383">
                <text:p>0.8731870113363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5">
                <text:p>445</text:p>
              </table:table-cell>
              <table:table-cell office:value-type="float" office:value="0.00471371651229527">
                <text:p>0.00471371651229527</text:p>
              </table:table-cell>
              <table:table-cell office:value-type="float" office:value="0.0000000277866753672912">
                <text:p>0.0000000277866753672912</text:p>
              </table:table-cell>
              <table:table-cell office:value-type="float" office:value="0.0135403475261171">
                <text:p>0.0135403475261171</text:p>
              </table:table-cell>
              <table:table-cell office:value-type="float" office:value="0.964233193738381">
                <text:p>0.9642331937383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0">
                <text:p>450</text:p>
              </table:table-cell>
              <table:table-cell office:value-type="float" office:value="0.00173415919243661">
                <text:p>0.00173415919243661</text:p>
              </table:table-cell>
              <table:table-cell office:value-type="float" office:value="0.000000100487919773339">
                <text:p>0.000000100487919773339</text:p>
              </table:table-cell>
              <table:table-cell office:value-type="float" office:value="0.0196973571478563">
                <text:p>0.0196973571478563</text:p>
              </table:table-cell>
              <table:table-cell office:value-type="float" office:value="0.999782204452139">
                <text:p>0.9997822044521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5">
                <text:p>455</text:p>
              </table:table-cell>
              <table:table-cell office:value-type="float" office:value="0.000488642580269059">
                <text:p>0.000488642580269059</text:p>
              </table:table-cell>
              <table:table-cell office:value-type="float" office:value="0.000000342808096624724">
                <text:p>0.000000342808096624724</text:p>
              </table:table-cell>
              <table:table-cell office:value-type="float" office:value="0.028325855100164">
                <text:p>0.028325855100164</text:p>
              </table:table-cell>
              <table:table-cell office:value-type="float" office:value="0.974722635769045">
                <text:p>0.9747226357690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0">
                <text:p>460</text:p>
              </table:table-cell>
              <table:table-cell office:value-type="float" office:value="0.000103897644445912">
                <text:p>0.000103897644445912</text:p>
              </table:table-cell>
              <table:table-cell office:value-type="float" office:value="0.00000110433073506071">
                <text:p>0.00000110433073506071</text:p>
              </table:table-cell>
              <table:table-cell office:value-type="float" office:value="0.0402319861101651">
                <text:p>0.0402319861101651</text:p>
              </table:table-cell>
              <table:table-cell office:value-type="float" office:value="0.894772932884442">
                <text:p>0.8947729328844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5">
                <text:p>465</text:p>
              </table:table-cell>
              <table:table-cell office:value-type="float" office:value="0.000016423561570733">
                <text:p>0.000016423561570733</text:p>
              </table:table-cell>
              <table:table-cell office:value-type="float" office:value="0.00000336286202554242">
                <text:p>0.00000336286202554242</text:p>
              </table:table-cell>
              <table:table-cell office:value-type="float" office:value="0.0563883961839474">
                <text:p>0.0563883961839474</text:p>
              </table:table-cell>
              <table:table-cell office:value-type="float" office:value="0.77446995332288">
                <text:p>0.774469953322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0">
                <text:p>470</text:p>
              </table:table-cell>
              <table:table-cell office:value-type="float" office:value="0.0000019015661408528">
                <text:p>0.0000019015661408528</text:p>
              </table:table-cell>
              <table:table-cell office:value-type="float" office:value="0.00000969017605021159">
                <text:p>0.00000969017605021159</text:p>
              </table:table-cell>
              <table:table-cell office:value-type="float" office:value="0.0779209593676077">
                <text:p>0.0779209593676077</text:p>
              </table:table-cell>
              <table:table-cell office:value-type="float" office:value="0.632936395254521">
                <text:p>0.6329363952545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5">
                <text:p>475</text:p>
              </table:table-cell>
              <table:table-cell office:value-type="float" office:value="0.000000158881445449217">
                <text:p>0.000000158881445449217</text:p>
              </table:table-cell>
              <table:table-cell office:value-type="float" office:value="0.0000264495289325693">
                <text:p>0.0000264495289325693</text:p>
              </table:table-cell>
              <table:table-cell office:value-type="float" office:value="0.106067313920119">
                <text:p>0.106067313920119</text:p>
              </table:table-cell>
              <table:table-cell office:value-type="float" office:value="0.489083642300818">
                <text:p>0.4890836423008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0">
                <text:p>480</text:p>
              </table:table-cell>
              <table:table-cell office:value-type="float" office:value="0.00000000943816976481414">
                <text:p>0.00000000943816976481414</text:p>
              </table:table-cell>
              <table:table-cell office:value-type="float" office:value="0.000068457147587284">
                <text:p>0.000068457147587284</text:p>
              </table:table-cell>
              <table:table-cell office:value-type="float" office:value="0.142098022590923">
                <text:p>0.142098022590923</text:p>
              </table:table-cell>
              <table:table-cell office:value-type="float" office:value="0.357830694041551">
                <text:p>0.3578306940415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5">
                <text:p>485</text:p>
              </table:table-cell>
              <table:table-cell office:value-type="float" office:value="0.000000000392726715765311">
                <text:p>0.000000000392726715765311</text:p>
              </table:table-cell>
              <table:table-cell office:value-type="float" office:value="0.000168184190031802">
                <text:p>0.000168184190031802</text:p>
              </table:table-cell>
              <table:table-cell office:value-type="float" office:value="0.187193228391147">
                <text:p>0.187193228391147</text:p>
              </table:table-cell>
              <table:table-cell office:value-type="float" office:value="0.248225983481925">
                <text:p>0.2482259834819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0">
                <text:p>490</text:p>
              </table:table-cell>
              <table:table-cell office:value-type="float" office:value="0.0000000000112775917132417">
                <text:p>0.0000000000112775917132417</text:p>
              </table:table-cell>
              <table:table-cell office:value-type="float" office:value="0.000392615982697343">
                <text:p>0.000392615982697343</text:p>
              </table:table-cell>
              <table:table-cell office:value-type="float" office:value="0.242272612828597">
                <text:p>0.242272612828597</text:p>
              </table:table-cell>
              <table:table-cell office:value-type="float" office:value="0.163491770707706">
                <text:p>0.1634917707077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5">
                <text:p>495</text:p>
              </table:table-cell>
              <table:table-cell office:value-type="float" office:value="0.000000000000220191602813295">
                <text:p>0.000000000000220191602813295</text:p>
              </table:table-cell>
              <table:table-cell office:value-type="float" office:value="0.000871802575573946">
                <text:p>0.000871802575573946</text:p>
              </table:table-cell>
              <table:table-cell office:value-type="float" office:value="0.307784718330324">
                <text:p>0.307784718330324</text:p>
              </table:table-cell>
              <table:table-cell office:value-type="float" office:value="0.102382887786255">
                <text:p>0.1023828877862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2.87990925592469E-015">
                <text:p>2.87990925592469E-015</text:p>
              </table:table-cell>
              <table:table-cell office:value-type="float" office:value="0.00184326006358916">
                <text:p>0.00184326006358916</text:p>
              </table:table-cell>
              <table:table-cell office:value-type="float" office:value="0.383472987521344">
                <text:p>0.383472987521344</text:p>
              </table:table-cell>
              <table:table-cell office:value-type="float" office:value="0.0610443514955685">
                <text:p>0.06104435149556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5">
                <text:p>505</text:p>
              </table:table-cell>
              <table:table-cell office:value-type="float" office:value="2.48591183874374E-017">
                <text:p>2.48591183874374E-017</text:p>
              </table:table-cell>
              <table:table-cell office:value-type="float" office:value="0.00371470474297848">
                <text:p>0.00371470474297848</text:p>
              </table:table-cell>
              <table:table-cell office:value-type="float" office:value="0.468148835138144">
                <text:p>0.468148835138144</text:p>
              </table:table-cell>
              <table:table-cell office:value-type="float" office:value="0.0347019626098482">
                <text:p>0.03470196260984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0">
                <text:p>510</text:p>
              </table:table-cell>
              <table:table-cell office:value-type="float" office:value="1.3952650383367E-019">
                <text:p>1.3952650383367E-019</text:p>
              </table:table-cell>
              <table:table-cell office:value-type="float" office:value="0.0071430244227728">
                <text:p>0.0071430244227728</text:p>
              </table:table-cell>
              <table:table-cell office:value-type="float" office:value="0.559514075101071">
                <text:p>0.559514075101071</text:p>
              </table:table-cell>
              <table:table-cell office:value-type="float" office:value="0.0188346192983034">
                <text:p>0.01883461929830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5">
                <text:p>515</text:p>
              </table:table-cell>
              <table:table-cell office:value-type="float" office:value="5.01680215714509E-022">
                <text:p>5.01680215714509E-022</text:p>
              </table:table-cell>
              <table:table-cell office:value-type="float" office:value="0.0131193115415965">
                <text:p>0.0131193115415965</text:p>
              </table:table-cell>
              <table:table-cell office:value-type="float" office:value="0.654082359452815">
                <text:p>0.654082359452815</text:p>
              </table:table-cell>
              <table:table-cell office:value-type="float" office:value="0.00977367115269719">
                <text:p>0.009773671152697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">
                <text:p>520</text:p>
              </table:table-cell>
              <table:table-cell office:value-type="float" office:value="1.13849653257726E-024">
                <text:p>1.13849653257726E-024</text:p>
              </table:table-cell>
              <table:table-cell office:value-type="float" office:value="0.023038911608352">
                <text:p>0.023038911608352</text:p>
              </table:table-cell>
              <table:table-cell office:value-type="float" office:value="0.747247826605963">
                <text:p>0.747247826605963</text:p>
              </table:table-cell>
              <table:table-cell office:value-type="float" office:value="0.00485579650501957">
                <text:p>0.004855796505019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5">
                <text:p>525</text:p>
              </table:table-cell>
              <table:table-cell office:value-type="float" office:value="1.60659395208126E-027">
                <text:p>1.60659395208126E-027</text:p>
              </table:table-cell>
              <table:table-cell office:value-type="float" office:value="0.0387244985042224">
                <text:p>0.0387244985042224</text:p>
              </table:table-cell>
              <table:table-cell office:value-type="float" office:value="0.833535576822392">
                <text:p>0.833535576822392</text:p>
              </table:table-cell>
              <table:table-cell office:value-type="float" office:value="0.00231296427574293">
                <text:p>0.002312964275742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0">
                <text:p>530</text:p>
              </table:table-cell>
              <table:table-cell office:value-type="float" office:value="1.38894619835218E-030">
                <text:p>1.38894619835218E-030</text:p>
              </table:table-cell>
              <table:table-cell office:value-type="float" office:value="0.0623639340691578">
                <text:p>0.0623639340691578</text:p>
              </table:table-cell>
              <table:table-cell office:value-type="float" office:value="0.907041860316735">
                <text:p>0.907041860316735</text:p>
              </table:table-cell>
              <table:table-cell office:value-type="float" office:value="0.00105775935499298">
                <text:p>0.001057759354992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35">
                <text:p>535</text:p>
              </table:table-cell>
              <table:table-cell office:value-type="float" office:value="7.24777665209597E-034">
                <text:p>7.24777665209597E-034</text:p>
              </table:table-cell>
              <table:table-cell office:value-type="float" office:value="0.0963287646019345">
                <text:p>0.0963287646019345</text:p>
              </table:table-cell>
              <table:table-cell office:value-type="float" office:value="0.962034575944074">
                <text:p>0.962034575944074</text:p>
              </table:table-cell>
              <table:table-cell office:value-type="float" office:value="0.000465069801092992">
                <text:p>0.0004650698010929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40">
                <text:p>540</text:p>
              </table:table-cell>
              <table:table-cell office:value-type="float" office:value="2.24905183436493E-037">
                <text:p>2.24905183436493E-037</text:p>
              </table:table-cell>
              <table:table-cell office:value-type="float" office:value="0.142857876456546">
                <text:p>0.142857876456546</text:p>
              </table:table-cell>
              <table:table-cell office:value-type="float" office:value="0.993643613644908">
                <text:p>0.993643613644908</text:p>
              </table:table-cell>
              <table:table-cell office:value-type="float" office:value="0.000196864102668707">
                <text:p>0.0001968641026687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45">
                <text:p>545</text:p>
              </table:table-cell>
              <table:table-cell office:value-type="float" office:value="4.08888235648642E-041">
                <text:p>4.08888235648642E-041</text:p>
              </table:table-cell>
              <table:table-cell office:value-type="float" office:value="0.203624030686982">
                <text:p>0.203624030686982</text:p>
              </table:table-cell>
              <table:table-cell office:value-type="float" office:value="0.998535883797114">
                <text:p>0.998535883797114</text:p>
              </table:table-cell>
              <table:table-cell office:value-type="float" office:value="0.0000803407463653306">
                <text:p>0.00008034074636533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0">
                <text:p>550</text:p>
              </table:table-cell>
              <table:table-cell office:value-type="float" office:value="4.29096977841912E-045">
                <text:p>4.29096977841912E-045</text:p>
              </table:table-cell>
              <table:table-cell office:value-type="float" office:value="0.279242448469191">
                <text:p>0.279242448469191</text:p>
              </table:table-cell>
              <table:table-cell office:value-type="float" office:value="0.975452724830633">
                <text:p>0.975452724830633</text:p>
              </table:table-cell>
              <table:table-cell office:value-type="float" office:value="0.0000316540980272393">
                <text:p>0.00003165409802723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5">
                <text:p>555</text:p>
              </table:table-cell>
              <table:table-cell office:value-type="float" office:value="2.56086797069147E-049">
                <text:p>2.56086797069147E-049</text:p>
              </table:table-cell>
              <table:table-cell office:value-type="float" office:value="0.368818196503384">
                <text:p>0.368818196503384</text:p>
              </table:table-cell>
              <table:table-cell office:value-type="float" office:value="0.925496428919516">
                <text:p>0.925496428919516</text:p>
              </table:table-cell>
              <table:table-cell office:value-type="float" office:value="0.000012057369949382">
                <text:p>0.0000120573699493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60">
                <text:p>560</text:p>
              </table:table-cell>
              <table:table-cell office:value-type="float" office:value="8.56317886543984E-054">
                <text:p>8.56317886543984E-054</text:p>
              </table:table-cell>
              <table:table-cell office:value-type="float" office:value="0.469648202876635">
                <text:p>0.469648202876635</text:p>
              </table:table-cell>
              <table:table-cell office:value-type="float" office:value="0.8520904391197">
                <text:p>0.8520904391197</text:p>
              </table:table-cell>
              <table:table-cell office:value-type="float" office:value="0.00000444639052490815">
                <text:p>0.000004446390524908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65">
                <text:p>565</text:p>
              </table:table-cell>
              <table:table-cell office:value-type="float" office:value="1.58064426437083E-058">
                <text:p>1.58064426437083E-058</text:p>
              </table:table-cell>
              <table:table-cell office:value-type="float" office:value="0.577182745658275">
                <text:p>0.577182745658275</text:p>
              </table:table-cell>
              <table:table-cell office:value-type="float" office:value="0.760598586006844">
                <text:p>0.760598586006844</text:p>
              </table:table-cell>
              <table:table-cell office:value-type="float" office:value="0.00000158964009295456">
                <text:p>0.000001589640092954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0">
                <text:p>570</text:p>
              </table:table-cell>
              <table:table-cell office:value-type="float" office:value="1.58679112727982E-063">
                <text:p>1.58679112727982E-063</text:p>
              </table:table-cell>
              <table:table-cell office:value-type="float" office:value="0.685307196040884">
                <text:p>0.685307196040884</text:p>
              </table:table-cell>
              <table:table-cell office:value-type="float" office:value="0.657658842782392">
                <text:p>0.657658842782392</text:p>
              </table:table-cell>
              <table:table-cell office:value-type="float" office:value="0.0000005517343326592">
                <text:p>0.00000055173433265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5">
                <text:p>575</text:p>
              </table:table-cell>
              <table:table-cell office:value-type="float" office:value="8.53546309453259E-069">
                <text:p>8.53546309453259E-069</text:p>
              </table:table-cell>
              <table:table-cell office:value-type="float" office:value="0.786936064983436">
                <text:p>0.786936064983436</text:p>
              </table:table-cell>
              <table:table-cell office:value-type="float" office:value="0.550348257276284">
                <text:p>0.550348257276284</text:p>
              </table:table-cell>
              <table:table-cell office:value-type="float" office:value="0.000000186167994884185">
                <text:p>0.0000001861679948841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80">
                <text:p>580</text:p>
              </table:table-cell>
              <table:table-cell office:value-type="float" office:value="2.4237695138814E-074">
                <text:p>2.4237695138814E-074</text:p>
              </table:table-cell>
              <table:table-cell office:value-type="float" office:value="0.874836186500823">
                <text:p>0.874836186500823</text:p>
              </table:table-cell>
              <table:table-cell office:value-type="float" office:value="0.445330828952997">
                <text:p>0.445330828952997</text:p>
              </table:table-cell>
              <table:table-cell office:value-type="float" office:value="0.0000000611543922643202">
                <text:p>0.00000006115439226432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85">
                <text:p>585</text:p>
              </table:table-cell>
              <table:table-cell office:value-type="float" office:value="3.57970843459763E-080">
                <text:p>3.57970843459763E-080</text:p>
              </table:table-cell>
              <table:table-cell office:value-type="float" office:value="0.942536305945241">
                <text:p>0.942536305945241</text:p>
              </table:table-cell>
              <table:table-cell office:value-type="float" office:value="0.348138948314452">
                <text:p>0.348138948314452</text:p>
              </table:table-cell>
              <table:table-cell office:value-type="float" office:value="0.0000000195840144829819">
                <text:p>0.00000001958401448298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90">
                <text:p>590</text:p>
              </table:table-cell>
              <table:table-cell office:value-type="float" office:value="2.70913907601237E-086">
                <text:p>2.70913907601237E-086</text:p>
              </table:table-cell>
              <table:table-cell office:value-type="float" office:value="0.985154678881946">
                <text:p>0.985154678881946</text:p>
              </table:table-cell>
              <table:table-cell office:value-type="float" office:value="0.262702135915566">
                <text:p>0.262702135915566</text:p>
              </table:table-cell>
              <table:table-cell office:value-type="float" office:value="0.00000000612253158318898">
                <text:p>0.000000006122531583188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5">
                <text:p>595</text:p>
              </table:table-cell>
              <table:table-cell office:value-type="float" office:value="1.03508843781019E-092">
                <text:p>1.03508843781019E-092</text:p>
              </table:table-cell>
              <table:table-cell office:value-type="float" office:value="0.999992344547394">
                <text:p>0.999992344547394</text:p>
              </table:table-cell>
              <table:table-cell office:value-type="float" office:value="0.191175478594323">
                <text:p>0.191175478594323</text:p>
              </table:table-cell>
              <table:table-cell office:value-type="float" office:value="0.0000000018711965321374">
                <text:p>0.00000000187119653213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0">
                <text:p>600</text:p>
              </table:table-cell>
              <table:table-cell office:value-type="float" office:value="1.96707685431227E-099">
                <text:p>1.96707685431227E-099</text:p>
              </table:table-cell>
              <table:table-cell office:value-type="float" office:value="0.9867923369387">
                <text:p>0.9867923369387</text:p>
              </table:table-cell>
              <table:table-cell office:value-type="float" office:value="0.134052467435141">
                <text:p>0.134052467435141</text:p>
              </table:table-cell>
              <table:table-cell office:value-type="float" office:value="0.000000000559848659843875">
                <text:p>0.0000000005598486598438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5">
                <text:p>605</text:p>
              </table:table-cell>
              <table:table-cell office:value-type="float" office:value="1.83188461559152E-106">
                <text:p>1.83188461559152E-106</text:p>
              </table:table-cell>
              <table:table-cell office:value-type="float" office:value="0.947638356246507">
                <text:p>0.947638356246507</text:p>
              </table:table-cell>
              <table:table-cell office:value-type="float" office:value="0.0904915307514596">
                <text:p>0.0904915307514596</text:p>
              </table:table-cell>
              <table:table-cell office:value-type="float" office:value="0.000000000164205826471144">
                <text:p>0.0000000001642058264711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10">
                <text:p>610</text:p>
              </table:table-cell>
              <table:table-cell office:value-type="float" office:value="8.23650604012013E-114">
                <text:p>8.23650604012013E-114</text:p>
              </table:table-cell>
              <table:table-cell office:value-type="float" office:value="0.886539703479233">
                <text:p>0.886539703479233</text:p>
              </table:table-cell>
              <table:table-cell office:value-type="float" office:value="0.0587554296312726">
                <text:p>0.0587554296312726</text:p>
              </table:table-cell>
              <table:table-cell office:value-type="float" office:value="0.0000000000472799464527806">
                <text:p>0.00000000004727994645278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5">
                <text:p>615</text:p>
              </table:table-cell>
              <table:table-cell office:value-type="float" office:value="1.76153488478062E-121">
                <text:p>1.76153488478062E-121</text:p>
              </table:table-cell>
              <table:table-cell office:value-type="float" office:value="0.808804155516953">
                <text:p>0.808804155516953</text:p>
              </table:table-cell>
              <table:table-cell office:value-type="float" office:value="0.0366616054426069">
                <text:p>0.0366616054426069</text:p>
              </table:table-cell>
              <table:table-cell office:value-type="float" office:value="0.0000000000133825752410342">
                <text:p>0.00000000001338257524103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0">
                <text:p>620</text:p>
              </table:table-cell>
              <table:table-cell office:value-type="float" office:value="1.76554177786814E-129">
                <text:p>1.76554177786814E-129</text:p>
              </table:table-cell>
              <table:table-cell office:value-type="float" office:value="0.720326031015649">
                <text:p>0.720326031015649</text:p>
              </table:table-cell>
              <table:table-cell office:value-type="float" office:value="0.0219641704834752">
                <text:p>0.0219641704834752</text:p>
              </table:table-cell>
              <table:table-cell office:value-type="float" office:value="0.00000000000372889820938446">
                <text:p>0.00000000000372889820938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5">
                <text:p>625</text:p>
              </table:table-cell>
              <table:table-cell office:value-type="float" office:value="8.17030887422801E-138">
                <text:p>8.17030887422801E-138</text:p>
              </table:table-cell>
              <table:table-cell office:value-type="float" office:value="0.626911626729724">
                <text:p>0.626911626729724</text:p>
              </table:table-cell>
              <table:table-cell office:value-type="float" office:value="0.0126233446361351">
                <text:p>0.0126233446361351</text:p>
              </table:table-cell>
              <table:table-cell office:value-type="float" office:value="0.00000000000102424367613748">
                <text:p>0.000000000001024243676137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0">
                <text:p>630</text:p>
              </table:table-cell>
              <table:table-cell office:value-type="float" office:value="1.71991854734165E-146">
                <text:p>1.71991854734165E-146</text:p>
              </table:table-cell>
              <table:table-cell office:value-type="float" office:value="0.533735323250922">
                <text:p>0.533735323250922</text:p>
              </table:table-cell>
              <table:table-cell office:value-type="float" office:value="0.00695355399710152">
                <text:p>0.00695355399710152</text:p>
              </table:table-cell>
              <table:table-cell office:value-type="float" office:value="0.00000000000027772296589316">
                <text:p>0.000000000000277722965893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35">
                <text:p>635</text:p>
              </table:table-cell>
              <table:table-cell office:value-type="float" office:value="1.62263715207726E-155">
                <text:p>1.62263715207726E-155</text:p>
              </table:table-cell>
              <table:table-cell office:value-type="float" office:value="0.4449783707468">
                <text:p>0.4449783707468</text:p>
              </table:table-cell>
              <table:table-cell office:value-type="float" office:value="0.00366799246733589">
                <text:p>0.00366799246733589</text:p>
              </table:table-cell>
              <table:table-cell office:value-type="float" office:value="0.000000000000074440597472196">
                <text:p>0.0000000000000744405974721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40">
                <text:p>640</text:p>
              </table:table-cell>
              <table:table-cell office:value-type="float" office:value="6.75949551307441E-165">
                <text:p>6.75949551307441E-165</text:p>
              </table:table-cell>
              <table:table-cell office:value-type="float" office:value="0.3636604893576">
                <text:p>0.3636604893576</text:p>
              </table:table-cell>
              <table:table-cell office:value-type="float" office:value="0.00185121006439473">
                <text:p>0.00185121006439473</text:p>
              </table:table-cell>
              <table:table-cell office:value-type="float" office:value="0.0000000000000197515539758736">
                <text:p>0.00000000000001975155397587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45">
                <text:p>645</text:p>
              </table:table-cell>
              <table:table-cell office:value-type="float" office:value="1.22495938211372E-174">
                <text:p>1.22495938211372E-174</text:p>
              </table:table-cell>
              <table:table-cell office:value-type="float" office:value="0.291640963974604">
                <text:p>0.291640963974604</text:p>
              </table:table-cell>
              <table:table-cell office:value-type="float" office:value="0.000893110276934615">
                <text:p>0.000893110276934615</text:p>
              </table:table-cell>
              <table:table-cell office:value-type="float" office:value="5.19505160081213E-015">
                <text:p>5.19505160081213E-0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50">
                <text:p>650</text:p>
              </table:table-cell>
              <table:table-cell office:value-type="float" office:value="9.51434358194117E-185">
                <text:p>9.51434358194117E-185</text:p>
              </table:table-cell>
              <table:table-cell office:value-type="float" office:value="0.229745518047137">
                <text:p>0.229745518047137</text:p>
              </table:table-cell>
              <table:table-cell office:value-type="float" office:value="0.000411521983140637">
                <text:p>0.000411521983140637</text:p>
              </table:table-cell>
              <table:table-cell office:value-type="float" office:value="1.35637397775706E-015">
                <text:p>1.35637397775706E-0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5">
                <text:p>655</text:p>
              </table:table-cell>
              <table:table-cell office:value-type="float" office:value="3.12047647806553E-195">
                <text:p>3.12047647806553E-195</text:p>
              </table:table-cell>
              <table:table-cell office:value-type="float" office:value="0.177968284604507">
                <text:p>0.177968284604507</text:p>
              </table:table-cell>
              <table:table-cell office:value-type="float" office:value="0.00018094059507072">
                <text:p>0.00018094059507072</text:p>
              </table:table-cell>
              <table:table-cell office:value-type="float" office:value="3.52025263665024E-016">
                <text:p>3.52025263665024E-0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60">
                <text:p>660</text:p>
              </table:table-cell>
              <table:table-cell office:value-type="float" office:value="4.25777922604207E-206">
                <text:p>4.25777922604207E-206</text:p>
              </table:table-cell>
              <table:table-cell office:value-type="float" office:value="0.135701969984545">
                <text:p>0.135701969984545</text:p>
              </table:table-cell>
              <table:table-cell office:value-type="float" office:value="0.0000758491053725934">
                <text:p>0.0000758491053725934</text:p>
              </table:table-cell>
              <table:table-cell office:value-type="float" office:value="9.09445811832105E-017">
                <text:p>9.09445811832105E-0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65">
                <text:p>665</text:p>
              </table:table-cell>
              <table:table-cell office:value-type="float" office:value="2.38122651260054E-217">
                <text:p>2.38122651260054E-217</text:p>
              </table:table-cell>
              <table:table-cell office:value-type="float" office:value="0.101959709423678">
                <text:p>0.101959709423678</text:p>
              </table:table-cell>
              <table:table-cell office:value-type="float" office:value="0.000030286761502028">
                <text:p>0.000030286761502028</text:p>
              </table:table-cell>
              <table:table-cell office:value-type="float" office:value="2.34202887695223E-017">
                <text:p>2.34202887695223E-0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70">
                <text:p>670</text:p>
              </table:table-cell>
              <table:table-cell office:value-type="float" office:value="5.3778517706364E-229">
                <text:p>5.3778517706364E-229</text:p>
              </table:table-cell>
              <table:table-cell office:value-type="float" office:value="0.0755650287750846">
                <text:p>0.0755650287750846</text:p>
              </table:table-cell>
              <table:table-cell office:value-type="float" office:value="0.0000115095830639834">
                <text:p>0.0000115095830639834</text:p>
              </table:table-cell>
              <table:table-cell office:value-type="float" office:value="6.02037992834108E-018">
                <text:p>6.02037992834108E-0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5">
                <text:p>675</text:p>
              </table:table-cell>
              <table:table-cell office:value-type="float" office:value="4.83217546518206E-241">
                <text:p>4.83217546518206E-241</text:p>
              </table:table-cell>
              <table:table-cell office:value-type="float" office:value="0.055298565917167">
                <text:p>0.055298565917167</text:p>
              </table:table-cell>
              <table:table-cell office:value-type="float" office:value="0.00000415898330410945">
                <text:p>0.00000415898330410945</text:p>
              </table:table-cell>
              <table:table-cell office:value-type="float" office:value="1.54694758895001E-018">
                <text:p>1.54694758895001E-0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0">
                <text:p>680</text:p>
              </table:table-cell>
              <table:table-cell office:value-type="float" office:value="1.70191363108418E-253">
                <text:p>1.70191363108418E-253</text:p>
              </table:table-cell>
              <table:table-cell office:value-type="float" office:value="0.0399998687625136">
                <text:p>0.0399998687625136</text:p>
              </table:table-cell>
              <table:table-cell office:value-type="float" office:value="0.00000142774959716507">
                <text:p>0.00000142774959716507</text:p>
              </table:table-cell>
              <table:table-cell office:value-type="float" office:value="3.97879130065585E-019">
                <text:p>3.97879130065585E-0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85">
                <text:p>685</text:p>
              </table:table-cell>
              <table:table-cell office:value-type="float" office:value="2.31488005081663E-266">
                <text:p>2.31488005081663E-266</text:p>
              </table:table-cell>
              <table:table-cell office:value-type="float" office:value="0.0286289798396291">
                <text:p>0.0286289798396291</text:p>
              </table:table-cell>
              <table:table-cell office:value-type="float" office:value="0.000000465233149497582">
                <text:p>0.000000465233149497582</text:p>
              </table:table-cell>
              <table:table-cell office:value-type="float" office:value="1.02578038545986E-019">
                <text:p>1.02578038545986E-0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90">
                <text:p>690</text:p>
              </table:table-cell>
              <table:table-cell office:value-type="float" office:value="1.19798346867486E-279">
                <text:p>1.19798346867486E-279</text:p>
              </table:table-cell>
              <table:table-cell office:value-type="float" office:value="0.0202958252548318">
                <text:p>0.0202958252548318</text:p>
              </table:table-cell>
              <table:table-cell office:value-type="float" office:value="0.000000143767078344054">
                <text:p>0.000000143767078344054</text:p>
              </table:table-cell>
              <table:table-cell office:value-type="float" office:value="2.65453896073543E-020">
                <text:p>2.65453896073543E-0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5">
                <text:p>695</text:p>
              </table:table-cell>
              <table:table-cell office:value-type="float" office:value="2.32401923204027E-293">
                <text:p>2.32401923204027E-293</text:p>
              </table:table-cell>
              <table:table-cell office:value-type="float" office:value="0.0142663219540757">
                <text:p>0.0142663219540757</text:p>
              </table:table-cell>
              <table:table-cell office:value-type="float" office:value="0.0000000420954235301782">
                <text:p>0.0000000420954235301782</text:p>
              </table:table-cell>
              <table:table-cell office:value-type="float" office:value="6.90492732529178E-021">
                <text:p>6.90492732529178E-0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0">
                <text:p>700</text:p>
              </table:table-cell>
              <table:table-cell office:value-type="float" office:value="1.66506185739375E-307">
                <text:p>1.66506185739375E-307</text:p>
              </table:table-cell>
              <table:table-cell office:value-type="float" office:value="0.00995342887166478">
                <text:p>0.00995342887166478</text:p>
              </table:table-cell>
              <table:table-cell office:value-type="float" office:value="0.0000000116684565611042">
                <text:p>0.0000000116684565611042</text:p>
              </table:table-cell>
              <table:table-cell office:value-type="float" office:value="1.80787428127056E-021">
                <text:p>1.80787428127056E-0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5">
                <text:p>705</text:p>
              </table:table-cell>
              <table:table-cell office:value-type="float" office:value="0E-307">
                <text:p>0E-307</text:p>
              </table:table-cell>
              <table:table-cell office:value-type="float" office:value="0.0068998513142452">
                <text:p>0.0068998513142452</text:p>
              </table:table-cell>
              <table:table-cell office:value-type="float" office:value="0.00000000305922550007922">
                <text:p>0.00000000305922550007922</text:p>
              </table:table-cell>
              <table:table-cell office:value-type="float" office:value="4.77111911808891E-022">
                <text:p>4.77111911808891E-0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10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.00475733783009921">
                <text:p>0.00475733783009921</text:p>
              </table:table-cell>
              <table:table-cell office:value-type="float" office:value="0.000000000757958742450226">
                <text:p>0.000000000757958742450226</text:p>
              </table:table-cell>
              <table:table-cell office:value-type="float" office:value="1.27092236626047E-022">
                <text:p>1.27092236626047E-0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5">
                <text:p>715</text:p>
              </table:table-cell>
              <table:table-cell office:value-type="float" office:value="0">
                <text:p>0</text:p>
              </table:table-cell>
              <table:table-cell office:value-type="float" office:value="0.0032658514504751">
                <text:p>0.0032658514504751</text:p>
              </table:table-cell>
              <table:table-cell office:value-type="float" office:value="0.000000000177309536280065">
                <text:p>0.000000000177309536280065</text:p>
              </table:table-cell>
              <table:table-cell office:value-type="float" office:value="3.42190799083275E-023">
                <text:p>3.42190799083275E-0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0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.00223453911435623">
                <text:p>0.00223453911435623</text:p>
              </table:table-cell>
              <table:table-cell office:value-type="float" office:value="0.000000000039127988794891">
                <text:p>0.000000000039127988794891</text:p>
              </table:table-cell>
              <table:table-cell office:value-type="float" office:value="9.32549700949625E-024">
                <text:p>9.32549700949625E-0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5">
                <text:p>725</text:p>
              </table:table-cell>
              <table:table-cell office:value-type="float" office:value="0">
                <text:p>0</text:p>
              </table:table-cell>
              <table:table-cell office:value-type="float" office:value="0.00152542030740014">
                <text:p>0.00152542030740014</text:p>
              </table:table-cell>
              <table:table-cell office:value-type="float" office:value="0.0000000000081381991529119">
                <text:p>0.0000000000081381991529119</text:p>
              </table:table-cell>
              <table:table-cell office:value-type="float" office:value="2.57592854768553E-024">
                <text:p>2.57592854768553E-0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0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.00104004478759657">
                <text:p>0.00104004478759657</text:p>
              </table:table-cell>
              <table:table-cell office:value-type="float" office:value="0.00000000000159393611344867">
                <text:p>0.00000000000159393611344867</text:p>
              </table:table-cell>
              <table:table-cell office:value-type="float" office:value="7.22200217545802E-025">
                <text:p>7.22200217545802E-0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35">
                <text:p>735</text:p>
              </table:table-cell>
              <table:table-cell office:value-type="float" office:value="0">
                <text:p>0</text:p>
              </table:table-cell>
              <table:table-cell office:value-type="float" office:value="0.000708967689069005">
                <text:p>0.000708967689069005</text:p>
              </table:table-cell>
              <table:table-cell office:value-type="float" office:value="0.000000000000293718816099496">
                <text:p>0.000000000000293718816099496</text:p>
              </table:table-cell>
              <table:table-cell office:value-type="float" office:value="2.05800870388964E-025">
                <text:p>2.05800870388964E-0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40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.000483686152689297">
                <text:p>0.000483686152689297</text:p>
              </table:table-cell>
              <table:table-cell office:value-type="float" office:value="0.0000000000000508776849407283">
                <text:p>0.0000000000000508776849407283</text:p>
              </table:table-cell>
              <table:table-cell office:value-type="float" office:value="5.96906627422132E-026">
                <text:p>5.96906627422132E-0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5">
                <text:p>745</text:p>
              </table:table-cell>
              <table:table-cell office:value-type="float" office:value="0">
                <text:p>0</text:p>
              </table:table-cell>
              <table:table-cell office:value-type="float" office:value="0.00033060894792486">
                <text:p>0.00033060894792486</text:p>
              </table:table-cell>
              <table:table-cell office:value-type="float" office:value="8.27702145209417E-015">
                <text:p>8.27702145209417E-015</text:p>
              </table:table-cell>
              <table:table-cell office:value-type="float" office:value="1.76457047315141E-026">
                <text:p>1.76457047315141E-0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.000226636689686911">
                <text:p>0.000226636689686911</text:p>
              </table:table-cell>
              <table:table-cell office:value-type="float" office:value="1.26353838247094E-015">
                <text:p>1.26353838247094E-015</text:p>
              </table:table-cell>
              <table:table-cell office:value-type="float" office:value="5.32413231429068E-027">
                <text:p>5.32413231429068E-0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5">
                <text:p>755</text:p>
              </table:table-cell>
              <table:table-cell office:value-type="float" office:value="0">
                <text:p>0</text:p>
              </table:table-cell>
              <table:table-cell office:value-type="float" office:value="0.000155977309735162">
                <text:p>0.000155977309735162</text:p>
              </table:table-cell>
              <table:table-cell office:value-type="float" office:value="1.80836823076815E-016">
                <text:p>1.80836823076815E-016</text:p>
              </table:table-cell>
              <table:table-cell office:value-type="float" office:value="1.64187355932153E-027">
                <text:p>1.64187355932153E-0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0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.000107884524787916">
                <text:p>0.000107884524787916</text:p>
              </table:table-cell>
              <table:table-cell office:value-type="float" office:value="2.42429699204092E-017">
                <text:p>2.42429699204092E-017</text:p>
              </table:table-cell>
              <table:table-cell office:value-type="float" office:value="5.18221499987019E-028">
                <text:p>5.18221499987019E-0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5">
                <text:p>765</text:p>
              </table:table-cell>
              <table:table-cell office:value-type="float" office:value="0">
                <text:p>0</text:p>
              </table:table-cell>
              <table:table-cell office:value-type="float" office:value="0.0000750713676653561">
                <text:p>0.0000750713676653561</text:p>
              </table:table-cell>
              <table:table-cell office:value-type="float" office:value="3.04159757346555E-018">
                <text:p>3.04159757346555E-018</text:p>
              </table:table-cell>
              <table:table-cell office:value-type="float" office:value="1.67640831307516E-028">
                <text:p>1.67640831307516E-0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.0000526087373034333">
                <text:p>0.0000526087373034333</text:p>
              </table:table-cell>
              <table:table-cell office:value-type="float" office:value="3.56821580496785E-019">
                <text:p>3.56821580496785E-019</text:p>
              </table:table-cell>
              <table:table-cell office:value-type="float" office:value="5.56591612004802E-029">
                <text:p>5.56591612004802E-0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5">
                <text:p>775</text:p>
              </table:table-cell>
              <table:table-cell office:value-type="float" office:value="0">
                <text:p>0</text:p>
              </table:table-cell>
              <table:table-cell office:value-type="float" office:value="0.0000371672758345189">
                <text:p>0.0000371672758345189</text:p>
              </table:table-cell>
              <table:table-cell office:value-type="float" office:value="3.91066265081337E-020">
                <text:p>3.91066265081337E-020</text:p>
              </table:table-cell>
              <table:table-cell office:value-type="float" office:value="1.89928348939612E-029">
                <text:p>1.89928348939612E-0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.0000264992640898131">
                <text:p>0.0000264992640898131</text:p>
              </table:table-cell>
              <table:table-cell office:value-type="float" office:value="4.00051523606425E-021">
                <text:p>4.00051523606425E-021</text:p>
              </table:table-cell>
              <table:table-cell office:value-type="float" office:value="6.67026403065083E-030">
                <text:p>6.67026403065083E-03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85">
                <text:p>785</text:p>
              </table:table-cell>
              <table:table-cell office:value-type="float" office:value="0">
                <text:p>0</text:p>
              </table:table-cell>
              <table:table-cell office:value-type="float" office:value="0.0000190865772004677">
                <text:p>0.0000190865772004677</text:p>
              </table:table-cell>
              <table:table-cell office:value-type="float" office:value="3.81649142134659E-022">
                <text:p>3.81649142134659E-022</text:p>
              </table:table-cell>
              <table:table-cell office:value-type="float" office:value="2.41434964904812E-030">
                <text:p>2.41434964904812E-03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90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.0000139025471939205">
                <text:p>0.0000139025471939205</text:p>
              </table:table-cell>
              <table:table-cell office:value-type="float" office:value="3.39243778203963E-023">
                <text:p>3.39243778203963E-023</text:p>
              </table:table-cell>
              <table:table-cell office:value-type="float" office:value="9.01913786992453E-031">
                <text:p>9.01913786992453E-0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5">
                <text:p>795</text:p>
              </table:table-cell>
              <table:table-cell office:value-type="float" office:value="0">
                <text:p>0</text:p>
              </table:table-cell>
              <table:table-cell office:value-type="float" office:value="0.0000102514126384159">
                <text:p>0.0000102514126384159</text:p>
              </table:table-cell>
              <table:table-cell office:value-type="float" office:value="2.80721181973347E-024">
                <text:p>2.80721181973347E-024</text:p>
              </table:table-cell>
              <table:table-cell office:value-type="float" office:value="3.48210143460297E-031">
                <text:p>3.48210143460297E-0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.00000766032140471202">
                <text:p>0.00000766032140471202</text:p>
              </table:table-cell>
              <table:table-cell office:value-type="float" office:value="2.16058133697294E-025">
                <text:p>2.16058133697294E-025</text:p>
              </table:table-cell>
              <table:table-cell office:value-type="float" office:value="1.39133962595821E-031">
                <text:p>1.39133962595821E-0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.00000580677683459155">
                <text:p>0.00000580677683459155</text:p>
              </table:table-cell>
              <table:table-cell office:value-type="float" office:value="1.54530657876652E-026">
                <text:p>1.54530657876652E-026</text:p>
              </table:table-cell>
              <table:table-cell office:value-type="float" office:value="5.76161249642871E-032">
                <text:p>5.76161249642871E-0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10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.00000446991303801916">
                <text:p>0.00000446991303801916</text:p>
              </table:table-cell>
              <table:table-cell office:value-type="float" office:value="1.02618044816725E-027">
                <text:p>1.02618044816725E-027</text:p>
              </table:table-cell>
              <table:table-cell office:value-type="float" office:value="2.47615544766813E-032">
                <text:p>2.47615544766813E-0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15">
                <text:p>815</text:p>
              </table:table-cell>
              <table:table-cell office:value-type="float" office:value="0">
                <text:p>0</text:p>
              </table:table-cell>
              <table:table-cell office:value-type="float" office:value="0.00000349775780605427">
                <text:p>0.00000349775780605427</text:p>
              </table:table-cell>
              <table:table-cell office:value-type="float" office:value="6.3214152479378E-029">
                <text:p>6.3214152479378E-029</text:p>
              </table:table-cell>
              <table:table-cell office:value-type="float" office:value="1.10595776951481E-032">
                <text:p>1.10595776951481E-0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20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.00000278521063248551">
                <text:p>0.00000278521063248551</text:p>
              </table:table-cell>
              <table:table-cell office:value-type="float" office:value="3.60913276034898E-030">
                <text:p>3.60913276034898E-030</text:p>
              </table:table-cell>
              <table:table-cell office:value-type="float" office:value="5.14078894032767E-033">
                <text:p>5.14078894032767E-0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25">
                <text:p>825</text:p>
              </table:table-cell>
              <table:table-cell office:value-type="float" office:value="0">
                <text:p>0</text:p>
              </table:table-cell>
              <table:table-cell office:value-type="float" office:value="0.00000225920131026444">
                <text:p>0.00000225920131026444</text:p>
              </table:table-cell>
              <table:table-cell office:value-type="float" office:value="1.90812052151849E-031">
                <text:p>1.90812052151849E-031</text:p>
              </table:table-cell>
              <table:table-cell office:value-type="float" office:value="2.49032143630998E-033">
                <text:p>2.49032143630998E-0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30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.00000186866444525408">
                <text:p>0.00000186866444525408</text:p>
              </table:table-cell>
              <table:table-cell office:value-type="float" office:value="9.33339414133774E-033">
                <text:p>9.33339414133774E-033</text:p>
              </table:table-cell>
              <table:table-cell office:value-type="float" office:value="1.25898122901164E-033">
                <text:p>1.25898122901164E-0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